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9</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Driven Export of Domestic Democracy" -The FREE Version (Free Version) of foreign car parts industry</text:span>
</text:h>
      <text:p text:style-name="P4">
Authors: ['李瀚明']</text:p>
      <text:p text:style-name="P4">
Publisher: 英国《金融时报》</text:p>
      <text:p text:style-name="P4">
Time: 2023-06-28T00:31:51+00:00</text:p>
      <text:p text:style-name="P4">
Published Time: 2023-06-27T12:00:99+08:00</text:p>
      <text:p text:style-name="P4">
Modified Time: 2023-06-27T20:49:99+08:00</text:p>
      <text:p text:style-name="P4">
Description: Li Hanming: Although China has just taken advantage of the new energy vehicle to surpass Germany to become the second in the world of vehicle exports, but China has been in the world's first throne for more than ten years in exports of auto parts.</text:p>
      <text:p text:style-name="P4">
Images: ["<text:a xlink:type="simple" xlink:href="https://thumbor.ftacademy.cn/unsafe/picture/4/000180294_piclink.jpeg" text:style-name="Internet_20_link" text:visited-style-name="Visited_20_Internet_20_Link">
000180294_pic...</text:a>
"]</text:p>
      <text:p text:style-name="P4">
Themes: ['中国经济', '关注']</text:p>
      <text:p text:style-name="P4">
Keywords: ['汽车业', '外贸', '中国经济']</text:p>
      <text:p text:style-name="P4">
Type: Article</text:p>
      <!--METADATA-->
      <text:p text:style-name="P4">
<draw:frame draw:style-name="fr1" draw:name="Image2" text:anchor-type="as-char" svg:width="6.9236in" svg:height="4.617987in" draw:z-index="0">
<draw:image xlink:href="../Images/FT Chinese Free Version/2023-06-28T00-31-51-00-00/000180294_piclink.jpeg" xlink:type="simple" xlink:show="embed" xlink:actuate="onLoad" draw:mime-type="image/jpeg"/>
</draw:frame>
<text:span text:style-name="T4">
 [Editor's note] With the continuous development of China's local capital, China's situation in foreign investment has also changed. China's local capital is gradually forming its own multinational brands, and this brand effect has begun to achieve results in stable exports and foreign trade performance. To this end, FT Chinese Network recently organized the "Road to China's Foreign Trade Transformation" topic. In the next series of articles, we will tell how representative companies in different provinces in China will form their own multinational brands in different segments in different segments. Essence Edit, contact Yan MAN.YAN@ftchinese.com. </text:span>
</text:p>
      <text:p text:style-name="P4">
In the previous article, we talked about the characteristics of the high value density of electronic products, making it often prefer air transport without having to set up factories along the coast. Today we come to the other hand and talk about some low -value density products.</text:p>
      <text:p text:style-name="P4">
News Source: <text:a xlink:type="simple" xlink:href="http://www.ftchinese.com/story/001100093" text:style-name="Internet_20_link" text:visited-style-name="Visited_20_Internet_20_Link">
http://www.ftchinese.com/story/001100093</text:a>
</text:p>
      <!--NEWS-->
      <text:h text:style-name="P10" text:outline-level="1">
<text:span text:style-name="T4">
Research Puyuan sweater: a live broadcast economy with a 100 billion industry belt (Free Version)</text:span>
</text:h>
      <text:p text:style-name="P4">
Authors: ['张庆宁']</text:p>
      <text:p text:style-name="P4">
Publisher: 英国《金融时报》</text:p>
      <text:p text:style-name="P4">
Time: 2023-06-28T00:34:42+00:00</text:p>
      <text:p text:style-name="P4">
Published Time: 2023-06-27T12:00:99+08:00</text:p>
      <text:p text:style-name="P4">
Modified Time: 2023-06-27T20:39:99+08:00</text:p>
      <text:p text:style-name="P4">
Description: Zhang Qingning: The development of a live broadcast economy with an industry requires at least four benign coordinated components. Among them, the policy insurance provided by the industry with the government to the industry belt service provider is very important.</text:p>
      <text:p text:style-name="P4">
Images: ["<text:a xlink:type="simple" xlink:href="https://thumbor.ftacademy.cn/unsafe/picture/2/000185742_piclink.jpg" text:style-name="Internet_20_link" text:visited-style-name="Visited_20_Internet_20_Link">
000185742_pic...</text:a>
"]</text:p>
      <text:p text:style-name="P4">
Themes: ['专栏', '中国经济', '关注']</text:p>
      <text:p text:style-name="P4">
Keywords: ['中国经济', '电商']</text:p>
      <text:p text:style-name="P4">
Type: Article</text:p>
      <!--METADATA-->
      <text:p text:style-name="P4">
<draw:frame draw:style-name="fr1" draw:name="Image3" text:anchor-type="as-char" svg:width="6.9236in" svg:height="4.617987in" draw:z-index="0">
<draw:image xlink:href="../Images/FT Chinese Free Version/2023-06-28T00-34-42-00-00/000185742_piclink.jpg" xlink:type="simple" xlink:show="embed" xlink:actuate="onLoad" draw:mime-type="image/jpeg"/>
</draw:frame>
Among the expectations of consumption upgrades, brand merchants have always been the basic market for the growth of e -commerce platforms. Now entering the era of consumption layers, the ultimate cost -effectiveness and the richness of the cargo tray are becoming one of the core strategies of e -commerce competition.</text:p>
      <text:p text:style-name="P4">
The main suppliers of these resources are small and medium -sized merchants on the industry.</text:p>
      <text:p text:style-name="P4">
News Source: <text:a xlink:type="simple" xlink:href="http://www.ftchinese.com/story/001100092" text:style-name="Internet_20_link" text:visited-style-name="Visited_20_Internet_20_Link">
http://www.ftchinese.com/story/001100092</text:a>
</text:p>
      <!--NEWS-->
      <text:h text:style-name="P10" text:outline-level="1">
<text:span text:style-name="T4">
Sex minority groups: The Chinese VOGUING Dance Troupe under the government's strict supervision of the government</text:span>
</text:h>
      <text:p text:style-name="P4">
Author: https://www.facebook.com/bbcworldservice/</text:p>
      <text:p text:style-name="P4">
Publisher: BBC News 中文</text:p>
      <text:p text:style-name="P4">
Published Time: 2023-06-28T01:28:14.000Z</text:p>
      <text:p text:style-name="P4">
Modified Time: 2023-06-28T01:28:14.000Z</text:p>
      <text:p text:style-name="P4">
Description: In China, because the issue of sexual minorities does not match the values of tradition and official propaganda, in recent years, some Rainbow Public Welfare Groups that have been operating for many years have disbanded, and the Voguing Dance Troupe, which is closely related to its cultural relations, can only hold a dance party in a low -key.</text:p>
      <text:p text:style-name="P4">
Images: []</text:p>
      <text:p text:style-name="P4">
Videos: ["<text:a xlink:type="simple" xlink:href="https://www.bbc.com/ws/av-embeds/cps/zhongwen/simp/chinese-news-66030010/p0fxj2ks/zh-hans" text:style-name="Internet_20_link" text:visited-style-name="Visited_20_Internet_20_Link">
zh-hans</text:a>
"]</text:p>
      <text:p text:style-name="P4">
Tags: ['变性', '中國', '文化', 'LGBT', '性']</text:p>
      <text:p text:style-name="P4">
Type: Article</text:p>
      <!--METADATA-->
      <text:h text:style-name="P12" text:outline-level="3">
<text:span text:style-name="T4">
sex minority group: The Chinese VOGUING Dance Troupe under the government's strict supervision of the government</text:span>
</text:h>
      <text:p text:style-name="P4">
[Video-1-Link:/WS/AV-EMBEDS/CPS/ZHONGWEN/SIMP/Chinese-News-66030010/P0FXJ2KS/ZH-HansS]](https://www.bbc.com/ws/av-embeds/cps/zhongwen/simp/chinese-news-66030010/p0fxj2ks/zh-hans)<text:span text:style-name="T4">
 Your equipment does not support playing multimedia materials </text:span>
<text:span text:style-name="T4">
 sex minority group: China Voguing Dance Troupe under the government's strict supervision of the government </text:span>
 June 28, 2023</text:p>
      <text:p text:style-name="P4">
Voguing is a form of dance that originated from New York in the mid -20th century. Later, it was known by more people because of the welcome ethnic minority ethnic group (LGBTQIA+).</text:p>
      <text:p text:style-name="P4">
In China, because the issue of sexual minorities does not match the values of tradition and official propaganda, in recent years, some Rainbow Public Welfare Groups that have been operating for many years have disbanded, and the Voguing Dance Troupe, which is closely related to its cultural relations, can only hold a dance party in a low -key.</text:p>
      <text:p text:style-name="P4">
News Source: <text:a xlink:type="simple" xlink:href="https://www.bbc.com/zhongwen/simp/chinese-news-66030010" text:style-name="Internet_20_link" text:visited-style-name="Visited_20_Internet_20_Link">
https://www.bbc.com/zhongwen/simp/chinese-news-66030010</text:a>
</text:p>
      <!--NEWS-->
      <text:h text:style-name="P10" text:outline-level="1">
<text:span text:style-name="T4">
Chinese monitoring products: BBC investigation reveals the technical vulnerability of hackers to control the camera</text:span>
</text:h>
      <text:p text:style-name="P4">
Author: https://www.facebook.com/bbcworldservice/</text:p>
      <text:p text:style-name="P4">
Publisher: BBC News 中文</text:p>
      <text:p text:style-name="P4">
Published Time: 2023-06-28T01:45:51.000Z</text:p>
      <text:p text:style-name="P4">
Modified Time: 2023-06-28T01:45:51.000Z</text:p>
      <text:p text:style-name="P4">
Description: The BBC "Wide -angle Mirror" column found a number of security vulnerabilities on the two Chinese monitoring camera brands, and its products were widely used around the world.</text:p>
      <text:p text:style-name="P4">
Images: ["<text:a xlink:type="simple" xlink:href="https://ichef.bbci.co.uk/news/640/cpsprodpb/F26D/production/_130216026_gettyimages-1145806281.jpg" text:style-name="Internet_20_link" text:visited-style-name="Visited_20_Internet_20_Link">
_130216026_ge...</text:a>
"]</text:p>
      <text:p text:style-name="P4">
Videos: ["<text:a xlink:type="simple" xlink:href="https://www.bbc.com/ws/av-embeds/cps/zhongwen/simp/uk-66030122/p0fxj8z5/zh-hans" text:style-name="Internet_20_link" text:visited-style-name="Visited_20_Internet_20_Link">
zh-hans</text:a>
"]</text:p>
      <text:p text:style-name="P4">
Tags: ['英国', '间谍', '中國', '中英关系']</text:p>
      <text:p text:style-name="P4">
Type: Article</text:p>
      <!--METADATA-->
      <text:h text:style-name="P12" text:outline-level="3">
<text:span text:style-name="T4">
China Monitoring Products: BBC Investigation Revealing the technical vulnerability of hackers to control the camera</text:span>
</text:h>
      <ul>
        <li>
BBC Panorama (BBC Panorama) * Reporting Team</li>
      </ul>
      <text:p text:style-name="P4">
June 28, 2023<draw:frame draw:style-name="fr1" draw:name="Image5" text:anchor-type="as-char" svg:width="6.9236in" svg:height="3.894525in" draw:z-index="0">
<draw:image xlink:href="../Images/BBC Chinese/2023-06-28T01-45-51.000Z/_130216026_gettyimages-1145806281.jpg" xlink:type="simple" xlink:show="embed" xlink:actuate="onLoad" draw:mime-type="image/jpeg"/>
</draw:frame>
Image source, AFP VIA Getty Images</text:p>
      <text:p text:style-name="P4">
<text:span text:style-name="T4">
 The monitoring cameras made in China are located in the British office, Gaojie (Shopping Street), and even government buildings. The survey of "Wide -angle Mirror" found a number of security loopholes from the two number one brand. How easy is it to invade them, what does it mean for Britain's security? </text:span>
</text:p>
      <text:p text:style-name="P4">
In a BBC Broadcasting House (London), a man was sitting in front of his laptop and entering the password.</text:p>
      <text:p text:style-name="P4">
Thousands of miles away, a hacker was watching every word he hit.</text:p>
      <text:p text:style-name="P4">
Then, the BBC employee picked up his mobile phone to enter the password, and now the hacker also wrote it down.</text:p>
      <text:p text:style-name="P4">
The monitoring lens on the ceiling is made by Chinese Enterprise Hikvision, and a security loophole in it means that it now has the risk of hackers.</text:p>
      <text:p text:style-name="P4">
The hacker said, "Now this device is mine, I want to do whatever you want. I can turn it off, or use it to see what happened to BBC."</text:p>
      <text:p text:style-name="P4">
<text:a xlink:type="simple" xlink:href="https://www.bbc.com/zhongwen/simp/world-66028371" text:style-name="Internet_20_link" text:visited-style-name="Visited_20_Internet_20_Link">
BBC wide -angle mirror survey: new satellite image shows that Chinese spy balloons have flew over Japan and Taiwan</text:a>
</text:p>
      <text:p text:style-name="P4">
Image adding text,</text:p>
      <text:p text:style-name="P4">
The "hacker" arranged by the BBC uses the software vulnerability of the monitoring lens to monitor the words of the BBC staff on the computer keyboard.</text:p>
      <text:p text:style-name="P4">
For this gentleman who was stared, fortunately the hacker was working on the BBC. This is one of the series of experiments conducted to test the security of the Chinese manufacturing monitoring camera.</text:p>
      <text:p text:style-name="P4">
Hikvision and Dahua are the world's leading monitoring camera manufacturers. No one knows how many of their devices in the streets and alleys in the UK.</text:p>
      <text:p text:style-name="P4">
Image adding text,</text:p>
      <text:p text:style-name="P4">
The results of the "Freedom of Information" show that 35 local governments in the UK are using Dahua's monitoring lens.</text:p>
      <text:p text:style-name="P4">
Last year, the privacy and vitality organization "Big Brotherwatch" attempted to find out the answer. Between August 2021 and January 2022, the organization submitted 4,510 applications to different public agencies in the UK. Among the 1289 applications that were answered, 806 items confirmed that it adopted the lens of Hikvision or Dahua -227 local parliaments and 15 police teams adopted Hikvision, and 35 local parliaments adopted Dahua.</text:p>
      <text:p text:style-name="P4">
Many government buildings also adopt the camera of Hikvision -one afternoon, "Wide -angle Mirror" in the Ministry of International Trade, Ministry of Health, Health Safety Bureau, and the Ministry of Food and Rural Affairs in the central city center of London. The service center found them.</text:p>
      <text:p text:style-name="P4">
Security experts are worried that these lenses have been used as Trojan horses to trouble the computer system, and then trigger the potential possibility of civil strife.</text:p>
      <text:p text:style-name="P4">
Professor Prof Frasersampson, a British government monitoring camera commissioner, warned that key infrastructures across the country -including power supply, transportation networks, fresh food supply and water supply -all threatened.</text:p>
      <text:p text:style-name="P4">
He said: "These are very dependent on remote monitoring, so if you have the ability to interfere with it, you can create chaos thousands of miles away without spending the power."</text:p>
      <text:p text:style-name="P4">
<text:a xlink:type="simple" xlink:href="https://www.bbc.com/zhongwen/simp/uk-62036512" text:style-name="Internet_20_link" text:visited-style-name="Visited_20_Internet_20_Link">
British MPs have called for the disable six key points of Chinese surveillance equipment</text:a>
<text:span text:style-name="T5">
 <text:a xlink:type="simple" xlink:href="https://www.bbc.com/zhongwen/simp/uk-63225017" text:style-name="Internet_20_link" text:visited-style-name="Visited_20_Internet_20_Link">
British Intelligence Chief: Chinese Science and Technology constitutes a security threat</text:a>
</text:span>
 <text:a xlink:type="simple" xlink:href="https://www.bbc.com/zhongwen/simp/chinese-news-50685535" text:style-name="Internet_20_link" text:visited-style-name="Visited_20_Internet_20_Link">
Behind the face of Chinese face recognition technology triggered the public</text:a>
Charlesparton, a former diplomat who had worked in Beijing and the Royal United Services Institute (RUSI), also agreed to this: "When we were young, we watched The Italianjob; Taiwan translations "Gold Gold" and Hong Kong translation "Moisturizing and Wonderful Books"), which uses the traffic light system to paralyze the entire Turin City (Du Lin). At that time, it may be just a novel bridge. It's. "</text:p>
      <text:p text:style-name="P4">
Hikvision said to the BBC "Wide -angle Mirror" that the company is an independent company and does not pose a threat to British national security.</text:p>
      <text:p text:style-name="P4">
The company said, "Hikvision has never been engaged in any spy -related activities in the world", and said that "products are strictly required by security, which meets when operating in the UK and other countries and regions. Applicable laws and regulations. "</text:p>
      <text:p text:style-name="P4">
"Wide -angle Mirror" cooperates with the world's leading monitoring technology research institution and the "Internet Agreement Video Market" (IPVM) headquarters in the United States to test whether the camera invasion of Hikvision is feasible. IPVM provides the lens installed in the BBC studio.</text:p>
      <text:p text:style-name="P4">
Because of security reasons, "Wide -angle Mirror" cannot run the camera on the BBC network, so the lens is installed on the test network without a firewall and protecting facilities.</text:p>
      <text:p text:style-name="P4">
This camera tested by "Wide -angle Mirror" was found in the loopholes in 2017. Conor Healy, director of IPVM, described this as "Hikvision opened the back door for his own products".</text:p>
      <text:p text:style-name="P4">
Hikvision said that he did not deliberately prepare the device into the defect, and pointed out that after detecting the problem, the ligament update was almost released immediately. The company also said that the test of "Wide -angle Mirror" does not represent the current operation of the current operation, but Conner Halli said that there are still more than 100,000 vulnerabilities worldwide online.</text:p>
      <text:p text:style-name="P4">
Image adding text,</text:p>
      <text:p text:style-name="P4">
The "hacker" from the IPVM institution was an experimental invasion of an experiment from a thousand miles away.</text:p>
      <text:p text:style-name="P4">
With the experiment of "Wide -angle Mirror", John Scanlan, an IPVM research engineer, was sitting in front of the laptop computer in its US Pennsylvania headquarters.Hili and Sanlan first located the lens installed in the BBC Broadcasting Building, and then began to attack its security system.</text:p>
      <text:p text:style-name="P4">
Higher followed the timing and see how much time it takes to obtain the control of the lens. After 11 seconds, Schalan announced: "We have entered the camera."</text:p>
      <text:p text:style-name="P4">
They can now see the interior appearance of the studio, including the employees of "Wide -angle Mirror" sitting in front of laptops.</text:p>
      <text:p text:style-name="P4">
"If we pull the camera closer to the keyboard, we can clearly see every button that he knocked when he enters the password."</text:p>
      <text:p text:style-name="P4">
"This is like the key to your house, and at the same time, it secretly equipped with a lily of all the door locks in the entire community. The engineer of Hikvision is basically doing this."</text:p>
      <text:p text:style-name="P4">
</text:p>
      <text:h text:style-name="P12" text:outline-level="3">
<text:span text:style-name="T4">
Is the Chinese government monitoring you?</text:span>
</text:h>
      <text:p text:style-name="P4">
<text:a xlink:type="simple" xlink:href="https://www.bbc.com/ws/av-embeds/cps/zhongwen/simp/uk-66030122/p0fxj8z5/zh-hans" text:style-name="Internet_20_link" text:visited-style-name="Visited_20_Internet_20_Link">
Video-1-Link:/WS/AV-Embeds/CPS/ZHONGWEN/SIMP/UK-66030122/P0FXJ8Z5/ZH-Hans</text:a>
 <text:span text:style-name="T4">
 Your equipment does not support playing multimedia materials </text:span>
 video plus injection text,</text:p>
      <text:p text:style-name="P4">
The new image shows that Chinese spy balloon once flew over Japan and Taiwan</text:p>
      <text:p text:style-name="P4">
From a spy balloon to the secret police to the escape from the disgraceful, <text:a xlink:type="simple" xlink:href="https://www.bbc.com/programmes/m001n9sh" text:style-name="Internet_20_link" text:visited-style-name="Visited_20_Internet_20_Link">
Panorama (Panorama) survey and report China ’s global monitoring operation</text:a>
Essence We revealed new details about the Beijing Spy Balloon Fleet, and also black into a Chinese -made monitoring camera, showing how similar devices on the streets can be used.</text:p>
      <text:p text:style-name="P4">
BBC Chinese will publish a complete video version of the report later, so stay tuned.</text:p>
      <text:p text:style-name="P4">
Hainan Wei said that its product was "no 'back door'", nor did they leave loopholes without deliberate programming, and said that they believed that all the British local government departments that used their device had already installed and updated their cameras.</text:p>
      <text:p text:style-name="P4">
The hackers followed the second experiment -to control Dahua's camera through the infiltration control software.</text:p>
      <text:p text:style-name="P4">
IPVM sets two test cameras in its headquarters. If they succeed, they may control the camera of a entire network.</text:p>
      <text:p text:style-name="P4">
They found the weaknesses of the software for a long time. Higher said, "That's it, we go in."</text:p>
      <text:p text:style-name="P4">
Now they enter the system and can use the camera to eavesdrop.</text:p>
      <text:p text:style-name="P4">
Higher explained: "Many people have not noticed that many of these shots are equipped with microphones." Although users sometimes shut down, hackers have to restart the camera, which is easy to redeem, that is, they can actually eavesdo this room.</text:p>
      <text:p text:style-name="P4">
Dahua said that after the company learned the loopholes last year, it "conducted a comprehensive investigation immediately" and quickly corrected it through "renewal of the ligaments".</text:p>
      <text:p text:style-name="P4">
The company also claims that it has no national support, and its equipment will not interfere with key British infrastructure. The company said: "These allegations are not true, and it is misleading to the image of Dahua technology and its products."</text:p>
      <text:p text:style-name="P4">
Image adding text,</text:p>
      <text:p text:style-name="P4">
Professor Sampson, a British government monitoring camera commissioner, described that the British monitoring video network has "serious inherent risks".</text:p>
      <text:p text:style-name="P4">
However, experts believe that Britain must double hard to protect himself from Professor Sampson's "Digital Asbestos" by Professor Professor Sampson in the UK.</text:p>
      <text:p text:style-name="P4">
He said: "We have installed these devices in the previous generation, and most of them are based on them. Now we are aware that they have some serious inherent risks, so what should we do?"</text:p>
      <text:p text:style-name="P4">
When asked if he trusted Hikvision and Dahua, he replied, "Never."</text:p>
      <text:p text:style-name="P4">
News Source: <text:a xlink:type="simple" xlink:href="https://www.bbc.com/zhongwen/simp/uk-66030122" text:style-name="Internet_20_link" text:visited-style-name="Visited_20_Internet_20_Link">
https://www.bbc.com/zhongwen/simp/uk-66030122</text:a>
</text:p>
      <!--NEWS-->
      <text:h text:style-name="P10" text:outline-level="1">
<text:span text:style-name="T4">
Free Version of the 8th Plenary Session of the Eighth Central Committee of the North Korean Party</text:span>
</text:h>
      <text:p text:style-name="P4">
Authors: ['叶胜舟']</text:p>
      <text:p text:style-name="P4">
Publisher: 英国《金融时报》</text:p>
      <text:p text:style-name="P4">
Time: 2023-06-28T02:33:35+00:00</text:p>
      <text:p text:style-name="P4">
Published Time: 2023-06-27T12:00:99+08:00</text:p>
      <text:p text:style-name="P4">
Modified Time: 2023-06-27T22:33:99+08:00</text:p>
      <text:p text:style-name="P4">
Description: Ye Shengzhou: North Korea's grain crisis has been relieved but has not been eradicated. The goal of irrigation construction has basically completed the military reconnaissance satellites to give gifts to the Eighth Plenary Session. Many indicators of economic plans in the first half of the year have not been completed on schedule.</text:p>
      <text:p text:style-name="P4">
Images: ["<text:a xlink:type="simple" xlink:href="https://thumbor.ftacademy.cn/unsafe/picture/3/000155433_piclink.jpg" text:style-name="Internet_20_link" text:visited-style-name="Visited_20_Internet_20_Link">
000155433_pic...</text:a>
"]</text:p>
      <text:p text:style-name="P4">
Themes: ['朝鲜', '关注']</text:p>
      <text:p text:style-name="P4">
Keywords: ['朝鲜', '金正恩', '朝鲜劳动党', '朝鲜半岛']</text:p>
      <text:p text:style-name="P4">
Type: Article</text:p>
      <!--METADATA-->
      <text:p text:style-name="P4">
<draw:frame draw:style-name="fr1" draw:name="Image13" text:anchor-type="as-char" svg:width="6.9236in" svg:height="3.894525in" draw:z-index="0">
<draw:image xlink:href="../Images/FT Chinese Free Version/2023-06-28T02-33-35-00-00/000155433_piclink.jpg" xlink:type="simple" xlink:show="embed" xlink:actuate="onLoad" draw:mime-type="image/jpeg"/>
</draw:frame>
From June 16th to 18th, the Eighth Plenary Session of the Eighth Central Committee of the North Korean Workers' Party was held at the Pyongyang Party Central Headquarters to summarize the work in the first half of the year and adjust and deploy tasks in the second half of the year. This article is more convenient to compare the comparative research on the plenary interpretation of the plenary.</text:p>
      <text:p text:style-name="P4">
<text:span text:style-name="T4">
 Five new situations in the Eighth Plenary Session </text:span>
</text:p>
      <text:p text:style-name="P4">
News Source: <text:a xlink:type="simple" xlink:href="http://www.ftchinese.com/story/001100100" text:style-name="Internet_20_link" text:visited-style-name="Visited_20_Internet_20_Link">
http://www.ftchinese.com/story/001100100</text:a>
</text:p>
      <!--NEWS-->
      <text:h text:style-name="P10" text:outline-level="1">
<text:span text:style-name="T4">
Many Christians in Shunde were sentenced to a pastor in Guangzhou and ordered to join the official church</text:span>
</text:h>
      <text:p text:style-name="P4">
Author: None</text:p>
      <text:p text:style-name="P4">
Publisher: Radio Free Asia (Organization)</text:p>
      <text:p text:style-name="P4">
Published Time: 2023-06-28T05:20:00-04:00</text:p>
      <text:p text:style-name="P4">
Modified Time: 2023-06-29T07:49:09-04:00</text:p>
      <text:p text:style-name="P4">
Description: None</text:p>
      <text:p text:style-name="P4">
Videos: []</text:p>
      <text:p text:style-name="P4">
Audios: ["<text:a xlink:type="simple" xlink:href="https://www.rfa.org/mandarin/yataibaodao/shehui/gt2-062820230520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 text:anchor-type="as-char" svg:width="6.9236in" svg:height="3.88615in" draw:z-index="0">
<draw:image xlink:href="../Images/rfamandarin/2023-06-28T05-20-00-04-00/000000.png" xlink:type="simple" xlink:show="embed" xlink:actuate="onLoad" draw:mime-type="image/png"/>
</draw:frame>
Deng Yanxiang, a preacher of the Shengjia Church in Shunde, Guangdong, preaches and his wife Shaoting <text:a xlink:type="simple" xlink:href="https://www.rfa.org/mandarin/yataibaodao/shehui/gt2-06282023052018.html/@@images/image" text:style-name="Internet_20_link" text:visited-style-name="Visited_20_Internet_20_Link">
</text:a>
The believers provide <text:a xlink:type="simple" xlink:href="https://www.rfa.org/mandarin/yataibaodao/shehui/gt2-06282023052018.html/@@stream" text:style-name="Internet_20_link" text:visited-style-name="Visited_20_Internet_20_Link">
Audio-Link: https://www.rfa.org/mandarin/yatabaodao/shehui/gt2-06282023018.html/@@stream</text:a>
Four Christians of the Shengjia Church in Shunde, Guangdong have been criminally detained by the authorities for more than a month. In addition, the Church of the Guangzhou Bible Guizhi was constantly harassed by the authorities.</text:p>
      <text:p text:style-name="P4">
<text:span text:style-name="T4">
<text:span text:style-name="T5">
 <text:a xlink:type="simple" xlink:href="https://www.rfa.org/mandarin/Xinwen/3-05102023112908.html" text:style-name="Internet_20_link" text:visited-style-name="Visited_20_Internet_20_Link">
"Fa cannot be prohibited for freedom" The Guangdong church was fined and summoned due to the party</text:a>
</text:span>
</text:span>
<text:a xlink:type="simple" xlink:href="https://www.rfa.org/mandarin/yataibaodao/shehui/gt-05042023233006.html" text:style-name="Internet_20_link" text:visited-style-name="Visited_20_Internet_20_Link">
<text:span text:style-name="T4">
 One family church in Heshan, Guangdong was shocked by six people and was taken away </text:span>
</text:a>
On Sunday (25th), Shanting, the wife of Deng Yanxiang, a preacher of the Shengjia Church in Shunde, Guangdong, issued a letter of prayer that his husband was printed by Christians for study and was used as a study. The detention has been detained for more than 30 days, and is currently detained at the detention center. Her ten -year -old son is asking, "When can my dad go home?"</text:p>
      <text:p text:style-name="P4">
According to Rev. Chen Zheng, who is close to the church, in an interview with this station this Wednesday, he already learned that Deng Yanxiang was arrested: "Brother Deng Yanxiang was arrested, he was a very good brother and was very loving. He participated in the participation. What has been printed? If you do n’t let go of people for thirty days, they are generally arrested for criminal detention and facing sentence. He is not from Shunde, but has lived in Shunde for more than 20 years. He was originally a businessman. "</text:p>
      <text:p text:style-name="P4">
<text:span text:style-name="T4">
 4 Christians in Shunde face criminal prosecution </text:span>
</text:p>
      <text:p text:style-name="P4">
According to the news network of China Aid News, on May 24, Shengjia Church was impacted by the police and took away four believers including Deng Yanxiang. At that time, dozens of people from police, the Civil Affairs Bureau, and the community personnel forcibly search for the church, looked at the private items of the believers, and took the church's computers, tables and chairs, and teaching items. Officials also posted seals on the church. The next day, the family of four arrested people received a 30 -day notice of criminal detention, suspected of being "suspected of illegal operation." In addition to Deng Yanxiang's preaching, the arrested people also had Zhu Longjiang, Wang Weicai, and Zhu Qiaoling.</text:p>
      <text:p text:style-name="P4">
The church believers believe that the family church they participated in was protected by the Chinese "religious freedom white paper", and the believers printed internal learning materials themselves were not illegal.</text:p>
      <text:p text:style-name="P4">
<text:span text:style-name="T4">
 Rev. Guizheng in Guangzhou was threatened and followed </text:span>
</text:p>
      <text:p text:style-name="P4">
In addition, the Guangzhou Bible Guizhi Church has recently been harassed by government personnel. According to a priest close to the church, a priest who did not want to disclose his name told reporters that the authorities put pressure on the church pastor Huang Xiaoning and asked him to join the official three self -churches, otherwise he managed to sue it. The priest said that the Bible's Church has been banned by the authorities many years ago, but believers gathered as usual: "Because the church never believes that the government's ban is correct, it refuses to obey. Take the legal procedure to seize people and make their sins, they are willing to bear it. "</text:p>
      <text:p text:style-name="P4">
Figure: During the Dragon Boat Festival, when the Bible of the Guangzhou Bible returned to the church, the authorities were searched by the authorities. Right: The Pastor of the Church of the Guangzhou Bible, Huang Xiaoning's house lock, was maliciously destroyed. (Network picture/Shi Ting provided) <text:a xlink:type="simple" xlink:href="https://www.rfa.org/mandarin/yataibaodao/shehui/gt2-06282023052018.html/m0628-gt2p23.jpg" text:style-name="Internet_20_link" text:visited-style-name="Visited_20_Internet_20_Link">
![] [](Images/rfamandarin/2023-06-28T05-20-00-04-00/000003.png)</text:a>
The public prayer letter from the Guangzhou Bible Guizhi Church this Monday stated that the church pastor Huang Xiaoning was interviewed by four officials from the Minzong Bureau of Panyu District and the Political and Legal Committee of Panyu District, Foshan, asking them to join the Three Self -Church and inform them that they had already A project team specializing in the Church of the Guangzhou Bible is established. The government hopes that Huang Xiaoning will leave Panyu and ask the church about dedication.</text:p>
      <text:p text:style-name="P4">
Rev. Zhang said that at present, Rev. Huang Xiaoning is tracked by plain clothes when he goes out: "On Monday, on Tuesday, the Municipal Law Commission and the Public Security Bureau were found Huang Xiaoning. Rev. Huang was tracked as soon as he went out. No matter where he went, he followed him. Someone followed. Moreover, government officials drove Rev. Huang through the landlord, and they were not allowed to live. "</text:p>
      <text:p text:style-name="P4">
According to reports, on May 7, the five branches of the Bible Guizhi Church's six branches were also affected by the government personnel. The chairman, the preacher and the co -workers were taken away, and were released in a few hours. On June 4, the church was hit again. The police broke into the hotel conference room where the church rented a party to dispel the believers from the party. At 10 o'clock on the evening of the 21st, Rev. Huang Xiaoning's home was broken and his eyes were blocked.</text:p>
      <text:p text:style-name="P4">
Reporter: Ancient Pavilion Editor: Xu Shuting Jiayuan Network Editor: Ruizhe</text:p>
      <text:p text:style-name="P4">
News Source: <text:a xlink:type="simple" xlink:href="https://www.rfa.org/mandarin/yataibaodao/shehui/gt2-06282023052018.html" text:style-name="Internet_20_link" text:visited-style-name="Visited_20_Internet_20_Link">
https://www.rfa.org/mandarin/yataibaodao/shehui/gt2-06282023052018.html</text:a>
</text:p>
      <!--NEWS-->
      <text:h text:style-name="P10" text:outline-level="1">
<text:span text:style-name="T4">
The "Belt and Road" initiative to support the global economy (Free Version)</text:span>
</text:h>
      <text:p text:style-name="P4">
Authors: ['杜若萱']</text:p>
      <text:p text:style-name="P4">
Publisher: 英国《金融时报》</text:p>
      <text:p text:style-name="P4">
Time: 2023-06-28T05:24:40+00:00</text:p>
      <text:p text:style-name="P4">
Published Time: 2023-06-27T12:00:99+08:00</text:p>
      <text:p text:style-name="P4">
Modified Time: 2023-06-28T01:24:99+08:00</text:p>
      <text:p text:style-name="P4">
Description: Experts said that China ’s investment in the Middle East is born in response to the market. Both infrastructure and other constructions are the market -oriented mechanism. The influence of China in the Middle East still depends on the deep relationship.</text:p>
      <text:p text:style-name="P4">
Images: ["<text:a xlink:type="simple" xlink:href="https://thumbor.ftacademy.cn/unsafe/picture/2/000175732_piclink.jpg" text:style-name="Internet_20_link" text:visited-style-name="Visited_20_Internet_20_Link">
000175732_pic...</text:a>
"]</text:p>
      <text:p text:style-name="P4">
Themes: ['夏季达沃斯', '关注']</text:p>
      <text:p text:style-name="P4">
Keywords: ['夏季达沃斯', '一带一路', '中东关系']</text:p>
      <text:p text:style-name="P4">
Type: Article</text:p>
      <!--METADATA-->
      <text:p text:style-name="P4">
<draw:frame draw:style-name="fr1" draw:name="Image17" text:anchor-type="as-char" svg:width="6.9236in" svg:height="3.901286in" draw:z-index="0">
<draw:image xlink:href="../Images/FT Chinese Free Version/2023-06-28T05-24-40-00-00/000175732_piclink.jpg" xlink:type="simple" xlink:show="embed" xlink:actuate="onLoad" draw:mime-type="image/jpeg"/>
</draw:frame>
Society, marine, e -commerce, technology, people's livelihood, humanities and other fields.</text:p>
      <text:p text:style-name="P4">
On June 27, at the Summer Davos Forum held in Tianjin, a sharing meeting with the theme of the "Belt and Road" initiative was held. Wan Ye, a professor at Beijing Normal University, pointed out at the meeting that the "Belt and Road" initiative was in the past ten Over the years, it is rooted in the thick earth and conforms to the trend of the times, and will be stable and far away in the future. At the same time, the "Belt and Road" will provide comprehensive support for the global economic recovery, and truly realize the hard Unicom, Soft Unicom and Xinlian. Become a contributor to global growth. "</text:p>
      <text:p text:style-name="P4">
News Source: <text:a xlink:type="simple" xlink:href="http://www.ftchinese.com/story/001100105" text:style-name="Internet_20_link" text:visited-style-name="Visited_20_Internet_20_Link">
http://www.ftchinese.com/story/001100105</text:a>
</text:p>
      <!--NEWS-->
      <text:h text:style-name="P10" text:outline-level="1">
<text:span text:style-name="T4">
Talking about Angola youth: Young people urgently need a lot of skill training. Chinese enterprises are the key sources (Free Version)</text:span>
</text:h>
      <text:p text:style-name="P4">
Authors: ['袁漪琳']</text:p>
      <text:p text:style-name="P4">
Publisher: 英国《金融时报》</text:p>
      <text:p text:style-name="P4">
Time: 2023-06-28T06:35:09+00:00</text:p>
      <text:p text:style-name="P4">
Published Time: 2023-06-27T12:00:99+08:00</text:p>
      <text:p text:style-name="P4">
Modified Time: 2023-06-28T02:24:99+08:00</text:p>
      <text:p text:style-name="P4">
Description: Oscar told me, "China Enterprise and Angola's government have cooperated in the field of education in universities. Angola's population structure is very young, and the government is promoting young people to receive education. We all need them in all aspects of skills."</text:p>
      <text:p text:style-name="P4">
Images: ["<text:a xlink:type="simple" xlink:href="https://thumbor.ftacademy.cn/unsafe/picture/9/000092839_piclink.jpg" text:style-name="Internet_20_link" text:visited-style-name="Visited_20_Internet_20_Link">
000092839_pic...</text:a>
"]</text:p>
      <text:p text:style-name="P4">
Themes: ['夏季达沃斯', '关注']</text:p>
      <text:p text:style-name="P4">
Keywords: ['夏季达沃斯', '安哥拉', '非洲']</text:p>
      <text:p text:style-name="P4">
Type: Article</text:p>
      <!--METADATA-->
      <text:p text:style-name="P4">
<draw:frame draw:style-name="fr1" draw:name="Image18" text:anchor-type="as-char" svg:width="6.9236in" svg:height="3.894525in" draw:z-index="0">
<draw:image xlink:href="../Images/FT Chinese Free Version/2023-06-28T06-35-09-00-00/000092839_piclink.jpg" xlink:type="simple" xlink:show="embed" xlink:actuate="onLoad" draw:mime-type="image/jpeg"/>
</draw:frame>
Outside the theme branch of "Cultivating New Skills for Fast Development" on June 28, I met OSCAR JAIME Antonio from Angola. Oscar is a participating representative from GlobalShaper. Global Shaper is a youth community directly under the World Economic Forum.</text:p>
      <text:p text:style-name="P4">
Regarding employment and skills training, OSCAR said that a large number of Chinese companies are mainly the construction industry and the ICT infrastructure industry to enter Angola, bringing employment opportunities and skills training. Oscar said he was hired by Huawei when he had a friend. "Huawei and other companies have cooperated between education and other education fields. Angola's population structure is very young, and the government is actively promoting young people to receive education. We need it very much in all aspects of skills." The oil export is Angola exports. " The current important economic pillar, the government's goal has shifted to agriculture, improving the economic structure of oil -based, and requires agricultural talents and skills.</text:p>
      <text:p text:style-name="P4">
News Source: <text:a xlink:type="simple" xlink:href="http://www.ftchinese.com/story/001100106" text:style-name="Internet_20_link" text:visited-style-name="Visited_20_Internet_20_Link">
http://www.ftchinese.com/story/001100106</text:a>
</text:p>
      <!--NEWS-->
      <text:h text:style-name="P10" text:outline-level="1">
<text:span text:style-name="T4">
In recent years, the chairman of the Military Commission of the Military and People's Republic of China, the largest parliament to go to Taiwan</text:span>
</text:h>
      <text:p text:style-name="P4">
Author: None (Language: zh)</text:p>
      <text:p text:style-name="P4">
Publisher: None</text:p>
      <text:p text:style-name="P4">
Time: 2023-06-28T06:50:00Z</text:p>
      <text:p text:style-name="P4">
Description: The Council of the US House of Representatives arrived in Taiwan on the 27th and met with Taiwan President Tsai Ing -wen on the 28th. What issues will I talk to Taiwan about the sensitive moment of Sino -US relations? What is the significance of Taiwanese and American officials this year?</text:p>
      <text:p text:style-name="P4">
Videos: []</text:p>
      <text:p text:style-name="P4">
Images: []</text:p>
      <text:p text:style-name="P4">
Subject: 时政风云</text:p>
      <text:p text:style-name="P4">
Subjects: ['南希·佩洛西', '专题报道：习近平访美', '岛屿主权争端', '马英九', '专题报道：全景观看“习马会”', '专题报道：2016年台湾大选', '台湾']</text:p>
      <text:p text:style-name="P4">
Keywords: ['台湾', '蔡英文', '中美关系', '台海局势', '台美关系']</text:p>
      <text:p text:style-name="P4">
Id: 66051640</text:p>
      <!--METADATA-->
      <text:p text:style-name="P4">
<text:a xlink:type="simple" xlink:href="https://www.dw.com/zh/overlay/image/article/66051640/66062793" text:style-name="Internet_20_link" text:visited-style-name="Visited_20_Internet_20_Link">
 </text:a>
Rogers, chairman of the US Council Military Commission, met with Taiwan President Tsai Ing -wen on the 28th.</text:p>
      <text:p text:style-name="P4">
(Voice of Germany Chinese), Mike Rogers, chairman of the US House of Representatives Military Commission, led a group to Taiwan on Tuesday (June 27) to launch a three -day visit and met with Taiwan President Tsai Ing -wen on the afternoon of the 28th.</text:p>
      <text:p text:style-name="P4">
According to the Taiwan Central News Agency, Tsai Ing -wen and Rogers visited the group mentioned the democratic value shared by the United States and Taiwan, emphasizing that the two parties will deepen friendship and jointly maintain the freedom and opening up in the Indo -Pacific region.</text:p>
      <text:p text:style-name="P4">
The Taiwan Foreign Affairs Department said that a total of 9 cross -party members of the delegation were the first visit to Taiwan by the Chairman and Chief Member of the Council of the House of Representatives in the United States House of Representatives. The largest U.S. Congress visit group highlights the US Congress's firm support for cross -party parties in Taiwan, and attaches great importance to the peace and stability of the Indo -Pacific region.</text:p>
      <text:p text:style-name="P4">
The United States Association in Taiwan (AIT) pointed out that the visit of this visit is a part of the members of the Republic of China. The delegation will meet with the senior leaders of Taiwan to discuss the interests of US -Taiwan relations, regional security, trade investment, etc. Important issues.</text:p>
      <text:p text:style-name="P4">
A spokesman for the Presidential Palace of Taiwan said that the United States recently promoted the National Taiwan Proposal and other friendly and Taiwan proposals.(https://www.dw.com/zh/zh/美众议院通过台美21世纪贸易倡议/a-65999435)"The first batch of agreements was also signed in early June. The two parties cooperated closely in the fields of security, economy and trade, and looked forward to contributing to the peaceful stability of the Taiwan Strait and the security of the Indo -Pacific region through this visit to deepen the partnership of Taiwan and the United States.</text:p>
      <text:p text:style-name="P4">
On the 28th, a media conference of the Taiwan Affairs Office of the China State Council asked the US Defense Authorization Act to strengthen the strength of the Taiwan military. "And urged the United States to stop military connection with Taiwan.</text:p>
      <text:p text:style-name="P4">
U.S. Secretary of State Brosky met Xi Jinping in Beijing in June.</text:p>
      <text:h text:style-name="P12" text:outline-level="3">
<text:span text:style-name="T4">
Sensitive opportunity to visit Taiwan</text:span>
</text:h>
      <text:p text:style-name="P4">
The US media CNBC pointed out that the visit is just a sensitive moment for the United States and China.</text:p>
      <text:p text:style-name="P4">
The Biden government is striving to stabilize from February "<text:a xlink:type="simple" xlink:href="https://www.dw.com/zh/zh/中國氣球能實時回傳信號美無法證實/a-65222124" text:style-name="Internet_20_link" text:visited-style-name="Visited_20_Internet_20_Link">
Spy Balloon</text:a>
"After the incident, the U.S. -China relations that descended to the freezing point; US Secretary of State <text:a xlink:type="simple" xlink:href="https://www.dw.com/zh/zh/中美未能重啟軍事對話-布林肯訪華失利/a-65968525" text:style-name="Internet_20_link" text:visited-style-name="Visited_20_Internet_20_Link">
Antony Blinken) ended in June that the long -term delayed visit to China</text:a>
At that time, it was said that the two countries were "in a stage of unstable, and both sides realized that they must work hard to stabilize this relationship."(https://www.dw.com/zh/zh/媒體美財長預計7月初訪中/a-66040462)Essence</text:p>
      <text:p text:style-name="P4">
According to the analysis, although a series of access to China for China may help the normalization of relations between the two countries, the delegation of the House of Representatives of the House of Representatives in Taiwan is responsible for funding and supervising the US military. Converse effect.</text:p>
      <text:p text:style-name="P4">
The report also pointed out that the US Congress currently shows more obvious anti -China emotions than the White House, which is also one of the few issues that the two parties in the United States have reached consensus. In the White House, the trade interests and avoiding military conflicts in the United States are more priority. matter.</text:p>
      <text:p text:style-name="P4">
Experts pointed out that a series of talks or mutual visits by US -Taiwan senior officials have made great progress in US -Taiwan relations (schematic).</text:p>
      <text:h text:style-name="P12" text:outline-level="3">
<text:span text:style-name="T4">
Meitai Relations Progress</text:span>
</text:h>
      <text:p text:style-name="P4">
The Rogers visiting group was at least the third time that the US Congress had a large -scale visit to Taiwan for the third time this year. Earlier this year, the House of Representatives in the United States respectively [Ken Calvert, Chairman of the National Defense Group of the Dialogue Committee]](https://www.dw.com/zh/zh/蔡英文会见美国跨党派众议员访团/a-65015531), Michaelmccaul, chairman of the Foreign Affairs Commission, led a group to visit Taiwan; <text:a xlink:type="simple" xlink:href="https://www.dw.com/zh/zh/英媒美台将举行闭门高层安全对话/a-64750081" text:style-name="Internet_20_link" text:visited-style-name="Visited_20_Internet_20_Link">
high -level officials on both sides also held important talks involving national security issues around Taipei and Huafu respectively</text:a>
Some <text:a xlink:type="simple" xlink:href="https://www.dw.com/zh/zh/台美高官接連會晤-專家突顯美台關係重大進展/a-64793954" text:style-name="Internet_20_link" text:visited-style-name="Visited_20_Internet_20_Link">
Experts believe this is a major progress in Taiwan -US relations</text:a>
Essence</text:p>
      <text:p text:style-name="P4">
Chen Fangyu, assistant professor of political at the Department of Political Science of Soochow University in Taiwan, told DW in February that since the US government has broken diplomatic relations with Taiwan, it has avoided public talks or visits by high -level officials on both sides. By the way, this is the progress of a major Taiwan -US relationship. "</text:p>
      <text:p text:style-name="P4">
LEVNACHMAN, assistant professor of the International University of Politutional University of Politics, also told DW in February that the policy after the United States after passing the "Taiwan Travel Law" is to tend to hold more high -level meetings on both sides. I also want to use bilateral high -level interaction to learn about the development direction of Taiwan in the field to ensure that Taiwan is fully prepared.</text:p>
      <text:p text:style-name="P4">
Chen Fangyu observed the recent development of US relations, and believes that the United States is consciously internationalization of the Taiwan Strait, and conducts close exchanges on defense issues. When the democratic countries focus on responding to the dictatorship government, the meeting of Taiwanese and American officials is obviously a significant release to China. message.</text:p>
      <text:h text:style-name="P12" text:outline-level="3">
<text:span text:style-name="T4">
What do you think of the people on both sides of McCarthy's meeting?</text:span>
</text:h>
      <text:p text:style-name="P4">
(Comprehensive report)</text:p>
      <text:p text:style-name="P4">
News Source: <text:a xlink:type="simple" xlink:href="https://www.dw.com/zh/近年最大國會訪團-美眾院軍委會主席赴台/a-66051640" text:style-name="Internet_20_link" text:visited-style-name="Visited_20_Internet_20_Link">
https://www.dw.com/zh/近年最大國會訪團-美眾院軍委會主席赴台/a-66051640?maca=chi-rss-chi-all-1127-rdf</text:a>
</text:p>
      <!--NEWS-->
      <text:h text:style-name="P10" text:outline-level="1">
<text:span text:style-name="T4">
2023 Tianjin Davos Sub -Forum "The Future of Money" live broadcast (Free Version)</text:span>
</text:h>
      <text:p text:style-name="P4">
Authors: ['']</text:p>
      <text:p text:style-name="P4">
Publisher: 英国《金融时报》</text:p>
      <text:p text:style-name="P4">
Time: 2023-06-28T07:00:23+00:00</text:p>
      <text:p text:style-name="P4">
Published Time: 2023-06-27T12:00:99+08:00</text:p>
      <text:p text:style-name="P4">
Modified Time: 2023-06-27T21:36:99+08:00</text:p>
      <text:p text:style-name="P4">
Description: Wang Feng, editor -in -chief of FT Chinese website, dialogue economist and Professor of Cornell University ESWAR PRASAD to explore the future of digital currencies, stable currency and blockchain technology, and how digitalization will redefine the concept of currency.</text:p>
      <text:p text:style-name="P4">
Images: []</text:p>
      <text:p text:style-name="P4">
Themes: ['区块链与数字货币', '关注']</text:p>
      <text:p text:style-name="P4">
Keywords: ['夏季达沃斯', '数字货币', '区块链']</text:p>
      <text:p text:style-name="P4">
Type: Article</text:p>
      <!--METADATA-->
      <text:p text:style-name="P4">
News Source: <text:a xlink:type="simple" xlink:href="http://www.ftchinese.com/story/001100097" text:style-name="Internet_20_link" text:visited-style-name="Visited_20_Internet_20_Link">
http://www.ftchinese.com/story/001100097</text:a>
</text:p>
      <!--NEWS-->
      <text:h text:style-name="P10" text:outline-level="1">
<text:span text:style-name="T4">
China LGBT: Under the "force majeure", the dilemma faced by a minority group</text:span>
</text:h>
      <text:p text:style-name="P4">
Author: https://www.facebook.com/bbcworldservice/</text:p>
      <text:p text:style-name="P4">
Publisher: BBC News 中文</text:p>
      <text:p text:style-name="P4">
Published Time: 2023-06-28T09:09:39.000Z</text:p>
      <text:p text:style-name="P4">
Modified Time: 2023-06-28T09:09:39.000Z</text:p>
      <text:p text:style-name="P4">
Description: Since 2021, China's largest "pride" event has been suspended, showing that the activities of LGBT groups in this country have become increasingly difficult in recent years.</text:p>
      <text:p text:style-name="P4">
Images: ["<text:a xlink:type="simple" xlink:href="https://ichef.bbci.co.uk/news/640/cpsprodpb/74F4/production/_130204992_gettyimages-696802202.jpg" text:style-name="Internet_20_link" text:visited-style-name="Visited_20_Internet_20_Link">
_130204992_ge...</text:a>
"]</text:p>
      <text:p text:style-name="P4">
Videos: []</text:p>
      <text:p text:style-name="P4">
Tags: ['变性', '中國', '文化', 'LGBT', '性']</text:p>
      <text:p text:style-name="P4">
Type: Article</text:p>
      <!--METADATA-->
      <text:h text:style-name="P12" text:outline-level="3">
<text:span text:style-name="T4">
China LGBT: Under the "force majeure", the dilemma faced by the sex minority groups</text:span>
</text:h>
      <ul>
        <li>
ANNABELLE LIANG * BBC reporter</li>
      </ul>
      <text:p text:style-name="P4">
June 28, 2023<draw:frame draw:style-name="fr1" draw:name="Image22" text:anchor-type="as-char" svg:width="6.9236in" svg:height="3.894525in" draw:z-index="0">
<draw:image xlink:href="../Images/BBC Chinese/2023-06-28T09-09-39.000Z/_130204992_gettyimages-696802202.jpg" xlink:type="simple" xlink:show="embed" xlink:actuate="onLoad" draw:mime-type="image/jpeg"/>
</draw:frame>
Image source, getty images</text:p>
      <text:p text:style-name="P4">
Image adding text,</text:p>
      <text:p text:style-name="P4">
2017 Shanghai Proud Festival.</text:p>
      <text:p text:style-name="P4">
<text:span text:style-name="T4">
 On the occasion of the "Pride Month" celebrations around the world, China does not have any major LGBT (lesbian, gay, bisexual and transgender) activities. </text:span>
</text:p>
      <text:p text:style-name="P4">
The country's largest "pride" event has been suspended since 2021.</text:p>
      <text:p text:style-name="P4">
The organizer of the event, a organization called "Shanghai Proud Festival", did not disclose the reason for it, <text:a xlink:type="simple" xlink:href="https://shpride.com/2020/08/13/ending/" text:style-name="Internet_20_link" text:visited-style-name="Visited_20_Internet_20_Link">
at the time just indicated</text:a>
"It will cancel all the upcoming activities and terminate the future activity plan."</text:p>
      <text:p text:style-name="P4">
In China, people who participate in political protests often face punishment, so the Shanghai Pride will not hold a parade, but organizes dances, community long -distance running and movie screening in the city.</text:p>
      <text:p text:style-name="P4">
Now, for the sexy groups, there are only a few low -key activities to choose from. For example, the so -called "Voguing Ball (Fashion Dance Style Dance)", the dancers in the party will dance some dance steps inspired by the model.</text:p>
      <text:p text:style-name="P4">
The Shanghai Pride Festival is not the only LGBT organization to stop operation.</text:p>
      <text:p text:style-name="P4">
In recent years, several other organizations have to close, which has aroused concerns about the world's second largest economy to crack down on social activities.</text:p>
      <text:p text:style-name="P4">
According to reports, dozens of accounts focusing on LGBT topics have been deleted on the popular social application WeChat.</text:p>
      <text:p text:style-name="P4">
In the same year, an organization representing LGBT group members filed a legal lawsuit. It is reported that the founder was detained by the authorities and the release of his conditions was to close the group.</text:p>
      <text:p text:style-name="P4">
Last month, the Beijing Comrade Center (Beijing LGBT Center) became the latest organization that was suspended from the latest "resistance to force majeure".</text:p>
      <text:p text:style-name="P4">
<text:a xlink:type="simple" xlink:href="https://www.bbc.com/zhongwen/simp/chinese-news-65656315" text:style-name="Internet_20_link" text:visited-style-name="Visited_20_Internet_20_Link">
China's iconic gay institution "is closed due to force majeure", and a minority group feels "lips and teeth cold"</text:a>
"The Comrade Center of Beijing was closed, and China's last large LGBT organization also decided to stop," Raymond Phan, the founder of Shanghai's Pride Festival, said to BBC.</text:p>
      <text:p text:style-name="P4">
After his group canceled Shanghai's annual celebration, Peng Lei left China.</text:p>
      <text:p text:style-name="P4">
"The leaders and initiatives of the Shanghai Proud Festival are under tremendous pressure, and organizational activities become more and more difficult," he said.</text:p>
      <text:p text:style-name="P4">
"After 12 years of operation, the organizers have agreed that we can rest, charge charge, and wait for the situation."</text:p>
      <text:p text:style-name="P4">
Another leader of LGBT groups who also left China told the BBC that the pressure from the authorities could not bear the people who promoted social reforms.</text:p>
      <text:p text:style-name="P4">
"The organizers were detained, and their family and friends were questioned by the police. This caused a lot of mental health pressure," said the activist who requested anonymous anonymous.</text:p>
      <text:p text:style-name="P4">
"Before the epidemic, the environment of the LGBT group is very good. We can express loudly and win some lawsuits," said the activist.</text:p>
      <text:p text:style-name="P4">
"I think we are too loud."</text:p>
      <text:h text:style-name="P12" text:outline-level="3">
<text:span text:style-name="T4">
trend is changing</text:span>
</text:h>
      <text:p text:style-name="P4">
A centralized research agency Daxue Consulting estimated that in 2019, 75 million people in China considers themselves to be the LGBT population -about 5%of the total population.</text:p>
      <text:p text:style-name="P4">
The LGBT group has always been committed to initiating a series of issues, including same -sex marriage, which has not been recognized in China.</text:p>
      <text:p text:style-name="P4">
In 1997, China implemented the implementation of homosexuality, and the Chinese Medical Association Psychiatric Branch stopped listed it as a mental disorder in 2001.</text:p>
      <text:p text:style-name="P4">
In 2019, the National People's Congress of the highest legislature in China acknowledged that legalization of same -sex marriage was one of the primary demands of citizens.</text:p>
      <text:p text:style-name="P4">
However, in recent years, with the citizen's rights movement and network abnormalities, the space of LGBT initiative has shrunk.</text:p>
      <text:p text:style-name="P4">
In 2021, a notice from the Ministry of Education of China pointed out that Chinese young men became too "feminine", which caused response.</text:p>
      <text:p text:style-name="P4">
The Ministry of Education called on schools to comprehensively reform physical education teaching and strengthen recruitment of teachers.</text:p>
      <text:p text:style-name="P4">
It recommends recruiting retired athletes and people with sports background -and "vigorously develop" sports like football in order to "cultivate students' masculinity."</text:p>
      <text:p text:style-name="P4">
Later that year, China ’s radio and television regulatory agency said that“ feminine aesthetics ”would be prohibited from entertainment programs and pointed out to avoid“ vulgar Internet celebrities ”.</text:p>
      <text:p text:style-name="P4">
The State Administration of Radio and Television also claims to promote the more masculine man's image defined, and criticize the male celebrities with too many makeup.</text:p>
      <text:p text:style-name="P4">
Nevertheless, some LGBT's personal popularity has increased.</text:p>
      <text:p text:style-name="P4">
Former police Ma Paoli was one of them. He became a headline news when he gave up his law enforcement career for nearly 20 years of law enforcement career.</text:p>
      <text:p text:style-name="P4">
Image source, getty images</text:p>
      <text:p text:style-name="P4">
Image adding text,</text:p>
      <text:p text:style-name="P4">
Ma Baoli founded a comrade appointment application</text:p>
      <text:p text:style-name="P4">
The BlueCity of Ma Baoli Technology Company was listed on the Nasdaq Stock Exchange in the United States in 2020, becoming the world's first LGBT social networking site company.</text:p>
      <text:p text:style-name="P4">
However, the Blue City brothers were removed and converted into private in August last year.</text:p>
      <text:p text:style-name="P4">
Ma Baoli resigned from the position of chairman and chief executive officer, and did not have the appointed successor.</text:p>
      <text:p text:style-name="P4">
In the popular WeChat communication program, one of his posts implied how difficult it is to operate the LGBT business in China.</text:p>
      <text:p text:style-name="P4">
"We turn ideals into reality, and it is possible to become possible," he wrote. "I feel satisfied and regretful because I complete my mission."</text:p>
      <text:p text:style-name="P4">
According to its website <text:a xlink:type="simple" xlink:href="https://www.blued.com/en" text:style-name="Internet_20_link" text:visited-style-name="Visited_20_Internet_20_Link">
Introduction</text:a>
The app has more than 40 million users worldwide. The Blue City Brothers and Ma Baoli did not immediately respond to the BBC's comment request.</text:p>
      <text:p text:style-name="P4">
"These issues are more serious among countries with more society and family discrimination," said Timothy Hildebrandt, associate professor of the London School of Political Science.</text:p>
      <text:p text:style-name="P4">
Image source, getty images</text:p>
      <text:p text:style-name="P4">
Image adding text,</text:p>
      <text:p text:style-name="P4">
2018 Shanghai Pride Festival Party</text:p>
      <text:p text:style-name="P4">
Peng Lei, who lives outside China, continues to support China's LGBT group overseas."Grassroots, individuals and enterprises can still be advocated in their own fields, and they can play their creativity in contact with the community and allies," Peng Lei said.</text:p>
      <text:p text:style-name="P4">
"The current space for initiative is very limited, but we should not stop trying."</text:p>
      <text:p text:style-name="P4">
News Source: <text:a xlink:type="simple" xlink:href="https://www.bbc.com/zhongwen/simp/chinese-news-66040480" text:style-name="Internet_20_link" text:visited-style-name="Visited_20_Internet_20_Link">
https://www.bbc.com/zhongwen/simp/chinese-news-66040480</text:a>
</text:p>
      <!--NEWS-->
      <text:h text:style-name="P10" text:outline-level="1">
<text:span text:style-name="T4">
Republican candidate Heili: Trump is an enemy for the Communist China of China</text:span>
</text:h>
      <text:p text:style-name="P4">
Author: None (Language: zh)</text:p>
      <text:p text:style-name="P4">
Publisher: None</text:p>
      <text:p text:style-name="P4">
Time: 2023-06-28T10:21:00Z</text:p>
      <text:p text:style-name="P4">
Description: Former US Ambassador to the United Nations Heili criticized former President Trump on Tuesday too friendly to China during his tenure. She also warned that insufficient support for Ukraine would encourage China to invade Taiwan.</text:p>
      <text:p text:style-name="P4">
Videos: []</text:p>
      <text:p text:style-name="P4">
Images: []</text:p>
      <text:p text:style-name="P4">
Subject: 时政风云</text:p>
      <text:p text:style-name="P4">
Subjects: ['乌克兰', '岛屿主权争端', '马英九', '专题报道：全景观看“习马会”', '专题报道：2016年台湾大选', '中国', '台湾', '中共十九大', '德中关系', '俄罗斯入侵乌克兰']</text:p>
      <text:p text:style-name="P4">
Keywords: ['黑利', '特朗普', '拜登', '乌克兰', '台湾', '中国', '总统大选', '共和党', '选战']</text:p>
      <text:p text:style-name="P4">
Id: 66054711</text:p>
      <!--METADATA-->
      <text:p text:style-name="P4">
<text:a xlink:type="simple" xlink:href="https://www.dw.com/zh/overlay/image/article/66054711/64734198" text:style-name="Internet_20_link" text:visited-style-name="Visited_20_Internet_20_Link">
 </text:a>
Heili, who has served as the Ambassador to the United Nations in the Trump administration for two years, also participated in the Republican presidential campaign</text:p>
      <text:p text:style-name="P4">
(Voice of Germany Chinese) [Heili], who participated in the Republican presidential campaign(https://www.dw.com/zh/zh/美前驻联合国大使黑利与特朗普割席/a-56557816)(Nikkihaley) said in a speech at the US Enterprise Institute that almost all of Trump's focus was on the US -China trade relations, but it was too little to the rest of the threats brought by China.</text:p>
      <text:p text:style-name="P4">
She specifically pointed out that Trump failed to gather allies in response to China's threats, and also gave congratulations to Chinese President Xi Jinping on the occasion of the 70th anniversary of the Communist Party of China. Hei Li said: "This issue a wrong signal to the world. Chinese communism should be condemned, not congratulations."</text:p>
      <text:p text:style-name="P4">
<text:a xlink:type="simple" xlink:href="https://www.dw.com/zh/zh/美驻联合国大使辞职-特朗普又失一员将/a-45822613" text:style-name="Internet_20_link" text:visited-style-name="Visited_20_Internet_20_Link">
Heili</text:a>
The campaign team claimed that this was a keynote speech of foreign policy. Just a week and a half ago, US Secretary of State Brosky met with Xi Jinping in Beijing. Brinken said that the two sides agreed to stabilize US -China relations. However, there are almost no signs that any party is willing to concessions on the issues of trade, Taiwan, China and Hong Kong human rights, and the Chinese army on the South China Sea event and Russia's war on Ukraine.</text:p>
      <text:p text:style-name="P4">
Heili does mention Trump's trade restrictions on tariffs on China, but adding, "It's not enough to see it clearly."</text:p>
      <text:h text:style-name="P12" text:outline-level="3">
<text:span text:style-name="T4">
Trump's election campaign said that the communist will be prohibited from entering the country</text:span>
</text:h>
      <text:p text:style-name="P4">
At the same time, <text:a xlink:type="simple" xlink:href="https://www.dw.com/zh/zh/被控34項罪名-特朗普拒認罪/a-65231252" text:style-name="Internet_20_link" text:visited-style-name="Visited_20_Internet_20_Link">
Trump</text:a>
In the election campaign, it will use the "Immigration and National Act 212 (F) clause" to order my government to prevent all communists and Marxists from entering the country. " Trump spoke at the Washington Freedom Alliance meeting: "Those people who come to enjoy our country must love us. We must block foreign communists, Marxists, and socialists who hate foreign hate Christians in the United States. In addition. "</text:p>
      <text:p text:style-name="P4">
Trump said in the election campaign that communists should be blocked outside the United States</text:p>
      <text:p text:style-name="P4">
He Li, who had served as the Ambassador to the United Nations under Trump, said that <text:a xlink:type="simple" xlink:href="https://www.dw.com/zh/zh/80歲拚連任-拜登我將投入2024大選/a-65274912" text:style-name="Internet_20_link" text:visited-style-name="Visited_20_Internet_20_Link">
Biden</text:a>
It is "worse" in responding to China's threat of the US economy, internal affairs and military security. She said that China ’s military preparation and threat to Taiwan showed that the country is“ making people prepare for war ”. She said that if it is not stopped, the United States and other global partners will be involved in the conflict.</text:p>
      <text:p text:style-name="P4">
Heili said: "We must maintain peace and avoid war now. We need a leader to face this threat in each showing unity." She said, "Communist China is an enemy and the most faced by us since World War II. Dangerous foreign threats. "</text:p>
      <text:p text:style-name="P4">
In the Q &amp; A session of the speech, Heili said in the Uyghur situation that this was a potential racial extinction. She said that the world was ignoring this matter, which was shameful.</text:p>
      <text:h text:style-name="P12" text:outline-level="3">
<text:span text:style-name="T4">
to assist Ukraine "too slow, too weak"</text:span>
</text:h>
      <text:p text:style-name="P4">
In his speech, Heili also said that Biden was "too slow and weak" in assisting Ukraine. She warned that if she failed to provide sufficient military equipment to help against Russia's invasion, it would only encourage China to invade Taiwan as soon as possible, which would cause international conflicts.</text:p>
      <text:p text:style-name="P4">
She said: "The incident that happened last weekend showed how weak and crumbling the Russian leadership was." She referred to the event that the mercenaries briefed to Moscow. "Don't make mistakes: China is paying attention to this war in Ukraine with great interest."</text:p>
      <text:p text:style-name="P4">
Trump, <text:a xlink:type="simple" xlink:href="https://www.dw.com/zh/zh/靠谱的川普佛州州长德桑蒂斯竞选总统/a-65732917" text:style-name="Internet_20_link" text:visited-style-name="Visited_20_Internet_20_Link">
De Santis</text:a>
Wait for other Republican candidates to be criticized for his statement of Ukraine. Both Trump and Santis have stated that defending Ukraine is not a national security priority in the United States. De Santis also had to take back his statement that he called Russia's "territorial dispute" in the Ukrainian war.</text:p>
      <text:p text:style-name="P4">
Last month, Biden approved a new military aid plan to Ukraine, with a total value of 300 million US dollars, including a series of other weapons such as the new ammunition of drones. Since Russia launched offensive dependence on February 24, 2022, the United States has provided more than $ 37.6 billion weapons and other equipment to Ukraine.</text:p>
      <text:p text:style-name="P4">
(Associated Press)</text:p>
      <text:p text:style-name="P4">
News Source: <text:a xlink:type="simple" xlink:href="https://www.dw.com/zh/共和党竞选人黑利：特朗普对华太友好-共产中国是敌人/a-66054711" text:style-name="Internet_20_link" text:visited-style-name="Visited_20_Internet_20_Link">
https://www.dw.com/zh/共和党竞选人黑利：特朗普对华太友好-共产中国是敌人/a-66054711?maca=chi-rss-chi-all-1127-rdf</text:a>
</text:p>
      <!--NEWS-->
      <text:h text:style-name="P10" text:outline-level="1">
<text:span text:style-name="T4">
Morning event analysis every week: Putin is lost</text:span>
</text:h>
      <text:p text:style-name="P4">
Authors: ['曹辛']</text:p>
      <text:p text:style-name="P4">
Publisher: 英国《金融时报》</text:p>
      <text:p text:style-name="P4">
Time: 2023-06-28T22:54:13+00:00</text:p>
      <text:p text:style-name="P4">
Published Time: 2023-06-28T12:00:99+08:00</text:p>
      <text:p text:style-name="P4">
Modified Time: 2023-06-28T12:36:99+08:00</text:p>
      <text:p text:style-name="P4">
Description: Cao Xin: The image of the stable and security guarantor and guardians of the Russian country that Putin has shaped for many years has begun to collapse, and his influence in the international community has also declined rapidly.</text:p>
      <text:p text:style-name="P4">
Images: []</text:p>
      <text:p text:style-name="P4">
Themes: ['乌克兰战争', '关注']</text:p>
      <text:p text:style-name="P4">
Keywords: ['俄罗斯', '普京', '乌克兰战争']</text:p>
      <text:p text:style-name="P4">
Type: Article</text:p>
      <!--METADATA-->
      <text:p text:style-name="P4">
The mutiny that happened in Russia last weekend shocked the world.</text:p>
      <text:p text:style-name="P4">
Although the incident calmed down for a day, the incident was obviously not over: the strong combat force was not punished, and the armed force was not dissolved, but it was preserved. The biggest far -reaching impact is that Putin is losing the orthodox nature of long -term rule, that is, the image of the stable and security guarantor and guardian of the Russian country that Putin has shaped for many years has begun to collapse, especially in the background where the Ukrainian war continues Down. At the same time, Putin's influence in the international community is also rapidly declining, and this impact on China is particularly not to be underestimated.</text:p>
      <text:p text:style-name="P4">
News Source: <text:a xlink:type="simple" xlink:href="http://www.ftchinese.com/story/001100112" text:style-name="Internet_20_link" text:visited-style-name="Visited_20_Internet_20_Link">
http://www.ftchinese.com/story/001100112</text:a>
</text:p>
      <!--NEWS-->
      <text:h text:style-name="P10" text:outline-level="1">
<text:span text:style-name="T4">
Why did France first feel the chill of "Chinese cars coming"? (Free version)</text:span>
</text:h>
      <text:p text:style-name="P4">
Authors: ['张冬方']</text:p>
      <text:p text:style-name="P4">
Publisher: 英国《金融时报》</text:p>
      <text:p text:style-name="P4">
Time: 2023-06-28T22:54:22+00:00</text:p>
      <text:p text:style-name="P4">
Published Time: 2023-06-27T12:00:99+08:00</text:p>
      <text:p text:style-name="P4">
Modified Time: 2023-06-28T09:18:99+08:00</text:p>
      <text:p text:style-name="P4">
Description: Zhang Dongfang: France risks the risk of trade relations with China, and the owner has limited to importing cars to China. Has Chinese automobile brands really pose a threat to French car brands?</text:p>
      <text:p text:style-name="P4">
Images: ["<text:a xlink:type="simple" xlink:href="https://thumbor.ftacademy.cn/unsafe/picture/3/000168703_piclink.jpg" text:style-name="Internet_20_link" text:visited-style-name="Visited_20_Internet_20_Link">
000168703_pic...</text:a>
"]</text:p>
      <text:p text:style-name="P4">
Themes: ['专栏', '汽车业', '关注']</text:p>
      <text:p text:style-name="P4">
Keywords: ['汽车业', '中欧关系', '法国', '中法关系']</text:p>
      <text:p text:style-name="P4">
Type: Article</text:p>
      <!--METADATA-->
      <text:p text:style-name="P4">
<draw:frame draw:style-name="fr1" draw:name="Image27" text:anchor-type="as-char" svg:width="6.9236in" svg:height="3.893625in" draw:z-index="0">
<draw:image xlink:href="../Images/FT Chinese Free Version/2023-06-28T22-54-22-00-00/000168703_piclink.jpg" xlink:type="simple" xlink:show="embed" xlink:actuate="onLoad" draw:mime-type="image/jpeg"/>
</draw:frame>
In <text:a xlink:type="simple" xlink:href="http://www.ftchinese.com/story/001099707" text:style-name="Internet_20_link" text:visited-style-name="Visited_20_Internet_20_Link">
"Will China's strong momentum of the export of European Automobiles lasting?"</text:a>
In one article, I have written behind the good momentum of China ’s exports to Europe. It is the risk of possible changes in the EU’ s political climate and trade policy. It also mentioned the possibility of trade restrictions on imports of Chinese cars. There is a tendency to increase. According to Politico, the European Commission is discussing whether to launch an anti -dumping survey and anti -subsidy investigation of China's electric vehicles. The EU's internal market commissioner and Frenchman Bretton also stated that "it is very supportive to launch an anti -dumping survey of electric vehicles, the faster the better."</text:p>
      <text:p text:style-name="P4">
One of the biggest promotions behind this possible trend comes from France. Last year, before the Paris Motor Show, French President Macron told French media that Europe needs a strong policy to promote European reinstation. He said, "Our strategy is that more and more people buy France, but the current data is cruel: more than 80%of electric cars are imported." Macron mentioned that he set his goal to French electric electricity. The automotive industry has achieved 100%French manufacturing. According to Politico, in a May speech, Macron said that the EU cannot repeat the mistakes on the electric car market on the electric car market. The EU has fallen into a dependence on China on the photovoltaic board. According to French Ministry of Economic Affairs officials, the idea of taxation of imported cars in China "is in line with the EU's unbelievable and fair competition."</text:p>
      <text:p text:style-name="P4">
News Source: <text:a xlink:type="simple" xlink:href="http://www.ftchinese.com/story/001100111" text:style-name="Internet_20_link" text:visited-style-name="Visited_20_Internet_20_Link">
http://www.ftchinese.com/story/001100111</text:a>
</text:p>
      <!--NEWS-->
      <text:h text:style-name="P10" text:outline-level="1">
<text:span text:style-name="T4">
Can the Chinese economy practice "anti -fragile"? (Free version)</text:span>
</text:h>
      <text:p text:style-name="P4">
Authors: ['赵建']</text:p>
      <text:p text:style-name="P4">
Publisher: 英国《金融时报》</text:p>
      <text:p text:style-name="P4">
Time: 2023-06-28T22:56:40+00:00</text:p>
      <text:p text:style-name="P4">
Published Time: 2023-06-26T12:00:99+08:00</text:p>
      <text:p text:style-name="P4">
Modified Time: 2023-06-27T02:39:99+08:00</text:p>
      <text:p text:style-name="P4">
Description: Zhao Jian: Acknowledge risk internal nature. Through domesticated small fluctuations and risks, it coexists for a long time, thereby avoiding the big collapse; the toughness of the Chinese economy is showing, that is, the power of a tangible hand plan cannot be used.</text:p>
      <text:p text:style-name="P4">
Images: ["<text:a xlink:type="simple" xlink:href="https://thumbor.ftacademy.cn/unsafe/picture/5/000153955_piclink.jpg" text:style-name="Internet_20_link" text:visited-style-name="Visited_20_Internet_20_Link">
000153955_pic...</text:a>
"]</text:p>
      <text:p text:style-name="P4">
Themes: ['中国经济', '关注']</text:p>
      <text:p text:style-name="P4">
Keywords: ['中国经济', '房地产', '市场', '反脆弱']</text:p>
      <text:p text:style-name="P4">
Type: Article</text:p>
      <!--METADATA-->
      <text:p text:style-name="P4">
<draw:frame draw:style-name="fr1" draw:name="Image28" text:anchor-type="as-char" svg:width="6.9236in" svg:height="4.570658in" draw:z-index="0">
<draw:image xlink:href="../Images/FT Chinese Free Version/2023-06-28T22-56-40-00-00/000153955_piclink.jpg" xlink:type="simple" xlink:show="embed" xlink:actuate="onLoad" draw:mime-type="image/jpeg"/>
</draw:frame>
The modern economy is different from the simple and traditional agricultural and industrial economy, and it is not the wartime planned economy of Li Bingma, but a complex and non -linear economy with multiple structures, intricate relations, and uncertainty. For the modern economy, the risk is impossible, which can only lead to the economic state of the economy, degenerate to a simple linear worker and peasant economy. In the process of modern economic governance, it can only coexist with risks for a long time. Through decentralized modern market economy and diversified social organizations, uncertainty should be cope with uncertainty, forming an anti -fragile tough circulation structure.</text:p>
      <text:p text:style-name="P4">
The endogenous nature of risks is coexisting through the small domestic fluctuations and risks to avoid large collapse risks and crises. This is a modern risk governance concept and a dynamic thinking. On the contrary, a knife -cut approach that attempts to clear the risk seems to temporarily clear the risks, and in fact accumulation and hiding greater risks. For example, the problem of real estate, in order to clear the real estate bubble and debt, the entire industry has adjusted huge adjustments. It seems that the housing price bubble and the debt of real estate companies have been suppressed. However, local finances have undergone great pressure. The rotten tail actually created greater economic and social risks. Data show that since the release of the "three red lines" of real estate for more than two years, real estate investment has fallen by about 20%, and the land transfer fund of local governments has decreased by about 70%. By July 2022, the nation's rotten tailou accounted for nearly 4%, and I am afraid that in the past year.</text:p>
      <text:p text:style-name="P4">
News Source: <text:a xlink:type="simple" xlink:href="http://www.ftchinese.com/story/001100086" text:style-name="Internet_20_link" text:visited-style-name="Visited_20_Internet_20_Link">
http://www.ftchinese.com/story/001100086</text:a>
</text:p>
      <!--NEWS-->
      <text:h text:style-name="P10" text:outline-level="1">
<text:span text:style-name="T4">
The history of global reserve currency (very short)</text:span>
</text:h>
      <text:p text:style-name="P4">
Authors: ['迈克尔•佩蒂斯']</text:p>
      <text:p text:style-name="P4">
Publisher: 英国《金融时报》</text:p>
      <text:p text:style-name="P4">
Time: 2023-06-28T23:14:26+00:00</text:p>
      <text:p text:style-name="P4">
Published Time: 2023-06-28T12:00:99+08:00</text:p>
      <text:p text:style-name="P4">
Modified Time: 2023-06-28T19:11:99+08:00</text:p>
      <text:p text:style-name="P4">
Description: Petis: It is often said that the dollar is the latest in the history of global reserve currency in 600 years, and it will eventually be replaced. The problem of this statement is that such history does not exist.</text:p>
      <text:p text:style-name="P4">
Images: ["<text:a xlink:type="simple" xlink:href="https://thumbor.ftacademy.cn/unsafe/picture/0/000151980_piclink.jpg" text:style-name="Internet_20_link" text:visited-style-name="Visited_20_Internet_20_Link">
000151980_pic...</text:a>
"]</text:p>
      <text:p text:style-name="P4">
Themes: ['美元', '关注']</text:p>
      <text:p text:style-name="P4">
Keywords: ['美元', '贸易', '外汇储备', '全球经济']</text:p>
      <text:p text:style-name="P4">
Type: Article</text:p>
      <!--METADATA-->
      <text:p text:style-name="P4">
<draw:frame draw:style-name="fr1" draw:name="Image29" text:anchor-type="as-char" svg:width="6.9236in" svg:height="3.901286in" draw:z-index="0">
<draw:image xlink:href="../Images/FT Chinese Free Version/2023-06-28T23-14-26-00-00/000151980_piclink.jpg" xlink:type="simple" xlink:show="embed" xlink:actuate="onLoad" draw:mime-type="image/jpeg"/>
</draw:frame>
<text:span text:style-name="T5">
 Michael Petis(Michael Pettis)It is the center of Carnegie China(Carnegie-China Centre)senior researcher</text:span>
</text:p>
      <text:p text:style-name="P4">
Analysts often say that the US dollar is the latest in the history of 600 years of reserve currency. Each global reserve currency before it was eventually replaced by another, and after all, the US dollar was also replaced by one or more currencies.</text:p>
      <text:p text:style-name="P4">
News Source: <text:a xlink:type="simple" xlink:href="http://www.ftchinese.com/story/001100114" text:style-name="Internet_20_link" text:visited-style-name="Visited_20_Internet_20_Link">
http://www.ftchinese.com/story/001100114</text:a>
</text:p>
      <!--NEWS-->
      <text:h text:style-name="P10" text:outline-level="1">
<text:span text:style-name="T4">
Green transformation in developing countries lacks fund support (Free Version)</text:span>
</text:h>
      <text:p text:style-name="P4">
Authors: ['马丁•沃尔夫']</text:p>
      <text:p text:style-name="P4">
Publisher: 英国《金融时报》</text:p>
      <text:p text:style-name="P4">
Time: 2023-06-28T23:20:03+00:00</text:p>
      <text:p text:style-name="P4">
Published Time: 2023-06-28T12:00:99+08:00</text:p>
      <text:p text:style-name="P4">
Modified Time: 2023-06-28T19:15:99+08:00</text:p>
      <text:p text:style-name="P4">
Description: Wolf: It is difficult for developing countries to raise financing for green. Multilateral development banks and IMF should provide foreign exchange guarantees for them to help attract private investment.</text:p>
      <text:p text:style-name="P4">
Images: ["<text:a xlink:type="simple" xlink:href="https://thumbor.ftacademy.cn/unsafe/picture/4/000129714_piclink.jpeg" text:style-name="Internet_20_link" text:visited-style-name="Visited_20_Internet_20_Link">
000129714_pic...</text:a>
"]</text:p>
      <text:p text:style-name="P4">
Themes: ['观点', '气候变化', '关注']</text:p>
      <text:p text:style-name="P4">
Keywords: ['气候变化', '可持续发展', '国际货币基金组织', 'Twitter']</text:p>
      <text:p text:style-name="P4">
Type: Article</text:p>
      <!--METADATA-->
      <text:p text:style-name="P4">
<draw:frame draw:style-name="fr1" draw:name="Image30" text:anchor-type="as-char" svg:width="6.9236in" svg:height="4.604464in" draw:z-index="0">
<draw:image xlink:href="../Images/FT Chinese Free Version/2023-06-28T23-20-03-00-00/000129714_piclink.jpeg" xlink:type="simple" xlink:show="embed" xlink:actuate="onLoad" draw:mime-type="image/jpeg"/>
</draw:frame>
Last week, I discussed the terrible fiscal situation of the poorest country. The "New Global Financing Agreement Summit" held in Paris last week provided an opportunity to deal with this challenge. It also provides opportunities for the required investment to invest in low -emissions economy.</text:p>
      <text:p text:style-name="P4">
This is Avina Pelusand(Avinash Persaud)The central point of a new paper. Pelshaide once had an influential "Britton Anthology on the Reform of Global Financial Fragments"(Bridgetown Agenda for theReform of the Global Financial Architecture)To Barbados Prime Minister Mia Motley(Miamotley)Give suggestion. In the thesis "Use some foreign exchange guarantees to clear the obstacles to the green transformation of the developing countries"(Unblocking the green transformation in developing countries with a partial foreign exchange guarantee)Among them, he analyzed how to provide sufficient affordable funds for renewable energy projects in emerging and developing countries. Last year's expert group reported "Climate Action Financing"(Finance for Climate Action)It also explored this issue.</text:p>
      <text:p text:style-name="P4">
News Source: <text:a xlink:type="simple" xlink:href="http://www.ftchinese.com/story/001100113" text:style-name="Internet_20_link" text:visited-style-name="Visited_20_Internet_20_Link">
http://www.ftchinese.com/story/001100113</text:a>
</text:p>
      <!--NEWS-->
      <text:h text:style-name="P10" text:outline-level="1">
<text:span text:style-name="T4">
The situation on both sides of the strait was rejected by Chinese officials to participate in the Taipei Summer Travel Exhibition</text:span>
</text:h>
      <text:p text:style-name="P4">
Publisher: 法新社</text:p>
      <text:p text:style-name="P4">
Published Time: 2023-06-29T-1:32:09+00:00</text:p>
      <text:p text:style-name="P4">
Modified Time: 2023-06-29T13:20:04+00:00</text:p>
      <text:p text:style-name="P4">
Description: (AFP, Taipei, 29th) The Taiwan authorities rejected Chinese tourism officials to apply for Taiwan to participate in the Taipei Summer Travel Exhibition next month on the grounds that the current situation of the "Cross -Strait Cross -Strait" in Chin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617581in" draw:z-index="0">
<draw:image xlink:href="../Images/rficn/2023-06-29T-1-32-09-00-00/000000.png" xlink:type="simple" xlink:show="embed" xlink:actuate="onLoad" draw:mime-type="image/png"/>
</draw:frame>
Zhan Zhihong, deputy chairman and spokesman of the Mainland Council, said at a regular press conference of the MAC that the overall situation of cross -strait overall situation was evaluated.</text:p>
      <text:p text:style-name="P4">
The Immigration Department stated that the organizer of the Taipei Summer Travel Exhibition invited Chinese provincial tourism officials, but "considering the overall situation on both sides of the strait", their application was rejected.</text:p>
      <text:p text:style-name="P4">
The statement pointed out that "there are questions about the necessity, urgency, and irreplaceableness it involved, so their applications will not be permitted."</text:p>
      <text:p text:style-name="P4">
Zhan Zhihong said that as for the company's tourism related business personnel and exhibitors, they were released, and they agreed to come to Taiwan to participate in the Taipei Summer Travel Exhibition.</text:p>
      <text:p text:style-name="P4">
According to the data of the MAC, the number of applications for this application was 212. After the joint review meeting was held, the resolution was approved to be approved to come to Taiwan, and the visit lists of more than 70 provincial officials in China were rejected.</text:p>
      <text:p text:style-name="P4">
News Source: <text:a xlink:type="simple" xlink:href="https://www.rfi.fr/cn/%E5%9B%BD%E9%99%85%E6%8A%A5%E9%81%93/20230629-%E4%B8%A4%E5%B2%B8%E5%B1%80%E5%8A%BF%E4%B8%BA%E7%94%B1-%E5%8F%B0%E6%B9%BE%E6%8B%92%E7%BB%9D%E4%B8%AD%E5%9B%BD%E5%AE%98%E5%91%98%E5%8F%82%E5%8A%A0%E5%8F%B0%E5%8C%97%E5%A4%8F%E5%AD%A3%E6%97%85%E5%B1%95" text:style-name="Internet_20_link" text:visited-style-name="Visited_20_Internet_20_Link">
https://www.rfi.fr/cn/%E5%9B%BD%E9%99%85%E6%8A%A5%E9%81%93/20230629-%E4%B8%A4%E5%B2%B8%E5%B1%80%E5%8A%BF%E4%B8%BA%E7%94%B1-%E5%8F%B0%E6%B9%BE%E6%8B%92%E7%BB%9D%E4%B8%AD%E5%9B%BD%E5%AE%98%E5%91%98%E5%8F%82%E5%8A%A0%E5%8F%B0%E5%8C%97%E5%A4%8F%E5%AD%A3%E6%97%85%E5%B1%95</text:a>
</text:p>
      <!--NEWS-->
      <text:h text:style-name="P10" text:outline-level="1">
<text:span text:style-name="T4">
Ye Lun expects to visit China and hope to re -establish contact with the Beijing authorities</text:span>
</text:h>
      <text:p text:style-name="P4">
Publisher: 法新社</text:p>
      <text:p text:style-name="P4">
Published Time: 2023-06-29T-11:02:07+00:00</text:p>
      <text:p text:style-name="P4">
Modified Time: 2023-06-29T10:35:02+00:00</text:p>
      <text:p text:style-name="P4">
Description: (Agence France -Presse, Washington, 28th) U.S. Treasury Secretary Janet Yellen said in an interview broadcast today that despite the differences between the United States and China, she still hopes to go to China and the Beijing authorities to "re -establish contact".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3.617581in" draw:z-index="0">
<draw:image xlink:href="../Images/rficn/2023-06-29T-11-02-07-00-00/000000.png" xlink:type="simple" xlink:show="embed" xlink:actuate="onLoad" draw:mime-type="image/png"/>
</draw:frame>
The tensions between the United States and China have been heating up in recent years. US president Joe Biden and former President Donald Trump said Beijing is the most serious threat to the United States' long -term dominant position in the United States.</text:p>
      <text:p text:style-name="P4">
However, the Biden government recently tried to cool down the tension. Ye Lun told Microsoft National Broadcasting Corporation (MSNBC) that she hoped to "go to China to rebuild the contact."</text:p>
      <text:p text:style-name="P4">
Ye Lun said: "There is a group of new leaders who need to understand each other." But she refused to disclose the exact date of expected visiting Beijing. Bloomberg News reported that it would be visited in early July.</text:p>
      <text:p text:style-name="P4">
Washington's export ban on high -end semiconductors and other trade restrictions on China deepen the suspicion of US -China relations.</text:p>
      <text:p text:style-name="P4">
In the interview, Ye Lun acknowledged that there were differences between the two countries and emphasized that the United States would continue to defend its national security interests.</text:p>
      <text:p text:style-name="P4">
Ye Lun said: "The United States is taking action and will continue to take action in order to protect our national security interests. Even if this will bring us some economic costs, we will still do this."</text:p>
      <text:p text:style-name="P4">
But Ye Lun pointed out that economic competition will benefit the two countries.</text:p>
      <text:p text:style-name="P4">
She said: "Better competition is good for companies and workers in the United States and China. This is both possible and desirable."</text:p>
      <text:p text:style-name="P4">
News Source: <text:a xlink:type="simple" xlink:href="https://www.rfi.fr/cn/%E5%9B%BD%E9%99%85%E6%8A%A5%E9%81%93/20230629-%E5%8F%B6%E4%BC%A6%E6%9C%9F%E6%9C%9B%E8%AE%BF%E9%97%AE%E4%B8%AD%E5%9B%BD-%E7%9B%BC%E4%B8%8E%E5%8C%97%E4%BA%AC%E5%BD%93%E5%B1%80%E9%87%8D%E6%96%B0%E5%BB%BA%E7%AB%8B%E8%81%94%E7%B3%BB" text:style-name="Internet_20_link" text:visited-style-name="Visited_20_Internet_20_Link">
https://www.rfi.fr/cn/%E5%9B%BD%E9%99%85%E6%8A%A5%E9%81%93/20230629-%E5%8F%B6%E4%BC%A6%E6%9C%9F%E6%9C%9B%E8%AE%BF%E9%97%AE%E4%B8%AD%E5%9B%BD-%E7%9B%BC%E4%B8%8E%E5%8C%97%E4%BA%AC%E5%BD%93%E5%B1%80%E9%87%8D%E6%96%B0%E5%BB%BA%E7%AB%8B%E8%81%94%E7%B3%BB</text:a>
</text:p>
      <!--NEWS-->
      <text:h text:style-name="P10" text:outline-level="1">
<text:span text:style-name="T4">
LVMH CEO Arnold appeared in China to inspect the market</text:span>
</text:h>
      <text:p text:style-name="P4">
Publisher: 法新社</text:p>
      <text:p text:style-name="P4">
Published Time: 2023-06-29T-13:02:07+00:00</text:p>
      <text:p text:style-name="P4">
Modified Time: 2023-06-29T10:35:01+00:00</text:p>
      <text:p text:style-name="P4">
Description: (Agence France-Presse, Beijing, 29th) Chinese community media Weibo stickers show that French billionaires, Jueyue Hennessy-Louis Vuitton Group (LVMH) CEO Arnold will show their children to the Chinese inspection store this week, I hope to rebuild business relations with China after the COVID-19 epidemic.</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6-29T-13-02-07-00-00/000000.png" xlink:type="simple" xlink:show="embed" xlink:actuate="onLoad" draw:mime-type="image/png"/>
</draw:frame>
Bernard Arnault is the second largest richest man in the world, second only to Elon Musk, founder of electric vehicle factory Tesla.</text:p>
      <text:p text:style-name="P4">
According to Weibo's madly post, some people saw Alino's stores in Beijing inspected Beijing SKP and Sanlitun Taikouli shopping malls on the 27th.</text:p>
      <text:p text:style-name="P4">
The post also pointed out that Arnold was recognized when visiting the International Financial Center and other high -end stores in Chengdu yesterday.</text:p>
      <text:p text:style-name="P4">
Chinese official media also quoted the film on Weibo to report Alino's visit.</text:p>
      <text:p text:style-name="P4">
The film can be seen that Arnold and his two children are walking, namely the head of perfume and fashion brand Dior, Dierfen. Delphinearnault and LV watch development and marketing director Shang En. Jean ARNAULT.</text:p>
      <text:p text:style-name="P4">
China is vital to the luxury market. Before the 2019 COVID-19), 1/3 of the world's luxury goods were paid by China.</text:p>
      <text:p text:style-name="P4">
The Swiss Bank Group (UBS AG) analyst team pointed out that the epidemic has brought a heavy blow to the luxury industry. In 2022, China accounted for 17%in the luxury consumer market, but this year will be the "Chinese Consumer Year."</text:p>
      <text:p text:style-name="P4">
News Source: <text:a xlink:type="simple" xlink:href="https://www.rfi.fr/cn/%E8%B4%A2%E7%BB%8F%E5%BF%AB%E8%AE%AF/20230629-lvmh%E6%89%A7%E8%A1%8C%E9%95%BF%E9%98%BF%E5%B0%94%E8%AF%BA%E7%8E%B0%E8%BA%AB%E4%B8%AD%E5%9B%BD-%E5%81%95%E5%90%8C%E5%84%BF%E5%A5%B3%E8%A7%86%E5%AF%9F%E9%97%A8%E5%B8%82" text:style-name="Internet_20_link" text:visited-style-name="Visited_20_Internet_20_Link">
https://www.rfi.fr/cn/%E8%B4%A2%E7%BB%8F%E5%BF%AB%E8%AE%AF/20230629-lvmh%E6%89%A7%E8%A1%8C%E9%95%BF%E9%98%BF%E5%B0%94%E8%AF%BA%E7%8E%B0%E8%BA%AB%E4%B8%AD%E5%9B%BD-%E5%81%95%E5%90%8C%E5%84%BF%E5%A5%B3%E8%A7%86%E5%AF%9F%E9%97%A8%E5%B8%82</text:a>
</text:p>
      <!--NEWS-->
      <text:h text:style-name="P10" text:outline-level="1">
<text:span text:style-name="T4">
Studies: Living near Green Land, there will be no old and young 2.5 years old</text:span>
</text:h>
      <text:p text:style-name="P4">
Publisher: 法新社</text:p>
      <text:p text:style-name="P4">
Published Time: 2023-06-29T-18:02:08+00:00</text:p>
      <text:p text:style-name="P4">
Modified Time: 2023-06-29T09:50:02+00:00</text:p>
      <text:p text:style-name="P4">
Description: (Agence France -Presse Washington, 28th) In addition to helping to resist heat and promote biodiversity, parks and green spaces in the urban jungle can also make people feel calm.</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3.617581in" draw:z-index="0">
<draw:image xlink:href="../Images/rficn/2023-06-29T-18-02-08-00-00/000000.png" xlink:type="simple" xlink:show="embed" xlink:actuate="onLoad" draw:mime-type="image/png"/>
</draw:frame>
According to the new research published by ScienceAdvances today, Greenland not only has the above benefits, but also helps people to slow down their body aging. Those who can contact green spaces are 2.5 years younger than those who cannot contact.</text:p>
      <text:p text:style-name="P4">
Research Reporter, Northwestern University (Kyeezu Kim), Ph.D. Kim, told AFP: "Living in more greenery can make you younger than the actual age. "</text:p>
      <text:p text:style-name="P4">
I found that contacting green space was related to the healthy cardiovascular and reduced mortality rates. It is generally believed that this is because the body has more activities and social interaction, but it is not clear whether the park can really slow down cell aging.</text:p>
      <text:p text:style-name="P4">
To clarify this, the research team reviews the so -called DNA methylation.</text:p>
      <text:p text:style-name="P4">
In the past research, the so -called "Epigenetic Clock (also known as the aging clock") of the so -called "Epigenetic CLOCK" of DNA methylation data) is a good indicator for predicting health status such as cardiovascular disease, cancer, and cognitive functions. , Can measure age more accurately than the calendar year.</text:p>
      <text:p text:style-name="P4">
Golden colleagues tracked more than 900 white people in Birmingham, Chicago, Minneapolis, and Oakland in the 20 years from 1986 to 2006.</text:p>
      <text:p text:style-name="P4">
The research team uses satellite imaging to evaluate the residence of the subject and the distance from the surrounding vegetation, as well as the park, and match these data with the blood samples collected for 15 and 20 years to determine their physiological age.</text:p>
      <text:p text:style-name="P4">
The research team establishes a statistical model to evaluate the results, and controls the variables that may affect the results, such as education, income, and smoking. As a result, it is found that compared with the 20%greening rate around the house, the 5 -kilometer radius greening rate of 5 kilometers is 30 30%. For %, average physiological age is 2.5 years younger.</text:p>
      <text:p text:style-name="P4">
But this benefit is not equal. African -American physiological age with more green space is only 1 year young, and white is 3 years younger.</text:p>
      <text:p text:style-name="P4">
Kim said: "Other factors, such as stress, quality of green space around, and other social support, can affect the benefits of green space in physiological aging."</text:p>
      <text:p text:style-name="P4">
News Source: <text:a xlink:type="simple" xlink:href="https://www.rfi.fr/cn/%E7%A7%91%E5%AD%A6%E6%96%B0%E7%9F%A5/20230629-%E7%A0%94%E7%A9%B6-%E4%BD%8F%E7%BB%BF%E5%9C%B0%E9%99%84%E8%BF%91%E6%AF%94%E8%BE%83%E4%B8%8D%E4%BC%9A%E8%80%81-%E5%B9%B3%E5%9D%87%E5%B9%B4%E8%BD%BB2-5%E5%B2%81" text:style-name="Internet_20_link" text:visited-style-name="Visited_20_Internet_20_Link">
https://www.rfi.fr/cn/%E7%A7%91%E5%AD%A6%E6%96%B0%E7%9F%A5/20230629-%E7%A0%94%E7%A9%B6-%E4%BD%8F%E7%BB%BF%E5%9C%B0%E9%99%84%E8%BF%91%E6%AF%94%E8%BE%83%E4%B8%8D%E4%BC%9A%E8%80%81-%E5%B9%B3%E5%9D%87%E5%B9%B4%E8%BD%BB2-5%E5%B2%81</text:a>
</text:p>
      <!--NEWS-->
      <text:h text:style-name="P10" text:outline-level="1">
<text:span text:style-name="T4">
Belarusian opposition leader: Porigjin cannot trust Raka Shenke</text:span>
</text:h>
      <text:p text:style-name="P4">
Publisher: 法新社</text:p>
      <text:p text:style-name="P4">
Published Time: 2023-06-29T-6:02:09+00:00</text:p>
      <text:p text:style-name="P4">
Modified Time: 2023-06-29T11:50:01+00:00</text:p>
      <text:p text:style-name="P4">
Description: (AFP, Brussels, 29th) The Belarusian opposition leader, Jihanvscia, exiled overseas, said that although Belarus President Rakashenko provided him with asylum after the end of the Russian mercenaries Organization Wagner Group's head of Perigin, he provided him , Rakashenke may sell Porigi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5" text:anchor-type="as-char" svg:width="6.9236in" svg:height="3.617581in" draw:z-index="0">
<draw:image xlink:href="../Images/rficn/2023-06-29T-6-02-09-00-00/000000.png" xlink:type="simple" xlink:show="embed" xlink:actuate="onLoad" draw:mime-type="image/png"/>
</draw:frame>
Svetlana Tikhanovskaya (Svetlana Tikhanovskaya) pointed out in a Agence France -Presse newspaper in Brussels yesterday: "They are not allies. They cannot trust each other."</text:p>
      <text:p text:style-name="P4">
"Alexander Lukashenko may betray Yevgeny Prigozhin at any time, and so is the same."</text:p>
      <text:p text:style-name="P4">
Rakashenko said on the 27th that under his mediation, Wagner Group ended the mutiny and Prigzin had arrived in Belarus. Pryigjin's domination of Russian President Vladimirputin has constituted the biggest challenge to date.</text:p>
      <text:p text:style-name="P4">
Jihanovs Kia said that there are many agreements reached by Rakakshenko and Porigjin. There are still many unclear. Jihanovs Kaya challenged Lakshen Ke in the 2020 presidential election in Belarus, claiming to win.</text:p>
      <text:p text:style-name="P4">
She pointed out that Luchenko's movement is just a suitable measure to help his number one supporter Pu Ting, which is to save his regime in Belarus.</text:p>
      <text:p text:style-name="P4">
"He is not just to prevent Pu Ting's face lost, or to rescue Porigin, or avoid letting the Russian outbreak of civil war. He only cares about his personal survival, because Luca Shenke knows that once the Russian regime is crumbling, Luka Shen Ke will be the next. "</text:p>
      <text:p text:style-name="P4">
"Porigzin himself or Wagner Group appears on our territory, and first pose a threat to the Belarusian people and our independence."</text:p>
      <text:p text:style-name="P4">
"Furthermore, its existence also pose a threat to Ukraine and our Western neighbors." (Translator: Liu Shuqin/Calculation: Chen Zhengyi)</text:p>
      <text:p text:style-name="P4">
News Source: <text:a xlink:type="simple" xlink:href="https://www.rfi.fr/cn/%E5%9B%BD%E9%99%85%E6%8A%A5%E9%81%93/20230629-%E7%99%BD%E4%BF%84%E5%8F%8D%E5%AF%B9%E6%B4%BE%E9%A2%86%E8%A2%96-%E6%99%AE%E9%87%8C%E6%A0%BC%E6%B4%A5%E6%97%A0%E6%B3%95%E4%BF%A1%E4%BB%BB%E9%B2%81%E5%8D%A1%E7%94%B3%E6%9F%AF" text:style-name="Internet_20_link" text:visited-style-name="Visited_20_Internet_20_Link">
https://www.rfi.fr/cn/%E5%9B%BD%E9%99%85%E6%8A%A5%E9%81%93/20230629-%E7%99%BD%E4%BF%84%E5%8F%8D%E5%AF%B9%E6%B4%BE%E9%A2%86%E8%A2%96-%E6%99%AE%E9%87%8C%E6%A0%BC%E6%B4%A5%E6%97%A0%E6%B3%95%E4%BF%A1%E4%BB%BB%E9%B2%81%E5%8D%A1%E7%94%B3%E6%9F%AF</text:a>
</text:p>
      <!--NEWS-->
      <text:h text:style-name="P10" text:outline-level="1">
<text:span text:style-name="T4">
The Yellow River water irrigation farmland is bombarded by the fees</text:span>
</text:h>
      <text:p text:style-name="P4">
Author: None</text:p>
      <text:p text:style-name="P4">
Publisher: Radio Free Asia (Organization)</text:p>
      <text:p text:style-name="P4">
Published Time: 2023-06-29T01:29:00-04:00</text:p>
      <text:p text:style-name="P4">
Modified Time: 2023-06-29T14:32:50-04:00</text:p>
      <text:p text:style-name="P4">
Description: None</text:p>
      <text:p text:style-name="P4">
Videos: []</text:p>
      <text:p text:style-name="P4">
Audios: ["<text:a xlink:type="simple" xlink:href="https://www.rfa.org/mandarin/yataibaodao/jingmao/gt-062920230128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3.897317in" draw:z-index="0">
<draw:image xlink:href="../Images/rfamandarin/2023-06-29T01-29-00-04-00/000000.png" xlink:type="simple" xlink:show="embed" xlink:actuate="onLoad" draw:mime-type="image/png"/>
</draw:frame>
Farmers' charges used to use the Yellow River water irrigation caused heated debate. <text:a xlink:type="simple" xlink:href="https://www.rfa.org/mandarin/yataibaodao/jingmao/gt-06292023012829.html/@@images/image" text:style-name="Internet_20_link" text:visited-style-name="Visited_20_Internet_20_Link">
</text:a>
路透资料照  <text:a xlink:type="simple" xlink:href="https://www.rfa.org/mandarin/yataibaodao/jingmao/gt-06292023012829.html/@@stream" text:style-name="Internet_20_link" text:visited-style-name="Visited_20_Internet_20_Link">
Audio-1-Link：https://www.rfa.org/mandarin/yataibaodao/jingmao/gt-06292023012829.html/@@stream</text:a>
This week, the comments and videos of Sina Weibo, Zhihu, Sohu and other websites related to the "Yellow River with water irrigating farmland" and "the first peasant's first peasant with the Yellow River water to charge for charging", which aroused hot discussion among netizens. The text is deleted. A villager in Shandong told the station that the local village committee began to charge a few yuan a few yuan a few years ago to collect a few yuan of "water collection", but it did not expect to increase to 100 yuan per person.</text:p>
      <text:p text:style-name="P4">
<text:a xlink:type="simple" xlink:href="https://www.rfa.org/mandarin/yataibaodao/shehui/gt1-05012023014217.html" text:style-name="Internet_20_link" text:visited-style-name="Visited_20_Internet_20_Link">
<text:span text:style-name="T4">
 Yellow River Hugukou Waterfall on both sides of high -wall tourists must buy tickets for viewing </text:span>
</text:a>
In recent days, the online video Teacher He Siyun's comments have been circulated on Sina Weibo about "the first peasant for the first time farmers used the Yellow River water for the first time in 5,000 years." Teacher He Siyun said in the video: "Recently, news about the amount of water for the Yellow River's tributaries has been rushed to the hot search, which has aroused widespread attention and discussion. According to media reports, a village committee of a certain place has issued some regulations that require water from the Yellow River tributaries to pick up the water and pour the land. Farmers pay more than 100 yuan per year ... "</text:p>
      <text:p text:style-name="P4">
Teacher He Siyun sent a video, saying that farmers need to charge the Yellow River water, the first time in 5,000 years. (Screenshot of online video/Shi Ting provided) [NetEase account published a comment article called "If this group of people have the right to charges, we can even breathe difficult" on Wednesday (28th). Recently, a message was circulated on the Internet. The ground, one person has more than 100 yuan a year. Because it is unreasonable, many people do not pay. But at the end of the year, the people were in trouble when buying urban -rural cooperative medical insurance. The authorities requested that the Yellow River water money was first purchased to buy medical insurance. A villager said to the reporter, "You have to take the process in accordance with the rules and regulations. The Yellow River water money is ahead, and the medical insurance is behind." I exaggerate that the Yellow River water money is paid next year, and the next year will pay more and pay more year by year, and year by year Increase. The comments wrote, "Our 'charging deformity' is compressing the bottom line of the people step by step. It violates the principles of fairness and has reached the point of disregarding national laws." The reporter searched on Thursday and found that some comments were blocked by 404.</text:p>
      <text:p text:style-name="P4">
<text:span text:style-name="T4">
 Ten years ago, the villages and villages paid the yuan per person for hundreds of dollars today </text:span>
 **</text:p>
      <text:p text:style-name="P4">
Huangji Township, Tancheng County, Shandong was exposed by netizens. The Yellow River put a water for farmers to pour the land. Each person paid more than 100 yuan per person, doubled a few years ago. Mr. Zhang, a farmer in Shandong, said in an interview with this station that more than ten years ago, the local village committee had charged the Yellow River tributary of the Yellow River to each villagers to receive water fees. In this case, the villagers or township enterprise personnel go to the farmers' house to collect a few dollars. This is a local policy. But now the documents have been issued, stipulating to pay resource fees uniformly, as well as the right to take water, etc. "</text:p>
      <text:p text:style-name="P4">
Weibo netizens commented that when the Japanese were here, they did not dare to charge like this, and the fiscal lack of money may one day cover the sky. (Posted on Weibo/Guting) <text:a xlink:type="simple" xlink:href="https://www.rfa.org/mandarin/yataibaodao/jingmao/gt-06292023012829.html/m0629-gtp2ba.jpg" text:style-name="Internet_20_link" text:visited-style-name="Visited_20_Internet_20_Link">
</text:a>
Mr. Zhang said that the local government has increased the burden of farmers and deprives farmers' right to use natural water.</text:p>
      <text:p text:style-name="P4">
Lu Xiumei, a villager in Linyi, Shandong, told this station that her location is not a tributary, but she also heard that villagers in the Yellow River tributary of Shanghe County. hook up. She said that the Yellow River is the lifeblood of the Chinese people to the Chinese. As a manager, the government has the obligation to control the people of the Yellow River to serve the people: "This is the meaning of your government's duty and existence. If there is a problem with the financial problem, you want to see some ways to search for the people's fat cream. The common people are pitiful enough. The grains planted on the ground have raised many urban residents, but the urban residents have pensions from work units, but farmers have no pensions for pensions. of."</text:p>
      <text:p text:style-name="P4">
<text:span text:style-name="T4">
 A few years ago, the villagers paid the Yellow River to take the water fee but did not use the water </text:span>
 **</text:p>
      <text:p text:style-name="P4">
Zhang Jianping, Jiangsu Yixing current affairs, told this station that he believes that the governments of most countries will not ask farmers to take the so -called Yellow River with water fees. He said: "Farmers eat by the sky, this is natural resources. This absurd policy shows that the government's finance is tight, and administrative officials are not restricted by law. . China's problem is to carry out the political system reform and change these 'people's public servants'. "</text:p>
      <text:p text:style-name="P4">
Qilu.com reported on August 1, 2019 that Shandong Province stipulates that agricultural irrigation uses the Yellow River water to pay the Yellow River water fee. The purpose is to save water resources and maintain the normal operation of the Yellow River water conservancy project. Burment, who uses water, who pays money, use more and more, do not need to pay. " On August 1st, Shandong Radio and Television's "Ask for Political Shandong" show showed the problem that the farmers who could not use the Yellow River water in some areas still had to pay the Yellow River water fee.</text:p>
      <text:p text:style-name="P4">
Reporter: Ancient Pavilion Editor: Chen Meihua Xu Shuting.com editor: Ruizhe</text:p>
      <text:p text:style-name="P4">
News Source: <text:a xlink:type="simple" xlink:href="https://www.rfa.org/mandarin/yataibaodao/jingmao/gt-06292023012829.html" text:style-name="Internet_20_link" text:visited-style-name="Visited_20_Internet_20_Link">
https://www.rfa.org/mandarin/yataibaodao/jingmao/gt-06292023012829.html</text:a>
</text:p>
      <!--NEWS-->
      <text:h text:style-name="P10" text:outline-level="1">
<text:span text:style-name="T4">
Wagner's existence in Belarus issued warnings and reports to reveal the new news of Purigen's renovation of the rebellion</text:span>
</text:h>
      <text:p text:style-name="P4">
Author: 半岛电视台＋通讯社</text:p>
      <text:p text:style-name="P4">
Publisher: Al Jazeera</text:p>
      <text:p text:style-name="P4">
Published Time: 2023-06-29T01:29:34</text:p>
      <text:p text:style-name="P4">
Modified Time: 2023-06-29T01:29:34</text:p>
      <text:p text:style-name="P4">
Description: Polish President Angy Duda said that the North Atlantic Convention Organization (NATO) should be alert to the north of the plan to transfer Wagner's combatants to Belarus. At the same time, a leader in Wagner explained that Minsk "may not be allowed Without facing the serious development of the situation, we must prepare for this. "</text:p>
      <text:p text:style-name="P4">
Images: ["<text:a xlink:type="simple" xlink:href="https://chinese.aljazeera.net/wp-content/uploads/2023/06/1-1688001737.jpg" text:style-name="Internet_20_link" text:visited-style-name="Visited_20_Internet_20_Link">
1-1688001737.jpg</text:a>
", "<text:a xlink:type="simple" xlink:href="https://chinese.aljazeera.net/wp-content/uploads/2023/06/1-1688001810.jpg" text:style-name="Internet_20_link" text:visited-style-name="Visited_20_Internet_20_Link">
1-1688001810.jpg</text:a>
", "<text:a xlink:type="simple" xlink:href="https://chinese.aljazeera.net/wp-content/uploads/2023/06/1-1687830131.jpg" text:style-name="Internet_20_link" text:visited-style-name="Visited_20_Internet_20_Link">
1-1687830131.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42" text:anchor-type="as-char" svg:width="6.9236in" svg:height="3.888597in" draw:z-index="0">
<draw:image xlink:href="../Images/Aljazeera Chinese/2023-06-29T01-29-34/1-1688001737.jpg" xlink:type="simple" xlink:show="embed" xlink:actuate="onLoad" draw:mime-type="image/jpeg"/>
</draw:frame>
Poligon, head of the Wagner Group of Russia</text:p>
      <text:p text:style-name="P4">
Polish President Angy Duda said that the North Atlantic Convention Organization (NATO) should be alert to the north of the plan to transfer Wagner's combatants to Belarus. At the same time, a leader in Wagner explained that Minsk "may not be allowed Without facing the serious development of the situation, we must prepare for this. "</text:p>
      <text:p text:style-name="P4">
He added at a press conference during his visit to Kiev, Ukraine's capital, saying that Wagner's existence in Belarus possibly possibly possibly possibly Poland and Lithuania constitute a threat, and Poland and Lithuania will do everything to ensure that Ukraine joins NATO as soon as possible.</text:p>
      <text:p text:style-name="P4">
At the joint press conference held by Duda at the joint press conference with Ukraine President Zelenezki and Lithuanian President Gitanasenida, he questioned the purpose of "the purpose of re -positioning".</text:p>
      <text:p text:style-name="P4">
Da Da added, "What is the actual purpose of the Wagner Group (actually the Russian army) in Belarus? The purpose is to occupy Belarus or threatened to attack Ukraine from Belarus. It aims to have an additional threat to Ukraine from the north? Causes a potential threat to our Poland as a member of NATO?</text:p>
      <text:p text:style-name="P4">
Zeleiski believes that "NATO must unanimously say to the Polish and Lithuanian community that if Wagner elements embarked on Lithuania or Poland's land, then no matter where they are, all Wagner elements will be eliminated."</text:p>
      <text:p text:style-name="P4">
President Ukraine believes that the next league summit hosted in Lithuania on July 11 is "an excellent platform for conveying this information."</text:p>
      <text:p text:style-name="P4">
<draw:frame draw:style-name="fr1" draw:name="Image43" text:anchor-type="as-char" svg:width="6.9236in" svg:height="3.894525in" draw:z-index="0">
<draw:image xlink:href="../Images/Aljazeera Chinese/2023-06-29T01-29-34/1-1688001810.jpg" xlink:type="simple" xlink:show="embed" xlink:actuate="onLoad" draw:mime-type="image/jpeg"/>
</draw:frame>
Ukrainian Minister of Defense Oleksi Piezkov</text:p>
      <text:h text:style-name="P13" text:outline-level="4">
<text:span text:style-name="T4">
存</text:span>
</text:h>
      <text:p text:style-name="P4">
On the other hand, a military leader of a Wagner Group nicknamed "Brester" called for not to rush to describe the Wagner soldiers as traitors. Brester said that Wagner Group will transfer it to the Russian Ministry of Defense, and some of the battle will fight. Personnel will serve in Belarus.</text:p>
      <text:p text:style-name="P4">
He continued, "I am very interested in working in Belarus. I want to improve the level of combat reserve there and teach Wagner's experience to the soldiers," then added, "We must give up fantasies, because Belarus may have to face it to face The serious development of the situation, we must prepare for this. "</text:p>
      <text:p text:style-name="P4">
Belarus announced on Tuesday that Church of Wagner arrived in the capital Minsk by aircraft take off from Russia.</text:p>
      <text:p text:style-name="P4">
Belarusian President Alexander Lukashenko ended the agreement reached on Saturday to end the Wagner rebellion in Russia. The agreement includes Porigen to Minsk, and his subordinates can choose to join the Wagner Group or integrate into the Russian regular armed forces.</text:p>
      <text:h text:style-name="P13" text:outline-level="4">
<text:span text:style-name="T4">
Don't assassinate him</text:span>
</text:h>
      <text:p text:style-name="P4">
Before Porigon arrived, President Belarus confirmed that he had asked Russian President Vladimir Putin not to assassinate commanders of Wagner during the Wagner rebellion.</text:p>
      <text:p text:style-name="P4">
According to a video posted on the Telegram application on the President Semi -official channel, Lukashenko said in front of Belarusian officials: "I tell Putin . But I said, 'Don't do this.' "</text:p>
      <text:p text:style-name="P4">
At the same time, Ukraine President Zelei Sky said on Wednesday that some members of the Wagner Group are still in Ukraine, but the security situation in the northern part of the country is still under control and no change has occurred.</text:p>
      <text:p text:style-name="P4">
The day before Zelezzki made the above remarks, the head of the Wagner Group Purig was appointed from Russia to Belarus, a neighbor of northern Ukraine after an attempted rebellion against Moscow.</text:p>
      <text:p text:style-name="P4">
When asking Wagner Group exist in Belarus, Zerrenzki said, "I think this power will not be strong."</text:p>
      <text:p text:style-name="P4">
Zeleizki added: "Our army believes that the situation in northern my country has not changed, in our control."</text:p>
      <text:p text:style-name="P4">
<draw:frame draw:style-name="fr1" draw:name="Image44" text:anchor-type="as-char" svg:width="6.9236in" svg:height="3.894525in" draw:z-index="0">
<draw:image xlink:href="../Images/Aljazeera Chinese/2023-06-29T01-29-34/1-1687830131.jpg" xlink:type="simple" xlink:show="embed" xlink:actuate="onLoad" draw:mime-type="image/jpeg"/>
</draw:frame>
The person in charge of the Wagner Group clarified the goal of his military operations and his ambitions about his ambitions</text:p>
      <text:h text:style-name="P13" text:outline-level="4">
<text:span text:style-name="T4">
New details about the rebellion</text:span>
</text:h>
      <text:p text:style-name="P4">
On the other hand, the Wall Street Journal reported that after the internal intelligence discovered this conspiracy, the Russian Wagner Special Forces Commander's attempted soldiers launched by the Russian military leadership were advanced.</text:p>
      <text:p text:style-name="P4">
The Wall Street Journal quoted Western officials who did not disclose their names and reported that the goal of Porigon's planning conspiracy was to arrest the Russian Minister of Defense Sergei Hazaru and the Armed Force Chief of Staff Waleri Glacimov.</text:p>
      <text:p text:style-name="P4">
Bloomberg quoted the newspaper that the Russian Federal Intelligence Agency learned the conspiracy two days in advance, which may explain the reason why Perigon decided to advance to Moscow.</text:p>
      <text:p text:style-name="P4">
The newspaper stated that the plan to join the assumptions of the rebellion based on certain factions of the Russian army.</text:p>
      <text:p text:style-name="P4">
News Source: <text:a xlink:type="simple" xlink:href="https://chinese.aljazeera.net/news/war-in-ukraine/2023/6/29/%e7%93%a6%e6%a0%bc%e7%ba%b3%e5%9c%a8%e7%99%bd%e4%bf%84%e7%bd%97%e6%96%af%e7%9a%84%e5%ad%98%e5%9c%a8%e6%b3%a2%e5%85%b0%e5%8f%91%e5%87%ba%e8%ad%a6%e5%91%8a%e4%b8%8e%e6%8a%a5%e9%81%93%e9%80%8f%e9%9c%b2" text:style-name="Internet_20_link" text:visited-style-name="Visited_20_Internet_20_Link">
https://chinese.aljazeera.net/news/war-in-ukraine/2023/6/29/%e7%93%a6%e6%a0%bc%e7%ba%b3%e5%9c%a8%e7%99%bd%e4%bf%84%e7%bd%97%e6%96%af%e7%9a%84%e5%ad%98%e5%9c%a8%e6%b3%a2%e5%85%b0%e5%8f%91%e5%87%ba%e8%ad%a6%e5%91%8a%e4%b8%8e%e6%8a%a5%e9%81%93%e9%80%8f%e9%9c%b2</text:a>
</text:p>
      <!--NEWS-->
      <text:h text:style-name="P10" text:outline-level="1">
<text:span text:style-name="T4">
Taiwan 2024 Presidential Election: Who is supporting "Critic" Ke Wenzhe</text:span>
</text:h>
      <text:p text:style-name="P4">
Author: https://www.facebook.com/bbcworldservice/</text:p>
      <text:p text:style-name="P4">
Publisher: BBC News 中文</text:p>
      <text:p text:style-name="P4">
Published Time: 2023-06-29T01:40:58.000Z</text:p>
      <text:p text:style-name="P4">
Modified Time: 2023-06-29T01:40:58.000Z</text:p>
      <text:p text:style-name="P4">
Description: Analysis refers to Taiwan's current stage with "negative voting". In the case of high "hate value" of blue and green, Ke Wenzhe has received a lot of support for criticizing blue and green. But his amazing political style may lead to rejuvenation during the election.</text:p>
      <text:p text:style-name="P4">
Images: ["<text:a xlink:type="simple" xlink:href="https://ichef.bbci.co.uk/news/640/cpsprodpb/14F02/production/_130226758_348714773_779834543861039_5917326553367742297_n.jpg" text:style-name="Internet_20_link" text:visited-style-name="Visited_20_Internet_20_Link">
_130226758_34...</text:a>
", "<text:a xlink:type="simple" xlink:href="https://ichef.bbci.co.uk/news/640/cpsprodpb/171E8/production/_107769649_gettyimages-482869659.jpg" text:style-name="Internet_20_link" text:visited-style-name="Visited_20_Internet_20_Link">
_107769649_ge...</text:a>
", "<text:a xlink:type="simple" xlink:href="https://ichef.bbci.co.uk/news/640/cpsprodpb/B096/production/_127760254_d21c24b4-f1ab-46bc-9d09-412c0b32c0c6.jpg" text:style-name="Internet_20_link" text:visited-style-name="Visited_20_Internet_20_Link">
_127760254_d2...</text:a>
"]</text:p>
      <text:p text:style-name="P4">
Videos: ["<text:a xlink:type="simple" xlink:href="https://www.bbc.com/ws/av-embeds/cps/zhongwen/simp/chinese-news-66039161/p0djnmp4/zh-hans" text:style-name="Internet_20_link" text:visited-style-name="Visited_20_Internet_20_Link">
zh-hans</text:a>
"]</text:p>
      <text:p text:style-name="P4">
Tags: ['中國', '政治', '台湾', '美国', '贸易']</text:p>
      <text:p text:style-name="P4">
Type: Article</text:p>
      <!--METADATA-->
      <text:h text:style-name="P12" text:outline-level="3">
<text:span text:style-name="T4">
Taiwan 2024 Presidential Election: Who is supporting "Critic" Ke Wenzhe</text:span>
</text:h>
      <text:p text:style-name="P4">
1:40 am on June 29, 2023![] <text:a xlink:type="simple" xlink:href="Images/BBC Chinese/2023-06-29T01-40-58.000Z/_130226758_348714773_779834543861039_5917326553367742297_n.jpg" text:style-name="Internet_20_link" text:visited-style-name="Visited_20_Internet_20_Link">
</text:a>
Image source, KO Wen Je Facebook</text:p>
      <text:p text:style-name="P4">
Image adding text,</text:p>
      <text:p text:style-name="P4">
Ke Wenzhe (left)</text:p>
      <text:p text:style-name="P4">
<text:span text:style-name="T4">
 More than half a year before the Taiwan 2024 presidential election, a poll released by Taiwan TV TVBS last week showed that it had represented the presidential candidate of Taiwan's third largest party and former Taipei Mayor Ke Wenzhe's support accident. Leading, and on behalf of the Kuomintang, the mayor of New Taipei, Hou Youyi, fell third, causing heated discussions in Taiwan. </text:span>
</text:p>
      <text:p text:style-name="P4">
Although the polls of other institutions later said that Lai Qingde, who represented the DPP, returned to the first place, Ke Wenzhe's rising momentum has triggered the anxiety of the Kuomintang supporters and the DPP's tension.</text:p>
      <text:p text:style-name="P4">
In addition, Ke Wenzhe recently threw the issue of the service trade agreement that caused Taiwan's "Sunflower Movement" nine years ago, and once again caused a debate. When Ke Wenzhe was in the political circle of the political circle, he was surrounded by the generation of outsiders in the political circle. Now he said that if he was elected president, he would negotiate a trade agreement with Beijing.</text:p>
      <text:p text:style-name="P4">
<draw:frame draw:style-name="fr1" draw:name="Image45" text:anchor-type="as-char" svg:width="6.9236in" svg:height="3.894525in" draw:z-index="0">
<draw:image xlink:href="../Images/BBC Chinese/2023-06-29T01-40-58.000Z/_107769649_gettyimages-482869659.jpg" xlink:type="simple" xlink:show="embed" xlink:actuate="onLoad" draw:mime-type="image/jpeg"/>
</draw:frame>
Image source, getty images</text:p>
      <text:p text:style-name="P4">
Image adding text,</text:p>
      <text:p text:style-name="P4">
The "Sun Flower Study Games" broke out in Taiwan in 2014. At that time, Ke Wenzhe was surrounded by the rise of the political circle of outsiders and was surrounded by the Sunflower Movement for generations.</text:p>
      <text:p text:style-name="P4">
LEVNACHMAN, assistant professor of the Asia -Pacific Research University of Taiwan Politburo, analyzed the BBC Chinese analysis. Although the outside world believes that most of the supporters of Ke Wenzhe are young people, Ke Wenzhe is also eating the Kuomintang ticket, and the latter supporters are mainly middle -aged and older. How many Kuomintang votes can be taken away by Ke Wenzhe are the focus of observation now.</text:p>
      <text:p text:style-name="P4">
Zhang Junhao, a professor at the Department of Political Department of Donghai University, analyzed that the support of each candidate at this stage is mainly "negative voting". With less support, the popularity is rising. However, he emphasized to the BBC in Chinese that Ke Wenzhe's amazing political style may lead to the anti -spokes of his speech during the election, that is, Taiwan, commonly known as "back darts". He said that, for example, Ke Wenzhe's position on the service trade agreement has changed, as well as previous speeches and criticizing "there are too many (some schools) sciences and some students taught without that value", they may create a political crisis for themselves.</text:p>
      <text:h text:style-name="P12" text:outline-level="3">
<text:span text:style-name="T4">
</text:span>
</text:h>
      <text:p text:style-name="P4">
According to the highlight of the TVBS poll center on June 16, Ke Wenzhe's support was 33%, from the original third place to the leader. After Lai Qingde settled at 30%support, Hou Youyi's support was only 23%. On June 20, the Taiwan Public Opinion Foundation announced the June poll in June. Lai Qingde's support was 36.5%, followed by Ke Wenzhe 29.1%, Hou Youyi ranked 3rd in 20.4%. Compared with the polls published in May, Ke Wenzhe rose 4%overtaking Hou Youyi The latter fell 7.2%.</text:p>
      <text:p text:style-name="P4">
<draw:frame draw:style-name="fr1" draw:name="Image46" text:anchor-type="as-char" svg:width="6.9236in" svg:height="3.894525in" draw:z-index="0">
<draw:image xlink:href="../Images/BBC Chinese/2023-06-29T01-40-58.000Z/_127760254_d21c24b4-f1ab-46bc-9d09-412c0b32c0c6.jpg" xlink:type="simple" xlink:show="embed" xlink:actuate="onLoad" draw:mime-type="image/jpeg"/>
</draw:frame>
Image source, BBC Chinese</text:p>
      <text:p text:style-name="P4">
Image adding text,</text:p>
      <text:p text:style-name="P4">
Ke Wenzhe's young people in the current polls are the leading support.</text:p>
      <text:p text:style-name="P4">
It is worth noting that at present, it seems that Ke Wenzhe's support in the young ethnic group has won Lai Qingde and Hou Youyi. The above-mentioned polls of TVBS show that Ke Wenzhe's support at the age of 20-29, 30-39 has 58%and 55%, while Lai Qingde is 17%and 18%, and Hou Youyi is 12%. At the end of June, the polls of the Taiwan Public Opinion Foundation showed that Ke Wenzhe's support at the age of 20-24 was as high as 67%, and 40%of the ages of 25-34 were supported.</text:p>
      <text:p text:style-name="P4">
The latest polls of another public opinion agency "Beautiful Island Electronics News" also supported 40 % of the support in 20-29 and 30-39 years old. This shows the absolute advantage of Ke Wenzhe on young people's votes.</text:p>
      <text:p text:style-name="P4">
<text:a xlink:type="simple" xlink:href="https://www.bbc.com/zhongwen/simp/chinese-news-65618692" text:style-name="Internet_20_link" text:visited-style-name="Visited_20_Internet_20_Link">
Taiwan Election 2024: Why can Hou Youyi represent the Kuomintang to participate in the war</text:a>
<text:span text:style-name="T5">
 <text:a xlink:type="simple" xlink:href="https://www.bbc.com/zhongwen/simp/chinese-news-39458122" text:style-name="Internet_20_link" text:visited-style-name="Visited_20_Internet_20_Link">
Taiwan's "Sun Flower" Xueyun Huang Guochang and other 22 people have been sentenced to innocence</text:a>
</text:span>
 <text:a xlink:type="simple" xlink:href="https://www.bbc.com/zhongwen/simp/world-47647843" text:style-name="Internet_20_link" text:visited-style-name="Visited_20_Internet_20_Link">
Ke Wenzhe, who is "interview" in the United States: The best strategy of pro -American friends is the best strategy for survival in Taiwan</text:a>
* <text:a xlink:type="simple" xlink:href="https://www.bbc.com/zhongwen/simp/chinese-news-64261592" text:style-name="Internet_20_link" text:visited-style-name="Visited_20_Internet_20_Link">
Will Lai Qingde be elected as the Democratic Progressive Party Chairman "Practical Taiwan Independence", will he be the next president of Taiwan? </text:a>
Ke Wenzhe became famous 9 years ago with the Sun Flower Movement led by young people in Taiwan. Nine years later, he seemed to be supported by the young Taiwanese voters in the next generation.</text:p>
      <text:p text:style-name="P4">
For example, after the well -known player in Taiwan's e -sports, "Asian Tongshen" stated that he wanted to support Ke Wenzhe, the local well -known game active game "Dingte" also broadcast publicly to support Ke Wenzhe a few days ago. He criticized, "How many times the blue and green have been changed, which time is not a political party tied the consortium?" He also said that "let the people who really have the ideal ideal, do not have to be limited by the consortium, dirty things."</text:p>
      <text:p text:style-name="P4">
The publication of Shan Houzhi, a senior political commentator in Taiwan, believes that in the era of fragmented social media, Ke Wenzhe's style is particularly easy to please middle voters and young ethnic groups. He said that Ke Wenzhe had long understood that young voters were his main support group. In just eight years in politics, Ke Wenzhe not only actively participated in lectures on colleges and universities, but also often had dialogue with high school students. During this time, he trained good skills to talk to young people.</text:p>
      <text:p text:style-name="P4">
For example, Ke Wenzhe served as the mayor of Taipei. In order to launch a new machine to test a body temperature in order to implement the epidemic prevention, it spent more than 10 million yuan for NT $. Shan Houzhi said, "He not only does not want to admit that there is a lack of governance, but also tries to provoke the opposition between generations and highlight that he will offend the elderly at the expense to maintain fairness."</text:p>
      <text:p text:style-name="P4">
Ye Yaoyuan, a professor at the International Research Lecture of St. Tatk University in the United States, analyzed that the young people's understanding or interest in politics was basically weak. However, he said that this is not only in Taiwan, but also a common phenomenon around the world. Therefore, the evaluation method of politicians is often based on "feeling". This is why Ke Wenzhe attracts Taiwanese young people and scientific and technological talents.Ye Yaoyuan <text:a xlink:type="simple" xlink:href="https://www.facebook.com/profyehinternationalaffairs/posts/pfbid02tgfWKLSoxhaBZ35vDXWu7ndtYynZk6k2t9JvfYA7uC3GFQJCX9UKzWhZN47xbCpUl" text:style-name="Internet_20_link" text:visited-style-name="Visited_20_Internet_20_Link">
Represents</text:a>
Young people believe that Ke Wenzhe broke the traditional political framework, but the essence of politics is "compromise and distribution."</text:p>
      <text:p text:style-name="P4">
In addition, Brianhiou, a guest researcher at the Taiwan University of Nottingham, explained to BBC that populism is Ke Wenzhe's political style. Police polical satisfaction is at the bottom of the year, but it still enjoys high popularity.</text:p>
      <text:p text:style-name="P4">
Image source, reuters</text:p>
      <text:p text:style-name="P4">
Image adding text,</text:p>
      <text:p text:style-name="P4">
The third forces led by Ke Wenzhe, the People's Party, uses the slogan "Breaking the Blue and Green Monopoly" and "Breaking the ideology" as the slogan, hoping to attract the support of middle voters and young voters (the picture shows Ke Wenzhe's information).</text:p>
      <text:p text:style-name="P4">
For example, in the past few days, Ke Wenzhe criticized the Democratic Progressive Party with "letting a dog bite". He also used "dogs" to blame the party workers. When he visited Japan in May this year, he responded to the critical criticism of Bonnieglasser, a key think tank scholar across the United States across the sea across the sea. ? "</text:p>
      <text:p text:style-name="P4">
After returning to Taipei from Tokyo, he shouted to the US -Taiwan Association (AIT) chairman Laurarosenberger, "She wants to see me, ask her to move to Kaohsiung." "It states," Emphasis of male and young women is the instinct of creature. When a profession is rising, it means that the industry is not falling. "</text:p>
      <text:p text:style-name="P4">
Analysis of Ke Wenzhe's phenomenon, Nanle told BBC that in addition to young ethnic groups as the main supporters of Ke Wenzhe, there is actually a "anti -anti -voting" that is dissatisfied with the Blue and Green Party (which means voting that is unhappy or hateful). But Nanle believes, "But the variables of the election are still very large now. Each candidate began to fall down or climb up. It depends on how the election strategy is wrong." Love brings challenges.</text:p>
      <text:h text:style-name="P12" text:outline-level="3">
<text:span text:style-name="T4">
Return to the service trade agreement to recruit the "Sun Flower Generation" rebound</text:span>
</text:h>
      <text:p text:style-name="P4">
Ke Wenzhe said last week that if he was elected, he would consider restarting the service trade agreement that caused a political storm in Taiwan's society nine years ago, and his move accidentally encountered a political crisis. Some comments believe that young people in Taiwan in their 30s, that is, the young generation of the Sun Flower Movement, began to rebound on Ke Wenzhe's re -service trade proposition.</text:p>
      <text:p text:style-name="P4">
The so -called "service trade agreement" refers to the follow -up agreement of the "Cross -Strait Economic Cooperation Architecture Agreement" signed by Taipei and Beijing in June 2010 (ECFA). At that time, many young people in Taiwan protested that the Kuomintang tried to forcibly pass the service trade agreement and believed that the service trade would bring a major negative impact on Taiwan society. Therefore, the Taiwan Legislative Yuan was occupied and shocked Taiwan society. "Huang Guochang and other emerging politicians entered politics.</text:p>
      <text:p text:style-name="P4">
Image adding text,</text:p>
      <text:p text:style-name="P4">
The rise of the Sunflower Movement also promoted Ke Wenzhe. Emerging politicians such as "Sun Flower War" and Huang Guochang entered politics.</text:p>
      <text:p text:style-name="P4">
Ke Wenzhe, who is now rushing to the presidential position, acknowledged in an interview with the Taiwan media on June 26 that if he was elected, he would first launch the "Regulations on the Supervision of the Cross -Strait Agreement", then conduct a "trade negotiation", and then handle the "service trade negotiation". Essence He said that if he was elected, he would definitely move in this direction. Huang Guochang, a former legislator of the Taiwan "Time Power" party, which interacts frequently with Ke Wenzhe, did not refute the "anti -black box, not anti -trade" for Ke Wenzhe. clear."</text:p>
      <text:p text:style-name="P4">
Ke Wenzhe pointed out that if mainland China is an important economic object to Taiwan, it is necessary to deal with this issue with a pragmatic attitude. He also said that the Blue and Green camps criticized him, which showed that he did something right in some aspects.</text:p>
      <text:p text:style-name="P4">
Image source, getty images</text:p>
      <text:p text:style-name="P4">
Image adding text,</text:p>
      <text:p text:style-name="P4">
When he was elected Mayor of Taipei in 2014, Ke Wenzhe was supported by the young ethnic group of the Sun Flower Movement. His recent remarks on restarting service trade negotiations may affect his support in this group.</text:p>
      <text:p text:style-name="P4">
Du Zhenhua, a retired professor at the National Fa Institute of Taiwan University, told the media that if the signing trade between the two sides of the strait is much better for Taiwan. Many controlling service industries can open each other, "you can earn high salary and high profit." He believes that the level of service industry in Taiwan is higher than the mainland, and there is no need to be afraid of opening up.</text:p>
      <text:p text:style-name="P4">
However, critics believe that in the moment when the US -China trade war has begun, Taiwan semiconductor industry is rising, Taiwanese businessmen return, and the disagreement between cross -strait relations, whether Taiwan society is preparing to accept the mainland service industry and telecommunications industry and publishing industry, including talents to enter Taiwan. Still a question mark.</text:p>
      <text:p text:style-name="P4">
There are also critics' commitments to "goods out, people coming in, and Taiwan's big fortune" proposed by service trade supporters. They have no confidence. Instead, "if the monthly salary of 9,000 (Taiwan dollars) comes to Taiwan, you really think you can be able to be you. Do you do a high salary? "</text:p>
      <text:h text:style-name="P12" text:outline-level="3">
<text:span text:style-name="T4">
Kuomintang's blood loss</text:span>
</text:h>
      <text:p text:style-name="P4">
Regardless of the position, many data show that Ke Wenzhe's polls overtaking Hou Youyi are a trend. But for half a year before the election vote, various issues will affect the support rate of candidates.</text:p>
      <text:p text:style-name="P4">
Image source, EPA</text:p>
      <text:p text:style-name="P4">
Image adding text,</text:p>
      <text:p text:style-name="P4">
Ke Wenzhe's people's party is considered a "light blue" party, but he also seems to have attracted the traditionally not the Kuomintang's voters.</text:p>
      <text:p text:style-name="P4">
Analyzing the latest two -month polls of major institutions and media in Taiwan, and a scholar Kagawa Hoshi, a scholar of the Japanese University of Foreign Languages, who had accurately predicted the results of the chief elections last year, pointed out that Taiwan's politics and media will be affected by the polls. It is inevitable, but the support intention of voters has not really stabilized, and it is normal for poll data to fluctuate.</text:p>
      <text:p text:style-name="P4">
Professor Ogasawara, who studied Taiwan for decades, said that the current characteristics of three parties candidates are: Lai Qingde is stable, Ke Wenzhe rises, and Hou Youyi fights hard. However, he analyzed that in the early June polls, the interviewees targeting who selected, and the proportion of "no opinion / decision" began to decrease, that is, the climbing of voters' "expressive rates" is particularly worthy of attention.Qiu Qixin told the BBC Chinese that the Taiwan presidential election shows a pattern of different local elections. For example, Hou Youyi has performed well in local politics and is very popular, but his performance on the stage of the presidential election is not good. In contrast, although Ke Wenzhe may be regarded as a poor grade to govern Taipei, "but Ke's political image may attract voters in the presidential election, because they want to choose a candidate with a strong and distinctive personality- Hou has no such personality, but Ke has it. "</text:p>
      <text:p text:style-name="P4">
Qiu Qixin explained that Hou Youyi did not have a strong political style as Ke Wenzhe's civilian style, so it was more difficult to attract hesitant middle voters. In addition, even if Ke Wenzhe's people's party is considered a "light blue" party, he seems to have attracted not traditionally a voter who is not a Kuomintang supporter. This also explains why Hou Youyi lost blood from the other side.</text:p>
      <text:p text:style-name="P4">
<text:a xlink:type="simple" xlink:href="https://www.bbc.com/ws/av-embeds/cps/zhongwen/simp/chinese-news-66039161/p0djnmp4/zh-hans" text:style-name="Internet_20_link" text:visited-style-name="Visited_20_Internet_20_Link">
Video-1-Link:/WS/AV-EMBEDS/CPS/ZHONGWEN/SIMP/Chinese-News-66039161/P0DJNMP4/ZH-HansS</text:a>
<text:span text:style-name="T4">
 Your equipment does not support playing multimedia materials </text:span>
 video plus injection text,</text:p>
      <text:p text:style-name="P4">
What do Taiwanese voters think of cross -strait issues?</text:p>
      <text:p text:style-name="P4">
News Source: <text:a xlink:type="simple" xlink:href="https://www.bbc.com/zhongwen/simp/chinese-news-66039161" text:style-name="Internet_20_link" text:visited-style-name="Visited_20_Internet_20_Link">
https://www.bbc.com/zhongwen/simp/chinese-news-66039161</text:a>
</text:p>
      <!--NEWS-->
      <text:h text:style-name="P10" text:outline-level="1">
<text:span text:style-name="T4">
Does the college entrance examination change your destiny? What determines future income? (Free version)</text:span>
</text:h>
      <text:p text:style-name="P4">
Authors: ['夏春']</text:p>
      <text:p text:style-name="P4">
Publisher: 英国《金融时报》</text:p>
      <text:p text:style-name="P4">
Time: 2023-06-29T01:41:07+00:00</text:p>
      <text:p text:style-name="P4">
Published Time: 2023-06-27T12:00:99+08:00</text:p>
      <text:p text:style-name="P4">
Modified Time: 2023-06-28T01:08:99+08:00</text:p>
      <text:p text:style-name="P4">
Description: Xia Chun: The child's ability, in addition to personal efforts, actually comes from the family to many extent. Parents should find that those who can't lose on the starting line are not children, but they themselves.</text:p>
      <text:p text:style-name="P4">
Images: ["<text:a xlink:type="simple" xlink:href="https://thumbor.ftacademy.cn/unsafe/picture/7/000152067_piclink.jpg" text:style-name="Internet_20_link" text:visited-style-name="Visited_20_Internet_20_Link">
000152067_pic...</text:a>
"]</text:p>
      <text:p text:style-name="P4">
Themes: ['中国经济', '关注']</text:p>
      <text:p text:style-name="P4">
Keywords: ['高考', '中国经济', '学区房', '大学教育']</text:p>
      <text:p text:style-name="P4">
Type: Article</text:p>
      <!--METADATA-->
      <text:p text:style-name="P4">
<draw:frame draw:style-name="fr1" draw:name="Image52" text:anchor-type="as-char" svg:width="6.9236in" svg:height="4.617987in" draw:z-index="0">
<draw:image xlink:href="../Images/FT Chinese Free Version/2023-06-29T01-41-07-00-00/000152067_piclink.jpg" xlink:type="simple" xlink:show="embed" xlink:actuate="onLoad" draw:mime-type="image/jpeg"/>
</draw:frame>
This year, the admission scores and children's results of the college entrance examination have come out, and parents and children have also completed the volunteer selection major. I first filled the volunteer and then the exam, and I was envious of the current system. But I am also lucky. I have only 800,000 college students who graduated in 1997. They are easy to employ. Now, more than 10 million college students who graduate a year. Employment has become a problem.</text:p>
      <text:p text:style-name="P4">
In the past, everyone said "to change his destiny in college", and now I think so much. Chinese rich people have fewer graduates from key universities. There are many ordinary universities, and many people have not even went to college. From the perspective of ordinary people, the income and achievements of most people have little relationship with the university ranking. Of course, everyone generally feels that a good dad is more helpful than going to the university to employment and development. Does these cognition make sense? Today, I will answer the question of this soul: Is it worthwhile to break the prestigious school?</text:p>
      <text:p text:style-name="P4">
News Source: <text:a xlink:type="simple" xlink:href="http://www.ftchinese.com/story/001100104" text:style-name="Internet_20_link" text:visited-style-name="Visited_20_Internet_20_Link">
http://www.ftchinese.com/story/001100104</text:a>
</text:p>
      <!--NEWS-->
      <text:h text:style-name="P10" text:outline-level="1">
<text:span text:style-name="T4">
The Biden government considers further restricting the export of artificial intelligence chips to China</text:span>
</text:h>
      <text:p text:style-name="P4">
Creator: ANA SWANSON,DAVID McCABE,MICHAEL CROWLEY</text:p>
      <text:p text:style-name="P4">
Publisher: https://www.facebook.com/nytimeschinese</text:p>
      <text:p text:style-name="P4">
Published Time: 2023-06-29T02:10:45+08:00</text:p>
      <text:p text:style-name="P4">
Description: People familiar with the matter said that the Biden government is considering further restricting China to obtain high -end chips that drive artificial intelligence to reduce national security risks. Potential policies may have a blow to Nvidia and other American semiconductor manufacturers. Huang Renxun, the CEO of Ritchie B Tongo/EPA, Via Shutterstock, warned that if the trade between China is cut off, the American technology industry will face risks.</text:p>
      <text:p text:style-name="P4">
Images: ["<text:a xlink:type="simple" xlink:href="https://static01.nyt.com/images/2023/06/28/multimedia/28dc-chinachips-chjz/28dc-chinachips-chjz-master1050.jpg" text:style-name="Internet_20_link" text:visited-style-name="Visited_20_Internet_20_Link">
28dc-chinachi...</text:a>
"]</text:p>
      <text:p text:style-name="P4">
Category: 商业与经济</text:p>
      <text:p text:style-name="P4">
Type: Article</text:p>
      <!--METADATA-->
      <text:p text:style-name="P4">
<draw:frame draw:style-name="fr1" draw:name="Image53" text:anchor-type="as-char" svg:width="6.9236in" svg:height="4.615733in" draw:z-index="0">
<draw:image xlink:href="../Images/cnnytimes/2023-06-29T02-10-45-08-00/28dc-chinachips-chjz-master1050.jpg" xlink:type="simple" xlink:show="embed" xlink:actuate="onLoad" draw:mime-type="image/jpeg"/>
</draw:frame>
According to five familiar situations, the Biden government is considering additional restrictions on the ability to obtain key technologies in China, including restrictions on the sales of high -end chips used to drive artificial intelligence.</text:p>
      <text:p text:style-name="P4">
These restrictions will restrict the sales of Nvidia and Chaowei Semiconductor Company to China(AMD)Advanced chips produced by companies such as Intel, these chips are needed for data centers that provide kinetic energy for artificial intelligence.</text:p>
      <text:p text:style-name="P4">
Government officials said that China's artificial intelligence capabilities may strengthen Beijing's military and security agencies, thereby pose a national security threat to the United States. The worrying aspects include artificial intelligence being used to manipulate weapons, conduct cyber warfare, and to track the facial recognition system of disgraceful people and ethnic minorities.</text:p>
      <text:p text:style-name="P4">
However, this restriction will cause a blow to semiconductor manufacturers, including manufacturers in the United States, and most of their income is still from China.</text:p>
      <text:p text:style-name="P4">
The Wall Street Journal reported this consideration earlier. After reports that might have a blow to export, Nvidia's stock price closed 1.8%on Wednesday. The company has always been one of the main beneficiaries of the artificial intelligence boom, and the stock price has soared about 180%this year.</text:p>
      <text:p text:style-name="P4">
Nvidia Chief Financial Officer Corolt Cresan said at an event hosted by an investment company on Wednesday that if such restrictions are adopted, it will not immediately affect Nvidia's financial performance. But in the long run, they "will cause the American industry to permanently lose the opportunity to compete and lead one of the world's largest markets," she said. She also added that China usually accounts for 20%to 25%of the company's data center revenue, in addition to the chip used for artificial intelligence, it also includes other products.</text:p>
      <text:p text:style-name="P4">
The stock price of chip companies, Qualcomm and Intel, fell less than 2%on Wednesday, and AMD fell slightly by 0.2%.</text:p>
      <text:p text:style-name="P4">
The US Department of Commerce, responsible for supervision of export control, refused to comment on this, and Intel also refused to comment. AMD did not respond to the comment request.</text:p>
      <text:p text:style-name="P4">
The Biden government strives to prevent China from getting advanced technologies required from autonomous vehicles to robots. Restricting sales of high -end chips will be the latest measures.</text:p>
      <text:p text:style-name="P4">
In October last year, the government has a type of advanced semiconductor and chip manufacturing machinery that may be exported to China <text:a xlink:type="simple" xlink:href="https://www.nytimes.com/2022/10/27/business/the-biden-administration-is-weighing-further-controls-on-chinese-technology.html" text:style-name="Internet_20_link" text:visited-style-name="Visited_20_Internet_20_Link">
released comprehensive restrictions</text:a>
Essence These regulations are applicable to the entire industry, but the impact on Nivine Dada is particularly serious. As an industry leader, the company is banned from selling its top A100 and H100 chips to China, unless a special permission is obtained. These two chips are used to run many process processes required to build artificial intelligence.</text:p>
      <text:p text:style-name="P4">
advertise</text:p>
      <text:p text:style-name="P4">
In order to cope with these restrictions, Nvidia last year <text:a xlink:type="simple" xlink:href="https://www.reuters.com/technology/exclusive-nvidia-offers-new-advanced-chip-china-that-meets-us-export-controls-2022-11-08/" text:style-name="Internet_20_link" text:visited-style-name="Visited_20_Internet_20_Link">
The A800 and H800 chips began to provide relegated A800 and H800 chips in China</text:a>
Essence</text:p>
      <text:p text:style-name="P4">
The additional restrictions are considering a part of the final confirmation process of previous regulations. It will also ban the sales of A800 and H800 chips of Nvidia, as well as the sales of high -end chips produced by competitors such as AMD and Intel, unless these companies will continue the Ministry of Commerce to continue Licensing to China.</text:p>
      <text:p text:style-name="P4">
Relevant review triggered a fierce lobbying battle, and Intel and Nvidia are trying to prevent their business from further restrictions.</text:p>
      <text:p text:style-name="P4">
Chip companies said that cutting off their connections with major markets like China will greatly reduce their income and reduce their ability to spend in the research and innovation of new chips. In an interview with the Financial Times last month, Nvidia CEO <text:a xlink:type="simple" xlink:href="https://www.ft.com/content/ffbb39a8-2eb5-4239-a70e-2e73b9d15f3e" text:style-name="Internet_20_link" text:visited-style-name="Visited_20_Internet_20_Link">
Huang Renxun warned</text:a>
If you cut off the trade between the US technology industry and China, you may face "huge losses".</text:p>
      <text:p text:style-name="P4">
The Biden government also discussed the scope of the sale of chips in China. Their goal is to limit the technical capabilities that can help Chinese military guide weapons, develop autonomous drones, carry out cyber warfare, and provide power to monitor systems, while minimizing the impact of these rules on private enterprises.</text:p>
      <text:p text:style-name="P4">
At the time of the introduction of this measure, the United States is also considering <text:a xlink:type="simple" xlink:href="https://www.nytimes.com/2023/02/09/business/us-china-investing-tech-biden.html" text:style-name="Internet_20_link" text:visited-style-name="Visited_20_Internet_20_Link">
Expanding restrictions on investment in the US investment in the United States</text:a>
This may also irritate the Chinese government. After the Chinese reconnaissance balloon flying over the United States over the United States this year, the Sino -US relations declined, and the Bayeng government has been committed to improving bilateral relations in recent weeks.</text:p>
      <text:p text:style-name="P4">
advertise</text:p>
      <text:p text:style-name="P4">
U.S. Secretary of State Brills went to Beijing to meet with ordinary officials this month. Minister of Finance Yellen expected to go to China soon.</text:p>
      <text:p text:style-name="P4">
When attending the United States Foreign Relations Commission in New York on Wednesday, Brincken said that China ’s concerns about the United States trying to slow down its economic growth is that we have just spoke in Beijing for a long time.</text:p>
      <text:p text:style-name="P4">
He said that Chinese officials believe that the United States tries to "curb them globally and economically." But he refuted this statement.</text:p>
      <text:p text:style-name="P4">
"Allows them to obtain the technology that may in turn to deal with us. How can this meet our interests?" He mentioned China's continuous expansion of nuclear weapons plans, the development of hypersonic missiles, and artificial intelligence that "may be used for the purpose of suppressing the purpose". use.</text:p>
      <text:p text:style-name="P4">
"If they are in our position, they will do the same thing," he said, and said that the United States is implementing "very targeted and defined very narrow control."</text:p>
      <text:p text:style-name="P4">
Given the booming development of artificial intelligence services recently, Nvidia's valuation has soared. The generating artificial intelligence service can be asked to generate complex written answers and images according to a prompt. Microsoft has collaborated with Openai of the Chatgpt Chat Robot ChatGPT to generate results in its Bing search engine, while Google has developed a competitive chat robot Bard.</text:p>
      <text:p text:style-name="P4">
advertise</text:p>
      <text:p text:style-name="P4">
As each company competes to integrate this technology into its own products, the demand for chips that can handle complex computing tasks like Nvidia has increased. This momentum promotes NVIDA's market value of more than $ 1 trillion, making the company the sixth largest company in the global market value.Since implementation restrictions, Chinese chip manufacturers have been <text:a xlink:type="simple" xlink:href="https://cn.nytimes.com/china/20230512/china-us-chip-controls/" text:style-name="Internet_20_link" text:visited-style-name="Visited_20_Internet_20_Link">
trying to adjust the supply chain</text:a>
, Developing the source of domestic advanced chips, but China's ability to produce the most advanced chips has been behind the United States for many years.</text:p>
      <text:p text:style-name="P4">
Wang Dan, a visiting scholar at Yale University School of Law, said that advanced chip restrictions on the impact on Chinese technology companies are not yet certain.</text:p>
      <text:p text:style-name="P4">
"Most of their business demand is driven by less advanced chips, and only a small part of the most advanced artificial intelligence is cut," he said.</text:p>
      <text:p text:style-name="P4">
News Source: <text:a xlink:type="simple" xlink:href="https://cn.nytimes.com/business/20230629/biden-administration-ai-chips-china/" text:style-name="Internet_20_link" text:visited-style-name="Visited_20_Internet_20_Link">
https://cn.nytimes.com/business/20230629/biden-administration-ai-chips-china/</text:a>
</text:p>
      <!--NEWS-->
      <text:h text:style-name="P10" text:outline-level="1">
<text:span text:style-name="T4">
The Vatican sent special envoy to Moscow, Lithuania purchased missiles for Ukraine, Russia suspected Western military cadres</text:span>
</text:h>
      <text:p text:style-name="P4">
Author: 半岛电视台＋通讯社</text:p>
      <text:p text:style-name="P4">
Publisher: Al Jazeera</text:p>
      <text:p text:style-name="P4">
Published Time: 2023-06-29T02:30:45</text:p>
      <text:p text:style-name="P4">
Modified Time: 2023-06-29T02:30:45</text:p>
      <text:p text:style-name="P4">
Description: On Wednesday, June 28, Lithuania announced that it had purchased two air defense systems for Ukraine. Although Moscow received a special envoy on the Vatican's solution, it said it was suspected that West was sending military personnel to Kiev.</text:p>
      <text:p text:style-name="P4">
Images: ["<text:a xlink:type="simple" xlink:href="https://chinese.aljazeera.net/wp-content/uploads/2023/06/1-1688005481.jpg" text:style-name="Internet_20_link" text:visited-style-name="Visited_20_Internet_20_Link">
1-1688005481.jpg</text:a>
", "<text:a xlink:type="simple" xlink:href="https://chinese.aljazeera.net/wp-content/uploads/2023/06/2-1688005487.jpg" text:style-name="Internet_20_link" text:visited-style-name="Visited_20_Internet_20_Link">
2-1688005487.jpg</text:a>
", "<text:a xlink:type="simple" xlink:href="https://chinese.aljazeera.net/wp-content/uploads/2023/06/3-1688005493.jpg" text:style-name="Internet_20_link" text:visited-style-name="Visited_20_Internet_20_Link">
3-1688005493.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54" text:anchor-type="as-char" svg:width="6.9236in" svg:height="4.612736in" draw:z-index="0">
<draw:image xlink:href="../Images/Aljazeera Chinese/2023-06-29T02-30-45/1-1688005481.jpg" xlink:type="simple" xlink:show="embed" xlink:actuate="onLoad" draw:mime-type="image/jpeg"/>
</draw:frame>
Norwegian land -to -air missile launch platform(Reuters)On Wednesday, June 28, Lithuania announced that it had purchased two air defense systems for Ukraine. Although Moscow received a special envoy on the Vatican's solution, it said it was suspected that West was sending military personnel to Kiev.</text:p>
      <text:p text:style-name="P4">
According to the Lithuanian government, it has purchased two advanced sets of advanced Norwegian -to -air missile systems (NASAMS) for Ukraine and delivered it to Ukraine within 3 months.</text:p>
      <text:p text:style-name="P4">
At the time of issuing this statement, Lithuanian President Gitanasenida arrived in Kiev on Wednesday and held talks with Ukrainian President Vladimir Zellezkiski on Wednesday.</text:p>
      <text:p text:style-name="P4">
Sata said on Facebook: "The NASAMS system will arrive in Ukraine in the near future." He said in another video, "Even in this case, if the supplies are exhausted, we will find the opportunity to help our friends ","</text:p>
      <text:p text:style-name="P4">
Lithuanian Minister of Defense Avidas Anususcas pointed out that the transaction was worth 9.8 million euros ($ 10.7 million).</text:p>
      <text:p text:style-name="P4">
On the other hand, Zeleiski expressed "gratitude" to Naisa on Twitter on Wednesday. He said, "This is an important and timely contribution to the protection of Ukraine sky and saving Ukraine's life. We will win together."</text:p>
      <text:p text:style-name="P4">
Lithuania will also send 10 M113 armored vehicles to Ukraine.</text:p>
      <text:p text:style-name="P4">
The Ministry of National Defense pointed out that Lithuania's military assistance (including ammunition) will exceed 500 million euros.</text:p>
      <text:p text:style-name="P4">
On the other hand, Russian Foreign Minister Sergei Lavrov said, "Some people suspect that some Western countries send military cadres to Ukraine in the name of mercenaries."</text:p>
      <text:p text:style-name="P4">
Earlier, Russia warned the West not to continue armed Ukraine, saying that it would lead to conflict upgrade.</text:p>
      <text:p text:style-name="P4">
<draw:frame draw:style-name="fr1" draw:name="Image55" text:anchor-type="as-char" svg:width="6.9236in" svg:height="3.892108in" draw:z-index="0">
<draw:image xlink:href="../Images/Aljazeera Chinese/2023-06-29T02-30-45/2-1688005487.jpg" xlink:type="simple" xlink:show="embed" xlink:actuate="onLoad" draw:mime-type="image/jpeg"/>
</draw:frame>
In a restaurant in Clarmatsk, a restaurant in a restaurant in Clarmesk caused at least 10 people to die</text:p>
      <text:h text:style-name="P13" text:outline-level="4">
<text:span text:style-name="T4">
Only civilian goals</text:span>
</text:h>
      <text:p text:style-name="P4">
In the background, the Kremlin confirmed on Wednesday that an attack on a restaurant in Klamatusk City died at least 10 people. In Ukraine, the goal of "related" the army would be hit.</text:p>
      <text:p text:style-name="P4">
The Kremlin spokesman Dimitri Peskov said, "It is only aimed at a certain way to crack down on goals related to military infrastructure." He added that "the Russian Federation will not attack civil infrastructure."</text:p>
      <text:p text:style-name="P4">
His remarks were published after a restaurant often patronized by soldiers, journalists, and assistants.</text:p>
      <text:p text:style-name="P4">
Ukrainian police said on Facebook that "Russia's attack on Clarumsk caused 10 deaths and 61 injuries." There are three children in the emergency service department.</text:p>
      <text:p text:style-name="P4">
On Wednesday, Ukraine announced that Russia bombed the Halkov region in the northeast of the country, causing three civilians to die.</text:p>
      <text:p text:style-name="P4">
Governor of the region, Oleg Sinier Gubuv, said that three men were killed by VOVCHASky Khotory village near the Russian border and were 45 years old, 48 and 57 years old.</text:p>
      <text:p text:style-name="P4">
<draw:frame draw:style-name="fr1" draw:name="Image56" text:anchor-type="as-char" svg:width="6.9236in" svg:height="3.892108in" draw:z-index="0">
<draw:image xlink:href="../Images/Aljazeera Chinese/2023-06-29T02-30-45/3-1688005493.jpg" xlink:type="simple" xlink:show="embed" xlink:actuate="onLoad" draw:mime-type="image/jpeg"/>
</draw:frame>
Ukraine announced that Russia bombed the Halkov region in the northeast of the country, causing three civilians to die</text:p>
      <text:h text:style-name="P13" text:outline-level="4">
<text:span text:style-name="T4">
The initiative to solve the crisis</text:span>
</text:h>
      <text:p text:style-name="P4">
Against the background, the Kremlin confirmed on Wednesday that the Vatican Emperor's envoy had arrived in Moscow to talk about the solution to the Ukrainian issue.</text:p>
      <text:p text:style-name="P4">
According to the Russian satellite news agency, the Kremlin spokesman Dimitri Peskov told reporters that "on the 28th, the Pope Ukraine Special Essence Matto Matto Zupi was in Moscow."</text:p>
      <text:p text:style-name="P4">
He added, "We highly appreciate the efforts and initiatives of the Vatican, and welcomes the Pope's desire to contribute to the end of the Ukrainian armed conflict."</text:p>
      <text:p text:style-name="P4">
Peskov explained that at the request of Putin, Russian presidential assistant Yuri Ushakov will talk with the bishop of red, Mattore Zupi. The Vatican Special Envoy visits for two days to propose a initiative to resolve the Ukrainian crisis.</text:p>
      <text:p text:style-name="P4">
The Pope Fang Ji announced earlier that the Vatican was performing a mission to resolve the Ukraine conflict and pointed out that the mission was "not public", and there was a chance to discuss it in the future.</text:p>
      <text:p text:style-name="P4">
At the same time, the Russian Ministry of Foreign Affairs called on the 28th (Wednesday) and called for not to participate in the "Ukraine Peak Summit because it is provocative."</text:p>
      <text:p text:style-name="P4">
News Source: <text:a xlink:type="simple" xlink:href="https://chinese.aljazeera.net/news/war-in-ukraine/2023/6/29/%e6%a2%b5%e8%92%82%e5%86%88%e6%b4%be%e7%89%b9%e4%bd%bf%e5%89%8d%e5%be%80%e8%8e%ab%e6%96%af%e7%a7%91%e7%ab%8b%e9%99%b6%e5%ae%9b%e4%b8%ba%e4%b9%8c%e5%85%8b%e5%85%b0%e8%b4%ad%e4%b9%b0%e5%af%bc" text:style-name="Internet_20_link" text:visited-style-name="Visited_20_Internet_20_Link">
https://chinese.aljazeera.net/news/war-in-ukraine/2023/6/29/%e6%a2%b5%e8%92%82%e5%86%88%e6%b4%be%e7%89%b9%e4%bd%bf%e5%89%8d%e5%be%80%e8%8e%ab%e6%96%af%e7%a7%91%e7%ab%8b%e9%99%b6%e5%ae%9b%e4%b8%ba%e4%b9%8c%e5%85%8b%e5%85%b0%e8%b4%ad%e4%b9%b0%e5%af%bc</text:a>
</text:p>
      <!--NEWS-->
      <text:h text:style-name="P10" text:outline-level="1">
<text:span text:style-name="T4">
Given that the conflict upgrade and dialogue prospects are blocked by the Sudan people after picking up their weapons?</text:span>
</text:h>
      <text:p text:style-name="P4">
Author: 半岛电视台</text:p>
      <text:p text:style-name="P4">
Publisher: Al Jazeera</text:p>
      <text:p text:style-name="P4">
Published Time: 2023-06-29T02:34:56</text:p>
      <text:p text:style-name="P4">
Modified Time: 2023-06-29T02:34:56</text:p>
      <text:p text:style-name="P4">
Description: Experts have different interpretations of Lieutenant General Abdul Fathah Burgal of Sudan Sovereign Commission, and the latter warns in the statement that there is a conspiracy that threatens Sudan Man fights with his so -called rebels.</text:p>
      <text:p text:style-name="P4">
Images: ["<text:a xlink:type="simple" xlink:href="https://chinese.aljazeera.net/wp-content/uploads/2023/06/1-1688005686.jpg" text:style-name="Internet_20_link" text:visited-style-name="Visited_20_Internet_20_Link">
1-1688005686.jpg</text:a>
"]</text:p>
      <text:p text:style-name="P4">
Topics: ['军事', '政治', '新闻']</text:p>
      <text:p text:style-name="P4">
Keywords: ['军事', '政治', '新闻', '苏丹']</text:p>
      <text:p text:style-name="P4">
Type: Article</text:p>
      <!--METADATA-->
      <text:p text:style-name="P4">
<draw:frame draw:style-name="fr1" draw:name="Image57" text:anchor-type="as-char" svg:width="6.9236in" svg:height="3.888597in" draw:z-index="0">
<draw:image xlink:href="../Images/Aljazeera Chinese/2023-06-29T02-34-56/1-1688005686.jpg" xlink:type="simple" xlink:show="embed" xlink:actuate="onLoad" draw:mime-type="image/jpeg"/>
</draw:frame>
The Chairman of the Sudan Sovereignty Committee, Abdul Fathah Burhan, delivered a TV speech</text:p>
      <text:p text:style-name="P4">
Experts have different interpretations of Lieutenant General Abdul Fathah Burgal of Sudan Sovereign Commission, and the latter warns in the statement that there is a conspiracy that threatens Sudan Man fights with his so -called rebels.</text:p>
      <text:p text:style-name="P4">
Sudan writer and political analyst Muzamil Abu Casim said that Sudan faces "conspiracy involving regions and international parties to hijack the Sudan country and bring population changes."</text:p>
      <text:p text:style-name="P4">
Bulhan warned the conspiracy of the existence of the Sudan country that he said. Last night, the Bulhan said in a speech broadcast on the National Television of the National Television.</text:p>
      <text:p text:style-name="P4">
The writer and political analyst Hafitz Kabel believes that Burghan's remarks clearly acknowledge his military and political failure, and clearly announced the abandonment of the responsibility of being the commander of the Sudan army. Citizens' picked up weapons is a dangerous approach adopted by the ruler of the Darfur area, which will only lead to fighting and confusion.</text:p>
      <text:p text:style-name="P4">
As for Sudan writer and political researcher Mohammed Turx, he said that Burghan's remarks have a media significance because he tries to pass the information and shows that he is controlling the situation and controlling political affairs. This is normal for the conspiracy and coexistence of the regions and international policies to conspiracy and co -conspiracy.</text:p>
      <text:p text:style-name="P4">
In an interview with Peninsula TV, Turstin added that Boohhan -he may have the information information -none of the countries that were accused of being accused of co -supporting and supporting fast support forces, and emphasized that rapid support forces have previously appeared in the Sudan personnel.</text:p>
      <text:h text:style-name="P13" text:outline-level="4">
<text:span text:style-name="T4">
Member of the former regime</text:span>
</text:h>
      <text:p text:style-name="P4">
According to Reuters quoted military sources, thousands of political intelligence personnel who are linked to the Islamic movement are working with the army to fight for rapid support forces. Sudan writer and political analyst Abu Cassim said Picking up a weapon is not for political purposes. Surprisingly, the Boolean seeks the help of compatriots, and the rapid support forces seek the help of mercenaries from neighboring countries.</text:p>
      <text:p text:style-name="P4">
Sudan writer and political researcher Turstin pointed out that members of the Sudan National Congress in the army participated in the battle.</text:p>
      <text:p text:style-name="P4">
On the other hand, the writer and political analyst, Hafitz Kabil, talked about the situation of the former regime members participating in the Sudan army.</text:p>
      <text:p text:style-name="P4">
It is worth noting that the battle between the Sudan army and the fast support forces continued, and the conflict broke out in the capital of Kagoumum on the night of the Clamp Festival.</text:p>
      <text:p text:style-name="P4">
The two parties accused each other of the other party's prime minister began to fight, and the other party was accused of first -firstly, the opponent of the previous series of violations, and these shutdown agreements failed to successfully end the conflict since April 15th. This conflict caused hundreds of people to die from death. Thousands of people were injured. In addition, this conflict also led to a new round of loses and asylum waves in one of the poorest countries in the world.</text:p>
      <text:p text:style-name="P4">
News Source: <text:a xlink:type="simple" xlink:href="https://chinese.aljazeera.net/news/military/2023/6/29/%e9%89%b4%e4%ba%8e%e5%86%b2%e7%aa%81%e5%8d%87%e7%ba%a7%e5%92%8c%e5%af%b9%e8%af%9d%e5%89%8d%e6%99%af%e5%8f%97%e9%98%bb%e5%91%bc%e5%90%81%e8%8b%8f%e4%b8%b9%e4%ba%ba%e6%8b%bf%e8%b5%b7%e6%ad%a6%e5%99%a8" text:style-name="Internet_20_link" text:visited-style-name="Visited_20_Internet_20_Link">
https://chinese.aljazeera.net/news/military/2023/6/29/%e9%89%b4%e4%ba%8e%e5%86%b2%e7%aa%81%e5%8d%87%e7%ba%a7%e5%92%8c%e5%af%b9%e8%af%9d%e5%89%8d%e6%99%af%e5%8f%97%e9%98%bb%e5%91%bc%e5%90%81%e8%8b%8f%e4%b8%b9%e4%ba%ba%e6%8b%bf%e8%b5%b7%e6%ad%a6%e5%99%a8</text:a>
</text:p>
      <!--NEWS-->
      <text:h text:style-name="P10" text:outline-level="1">
<text:span text:style-name="T4">
Financial anti -corruption: Can it bring a new ten years in the industry? (Free version)</text:span>
</text:h>
      <text:p text:style-name="P4">
Authors: ['李楠']</text:p>
      <text:p text:style-name="P4">
Publisher: 英国《金融时报》</text:p>
      <text:p text:style-name="P4">
Time: 2023-06-29T03:10:14+00:00</text:p>
      <text:p text:style-name="P4">
Published Time: 2023-06-27T12:00:99+08:00</text:p>
      <text:p text:style-name="P4">
Modified Time: 2023-06-27T20:47:99+08:00</text:p>
      <text:p text:style-name="P4">
Description: Li Nan and Chen Kaiyu: How does more than 40 bank executives undergone review and investigation, how does it affect the industry? The key to financial anti -corruption is to have a clear policy, and it is necessary to think about how to supervise the "regulator".</text:p>
      <text:p text:style-name="P4">
Images: ["<text:a xlink:type="simple" xlink:href="https://thumbor.ftacademy.cn/unsafe/picture/9/000172679_piclink.jpeg" text:style-name="Internet_20_link" text:visited-style-name="Visited_20_Internet_20_Link">
000172679_pic...</text:a>
"]</text:p>
      <text:p text:style-name="P4">
Themes: ['中国经济', '关注']</text:p>
      <text:p text:style-name="P4">
Keywords: ['金融监管', '银行业', '中国经济']</text:p>
      <text:p text:style-name="P4">
Type: Article</text:p>
      <!--METADATA-->
      <text:p text:style-name="P4">
<draw:frame draw:style-name="fr1" draw:name="Image58" text:anchor-type="as-char" svg:width="6.9236in" svg:height="4.617987in" draw:z-index="0">
<draw:image xlink:href="../Images/FT Chinese Free Version/2023-06-29T03-10-14-00-00/000172679_piclink.jpeg" xlink:type="simple" xlink:show="embed" xlink:actuate="onLoad" draw:mime-type="image/jpeg"/>
</draw:frame>
Since the beginning of this year, more than 40 bank executives have been reviewed and surveyed, and have been the most concentrated financial anti -corruption situation in the past few years. Relevant national departments also pointed out that it is necessary to severely crack down on financial illegal activities such as "money to make money", showing that the national government's crackdown on financial anti -corruption will continue to deepen.</text:p>
      <text:p text:style-name="P4">
But what needs to be considered is what happened to such densely exposed financial corruption? Is the internal supervision of the bank invalidated or the external supervision is lost? The author believes that we should start from the special nature of the financial industry to start the thinking of this round of financial anti -corruption and China's financial innovation gold ten years.</text:p>
      <text:p text:style-name="P4">
News Source: <text:a xlink:type="simple" xlink:href="http://www.ftchinese.com/story/001100074" text:style-name="Internet_20_link" text:visited-style-name="Visited_20_Internet_20_Link">
http://www.ftchinese.com/story/001100074</text:a>
</text:p>
      <!--NEWS-->
      <text:h text:style-name="P10" text:outline-level="1">
<text:span text:style-name="T4">
Russia: Wagner's activity in Africa has nothing to do with us. The decision of this problem lies in African leaders</text:span>
</text:h>
      <text:p text:style-name="P4">
Author: 半岛电视台＋通讯社</text:p>
      <text:p text:style-name="P4">
Publisher: Al Jazeera</text:p>
      <text:p text:style-name="P4">
Published Time: 2023-06-29T03:49:40</text:p>
      <text:p text:style-name="P4">
Modified Time: 2023-06-29T03:49:40</text:p>
      <text:p text:style-name="P4">
Description: The tone of the tone of Russia's Wagner Military Group's future and its talks in different regions of the world gradually upgraded. Previously, the Wagner Group had a brief rebellion in Russia and ended its action under the mediation of Belarusian President.</text:p>
      <text:p text:style-name="P4">
Images: ["<text:a xlink:type="simple" xlink:href="https://chinese.aljazeera.net/wp-content/uploads/2023/06/1-1688010071.png" text:style-name="Internet_20_link" text:visited-style-name="Visited_20_Internet_20_Link">
1-1688010071.png</text:a>
"]</text:p>
      <text:p text:style-name="P4">
Topics: ['乌克兰战争', '军事', '政治', '新闻']</text:p>
      <text:p text:style-name="P4">
Keywords: ['乌克兰战争', '军事', '政治', '新闻', '乌克兰', '俄罗斯', '非洲']</text:p>
      <text:p text:style-name="P4">
Type: Article</text:p>
      <!--METADATA-->
      <text:p text:style-name="P4">
<draw:frame draw:style-name="fr1" draw:name="Image59" text:anchor-type="as-char" svg:width="6.9236in" svg:height="4.612736in" draw:z-index="0">
<draw:image xlink:href="../Images/Aljazeera Chinese/2023-06-29T03-49-40/1-1688010071.png" xlink:type="simple" xlink:show="embed" xlink:actuate="onLoad" draw:mime-type="image/png"/>
</draw:frame>
The armed personnel of the Wagner forces of the Central African Republic (Anadoru News Agency-Data Map)</text:p>
      <text:p text:style-name="P4">
The tone of the tone of Russia's Wagner Military Group's future and its talks in different regions of the world gradually upgraded. Previously, the Wagner Group had a brief rebellion in Russia and ended its action under the mediation of Belarusian President.</text:p>
      <text:p text:style-name="P4">
The Russian Ministry of Foreign Affairs said on Wednesday that African countries leaders must decide whether to continue to cooperate with Wagner Military Group.</text:p>
      <text:p text:style-name="P4">
Russian presidential spokesman (Klimlin) Dmitry Peskov said the activities of Russia and Wagner Group in African countries have nothing to do.</text:p>
      <text:p text:style-name="P4">
Peskov said Wagner "has independent activities in Africa and has nothing to do with Russian countries", although President Vladimir Putin revealed on Tuesday that Wagner is funding from Russian countries.</text:p>
      <text:p text:style-name="P4">
Putin said yesterday that Wagner received 86.262 billion rubles (more than $ 1 billion) a year, and said that the Russian country is "full" to fund Wagner.</text:p>
      <text:p text:style-name="P4">
Russian Foreign Minister Sergei Lavrov stated in another statement on Tuesday that Wagner "will continue to work in the Central African Republic and Mali, although the organization leader Yfgeni Porigo will lead the rebellion" Essence</text:p>
      <text:h text:style-name="P13" text:outline-level="4">
<text:span text:style-name="T4">
"Wall Street Journal" and Reuters</text:span>
</text:h>
      <text:p text:style-name="P4">
At the same time, Reuters quoted US officials as saying that Washington is studying the possibility of the Wagner rebellion that affects the organization's possibility of the organization in the Middle East and Africa business.</text:p>
      <text:p text:style-name="P4">
On the other hand, the Wall Street Journal quoted diplomacy and intelligence saying that the Kremlin is taking action to control the entire business of Wagner Group in the world.</text:p>
      <text:p text:style-name="P4">
The Wall Street Journal also quoted uninteresting sources that Moscow had informed Syrian President Bashar Assad that the Wagner forces in Syria would no longer act independently there, and reported that the Wagner armed warriors in Syria had already been Follow the order of Russia in Latakia.</text:p>
      <text:h text:style-name="P13" text:outline-level="4">
<text:span text:style-name="T4">
US sanctions</text:span>
</text:h>
      <text:p text:style-name="P4">
On the other hand, the U.S. government announced a series of new sanctions against the African Wagner Group.</text:p>
      <text:p text:style-name="P4">
The U.S. State Department said on Tuesday that sanctions have been imposed on multiple organizations in the Central African Republic because they are related to the Wagner Group.</text:p>
      <text:p text:style-name="P4">
In a statement, the US State Department stated that "the United States imposed sanctions on several entities in the Chinese and African Republic today because they are linked to the multinational criminal organization known as the Wagner Group, and because of their participation in the natural resources of the African Republic of the African Republic through illegal trade And destroying the country's democratic process and institutional activities. "</text:p>
      <text:p text:style-name="P4">
At the same time, the US State Department also said that it has punished companies involved in illegal gold trade to fund Wagner's support and expand its armed forces, including armed forces in Ukraine and Africa.</text:p>
      <text:p text:style-name="P4">
Last Saturday, the Wagner soldiers ignored the Russian President Vladimir Putin and marched to Moscow to try to overthrow senior military leaders. Subsequently, Wagner Group reached an agreement with the Kremlin under the mediation of Belarus. According to this agreement, Belarus will receive Wagner Group The person in charge Yefgen Ni Pleigo.</text:p>
      <text:p text:style-name="P4">
News Source: <text:a xlink:type="simple" xlink:href="https://chinese.aljazeera.net/news/war-in-ukraine/2023/6/29/%e4%bf%84%e7%bd%97%e6%96%af%e7%93%a6%e6%a0%bc%e7%ba%b3%e5%9c%a8%e9%9d%9e%e6%b4%b2%e7%9a%84%e6%b4%bb%e5%8a%a8%e4%b8%8e%e6%88%91%e4%bb%ac%e6%97%a0%e5%85%b3%e8%bf%99%e4%b8%aa%e9%97%ae" text:style-name="Internet_20_link" text:visited-style-name="Visited_20_Internet_20_Link">
https://chinese.aljazeera.net/news/war-in-ukraine/2023/6/29/%e4%bf%84%e7%bd%97%e6%96%af%e7%93%a6%e6%a0%bc%e7%ba%b3%e5%9c%a8%e9%9d%9e%e6%b4%b2%e7%9a%84%e6%b4%bb%e5%8a%a8%e4%b8%8e%e6%88%91%e4%bb%ac%e6%97%a0%e5%85%b3%e8%bf%99%e4%b8%aa%e9%97%ae</text:a>
</text:p>
      <!--NEWS-->
      <text:h text:style-name="P10" text:outline-level="1">
<text:span text:style-name="T4">
Talking about the situation of India, Brinkeng: curb China does not match the interests of the United States</text:span>
</text:h>
      <text:p text:style-name="P4">
Author: None (Language: zh)</text:p>
      <text:p text:style-name="P4">
Publisher: None</text:p>
      <text:p text:style-name="P4">
Time: 2023-06-29T03:55:00Z</text:p>
      <text:p text:style-name="P4">
Description: On the 28th, US Secretary of State Brillings and the Asia -Pacific assistant Qing Kangda attended two think tank activities, respectively. The focus of concern was the situation in India. In response to the Taiwan Strait on both sides of the Taiwan Strait, Brintken reiterated that the United States would assist Taiwan for self -defense, while Kangda mentioned the Taiwan election next year and called on all parties to act in charge. What else did the two say?</text:p>
      <text:p text:style-name="P4">
Videos: []</text:p>
      <text:p text:style-name="P4">
Images: []</text:p>
      <text:p text:style-name="P4">
Subject: 时政风云</text:p>
      <text:p text:style-name="P4">
Subjects: ['薄熙来', '专题报道：习近平访美', '中国共产党', '专题报道：全景观看“习马会”', '中国反腐风暴', '印度', '20国集团', '南中国海主权争端', '毛泽东', '中国宪法修正案取消国家主席任期限制']</text:p>
      <text:p text:style-name="P4">
Keywords: ['布林肯', '台海局势', '习近平', '印度', '台湾大选', '南海', '中美关系']</text:p>
      <text:p text:style-name="P4">
Id: 66063058</text:p>
      <!--METADATA-->
      <text:p text:style-name="P4">
<text:a xlink:type="simple" xlink:href="https://www.dw.com/zh/overlay/image/article/66063058/65959959" text:style-name="Internet_20_link" text:visited-style-name="Visited_20_Internet_20_Link">
 </text:a>
US Secretary of State Brillings said that curbing China does not meet the interests of the United States, and the United States hopes to see China success in the economic field. The picture shows that he attended a press conference after meeting with Chinese President Xi Jinping in Beijing on June 19.</text:p>
      <text:p text:style-name="P4">
(Voice of Germany Chinese Network) Danielkritenbrink, the US State Department, attended the South China Sea Forum organized by the Washington Think Tank "Strategy and International Research Center" (CSIS) on Wednesday (June 28) to respond to questions about Taiwan Strait issues. At the time, it is called that Taiwan will enter the sensitive period of the presidential election, and all parties should act responsible; he also said that <text:a xlink:type="simple" xlink:href="https://www.dw.com/zh/zh/台灣三腳督總統選戰開打-如何牽動中美/a-65668512" text:style-name="Internet_20_link" text:visited-style-name="Visited_20_Internet_20_Link">
no matter which candidate from Taiwan will win, governs in power</text:a>
The United States "all looks forward to cooperating with it."</text:p>
      <text:p text:style-name="P4">
"Wall Street Journal" reported on the 25th that when AntonyBlinken, USA, Antonyblinken, a recent visit, China has ever been on the results of "whether the United States has vested interests in the Taiwan election" and "whether the United States regards the DPP as a friend" and other elections. Related issues expressed concerns; Brinken responded that the United States will treat each candidate in this election and does not support any intervention in the election.</text:p>
      <text:p text:style-name="P4">
Kangda reiterated on the forum that no matter the public and private occasions, including <text:a xlink:type="simple" xlink:href="https://www.dw.com/zh/zh/布林肯告诉习近平拜登认为美中有义务处理好关系/a-65956287" text:style-name="Internet_20_link" text:visited-style-name="Visited_20_Internet_20_Link">
During the visit to China</text:a>
, The United States has expressed its position on the Taiwan Strait issue -the "one Chinese policy" of the United States has not changed, and acts in accordance with the principles of the Taiwan Relations Law. One -sided change of the status quo.</text:p>
      <text:p text:style-name="P4">
He said that about half of the global freight volume passed through the Taiwan Strait and up to 90 % of the high -end chips were made by Taiwan. Sexual impact, so the United States is very concerned about the Taiwan Strait, and also believes that the world should work hard to maintain peace and stability of the Taiwan Strait.</text:p>
      <text:p text:style-name="P4">
However, Kangda said that the United States has recently "seen China more and more pressure on Taiwan." At this point, Brincken also talked about the lectures on the Foreign Relations Association (CFR) on the 28th.</text:p>
      <text:p text:style-name="P4">
Brinken pointed out that China began to "take action in 2016 to suggest that the status quo was unacceptable", such as economic coercion and international isolation in Taiwan.</text:p>
      <text:p text:style-name="P4">
He said that the Taiwan Relations Law has always ensured that the United States can use necessary means to assist Taiwan for self -defense; and the change of this policy "largely depends on what Beijing is doing or not to do."</text:p>
      <text:p text:style-name="P4">
Brinken met with Xi Jinping in Beijing on June 19.</text:p>
      <text:h text:style-name="P12" text:outline-level="3">
<text:span text:style-name="T4">
Brinkeng: I hope China's economy is successful</text:span>
</text:h>
      <text:p text:style-name="P4">
On the 28th lecture, Richardhaass, the president of CFR, asked Blint: "When involved a country like China, our goal is just to prevent them from getting directly related to Guoan? Or is we actually trying that we are actually trying Is it slowing down China ’s growth?"</text:p>
      <text:p text:style-name="P4">
In response, Brinken responded that this was a issue that he spent a long time with the Chinese government when he visited Beijing in mid -June. He said that although China believes that the purpose of the United States is to "curb them" and decide with them, it is not the case.</text:p>
      <text:p text:style-name="P4">
"Obstructing them is not in compliance with our interests ... We don't want to be the only engine that drives global economic growth, but we hope to see China success in the economic field, which is in line with our interests." Brincken added that <text:a xlink:type="simple" xlink:href="https://www.dw.com/zh/zh/美欲限縮中國晶片發展-出口管制有用嗎/a-65767213" text:style-name="Internet_20_link" text:visited-style-name="Visited_20_Internet_20_Link">
the United States does have indeed there are indeed in the United States. Export control of Chinese sacrifice</text:a>
To avoid China ’s technology obtained to deal with the United States, but he emphasized that the scope of control has been strictly defined.</text:p>
      <text:p text:style-name="P4">
Asked about the pragmatic goal of the United States' foreign policy in China, Brinken described that this "has no clear end line". The key is how to find a "method of coexisting peace". He said that competition between the two sides should not be guided, and this must first restore communication channels, discuss the differences between the two sides "direct, clear, and frank", and cooperate in cooperative fields.</text:p>
      <text:p text:style-name="P4">
Earlier, the US President Biden said after the end of the Summit of the Seventh -Kingdom Group (G7) Summit in Japan that <text:a xlink:type="simple" xlink:href="https://www.dw.com/zh/zh/美中關係低谷逢春拜登很快解凍/a-65693328" text:style-name="Internet_20_link" text:visited-style-name="Visited_20_Internet_20_Link">
US -China relations should "thaw" soon</text:a>
Essence On May 22, a spokesman for the Chinese Ministry of Foreign Affairs Mao Ning responded to this statement: "It maintains necessary communication between China and the United States, but if the United States said to communicate, it will suppress and curb China while saying sanctions on Chinese official institutions and enterprises on Chinese officials and enterprises. What is the meaning and significance of such communication? "</text:p>
      <text:p text:style-name="P4">
In response to the export control of the United States and allies, China also repeatedly <text:a xlink:type="simple" xlink:href="https://www.dw.com/zh/zh/李強批西方降風險概念-對中國經濟樂觀/a-66040846" text:style-name="Internet_20_link" text:visited-style-name="Visited_20_Internet_20_Link">
criticized the United States to "political and trade issues"</text:a>
, And block and investigate <text:a xlink:type="simple" xlink:href="https://www.dw.com/zh/zh/中國封殺美光-美反對無事實根據的限制/a-65693360" text:style-name="Internet_20_link" text:visited-style-name="Visited_20_Internet_20_Link">
Micron</text:a>
Enterprises, related actions are regarded by the outside world as a counterattack by the Chinese government.</text:p>
      <text:h text:style-name="P12" text:outline-level="3">
<text:span text:style-name="T4">
Interview: The United States is time to indicate the willingness to dialogue</text:span>
</text:h>
      <text:h text:style-name="P12" text:outline-level="3">
<text:span text:style-name="T4">
US -China Flight will increase</text:span>
</text:h>
      <text:p text:style-name="P4">
Although the US -China relations "[spy balloon] from the beginning of the year(https://www.dw.com/zh/zh/拜登不會因擊落中國氣球而道歉/a-64736740)"The incident deteriorated, but recently visited China, many experts held a positive view that the two sides opened at least the possibility of dialogue. Reuters reports that the relationship between the two parties <text:a xlink:type="simple" xlink:href="https://www.dw.com/zh/zh/中美未能重啟軍事對話-布林肯訪華失利/a-65968525" text:style-name="Internet_20_link" text:visited-style-name="Visited_20_Internet_20_Link">
not obtained major breakthroughs</text:a>
, But agree with a stable relationship. On the 27th, Deputy US Secretary of State Wendysherman and the Chinese ambassador to the United States, Xie Feng, called to follow up with the topic discussed with Beijing; China said, "I hope the United States will be on each other with China."</text:p>
      <text:p text:style-name="P4">
The U.S. State Department Asia -Pacific assistant Qing Kangda mentioned in the forum on the 28th that during the visit to China, China and the United States "considers the increase in the number of commercial flights between the United States and China" to improve personnel exchanges.</text:p>
      <text:p text:style-name="P4">
He said that there were about 350 flights between 350 times a week before the epidemic, and there are currently only 24 times a week. He said: "We should have more (flight)."</text:p>
      <text:p text:style-name="P4">
U.S. State Department Asia -Pacific assistant Qing Kangda (data photo).</text:p>
      <text:h text:style-name="P12" text:outline-level="3">
<text:span text:style-name="T4">
American Relations and Indian Relations</text:span>
</text:h>
      <text:p text:style-name="P4">
In terms of the South China Sea issue, Kangda mentioned that the United States and India will strengthen their partnership and expand the "<text:a xlink:type="simple" xlink:href="https://www.dw.com/zh/zh/四方對話現場項莊舞劍意在中國的聲明/a-61918262" text:style-name="Internet_20_link" text:visited-style-name="Visited_20_Internet_20_Link">
Sifang Security Dialogue</text:a>
"cooperate.</text:p>
      <text:p text:style-name="P4">
According to Reuters, Indian Prime Minister Narendra Modi went to Washington last week for a state visit.(https://www.dw.com/zh/zh/拜登和莫迪瞄準中俄-稱美印是親密夥伴/a-66009193)"And emphasized that when dealing with the challenge of international maritime order, the two countries will adhere to international law.</text:p>
      <text:p text:style-name="P4">
Kangda said at the CSIS forum that the United States was conscious for China in "obvious and rising trends" in the controversial waters.</text:p>
      <text:p text:style-name="P4">
Talking about the dispute between China and other sovereignty countries in the South China Sea, Kangda said that "the big country should not bully a small country." It also pointed out that the focus of the United States in the South China Sea region is to establish a relationship with partners with a common vision and help enhance them The ability to stabilize world peace. "We are willing to cooperate with any country that supports this vision. Of course, this includes India."</text:p>
      <text:p text:style-name="P4">
Reuters pointed out that although India is not a sovereignty of Nanhai, in recent years, it has strengthened security in the region in the region.(https://www.dw.com/zh/zh/印度總理莫迪訪美-兩國關係有望更上層樓/a-65969345)Essence</text:p>
      <text:p text:style-name="P4">
According to reports, the Indian Navy said on the 25th that one active missile frigate would be presented to Vietnam as a gift, which is the first warship presented by India to any country.</text:p>
      <text:p text:style-name="P4">
U.S. President Biden met with Indian Prime Minister Modi in the White House on June 22.</text:p>
      <text:p text:style-name="P4">
(Comprehensive report)</text:p>
      <text:p text:style-name="P4">
News Source: <text:a xlink:type="simple" xlink:href="https://www.dw.com/zh/談印太局勢-布林肯：遏制中國不符美國利益/a-66063058" text:style-name="Internet_20_link" text:visited-style-name="Visited_20_Internet_20_Link">
https://www.dw.com/zh/談印太局勢-布林肯：遏制中國不符美國利益/a-66063058?maca=chi-rss-chi-all-1127-rdf</text:a>
</text:p>
      <!--NEWS-->
      <text:h text:style-name="P10" text:outline-level="1">
<text:span text:style-name="T4">
Chinese local government through "self -selling and buying" fire increases (Free Version)</text:span>
</text:h>
      <text:p text:style-name="P4">
Author: Rebecca Feng / Cao Li</text:p>
      <text:p text:style-name="P4">
Publisher: 华尔街日报中文网</text:p>
      <text:p text:style-name="P4">
Published Time: 2023-06-29T04:05:00.000Z</text:p>
      <text:p text:style-name="P4">
Modified Time: 2023-06-29T04:05:00.000Z</text:p>
      <text:p text:style-name="P4">
Created Time: 2023-06-28T01:36:00.000Z</text:p>
      <text:p text:style-name="P4">
Description: The China Audit Office announced that the Chinese government increased its revenue of US $ 12 billion through fictional land transactions and other state -owned asset transactions. This means that the local government's funding issues last year were worse than most economists imagined.</text:p>
      <text:p text:style-name="P4">
Images: []</text:p>
      <text:p text:style-name="P4">
Categories: ['金融市场']</text:p>
      <text:p text:style-name="P4">
Keywords: SYND,LINK:EN|WP-WSJ-0001012160</text:p>
      <text:p text:style-name="P4">
Type: Article</text:p>
      <!--METADATA-->
      <text:p text:style-name="P4">
Last year, the local government's funding issues were worse than most economists imagined, with a degree of at least $ 12 billion.</text:p>
      <text:p text:style-name="P4">
News Source: <text:a xlink:type="simple" xlink:href="https://cn.wsj.com/articles/%E4%B8%AD%E5%9B%BD%E5%9C%B0%E6%96%B9%E6%94%BF%E5%BA%9C%E9%80%9A%E8%BF%87-%E8%87%AA%E5%8D%96%E8%87%AA%E4%B9%B0-%E8%99%9A%E5%A2%9E%E8%B4%A2%E6%94%BF%E6%94%B6%E5%85%A5-3e54507c" text:style-name="Internet_20_link" text:visited-style-name="Visited_20_Internet_20_Link">
https://cn.wsj.com/articles/%E4%B8%AD%E5%9B%BD%E5%9C%B0%E6%96%B9%E6%94%BF%E5%BA%9C%E9%80%9A%E8%BF%87-%E8%87%AA%E5%8D%96%E8%87%AA%E4%B9%B0-%E8%99%9A%E5%A2%9E%E8%B4%A2%E6%94%BF%E6%94%B6%E5%85%A5-3e54507c</text:a>
</text:p>
      <!--NEWS-->
      <text:h text:style-name="P10" text:outline-level="1">
<text:span text:style-name="T4">
Putin's "After -autumn accounting", take action to liquidate Pricig as an ally</text:span>
</text:h>
      <text:p text:style-name="P4">
Creator: ANTON TROIANOVSKI</text:p>
      <text:p text:style-name="P4">
Publisher: https://www.facebook.com/nytimeschinese</text:p>
      <text:p text:style-name="P4">
Published Time: 2023-06-29T04:29:18+08:00</text:p>
      <text:p text:style-name="P4">
Description: Putin claims to investigate the commercial contract with the Ministry of Defense, and the outside world speculates that there will be a wide range of campaigns; General Surovijin's fate is particularly noticeable. However, the Russian elite class has a deep relationship with Perigo, making the situation complicated. Sergei Mironov/Telegram, Via Reuters January, "Justice Russia -Patriot -For the Truth" party leader Sheli Meronov posted photos on Telegram. Essence</text:p>
      <text:p text:style-name="P4">
Images: ["<text:a xlink:type="simple" xlink:href="https://static01.nyt.com/images/2023/06/28/multimedia/28russia-fallout-4-lhvg/28russia-fallout-4-lhvg-master1050.jpg" text:style-name="Internet_20_link" text:visited-style-name="Visited_20_Internet_20_Link">
28russia-fall...</text:a>
"]</text:p>
      <text:p text:style-name="P4">
Category: 国际</text:p>
      <text:p text:style-name="P4">
Type: Article</text:p>
      <!--METADATA-->
      <text:p text:style-name="P4">
<draw:frame draw:style-name="fr1" draw:name="Image64" text:anchor-type="as-char" svg:width="6.9236in" svg:height="4.615733in" draw:z-index="0">
<draw:image xlink:href="../Images/cnnytimes/2023-06-29T04-29-18-08-00/28russia-fallout-4-lhvg-master1050.jpg" xlink:type="simple" xlink:show="embed" xlink:actuate="onLoad" draw:mime-type="image/jpeg"/>
</draw:frame>
In order to consolidate his control of Russia, President Putin is taking action to impose a punishment for the rebels on the weekend of the mercenaries leader Yofgen Nihogo. However, Pryigon has a deep relationship with the rule of rule, making these efforts more complicated.</text:p>
      <text:p text:style-name="P4">
For the Russian leadership, the charges of the mutiny are important, especially considering that some important allies and sympathy of Pritigen are believed to be within the military and the government.</text:p>
      <text:p text:style-name="P4">
The fate of General Sergei Surovin has attracted great attention in Moscow, and Pleigon has publicly praised the senior military general. It is said that he had already been [knowledge] before the rebellion.(https://cn.nytimes.com/world/20230628/russian-general-prigozhin-rebellion/); Since Saturday morning, he has not appeared publicly. Some Russian blogs reported that the authorities were investigating the military members who were associated with Porigo, but these reports could not be independently confirmed.</text:p>
      <text:p text:style-name="P4">
On Tuesday evening, Putin held a closed -door meeting with the Russian media figures in the Kremlin, which exacerbated the outside world's speculation on a wider range of blows. At the meeting, he showed all the gestures of the leader who was in grasp, saying that he was investigating the commercial contract signed with the Ministry of Defense of Russia.</text:p>
      <text:p text:style-name="P4">
advertise</text:p>
      <text:p text:style-name="P4">
According to the newspaper editor of the meeting, Constantine Remachokov said that in Putin's description, when Pricigen launched a 24 -hour rebellion last weekend, he has been paying attention to the whole process. "Putin said that he hadn't closed his eyes in a minute during the rebellion," Remachus said in a telephone interview with Moscow.</text:p>
      <text:p text:style-name="P4">
He said that after the rebellion, as Wagner seized a military facility and marched to Moscow, Putin seemed to be starting to focus on Prige's economic motivation. Putin also pointed out that the authorities will find out "who have signed documents and lobby for orders or uniforms and weapons."</text:p>
      <text:p text:style-name="P4">
"He is in -depth understanding of the contract signed by Pryo, as well as the flow of funds," Remachukov said.</text:p>
      <text:p text:style-name="P4">
In a public speech on Tuesday, Putin hinted that Pricig was implicated with the government. He said that the Poligon's restaurant giant earned about $ 1 billion from the military -supply contract in the past year. The government also spent $ 1 billion to fund the mercenaries.</text:p>
      <text:p text:style-name="P4">
The fate of Poligon's wider business has also been closely reviewed. On Tuesday, Syria, where the Wagner's mercenary activity frequently announced, officially announced a photo of the deputy minister of Russia's foreign Ministry of Foreign Affairs meeting with Syrian officials.(https://sana.sy/en/?p=311811)The meeting was "regular political consultations between these two friendly countries."</text:p>
      <text:p text:style-name="P4">
A photo released by Russian official media in 2010 shows that Yofgeni Poriger (middle right) and Putin and Putin made lunch for the school for lunch for the school in the suburbs of Putin. Alexeidruzhinin/Sputnik, Via Associated Press</text:p>
      <text:p text:style-name="P4">
On Wednesday, Putin tried to prove that all his work would return to normal. He flew to the Daggistan region in southern Russia to discuss domestic tourism issues and praised the development of the local Bailan real estate industry. The video released by the official media shows that Putin stepped to the city square and was welcomed by a group of people -such a picture seems to show that the president can still be supported by the public.</text:p>
      <text:p text:style-name="P4">
However, in Moscow, Putin's long -term response to the rebellion was still unpredictable. The Russian elite class is still fighting for loyalty and cutting the past connection with Pritigon.</text:p>
      <text:p text:style-name="P4">
advertise</text:p>
      <text:p text:style-name="P4">
Oleg Mattovicov, a political adviser to Russia and long -term pro -pro -pro -pro -pro -pro -Kirimlin, said who should be punished for "an extremely complicated issue" because of his relationship with Porigen.</text:p>
      <text:p text:style-name="P4">
In a telephone interview, he said that the target of the attention will not be those who only "take a group photo with Pryigo somewhere", but "actively covering him, still doing it now, and intentionally confronting the confrontation intentionally Presidential policy.</text:p>
      <text:p text:style-name="P4">
Matvicov acknowledged that he also cooperated with Pleigo about 10 years ago, but he said that when he determined that Porigon was "not stable in spirit", he stopped cooperative relationship.</text:p>
      <text:p text:style-name="P4">
Starting from operating high -end restaurants and hosting banquets in St. Petersburg in the 1990s, Perigo has established a network network. Not long ago, he also cooperated with General Surovin in Syria, when the Wagner troops were fighting there.</text:p>
      <text:p text:style-name="P4">
A photo released by Russian official media shows that General Schrig Surovilkin (left) of the Russian military operations commander in Ukraine in Ukraine and the Minister of Defense Sergei Shogu (middle) met in December last year. Gavriilgrigorov/Sputnik, VIA Agency France-Presse-Getty Images</text:p>
      <text:p text:style-name="P4">
"I think they will ask him why he keeps silent" -the did not stand up to oppose Pryigon -Remachokov said when he talked about the general. "Is there any interest related to? Or is there any relationship?"</text:p>
      <text:p text:style-name="P4">
On Wednesday, the Kremlin spokesman Dimitri Peskov said the report of the New York Times about General Surovin's military proposal was purely "speculation", but it did not refute the report, nor did he explain to Surovigin any any of support. Earlier on Saturday, Surovijin appeared in a video that asked the rebels to stop acting, and there was no news since then.</text:p>
      <text:p text:style-name="P4">
advertise</text:p>
      <text:p text:style-name="P4">
Porigo has been hidden behind the scenes in his career. It was not until last year before going to the stage to shape himself into a tough mercenary leader, which is far more efficient than the traditional regular army. He often condemns and degrades the military leaders, such as Russian Defense Minister Shergai Shoygu.</text:p>
      <text:p text:style-name="P4">
In the past year, the Kremlin who tried to prove his patriotic enthusiasm has joined the camp's camp.</text:p>
      <text:p text:style-name="P4">
The son of the Kremlin spokesman Peskov once <text:a xlink:type="simple" xlink:href="https://www.kp.ru/daily/27493.5/4752637/" text:style-name="Internet_20_link" text:visited-style-name="Visited_20_Internet_20_Link">
bragged</text:a>
He joined the artillery force of the Wagner Group and won a medal for "combat heroic".</text:p>
      <text:p text:style-name="P4">
A party leader in the Russian rubber charter, Shelgi Mronov, also held a sledgehammer with a Wagner badge, a pile of skulls, and a hand -painted smiley.(https://twitter.com/mironov_ru/status/1616323559009443841)Essence This is the personal symbol of Pryo, because he supports the use of this sledgehammer to execute a Wagner soldier surrendered to Ukraine.But on Tuesday, Meroorov shook his body and became a resolute opponent of Porigen's rebellion. He asked him to investigate the "one group of VIP officials and civil servants". When Wagner entered Moscow on Saturday, these people came to the private aircraft terminal of Moscow Voukovo Airport to escape from Russia.</text:p>
      <text:p text:style-name="P4">
"This is the fifth column!" He on social media <text:a xlink:type="simple" xlink:href="https://t.me/mironovonline/7740" text:style-name="Internet_20_link" text:visited-style-name="Visited_20_Internet_20_Link">
write</text:a>
, But there is no name. "The traitor of the motherland!"</text:p>
      <text:p text:style-name="P4">
<draw:frame draw:style-name="fr1" draw:name="Image67" text:anchor-type="as-char" svg:width="6.9236in" svg:height="4.615733in" draw:z-index="0">
<draw:image xlink:href="../Images/cnnytimes/2023-06-29T04-29-18-08-00/28russia-fallout-4-lhvg-master1050.jpg" xlink:type="simple" xlink:show="embed" xlink:actuate="onLoad" draw:mime-type="image/jpeg"/>
</draw:frame>
In January, "Justice Russia -Patriot -For the Truth" party leader Sheli Meronov posted photos on Telegram, holding a sledgehammer presented by the Vagna mercenary in the photo. Sergeimironov/Telegram, Via Reuters</text:p>
      <text:p text:style-name="P4">
Another question is, who spoke to Putin during the rebellion and who was silent. Moscow's political analyst Mihayer Venogratov on the Telegram social network <text:a xlink:type="simple" xlink:href="https://t.me/Vinogradov74/2559" text:style-name="Internet_20_link" text:visited-style-name="Visited_20_Internet_20_Link">
released</text:a>
His so -called "loyalty scores", precisely in the unit, counted the time for the release time of Putin, the governor of Russia to publicly support Putin on Saturday, and listed the list of 21 people who did not publicize the support.</text:p>
      <text:p text:style-name="P4">
In an interview, Venogradov said that his score should not be a reference for serious decision -making, but Mattovicov said he felt that the list could explain the problem.</text:p>
      <text:p text:style-name="P4">
advertise</text:p>
      <text:p text:style-name="P4">
"I probably have a lot of gains. For example, someone is not very reliable, and there may be different stances next time," he said.</text:p>
      <text:p text:style-name="P4">
Matwachek insisted that this abortion rebellion was a good thing for Russia, because the failure of the rebellion "strengthened the image of the authorities" and could also "prevent needle" to the future rebellion.</text:p>
      <text:p text:style-name="P4">
Newspaper Editor Remachukov said that although he <text:a xlink:type="simple" xlink:href="https://cn.nytimes.com/world/20230626/russia-war-putin-wagner-prigozhin/" text:style-name="Internet_20_link" text:visited-style-name="Visited_20_Internet_20_Link">
forecast on Sunday</text:a>
Putin may not be able to run for re -election next year because the rebellion brought a blow to his image, but he had seen that when Putin wanted to show his strength, the Moscow elite, which had a relationship with the Kremlin, stood on Putin.</text:p>
      <text:p text:style-name="P4">
"Putin is now completely focusing on the information that conveys 'I can protect you' to the elite," said Remachukov. "I think there will be some very powerful actions to confirm this, because his entire logic is to show that this is a downright tradition."</text:p>
      <text:p text:style-name="P4">
Others believe that Putin will face continuous challenges, especially when the war is protracted, and the elites are accusing each other on the front line setbacks.</text:p>
      <text:p text:style-name="P4">
"This is a signal that indicates that the rule of the rule failed to properly respond to the pressure during the battle," said Moscow analyst Venogladov. "Especially in the past two months, everyone is waiting for Ukraine to successfully counterattack, and they are preparing to attack each other.</text:p>
      <text:p text:style-name="P4">
advertise</text:p>
      <text:p text:style-name="P4">
For the Russian public and ordinary soldiers, the impact of the rebellion brought to them is huge. The Wagner Armed Forces achieved the only recent battlefield victory for Russia, and has always been a blogger who supports the war -sometimes official media - With strong support, now they have become a treasonal thief.</text:p>
      <text:p text:style-name="P4">
Senior retired generals who have publicly opposed the war but did not leave Russia, Lyonid Ivashv, summarized the biggest problem that concluded the biggest problem shrouded above society and the army: "How can it become like this?"</text:p>
      <text:p text:style-name="P4">
"Many people can't understand what the government wants," General Ivasov said in a telephone interview. "The first question is, what happened to our country and the army?"</text:p>
      <text:p text:style-name="P4">
News Source: <text:a xlink:type="simple" xlink:href="https://cn.nytimes.com/world/20230629/putin-prigozhin-russia/" text:style-name="Internet_20_link" text:visited-style-name="Visited_20_Internet_20_Link">
https://cn.nytimes.com/world/20230629/putin-prigozhin-russia/</text:a>
</text:p>
      <!--NEWS-->
      <text:h text:style-name="P10" text:outline-level="1">
<text:span text:style-name="T4">
FREE Version, who starts to capture the Global Empire of Wagner</text:span>
</text:h>
      <text:p text:style-name="P4">
Author: Benoit Faucon / Joe Parkinson / Drew Hinshaw</text:p>
      <text:p text:style-name="P4">
Publisher: 华尔街日报中文网</text:p>
      <text:p text:style-name="P4">
Published Time: 2023-06-29T05:25:00.000Z</text:p>
      <text:p text:style-name="P4">
Modified Time: 2023-06-29T05:25:00.000Z</text:p>
      <text:p text:style-name="P4">
Created Time: 2023-06-29T00:44:00.000Z</text:p>
      <text:p text:style-name="P4">
Description: In the few hours after Porig ordered its troops to stop Moscow's advance in Moscow, the Kreml Palace started to seize the comprehensive control of the Wagner Group. The infamous Pricigen formed a army by recruiting prisoners and mercenaries before recruiting, and created a global military corporate empire.</text:p>
      <text:p text:style-name="P4">
Images: []</text:p>
      <text:p text:style-name="P4">
Categories: ['国际']</text:p>
      <text:p text:style-name="P4">
Keywords: SYND,LINK:EN|WP-WSJ-0001015688</text:p>
      <text:p text:style-name="P4">
Type: Article</text:p>
      <!--METADATA-->
      <text:p text:style-name="P4">
In Porigen(Evgeno -Opigin)During the few hours after the order was ordered to stop Moscow's advance, the Kremlin paid started to seize the comprehensive control of the Wagner Group. The infamous Pricigen formed a army by recruiting prisoners and mercenaries before recruiting, and created a global military corporate empire.</text:p>
      <text:p text:style-name="P4">
News Source: <text:a xlink:type="simple" xlink:href="https://cn.wsj.com/articles/%E6%99%AE%E4%BA%AC%E7%9D%80%E6%89%8B%E5%A4%BA%E5%8F%96%E7%93%A6%E6%A0%BC%E7%BA%B3%E5%85%A8%E7%90%83%E5%B8%9D%E5%9B%BD%E7%9A%84%E6%8E%A7%E5%88%B6%E6%9D%83-a0fdf81b" text:style-name="Internet_20_link" text:visited-style-name="Visited_20_Internet_20_Link">
https://cn.wsj.com/articles/%E6%99%AE%E4%BA%AC%E7%9D%80%E6%89%8B%E5%A4%BA%E5%8F%96%E7%93%A6%E6%A0%BC%E7%BA%B3%E5%85%A8%E7%90%83%E5%B8%9D%E5%9B%BD%E7%9A%84%E6%8E%A7%E5%88%B6%E6%9D%83-a0fdf81b</text:a>
</text:p>
      <!--NEWS-->
      <text:h text:style-name="P10" text:outline-level="1">
<text:span text:style-name="T4">
The EU's solution to the US -end steel and aluminum tariff (Free Version)</text:span>
</text:h>
      <text:p text:style-name="P4">
Authors: ['安迪•邦兹']</text:p>
      <text:p text:style-name="P4">
Publisher: 英国《金融时报》</text:p>
      <text:p text:style-name="P4">
Time: 2023-06-29T05:39:17+00:00</text:p>
      <text:p text:style-name="P4">
Published Time: 2023-06-28T12:00:99+08:00</text:p>
      <text:p text:style-name="P4">
Modified Time: 2023-06-29T01:38:99+08:00</text:p>
      <text:p text:style-name="P4">
Description: The two sides currently suspend the tariffs imposed by Trump's administration, but must reach a binding agreement on the new "Green Steel" club at the latest in October.</text:p>
      <text:p text:style-name="P4">
Images: ["<text:a xlink:type="simple" xlink:href="https://thumbor.ftacademy.cn/unsafe/picture/3/000185963_piclink.jpg" text:style-name="Internet_20_link" text:visited-style-name="Visited_20_Internet_20_Link">
000185963_pic...</text:a>
"]</text:p>
      <text:p text:style-name="P4">
Themes: ['美欧关系', '关注']</text:p>
      <text:p text:style-name="P4">
Keywords: ['美欧关系', '钢铁', '铝', '金属', '欧盟', '贸易', '保护主义', '关税']</text:p>
      <text:p text:style-name="P4">
Type: Article</text:p>
      <!--METADATA-->
      <text:p text:style-name="P4">
<draw:frame draw:style-name="fr1" draw:name="Image68" text:anchor-type="as-char" svg:width="6.9236in" svg:height="3.901286in" draw:z-index="0">
<draw:image xlink:href="../Images/FT Chinese Free Version/2023-06-29T05-39-17-00-00/000185963_piclink.jpg" xlink:type="simple" xlink:show="embed" xlink:actuate="onLoad" draw:mime-type="image/jpeg"/>
</draw:frame>
The European Union rejected the U.S. solution to terminate steel and aluminum tariffs, which exacerbated people's concerns about the restarting trade disputes on both sides of the Atlantic.</text:p>
      <text:p text:style-name="P4">
The two sides currently suspend the 2021 US President Donald Trump(Donald Trump)The tariff war caused by the measures taken must be reached with a binding agreement on the new "Green Steel" club at the latest in October this year.</text:p>
      <text:p text:style-name="P4">
News Source: <text:a xlink:type="simple" xlink:href="http://www.ftchinese.com/story/001100116" text:style-name="Internet_20_link" text:visited-style-name="Visited_20_Internet_20_Link">
http://www.ftchinese.com/story/001100116</text:a>
</text:p>
      <!--NEWS-->
      <text:h text:style-name="P10" text:outline-level="1">
<text:span text:style-name="T4">
Pizza Hut is getting more and more dazzling in Yum: FREE Version</text:span>
</text:h>
      <text:p text:style-name="P4">
Authors: ['咏竹坊']</text:p>
      <text:p text:style-name="P4">
Publisher: 英国《金融时报》</text:p>
      <text:p text:style-name="P4">
Time: 2023-06-29T05:40:25+00:00</text:p>
      <text:p text:style-name="P4">
Published Time: 2023-06-25T12:00:99+08:00</text:p>
      <text:p text:style-name="P4">
Modified Time: 2023-06-25T20:56:99+08:00</text:p>
      <text:p text:style-name="P4">
Description: China's largest pizza chain brand is the 3000th store in Qinhuangdao. This is an important milestone after its comprehensive reform in recent years.</text:p>
      <text:p text:style-name="P4">
Images: ["<text:a xlink:type="simple" xlink:href="https://thumbor.ftacademy.cn/unsafe/picture/1/000185541_piclink.jpg" text:style-name="Internet_20_link" text:visited-style-name="Visited_20_Internet_20_Link">
000185541_pic...</text:a>
"]</text:p>
      <text:p text:style-name="P4">
Themes: ['专栏', '咏竹坊', '关注']</text:p>
      <text:p text:style-name="P4">
Keywords: ['咏竹坊', '必胜客', '百胜中国', '餐饮']</text:p>
      <text:p text:style-name="P4">
Type: Article</text:p>
      <!--METADATA-->
      <text:p text:style-name="P4">
<draw:frame draw:style-name="fr1" draw:name="Image69" text:anchor-type="as-char" svg:width="6.9236in" svg:height="3.901286in" draw:z-index="0">
<draw:image xlink:href="../Images/FT Chinese Free Version/2023-06-29T05-40-25-00-00/000185541_piclink.jpg" xlink:type="simple" xlink:show="embed" xlink:actuate="onLoad" draw:mime-type="image/jpeg"/>
</draw:frame>
<text:span text:style-name="T4">
 Author Yangge, this article only represents the author's own point of view. </text:span>
</text:p>
      <text:p text:style-name="P4">
Inheritance, KFC's Colonel Sands!</text:p>
      <text:p text:style-name="P4">
News Source: <text:a xlink:type="simple" xlink:href="http://www.ftchinese.com/story/001100071" text:style-name="Internet_20_link" text:visited-style-name="Visited_20_Internet_20_Link">
http://www.ftchinese.com/story/001100071</text:a>
</text:p>
      <!--NEWS-->
      <text:h text:style-name="P10" text:outline-level="1">
<text:span text:style-name="T4">
Tiandong creatures ushered in a new CEO, will it be sold for the company? (Free version)</text:span>
</text:h>
      <text:p text:style-name="P4">
Authors: ['咏竹坊']</text:p>
      <text:p text:style-name="P4">
Publisher: 英国《金融时报》</text:p>
      <text:p text:style-name="P4">
Time: 2023-06-29T05:49:16+00:00</text:p>
      <text:p text:style-name="P4">
Published Time: 2023-06-28T12:00:99+08:00</text:p>
      <text:p text:style-name="P4">
Modified Time: 2023-06-29T01:40:99+08:00</text:p>
      <text:p text:style-name="P4">
Description: This pharmaceutical company appointed a veteran in the industry as a new CEO of the industry, filling the vacancies for up to 18 months.</text:p>
      <text:p text:style-name="P4">
Images: ["<text:a xlink:type="simple" xlink:href="https://thumbor.ftacademy.cn/unsafe/picture/4/000185964_piclink.jpg" text:style-name="Internet_20_link" text:visited-style-name="Visited_20_Internet_20_Link">
000185964_pic...</text:a>
"]</text:p>
      <text:p text:style-name="P4">
Themes: ['专栏', '咏竹坊', '关注']</text:p>
      <text:p text:style-name="P4">
Keywords: ['咏竹坊', '天境生物', '生物科技', '制药', '并购']</text:p>
      <text:p text:style-name="P4">
Type: Article</text:p>
      <!--METADATA-->
      <text:p text:style-name="P4">
<draw:frame draw:style-name="fr1" draw:name="Image70" text:anchor-type="as-char" svg:width="6.9236in" svg:height="3.901286in" draw:z-index="0">
<draw:image xlink:href="../Images/FT Chinese Free Version/2023-06-29T05-49-16-00-00/000185964_piclink.jpg" xlink:type="simple" xlink:show="embed" xlink:actuate="onLoad" draw:mime-type="image/jpeg"/>
</draw:frame>
<text:span text:style-name="T4">
 Author Liang Wuren, this article only represents the author's own point of view. </text:span>
</text:p>
      <text:p text:style-name="P4">
After 18 months of chief executive officer vacancy, innovative drug manufacturer Tianjing Biotechnology Co., Ltd.(IMAB.US)Finally got his wish and appointed a new CEO. If Rajan Cantan(Rajkannan)If the past experience can be used as a reference, the company may be sold.</text:p>
      <text:p text:style-name="P4">
News Source: <text:a xlink:type="simple" xlink:href="http://www.ftchinese.com/story/001100117" text:style-name="Internet_20_link" text:visited-style-name="Visited_20_Internet_20_Link">
http://www.ftchinese.com/story/001100117</text:a>
</text:p>
      <!--NEWS-->
      <text:h text:style-name="P10" text:outline-level="1">
<text:span text:style-name="T4">
Russia to destroy China's global diplomatic "Free Version"</text:span>
</text:h>
      <text:p text:style-name="P4">
Author: Brian Spegele</text:p>
      <text:p text:style-name="P4">
Publisher: 华尔街日报中文网</text:p>
      <text:p text:style-name="P4">
Published Time: 2023-06-29T06:00:00.000Z</text:p>
      <text:p text:style-name="P4">
Modified Time: 2023-06-29T06:00:00.000Z</text:p>
      <text:p text:style-name="P4">
Created Time: 2023-06-29T03:05:00.000Z</text:p>
      <text:p text:style-name="P4">
Description: Russia's civil strife and instability have injected new risks into Sino -Russian relations, which may cause further isolation to China on the global stage. But analysts said that even if the Russian leadership changes, China will not give up this key strategic partner against the United States, because China has greater chess.</text:p>
      <text:p text:style-name="P4">
Images: []</text:p>
      <text:p text:style-name="P4">
Categories: ['国际']</text:p>
      <text:p text:style-name="P4">
Keywords: SYND,LINK:EN|WP-WSJ-0001015481</text:p>
      <text:p text:style-name="P4">
Type: Article</text:p>
      <!--METADATA-->
      <text:p text:style-name="P4">
A quasi -military organization <text:a xlink:type="simple" xlink:href="https://cn.wsj.com/articles/CN-BGH-20230629071423" text:style-name="Internet_20_link" text:visited-style-name="Visited_20_Internet_20_Link">
short -term rebellion of the Russian government</text:a>
Moscow's weaknesses that have been prominent in this matter have injected new risks into Sino -Russian relations. Russia is the main ally of China challenging the United States.</text:p>
      <text:p text:style-name="P4">
News Source: <text:a xlink:type="simple" xlink:href="https://cn.wsj.com/articles/%E4%BF%84%E7%BD%97%E6%96%AF%E5%8A%A8%E8%8D%A1%E7%A0%B4%E5%9D%8F%E4%B8%AD%E5%9B%BD%E5%85%A8%E7%90%83%E5%A4%96%E4%BA%A4-%E6%A3%8B%E5%B1%80-8ca71297" text:style-name="Internet_20_link" text:visited-style-name="Visited_20_Internet_20_Link">
https://cn.wsj.com/articles/%E4%BF%84%E7%BD%97%E6%96%AF%E5%8A%A8%E8%8D%A1%E7%A0%B4%E5%9D%8F%E4%B8%AD%E5%9B%BD%E5%85%A8%E7%90%83%E5%A4%96%E4%BA%A4-%E6%A3%8B%E5%B1%80-8ca71297</text:a>
</text:p>
      <!--NEWS-->
      <text:h text:style-name="P10" text:outline-level="1">
<text:span text:style-name="T4">
Can China get out of the economy quagmire with the help of exports?</text:span>
</text:h>
      <text:p text:style-name="P4">
Creator: KEITH BRADSHER</text:p>
      <text:p text:style-name="P4">
Publisher: https://www.facebook.com/nytimeschinese</text:p>
      <text:p text:style-name="P4">
Published Time: 2023-06-29T06:10:43+08:00</text:p>
      <text:p text:style-name="P4">
Description: In the context of the real estate crisis and weak consumer expenditure, Beijing is weighing whether it uses its huge power to use it as a huge force for exporters to manage the economy. But this approach may cause some concerns about the political rebound of countries that have been eroded by the country's economy. Qilai Shen for the New York Times's fuel cell team test site of Shanghai Shenli Technology Company. The company has always focused on reducing costs and making fuel batteries more competitive than internal combustion engines.</text:p>
      <text:p text:style-name="P4">
Images: ["<text:a xlink:type="simple" xlink:href="https://static01.nyt.com/images/2023/06/24/multimedia/00CHINA-EXPORTS-01-lvgh/00CHINA-EXPORTS-01-lvgh-master1050.jpg" text:style-name="Internet_20_link" text:visited-style-name="Visited_20_Internet_20_Link">
00CHINA-EXPOR...</text:a>
"]</text:p>
      <text:p text:style-name="P4">
Category: 商业与经济</text:p>
      <text:p text:style-name="P4">
Type: Article</text:p>
      <!--METADATA-->
      <text:p text:style-name="P4">
<draw:frame draw:style-name="fr1" draw:name="Image71" text:anchor-type="as-char" svg:width="6.9236in" svg:height="4.615733in" draw:z-index="0">
<draw:image xlink:href="../Images/cnnytimes/2023-06-29T06-10-43-08-00/00CHINA-EXPORTS-01-lvgh-master1050.jpg" xlink:type="simple" xlink:show="embed" xlink:actuate="onLoad" draw:mime-type="image/jpeg"/>
</draw:frame>
China dominates the sales of solar panels around the world and has caught up with Japan, becoming the world's largest car exporter. It even grows in global sales of low -tech products such as shoes.</text:p>
      <text:p text:style-name="P4">
Now, Beijing is weighing whether it is used as a huge power to use it as an exporter, trying to stabilize the stability that is obviously troubled by domestic problems <text:a xlink:type="simple" xlink:href="https://cn.nytimes.com/china/20230620/china-economy-stimulus/" text:style-name="Internet_20_link" text:visited-style-name="Visited_20_Internet_20_Link">
Economy</text:a>
——The real estate crisis, and after the strict epidemic restrictions in the past three years, consumers are unwilling to spend money due to weak consumption expenditure. This decision may cause response in the global economy and cause a rebound in trading partners who have been impacted by China exports.</text:p>
      <text:p text:style-name="P4">
Eswal Plazad, an economist at the University of Cornell University, said: "For the world's second largest economy, relying on other parts of the world to support its growth, it is not a good sign for global economic prospects."</text:p>
      <text:p text:style-name="P4">
Senior officials of the Chinese government said they planned to invest in the upgrading of the industry and promote the development of domestic business, not just the pouring of manufacturing products such as electric vehicles into foreign markets. However, economists said that other countries with consumer expenditure problems showed that there may be a wave of exports in China.</text:p>
      <text:p text:style-name="P4">
advertise</text:p>
      <text:p text:style-name="P4">
For China, relying on exports to promote growth is an effective way. Moreover, Beijing has a huge influence on the renminbi. Since mid -January, it has allowed the RMB to fall about 7%against the US dollar exchange rate. This makes the relative cost of Chinese products cheaper for buyers in other countries.</text:p>
      <text:p text:style-name="P4">
"A country's usual way to get rid of real estate decline is exports," said Brad Sezight, who had served as a maker in the Obama and the Bayeng government and is currently working in the Foreign Relations Commission.</text:p>
      <text:p text:style-name="P4">
China's real estate problem is deeply ingrained. A large number of vacant and unfinished houses have led to a sharp decline in the construction industry, and the construction industry is the largest industry in the country. Developers are trapped in debt. Last Friday, the two Chinese real estate companies suspended some overseas debts, and developers' stocks were sold in recent days. The decline in housing prices as the main assets of Chinese families has made hundreds of millions of families across the country more cautious in spending money.</text:p>
      <text:p text:style-name="P4">
A large number of vacant and unfinished houses have led to a sharp decline in the construction industry, and the construction industry is the largest industry in the country. Qilai shen for the new york times</text:p>
      <text:p text:style-name="P4">
At the same time, local governments spend huge spending during the epidemic, and now they are full of debt. It is difficult to provide residents with medical insurance and pay for civil servants' wages and pensions.</text:p>
      <text:p text:style-name="P4">
After the Asian financial crisis in 1997 and 1998, Thailand and other Southeast Asian countries got rid of economic difficulties through exports. Ireland and Spain have taken the same practice after the collapse of the global banking industry in 2008 and 2009. In the following years, after the European financial crisis broke out, Greece was the same.</text:p>
      <text:p text:style-name="P4">
However, China may lead to political rebound in some countries. These countries are worried that the influx of commodities may erode the country's economy, leading to workers' unemployment, and enterprises to lose their market share.</text:p>
      <text:p text:style-name="P4">
advertise</text:p>
      <text:p text:style-name="P4">
Europe is an important market for various products in China. In Europe, officials and business leaders have stated that they are worried about China's surging trade surplus because they are already in a difficult deal of the influx of Chinese cars. The close partnership between China and Russia has caused alertness to China in Europe to rely on China. Russia is currently condemned by most European countries for invasion of Ukraine.</text:p>
      <text:p text:style-name="P4">
Deborah Elms, Executive Director of the Singapore Trade Consulting Corporation Asia Trade Center, said that China is increasing exports to Southeast Asia. Southeast Asia will further process these products and then transport them to Europe and the West.</text:p>
      <text:p text:style-name="P4">
However, China also faces a practical challenge: its trade surplus in finished products is so large (according to the calculation of Scze, it is equivalent to one -tenth of the entire Chinese economy), so it may be difficult to further expand.</text:p>
      <text:p text:style-name="P4">
According to data from the UN Industrial Development Organization, China's manufacturing output accounted for almost a third of the world.</text:p>
      <text:p text:style-name="P4">
It may be particularly difficult to achieve further growth at the moment, because some of China's largest export markets show signs of weakness after interest rate hikes.</text:p>
      <text:p text:style-name="P4">
"Compared with last year, the demand is weaker," said Zhou Shaopeng, a sales manager of a plastic pipe company in Hebei Province.</text:p>
      <text:p text:style-name="P4">
advertise</text:p>
      <text:p text:style-name="P4">
However, the recent depreciation of the renminbi may bring an export rebound. The government's announcement in recent weeks has emphasized the optimization of China's domestic trade, not limited to exports.</text:p>
      <text:p text:style-name="P4">
"China is figured out how to combine the two, how to integrate it may be more important than relying on foreign trade," said Zhan Yubo, director of the Western Economics Research Office of Shanghai Academy of Social Sciences, Shanghai Social Sciences.</text:p>
      <text:p text:style-name="P4">
Experts said that although increasing exports will bring political risks, China still has room for expanding overseas sales in a field, which is new technology. With its strength in the field of electric vehicles, China's automobile exports have doubled in just two years, with an average monthly export value of more than 6 billion US dollars. Last month, the export value of China exceeded the smartphone for the first time.</text:p>
      <text:p text:style-name="P4">
In the past 20 years, China's large investment in electric vehicles and other innovative fields has brought about increase in sales and employment growth. The factories in the eastern suburbs of Shanghai are proof.</text:p>
      <text:p text:style-name="P4">
Tesla set up a giant factory in Shanghai. In addition to supplying the Chinese market, it also exported a large number of cars to Europe and Asia. GM also has large factories in Shanghai. It is a dense supplier network that supports these factories.</text:p>
      <text:p text:style-name="P4">
An autonomous driving data acquisition equipment on a test car outside Shanghai Kunyi Electronic Technology Company. Qilai shen for the new york times</text:p>
      <text:p text:style-name="P4">
Kunyi Electronics, which is a dedicated tool for self -driving automobile R &amp; D personnel, is one of the suppliers. Chen Zhongming, general manager of the company, said that last year the company used 45%of their income for research and development. In the past three years, the company's employees have doubled to 450.</text:p>
      <text:p text:style-name="P4">
He said that car manufacturers at home and abroad are now "willing to use more income for research and development."</text:p>
      <text:p text:style-name="P4">
advertise</text:p>
      <text:p text:style-name="P4">
Shanghai Shenli Technology, which is mainly for cargo truck manufacturing hydrogen power system, has always focused on reducing costs, making fuel batteries more competitive than internal combustion engines.</text:p>
      <text:p text:style-name="P4">
"In the past, one person was responsible for one machine, and now a person can control two," said Dawei when he walked through a row of machine -assembled fuel cell machines. "Next month, a robot can control six."</text:p>
      <text:p text:style-name="P4">
Green Energy is another area where China is booming. In the past three years, China's solar panel exports have doubled, and the average monthly export value has reached nearly $ 5 billion. Qin Yan, an analyst of the London Stock Exchange Group, said that although countries in the European Union, North America, and other regions are increasing production, China's exports are expected to continue to grow.But this change takes time. At present, China is still using money for investment, including the construction of more highways and railways, and many factories.</text:p>
      <text:p text:style-name="P4">
"Investment creates employment," Zhan Yubo said. "Employment brings income and wages, and income and wages will create consumption."</text:p>
      <text:p text:style-name="P4">
A employee adds a truck to add hydrogen. China has increased the exit of electric vehicles and regarded the hydrogen power system as the future market for freight trucks. Qilai shen for the new Yorktimes</text:p>
      <text:p text:style-name="P4">
News Source: <text:a xlink:type="simple" xlink:href="https://cn.nytimes.com/business/20230629/china-exports-economy/" text:style-name="Internet_20_link" text:visited-style-name="Visited_20_Internet_20_Link">
https://cn.nytimes.com/business/20230629/china-exports-economy/</text:a>
</text:p>
      <!--NEWS-->
      <text:h text:style-name="P10" text:outline-level="1">
<text:span text:style-name="T4">
Hu Xijin's stocks triggered &amp; quot; leek &amp; quot; &amp; quot; sickle &amp; quot; heated discussion</text:span>
</text:h>
      <text:p text:style-name="P4">
Author: None</text:p>
      <text:p text:style-name="P4">
Publisher: Radio Free Asia (Organization)</text:p>
      <text:p text:style-name="P4">
Published Time: 2023-06-29T06:16:00-04:00</text:p>
      <text:p text:style-name="P4">
Modified Time: 2023-06-29T13:18:41-04:00</text:p>
      <text:p text:style-name="P4">
Description: None</text:p>
      <text:p text:style-name="P4">
Videos: []</text:p>
      <text:p text:style-name="P4">
Audios: ["<text:a xlink:type="simple" xlink:href="https://www.rfa.org/mandarin/yataibaodao/jingmao/hcm-0629202306162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4.612011in" draw:z-index="0">
<draw:image xlink:href="../Images/rfamandarin/2023-06-29T06-16-00-04-00/000000.png" xlink:type="simple" xlink:show="embed" xlink:actuate="onLoad" draw:mime-type="image/png"/>
</draw:frame>
Chinese shareholders are concerned about the undulating index at the company. <text:a xlink:type="simple" xlink:href="https://www.rfa.org/mandarin/yataibaodao/jingmao/hcm-06292023061625.html/@@images/image" text:style-name="Internet_20_link" text:visited-style-name="Visited_20_Internet_20_Link">
</text:a>
AFP资料  <text:a xlink:type="simple" xlink:href="https://www.rfa.org/mandarin/yataibaodao/jingmao/hcm-06292023061625.html/@@stream" text:style-name="Internet_20_link" text:visited-style-name="Visited_20_Internet_20_Link">
Audio-1-Link：https://www.rfa.org/mandarin/yataibaodao/jingmao/hcm-06292023061625.html/@@stream</text:a>
The news of the former editor -in -chief of the Global Times, Hu Xijin's stock market, has recently caused heated discussion among Chinese netizens. Some financial bloggers pointed out that Hu Xijin is not necessarily "leek", so that its influence can be "sickle". His big -sized stocks are the incident that the public deserves to be vigilant.</text:p>
      <text:p text:style-name="P4">
<text:a xlink:type="simple" xlink:href="https://www.rfa.org/mandarin/yataibaodao/jingmao/ql1-06252019073624.html" text:style-name="Internet_20_link" text:visited-style-name="Visited_20_Internet_20_Link">
</text:a>
<text:span text:style-name="T4">
 <text:a xlink:type="simple" xlink:href="https://www.rfa.org/mandarin/yataibaodao/jingmao/hcm1-05182023043606.html" text:style-name="Internet_20_link" text:visited-style-name="Visited_20_Internet_20_Link">
What kind of signal does the Chinese stock market have shrunk and the RMB will reveal? </text:a>
</text:span>
*<text:a xlink:type="simple" xlink:href="https://www.rfa.org/mandarin/yataibaodao/jingmao/hcm2-02032023082721.html" text:style-name="Internet_20_link" text:visited-style-name="Visited_20_Internet_20_Link">
<text:span text:style-name="T4">
 China last year's revenue and expenditure difference was nearly 9 trillion shareholders' blood loss news was deleted </text:span>
</text:a>
Hu Xijin announced on his personal Weibo on the 27th that he had bought stocks for the first time, and bought a total of two stocks and two funds. On the first day, he made two compensation and two compensations.</text:p>
      <text:p text:style-name="P4">
He gave the reasons for retirement investment in the stock market. "In addition to wanting to add a personal perception to the Chinese economy, he also feels that the stock market has fallen so much. The "newborn calf is not afraid of tiger '." He also said, "I don't want to lose a bottom, and I feel the pain of making' leek" grin.</text:p>
      <text:p text:style-name="P4">
Lao Hu's stock diary made a profit of 226.43 yuan on the second day, but on the third day, the entire warehouse was "green", and the loss was 300 yuan in the morning. The end of "Little Honeymoon", Hu Xijin chose to increase the position of 200,000,</text:p>
      <text:p text:style-name="P4">
"I don't believe it for the time being. At this time, when I entered the stock market, I finally wore a pair of pants, and I looked forward to winning." Hu Xijin bought the stocks.</text:p>
      <text:p text:style-name="P4">
(Weibo screenshot) <text:a xlink:type="simple" xlink:href="https://www.rfa.org/mandarin/yataibaodao/jingmao/hcm-06292023061625.html/20230629121252911.jpg" text:style-name="Internet_20_link" text:visited-style-name="Visited_20_Internet_20_Link">
</text:a>
Netizens have hotly discussed the topic of Hu Xijin. Someone left a message, "Who made the chives green?", "I scared me to clear all my stocks and funds"; some people predicted, "I said that Lao Hu entered the stock market this time just wants to take the lead in burn a burn in the stock market this time. Burning the fire, burning this market, and the officials of the officials picking firewood. "On Weibo,#Hu Xi entered the relevant topic of opening the stock account to attract more than 93 million people to read.</text:p>
      <text:p text:style-name="P4">
<text:span text:style-name="T4">
 Retired teachers are cut in A shares to be cut by leeks </text:span>
</text:p>
      <text:p text:style-name="P4">
Whether Hu Xijin is "leek" is still unknown, but the retired teacher in Shanghai laughed at the people who laughed at the people. He was stuck in A shares and lost very miserable: "I invested about 20,000 to 300,000, and now there are about 60,000 more than 60,000. I have no other A shares. I can only let it go now. I can't get back now, the loss is so miserable, I can only put it there, let it go. "</text:p>
      <text:p text:style-name="P4">
Mr. Gu invested in the stock market with his old book. Although he was acknowledged in his mouth, he still held a wait -and -see attitude. He had the same heart as other shareholders who were also cut leeks. I feel a little dead, but I still hope that I can relax a little bit, so I feel a little more improving. If there is no medicine at a little medicine, it is helpless. "</text:p>
      <text:p text:style-name="P4">
<text:span text:style-name="T4">
 What is Hu Xijin's gongs and drums? </text:span>
</text:p>
      <text:p text:style-name="P4">
Regarding Hu Xi into stocks, the layman looked at the lively, and the interior seemed to see the door. The blogger's "Da Cai Fufu Driver" joked several news that the retired stocks did not end well, including the 69 -year -old old lady who lived alone in financing stocks, owed more than 10 million; 86 -year -olds began to learn stocks. Unexpectedly Canton. The article said, "After all, the big A specializes in all kinds of dissatisfaction, and you can't afford to feel the same because you want to feel the same. If you realize the cruelty of A shares, you can make a joke with your own life."</text:p>
      <text:p text:style-name="P4">
Financial blogger McLejon issued a reminder that many people think that Hu Xijin is now entering the stock market as "leek", but from his current influence, he is not necessarily a leek. Because of his influence, it can be a dealer, that is, "sickle", "Therefore, Hu Xijin now tells the public that he wants stocks. This is originally a very vigilant thing."</text:p>
      <text:p text:style-name="P4">
The chief of the financial scholar looked at Hu Xijin's stock with "big thunder and small rain": "The thunder is big, it is a lot of discussion among netizens, and it is also on the news. Many. In the case of depreciation of the renminbi, the stocks of the RMB under 500,000 are just a dragonfly. In addition, although Hu Xi entered this wave of stocks to drive many people to discuss, few people really followed Hu Xi into the city. "</text:p>
      <text:p text:style-name="P4">
Commander believes that the current Chinese stock market has fallen into a deep decline, like a bottomless black hole, and continues to operate, no matter how much money is invested, it is drifting. He speculated that Hu Xi's motivation behind this wave of operation: "It can drive more people to enter the stock market and produce a few more leeks. It is also a good thing for China's stock market or China's macro -controlling economic performance. Positive ingredients.</text:p>
      <text:p text:style-name="P4">
<text:span text:style-name="T4">
 Japanese stocks 33 years of new Kuoppbb would move into Japan </text:span>
Reporter: Huang Chunmei Responsible: Xu Shuting Chen Meihua He Ping.com Edited: Ruizhe</text:p>
      <text:p text:style-name="P4">
News Source: <text:a xlink:type="simple" xlink:href="https://www.rfa.org/mandarin/yataibaodao/jingmao/hcm-06292023061625.html" text:style-name="Internet_20_link" text:visited-style-name="Visited_20_Internet_20_Link">
https://www.rfa.org/mandarin/yataibaodao/jingmao/hcm-06292023061625.html</text:a>
</text:p>
      <!--NEWS-->
      <text:h text:style-name="P10" text:outline-level="1">
<text:span text:style-name="T4">
Chinese ambassador Fu Cong said "not opposed" Ukraine's recovery of Crimea caused heated discussion</text:span>
</text:h>
      <text:p text:style-name="P4">
Author: https://www.facebook.com/bbcworldservice/</text:p>
      <text:p text:style-name="P4">
Publisher: BBC News 中文</text:p>
      <text:p text:style-name="P4">
Published Time: 2023-06-29T06:29:12.000Z</text:p>
      <text:p text:style-name="P4">
Modified Time: 2023-06-29T06:29:12.000Z</text:p>
      <text:p text:style-name="P4">
Description: It is reported that the Chinese ambassador to the European Union Fu Cong said that Beijing "does not oppose" Ukraine to recover all the territorial targets determined in 1991. After the Crimean Peninsula, which was annexed in 2014, the Chinese Ministry of Foreign Affairs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It is hoped that the Crimean problem can be solved through "political channels".</text:p>
      <text:p text:style-name="P4">
Images: ["<text:a xlink:type="simple" xlink:href="https://ichef.bbci.co.uk/news/640/cpsprodpb/11213/production/_130236107_gettyimages-1158264110.jpg" text:style-name="Internet_20_link" text:visited-style-name="Visited_20_Internet_20_Link">
_130236107_ge...</text:a>
", "<text:a xlink:type="simple" xlink:href="https://ichef.bbci.co.uk/news/640/cpsprodpb/C51D/production/_130116405_13ebd63771ee17dcb82996e2ca8d6ae7322bb1b70_0_5189_31971000x616.jpg" text:style-name="Internet_20_link" text:visited-style-name="Visited_20_Internet_20_Link">
_130116405_13...</text:a>
", "<text:a xlink:type="simple" xlink:href="https://ichef.bbci.co.uk/news/640/cpsprodpb/5531/production/_129490812_mediaitem129483733.jpg" text:style-name="Internet_20_link" text:visited-style-name="Visited_20_Internet_20_Link">
_129490812_me...</text:a>
"]</text:p>
      <text:p text:style-name="P4">
Videos: []</text:p>
      <text:p text:style-name="P4">
Tags: ['乌克兰局势升温', '俄国', '中國', '乌克兰']</text:p>
      <text:p text:style-name="P4">
Type: Article</text:p>
      <!--METADATA-->
      <text:h text:style-name="P12" text:outline-level="3">
<text:span text:style-name="T4">
Chinese Ambassador Fu Cong said "not opposed" Ukraine recovered Crimea and caused heated discussions</text:span>
</text:h>
      <text:p text:style-name="P4">
6:29 am on June 29, 2023![] <text:a xlink:type="simple" xlink:href="Images/BBC Chinese/2023-06-29T06-29-12.000Z/_130236107_gettyimages-1158264110.jpg" text:style-name="Internet_20_link" text:visited-style-name="Visited_20_Internet_20_Link">
</text:a>
Image source, getty images</text:p>
      <text:p text:style-name="P4">
Image adding text,</text:p>
      <text:p text:style-name="P4">
Peninsula TV reported on Tuesday (June 27) that when Fu Cong, the head of the Chinese envoy of the Chinese EU, was asked by reporters whether to support the Kiev authorities, including recovering the area occupied by Russia, Fu Cong said, "I don't think What's wrong? "</text:p>
      <text:p text:style-name="P4">
<text:span text:style-name="T4">
 It is reported that the Chinese ambassador to the European Union Fu Cong said that Beijing "does not oppose" Ukraine's goal of recovering all territories determined in 1991. After the Crimea Peninsula, which was annestyed in 2014, the Chinese Ministry of Foreign Affairs said Beijing hopes that the Crimean problem can be solved through "political channels". </text:span>
</text:p>
      <text:p text:style-name="P4">
Peninsula TV reported on Tuesday (June 27) that when Fu Cong, the head of the Chinese envoy of the Chinese EU, was asked by reporters whether to support the Kiev authorities, including recovering the area occupied by Russia, Fu Cong said, "I don't think What's wrong? "</text:p>
      <text:p text:style-name="P4">
Fu Cong said: "We respect the territorial integrity of all countries. Therefore, when China and the former Soviet Union built diplomatic relations, we also advocated it."</text:p>
      <text:p text:style-name="P4">
"But as I said, these are historical issues that must be resolved by Russia and Ukraine through negotiations, which is our position." He added.</text:p>
      <text:p text:style-name="P4">
This statement has attracted attention, and senior Chinese officials generally do not make clear comments on Russia's annexation of Ukrainian territory.</text:p>
      <text:p text:style-name="P4">
Chinese Foreign Ministry spokesman Mao Ning told reporters on Wednesday (June 28): "I don't understand the specific statement of Ambassador Fu Cong."</text:p>
      <text:p text:style-name="P4">
However, she said that in the Ukrainian crisis, "the Chinese position is consistent and very clear, and we hope that the Crimean problem can be solved through political channels."</text:p>
      <text:p text:style-name="P4">
In 1991, the Soviet Union disintegrated, and Ukraine held an independent referendum and announced its independence. The territorial scope of Ukraine at the time included the Crimean Peninsula, but Russia was annexed in 2014. Moscow also supported Donetsk and Lugusk in eastern Ukraine to establish the "Republic".</text:p>
      <text:p text:style-name="P4">
Since the outbreak of the Ukrainian war, China has not condemned Russia's invasion.</text:p>
      <text:p text:style-name="P4">
<draw:frame draw:style-name="fr1" draw:name="Image79" text:anchor-type="as-char" svg:width="6.9236in" svg:height="3.894525in" draw:z-index="0">
<draw:image xlink:href="../Images/BBC Chinese/2023-06-29T06-29-12.000Z/_130116405_13ebd63771ee17dcb82996e2ca8d6ae7322bb1b70_0_5189_31971000x616.jpg" xlink:type="simple" xlink:show="embed" xlink:actuate="onLoad" draw:mime-type="image/jpeg"/>
</draw:frame>
Image source, reuters</text:p>
      <text:p text:style-name="P4">
Image adding text,</text:p>
      <text:p text:style-name="P4">
Russian President Putin</text:p>
      <text:p text:style-name="P4">
In October last year, the United Nations General Assembly passed the resolution of the number of votes in favor of the 143 countries, the opposition of the five countries, and the abstain from the 35 countries, condemning Russia to hold its so -called referendum within the international recognized Ukraine border, trying to illegally annex some Ukrainian territory, and China voted for abstaining votes.</text:p>
      <text:p text:style-name="P4">
According to reports, Fu Cong delivered the above remarks after the 2023 EU China Chamber of Commerce Summit in the 2023 EU China Chamber of Commerce on June 16.</text:p>
      <text:p text:style-name="P4">
On Weibo, Fu Cong's statement caused discussion among netizens. Some netizens commented: "Is the wind direction going?"</text:p>
      <text:p text:style-name="P4">
Some Weibo netizens said: "For a year, Putin has no progress on the battlefield, and it should have been cut long ago."</text:p>
      <text:p text:style-name="P4">
Zhuang Jiaying, an associate professor at the Department of Political Science of the National University of Singapore, told BBC that this may be different views expressed by different Chinese officials, but in view of the uncertainty of the situation in Russia, this may also be a "test balloon".</text:p>
      <text:p text:style-name="P4">
"This remark from a ambassador -level person means that it will get attention, but it is still a low -level position for Beijing, and it can seem to be reasonably pushed." He said.</text:p>
      <text:p text:style-name="P4">
This is not the first time that Fu Cong has made a statement on Russia's invasion of Ukraine. Fu Cong said in an exclusive interview with the New York Times in April this year that China did not recognize Russia's annexation of Ukrainian territory, including the annexation of Crimea and Donbas.</text:p>
      <text:p text:style-name="P4">
He said that China did not stand on Russia in the war. The reason why did not condemn Russia's invasion because China could understand Russia's claim on defense of NATO invasion.</text:p>
      <text:p text:style-name="P4">
Fu Cong also diluted Russia and China announced the "unlimited" diplomatic relations, saying that "'unlimited limit' is just a rhetoric."</text:p>
      <text:p text:style-name="P4">
<draw:frame draw:style-name="fr1" draw:name="Image80" text:anchor-type="as-char" svg:width="6.9236in" svg:height="3.894525in" draw:z-index="0">
<draw:image xlink:href="../Images/BBC Chinese/2023-06-29T06-29-12.000Z/_129490812_mediaitem129483733.jpg" xlink:type="simple" xlink:show="embed" xlink:actuate="onLoad" draw:mime-type="image/jpeg"/>
</draw:frame>
Image source, chinese emBassy in Paris</text:p>
      <text:p text:style-name="P4">
Image adding text,</text:p>
      <text:p text:style-name="P4">
The Chinese ambassador to France, Lu Shayan, often made controversial remarks. Earlier, it was said that Meng Wanzhou was arrested because of "white superiority" and abusing the famous French scholars as "little hooligan". "wait.</text:p>
      <text:p text:style-name="P4">
This is compared with the remarks of his peer and Chinese ambassador to France, Lu Shaye. In April of this year, Lusha was asked in a TV show whether Crimea belonged to Ukraine. Lushae claimed that this depends on how to look at the question and mentioned that Crimea belonged to Russia at the beginning, and later Nikitakhrushchev, the first secretary of the Soviet Communist Party, gave Ukraine.</text:p>
      <text:p text:style-name="P4">
The host reminded that according to international law, Crimea belongs to Ukraine. Lu Shaye said, "From the perspective of international law, it can even be said that those former Soviet countries have no effective international law status because there is no international agreement to determine their status as a sovereign state."</text:p>
      <text:p text:style-name="P4">
The Chinese Embassy in France later issued a statement saying that Lushaye's remarks were "not a policy declaration, but an expression of personal views in TV debate", "should not be over -interpreted", and the full text of the interview issued earlier issued by the shelves. The Ministry of Foreign Affairs of China also "extinguished the fire": China's position is "unchanged."</text:p>
      <text:p text:style-name="P4">
Zhuang Jiaying said that even if different Chinese diplomats have some "deviating routes", Beijing usually emphasizes that their positions are "not changed" in their official speeches.</text:p>
      <text:p text:style-name="P4">
"(This) can leave their positions to be controlled and coherent, or the impression of the incident is expected, even if the incident or behavior is different from the past model," he said.</text:p>
      <text:p text:style-name="P4">
News Source: <text:a xlink:type="simple" xlink:href="https://www.bbc.com/zhongwen/simp/chinese-news-66051070" text:style-name="Internet_20_link" text:visited-style-name="Visited_20_Internet_20_Link">
https://www.bbc.com/zhongwen/simp/chinese-news-66051070</text:a>
</text:p>
      <!--NEWS-->
      <text:h text:style-name="P10" text:outline-level="1">
<text:span text:style-name="T4">
Hong Kong Hyundai Tall Building has become a "place for the past"</text:span>
</text:h>
      <text:p text:style-name="P4">
Author: https://www.facebook.com/bbcworldservice/</text:p>
      <text:p text:style-name="P4">
Publisher: BBC News 中文</text:p>
      <text:p text:style-name="P4">
Published Time: 2023-06-29T06:46:02.000Z</text:p>
      <text:p text:style-name="P4">
Modified Time: 2023-06-29T06:46:02.000Z</text:p>
      <text:p text:style-name="P4">
Description: In May, a multi -layered private ashes were placed in Hong Kong. This is part of the response measures taken by the Hong Kong government to alleviate the shortage of ashes.</text:p>
      <text:p text:style-name="P4">
Images: []</text:p>
      <text:p text:style-name="P4">
Videos: ["<text:a xlink:type="simple" xlink:href="https://www.bbc.com/ws/av-embeds/cps/zhongwen/simp/chinese-news-66050214/p0fxx04t/zh-hans" text:style-name="Internet_20_link" text:visited-style-name="Visited_20_Internet_20_Link">
zh-hans</text:a>
"]</text:p>
      <text:p text:style-name="P4">
Tags: ['香港']</text:p>
      <text:p text:style-name="P4">
Type: Article</text:p>
      <!--METADATA-->
      <text:h text:style-name="P12" text:outline-level="3">
<text:span text:style-name="T4">
Hong Kong Hyundai Tall Building has become a "place where the life is in peace"</text:span>
</text:h>
      <text:p text:style-name="P4">
[Video-1-Link:/WS/AV-EMBEDS/CPS/ZHONGWEN/SIMP/Chinese-News-66050214/P0FXX04T/ZH-HansS]](https://www.bbc.com/ws/av-embeds/cps/zhongwen/simp/chinese-news-66050214/p0fxx04t/zh-hans)<text:span text:style-name="T4">
 Your equipment does not support the playback multimedia materials </text:span>
<text:span text:style-name="T4">
 Hong Kong Hyundai high -rise building becomes a "place where the life is restless" </text:span>
 6:46 am on June 29, 2023</text:p>
      <text:p text:style-name="P4">
Hong Kong is one of the most densely populated regions in the world. In this city with more than 7.3 million people, it is difficult for many people to have a house that belongs to their own, and many families who lose their loved ones often need to wait for several years to find a place for their loved ones.</text:p>
      <text:p text:style-name="P4">
In May of this year, a multi -layer private ashes were open. This 12 -storey high -level modern building looks like a hotel, and plans to provide 23,000 ashes. This is part of the response measures taken by the Hong Kong government to alleviate the shortage of ashes.</text:p>
      <text:p text:style-name="P4">
News Source: <text:a xlink:type="simple" xlink:href="https://www.bbc.com/zhongwen/simp/chinese-news-66050214" text:style-name="Internet_20_link" text:visited-style-name="Visited_20_Internet_20_Link">
https://www.bbc.com/zhongwen/simp/chinese-news-66050214</text:a>
</text:p>
      <!--NEWS-->
      <text:h text:style-name="P10" text:outline-level="1">
<text:span text:style-name="T4">
Powell said the Federal Reserve is likely to raise interest rates</text:span>
</text:h>
      <text:p text:style-name="P4">
Author: Nick Timiraos / Tom Fairless</text:p>
      <text:p text:style-name="P4">
Publisher: 华尔街日报中文网</text:p>
      <text:p text:style-name="P4">
Published Time: 2023-06-29T06:50:00.000Z</text:p>
      <text:p text:style-name="P4">
Modified Time: 2023-06-29T06:50:00.000Z</text:p>
      <text:p text:style-name="P4">
Created Time: 2023-06-28T22:10:00.000Z</text:p>
      <text:p text:style-name="P4">
Description: The major central banks around the world face an unexpected problem: their economy is unexpectedly strong.</text:p>
      <text:p text:style-name="P4">
Images: []</text:p>
      <text:p text:style-name="P4">
Categories: ['经济', '美联储']</text:p>
      <text:p text:style-name="P4">
Keywords: SYND</text:p>
      <text:p text:style-name="P4">
Type: Article</text:p>
      <!--METADATA-->
      <text:p text:style-name="P4">
The major central banks around the world face an unexpected problem: their economy is unexpectedly strong.</text:p>
      <text:p text:style-name="P4">
News Source: <text:a xlink:type="simple" xlink:href="https://cn.wsj.com/articles/%E9%B2%8D%E5%A8%81%E5%B0%94%E7%A7%B0%E7%BE%8E%E8%81%94%E5%82%A8%E5%BE%88%E5%8F%AF%E8%83%BD%E8%BF%9B%E4%B8%80%E6%AD%A5%E5%8A%A0%E6%81%AF-76f11d8d" text:style-name="Internet_20_link" text:visited-style-name="Visited_20_Internet_20_Link">
https://cn.wsj.com/articles/%E9%B2%8D%E5%A8%81%E5%B0%94%E7%A7%B0%E7%BE%8E%E8%81%94%E5%82%A8%E5%BE%88%E5%8F%AF%E8%83%BD%E8%BF%9B%E4%B8%80%E6%AD%A5%E5%8A%A0%E6%81%AF-76f11d8d</text:a>
</text:p>
      <!--NEWS-->
      <text:h text:style-name="P10" text:outline-level="1">
<text:span text:style-name="T4">
The survey showed that the American balloon used to use American technology to monitor Americans (Free Version)</text:span>
</text:h>
      <text:p text:style-name="P4">
Author: Nancy A. Youssef</text:p>
      <text:p text:style-name="P4">
Publisher: 华尔街日报中文网</text:p>
      <text:p text:style-name="P4">
Published Time: 2023-06-29T06:55:00.000Z</text:p>
      <text:p text:style-name="P4">
Modified Time: 2023-06-29T06:55:00.000Z</text:p>
      <text:p text:style-name="P4">
Created Time: 2023-06-29T02:34:00.000Z</text:p>
      <text:p text:style-name="P4">
Description: U.S. officials quoted a preliminary result of a rigorous investigation saying that the Chinese spy balloon flying over the United States earlier this year loaded the equipment made in the United States to help it collect photos, videos and other information.</text:p>
      <text:p text:style-name="P4">
Images: []</text:p>
      <text:p text:style-name="P4">
Categories: ['国际']</text:p>
      <text:p text:style-name="P4">
Keywords: SYND,LINK:EN|WP-WSJ-0001016226</text:p>
      <text:p text:style-name="P4">
Type: Article</text:p>
      <!--METADATA-->
      <text:p text:style-name="P4">
U.S. officials quoted a preliminary result of a rigorous investigation that they flew over the United States at the beginning of this year <text:a xlink:type="simple" xlink:href="https://cn.wsj.com/articles/CN-BGH-20230203093722" text:style-name="Internet_20_link" text:visited-style-name="Visited_20_Internet_20_Link">
Chinese Spy Balloon</text:a>
Make a US -made device to help it collect photos, videos and other information.</text:p>
      <text:p text:style-name="P4">
News Source: <text:a xlink:type="simple" xlink:href="https://cn.wsj.com/articles/%E8%B0%83%E6%9F%A5%E6%98%BE%E7%A4%BA%E8%A2%AB%E5%87%BB%E8%90%BD%E7%9A%84%E4%B8%AD%E5%9B%BD%E6%B0%94%E7%90%83%E4%BD%BF%E7%94%A8%E7%BE%8E%E5%9B%BD%E6%8A%80%E6%9C%AF%E6%9D%A5%E7%9B%91%E6%8E%A7%E7%BE%8E%E5%9B%BD%E4%BA%BA-3c0e0861" text:style-name="Internet_20_link" text:visited-style-name="Visited_20_Internet_20_Link">
https://cn.wsj.com/articles/%E8%B0%83%E6%9F%A5%E6%98%BE%E7%A4%BA%E8%A2%AB%E5%87%BB%E8%90%BD%E7%9A%84%E4%B8%AD%E5%9B%BD%E6%B0%94%E7%90%83%E4%BD%BF%E7%94%A8%E7%BE%8E%E5%9B%BD%E6%8A%80%E6%9C%AF%E6%9D%A5%E7%9B%91%E6%8E%A7%E7%BE%8E%E5%9B%BD%E4%BA%BA-3c0e0861</text:a>
</text:p>
      <!--NEWS-->
      <text:h text:style-name="P10" text:outline-level="1">
<text:span text:style-name="T4">
Rogers, chairman of the Military Commission of the House of Representatives Rogers, ended the China Ministry of Foreign Affairs of China Reorganization No. 1 Middle School</text:span>
</text:h>
      <text:p text:style-name="P4">
Author: None</text:p>
      <text:p text:style-name="P4">
Publisher: Radio Free Asia (Organization)</text:p>
      <text:p text:style-name="P4">
Published Time: 2023-06-29T06:59:00-04:00</text:p>
      <text:p text:style-name="P4">
Modified Time: 2023-06-29T10:47: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4.612011in" draw:z-index="0">
<draw:image xlink:href="../Images/rfamandarin/2023-06-29T06-59-00-04-00/000000.png" xlink:type="simple" xlink:show="embed" xlink:actuate="onLoad" draw:mime-type="image/png"/>
</draw:frame>
Including the Chairman of the House Military Commission Mike. The U.S. Congress visiting group, including Rogers, has ended in Taiwan. The picture shows President Tsai Ing -wen on the 28th. <text:a xlink:type="simple" xlink:href="https://www.rfa.org/mandarin/Xinwen/st-06292023065909.html/@@images/image" text:style-name="Internet_20_link" text:visited-style-name="Visited_20_Internet_20_Link">
</text:a>
Provided by the Presidential Palace of Taiwan.</text:p>
      <text:p text:style-name="P4">
According to the United States Association in Taiwan (AIT), Mike, Chairman of the Military Commission of the Federal House of Representatives. Rogers (Republican -Alabama) led a group to visit Taiwan from June 27th to 29th from June 27th to 29th.</text:p>
      <text:p text:style-name="P4">
AIT's press release pointed out that this visit is a part of the visit to the Indo -East area. The members of the delegation include Adam, a senior member of the committee. Adam Smith (Democratic Party -Washington State), Councilor Joe. Joe Courtney (Democratic Party -Connecticic), Representative John. John Garamenti (Democratic Party -California), Councilor Jier. Jill Tokuda (Democratic Party -Hawaii), David David. David Rouzer (Republican -North Carolina), Congress Garry. Gary Palmer (Republican -Alabama), member of the Republic of Gim. Jim Moylan (Republican -Guam) and Representative Correa. Cory Mills (Republican -Florida). During his visit to Taiwan, the Congress delegation met with President Tsai Ing -wen and Foreign Minister Wu Zhaozheng. Through these meetings, the delegation has the opportunity to exchange opinions on extensive issues of extensive issues between the United States and Taiwan.</text:p>
      <text:p text:style-name="P4">
At the press conference of the Chinese Ministry of Foreign Affairs on the 29th, a reporter asked questions that Patt, deputy spokesperson for the US State Department, said on the 28th that the visit of the US members of the US Congress did not mean that the US policy on Taiwan policy was not related. Department, the United States has no intention of seeking the situation to upgrade or change the status quo. What is China's comment?</text:p>
      <text:p text:style-name="P4">
Chinese Foreign Ministry spokesman Mao Ning said that there is only one China in the world, and Taiwan is an inseparable part of China. China has resolutely opposed the official exchanges between the United States and the Taiwan authorities. Implement the US government's recognition and commitment foreign policy. The United States should abide by the provisions of a China Principles and the three joint communiqués of China and the United States, and do not send an error signal to the "Taiwan independence" forces.</text:p>
      <text:p text:style-name="P4">
Editor Xu Shuting</text:p>
      <text:p text:style-name="P4">
News Source: <text:a xlink:type="simple" xlink:href="https://www.rfa.org/mandarin/Xinwen/st-06292023065909.html" text:style-name="Internet_20_link" text:visited-style-name="Visited_20_Internet_20_Link">
https://www.rfa.org/mandarin/Xinwen/st-06292023065909.html</text:a>
</text:p>
      <!--NEWS-->
      <text:h text:style-name="P10" text:outline-level="1">
<text:span text:style-name="T4">
Titan's wreckage was salvaged ashore and found suspected human body wreckage</text:span>
</text:h>
      <text:p text:style-name="P4">
Author: 联合早报 (Person)</text:p>
      <text:p text:style-name="P4">
Publisher: 联合早报 (Organization)</text:p>
      <text:p text:style-name="P4">
Published Time: 2023-06-29T07:08</text:p>
      <text:p text:style-name="P4">
Modified Time: 2023-06-29T07:47</text:p>
      <text:p text:style-name="P4">
Description: The wreckage of the Titan, a "catastrophic internal explosion", found suspected wreckage of human body. Reuters reported that after some of the Titan wreckage was salvaged ashore in eastern Canada on Wednesday (June 28), the US Coast Guard issued a statement saying: "American medical professionals ...</text:p>
      <text:p text:style-name="P4">
Videos: []</text:p>
      <text:p text:style-name="P4">
Audios: []</text:p>
      <text:p text:style-name="P4">
Images: []</text:p>
      <text:p text:style-name="P4">
Type: NewsArticle</text:p>
      <text:p text:style-name="P4">
Breadcrumbs: ['即时', '国际']</text:p>
      <text:p text:style-name="P4">
Keywords: ['泰坦号', '铁达尼号', '美国', '加拿大']</text:p>
      <!--METADATA-->
      <text:p text:style-name="P4">
The wreckage of the Titan, a "catastrophic internal explosion", found suspected wreckage of human body.</text:p>
      <text:p text:style-name="P4">
Reuters reported that after the Titan's wreckage was salvaged ashore on Wednesday (June 28) in eastern Canada, the United States Coast Guard issued a statement: "American medical professionals will formally analyze the suspected human wreckage of suspected human beings. "</text:p>
      <text:p text:style-name="P4">
A vessel hanging on the Canadian flag salvaged the wreckage of the Titan submersible on Wednesday. The United States Coast Guard said on June 22 that the Titan dive that lost contact for several days encountered "catastrophic internal explosion", <text:a xlink:type="simple" xlink:href="https://www.zaobao.com/news/world/story20230623-1407280" text:style-name="Internet_20_link" text:visited-style-name="Visited_20_Internet_20_Link">
five people in the submersible</text:a>
Essence</text:p>
      <text:p text:style-name="P4">
Video of the Broadcasting Corporation of Canada showed that on Wednesday morning, on the Horizon Arctic Ship in St. John, Newfoundland, a crane will be rescued ashore by the head of the submersible and other fragments wrapped in white tunnels. These wreckage will help to further understand the causes of disaster internal explosion in the submersible. The Canadian and U.S. authorities announced the investigation of the incident in the past week. It is unclear to the whereabouts of these wreckage.</text:p>
      <text:p text:style-name="P4">
The "Plagicresearch" company that found the Titan wreckage said that the team had successfully completed maritime operations, but was still performing tasks and will be evacuated from the Arctic Horizon in the morning on Wednesday morning. The spokesman said: "For the team, I have almost no sleep in these more than ten days. It is extremely laborious and tired to work on night. This is a very solemn process."</text:p>
      <text:p text:style-name="P4">
News Source: <text:a xlink:type="simple" xlink:href="https://www.zaobao.com.sg/realtime/world/story20230629-1408888" text:style-name="Internet_20_link" text:visited-style-name="Visited_20_Internet_20_Link">
https://www.zaobao.com.sg/realtime/world/story20230629-1408888</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29T07:30:18</text:p>
      <text:p text:style-name="P4">
Modified Time: 2023-06-29T15:05:02</text:p>
      <text:p text:style-name="P4">
Description: According to Ukrainian senior military officials, the Ukrainian army is "firmly advancing" along the front line around the Barkmut's long -term conflict.</text:p>
      <text:p text:style-name="P4">
Images: ["<text:a xlink:type="simple" xlink:href="https://chinese.aljazeera.net/wp-content/uploads/2023/06/2023-06-28T163757Z_1543268_RC2VP1AIX3HF_RTRMADP_3_UKRAINE-CRISIS-RUSSIA-PRIGOZHIN-CONVICTS-1688048720-1688051044.jpg" text:style-name="Internet_20_link" text:visited-style-name="Visited_20_Internet_20_Link">
2023-06-28T16...</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84" text:anchor-type="as-char" svg:width="6.9236in" svg:height="4.612793in" draw:z-index="0">
<draw:image xlink:href="../Images/Aljazeera Chinese/2023-06-29T07-30-18/2023-06-28T163757Z_1543268_RC2VP1AIX3HF_RTRMADP_3_UKRAINE-CRISIS-RUSSIA-PRIGOZHIN-CONVICTS-1688048720-1688051044.jpg" xlink:type="simple" xlink:show="embed" xlink:actuate="onLoad" draw:mime-type="image/jpeg"/>
</draw:frame>
The soldiers of the Vagina Private Mercenary Corps were withdrawn from the headquarters of the Southern Military Region and returned to the base in Rostov, located on the Russon River(Reuters)* A senior member said that the leader of the Wagner Group, Yefgen Niigo, has been told that after he refuses to sign the Russian military contract, his troops will no longer fight in Ukraine. * The Klimlin declined to answer questions about Russian general Surovolk. It is reported that the Russian general was detained after the rebellion of the Wagner Group last weekend.</text:p>
      <text:p text:style-name="P4">
read more</text:p>
      <text:p text:style-name="P4">
News Source: <text:a xlink:type="simple" xlink:href="https://chinese.aljazeera.net/news/war-in-ukraine/liveblog/2023/6/29/%e4%bf%84%e7%bd%97%e6%96%af%e5%af%b9%e4%b9%8c%e5%85%8b%e5%85%b0%e6%88%98%e4%ba%89%e7%9a%84%e4%bb%8a%e6%97%a5%e5%8f%91%e5%b1%95-371" text:style-name="Internet_20_link" text:visited-style-name="Visited_20_Internet_20_Link">
https://chinese.aljazeera.net/news/war-in-ukraine/liveblog/2023/6/29/%e4%bf%84%e7%bd%97%e6%96%af%e5%af%b9%e4%b9%8c%e5%85%8b%e5%85%b0%e6%88%98%e4%ba%89%e7%9a%84%e4%bb%8a%e6%97%a5%e5%8f%91%e5%b1%95-371</text:a>
</text:p>
      <!--NEWS-->
      <text:h text:style-name="P10" text:outline-level="1">
<text:span text:style-name="T4">
Why is American voters who are not satisfied with "Biden Economics"? (Free version)</text:span>
</text:h>
      <text:p text:style-name="P4">
Author: Greg Ip</text:p>
      <text:p text:style-name="P4">
Publisher: 华尔街日报中文网</text:p>
      <text:p text:style-name="P4">
Published Time: 2023-06-29T07:35:00.000Z</text:p>
      <text:p text:style-name="P4">
Modified Time: 2023-06-29T07:35:00.000Z</text:p>
      <text:p text:style-name="P4">
Created Time: 2023-06-29T06:24:00.000Z</text:p>
      <text:p text:style-name="P4">
Description: The legislative victory of US President Biden in infrastructure and industrial policies is shrouded in economic stimulus measures, new crown epidemic, and the inflation cloud brought by the Russian and Ukraine War.</text:p>
      <text:p text:style-name="P4">
Images: []</text:p>
      <text:p text:style-name="P4">
Categories: ['经济']</text:p>
      <text:p text:style-name="P4">
Keywords: SYND,LINK:EN|WP-WSJ-0001015043</text:p>
      <text:p text:style-name="P4">
Type: Article</text:p>
      <!--METADATA-->
      <text:p text:style-name="P4">
US President Biden(Joe bids)Started a national campaign activity on Wednesday to publicize his political achievements to the public, but the public was suspicious of this.</text:p>
      <text:p text:style-name="P4">
News Source: <text:a xlink:type="simple" xlink:href="https://cn.wsj.com/articles/%E7%BE%8E%E5%9B%BD%E9%80%89%E6%B0%91%E4%B8%BA%E4%BD%95%E4%B8%8D%E6%BB%A1%E6%84%8F-%E6%8B%9C%E7%99%BB%E7%BB%8F%E6%B5%8E%E5%AD%A6-a2ee9823" text:style-name="Internet_20_link" text:visited-style-name="Visited_20_Internet_20_Link">
https://cn.wsj.com/articles/%E7%BE%8E%E5%9B%BD%E9%80%89%E6%B0%91%E4%B8%BA%E4%BD%95%E4%B8%8D%E6%BB%A1%E6%84%8F-%E6%8B%9C%E7%99%BB%E7%BB%8F%E6%B5%8E%E5%AD%A6-a2ee9823</text:a>
</text:p>
      <!--NEWS-->
      <text:h text:style-name="P10" text:outline-level="1">
<text:span text:style-name="T4">
Anti -filed Western sanctions China to push the "Foreign Relations Law"</text:span>
</text:h>
      <text:p text:style-name="P4">
Author: None (Language: zh)</text:p>
      <text:p text:style-name="P4">
Publisher: None</text:p>
      <text:p text:style-name="P4">
Time: 2023-06-29T07:57:00Z</text:p>
      <text:p text:style-name="P4">
Description: China passed a new diplomatic relations on the 28th, stipulating that China has the right to counter foreign sanctions and interference behaviors. Wang Yi, the director of the Foreign Affairs Office of the Central Committee of the Communist Party of China, said that he must constantly improve the legal "toolbox" of the struggle, and this law provides a guarantee for the rule of law for the "diplomacy of great country with Chinese characteristics"; Essence</text:p>
      <text:p text:style-name="P4">
Videos: []</text:p>
      <text:p text:style-name="P4">
Images: []</text:p>
      <text:p text:style-name="P4">
Subject: 时政风云</text:p>
      <text:p text:style-name="P4">
Subjects: ['薄熙来', '专题报道：习近平访美', '中国共产党', '专题报道：全景观看“习马会”', '中国反腐风暴', '20国集团', '毛泽东', '中国宪法修正案取消国家主席任期限制', '南希·佩洛西', '周永康']</text:p>
      <text:p text:style-name="P4">
Keywords: ['中美关系', '制裁', '王毅', '习近平', '习近平思想', '中国外交', '美国制裁']</text:p>
      <text:p text:style-name="P4">
Id: 66064520</text:p>
      <!--METADATA-->
      <text:p text:style-name="P4">
<text:a xlink:type="simple" xlink:href="https://www.dw.com/zh/overlay/image/article/66064520/57774976" text:style-name="Internet_20_link" text:visited-style-name="Visited_20_Internet_20_Link">
 </text:a>
China has launched a new law norm to counter -trusted actions on foreign sanctions. Experts are concerned that the situation of foreign corporate situations may be more difficult. The picture shows Beijing Tiananmen Square. (Data photo)</text:p>
      <text:p text:style-name="P4">
(Voice of Germany Chinese Network) The Standing Committee of the Chinese People's Congress passed the "Law on Foreign Relations of the People's Republic of China" on Wednesday (June 28), stipulating that foreign countries have harm to Chinese sovereignty, security, development benefits, and violations of international law. Agreement to counterfeit](https://www.dw.com/zh/zh/德国智库新研究中国正学习使用制裁工具/a-65861451)And restricted measures. Observers point out that this may exacerbate <text:a xlink:type="simple" xlink:href="https://www.dw.com/zh/zh/中国驻美大使谢锋谈美中关系心诚则灵/a-65858943" text:style-name="Internet_20_link" text:visited-style-name="Visited_20_Internet_20_Link">
Cold War confrontation between China and the United States</text:a>
The operation of foreign companies in China may be more difficult.</text:p>
      <text:p text:style-name="P4">
The Foreign Relations Law will be implemented from July 1. The Chinese official media "Global Times" quoted Huang Huikang, a member of the United Nations International Law Commissioner and a Chinese legal scholar, stated that this law stipulates the purpose, conditions, and policy orientation of Chinese law in foreign relations. The principle of adopting countermeasures and restrictions is a milestone in China's foreign relations legislation.</text:p>
      <text:p text:style-name="P4">
"Nanhua Morning Post" reported that the "Foreign Relations Law" of Bao Shanbaohai pays special attention to national security and fights the so -called "American long -arm jurisdiction". Stimulating behavior.</text:p>
      <text:p text:style-name="P4">
George Magnus, a researcher at the University of Oxford, told the South China Morning Post that the outside world may regard this method as part of China's aggressive diplomacy, thereby expanding <text:a xlink:type="simple" xlink:href="https://www.dw.com/zh/zh/西方制裁失效中国监控技术版图持续扩张/a-65245519" text:style-name="Internet_20_link" text:visited-style-name="Visited_20_Internet_20_Link">
Trust deficit between Beijing and Western countries</text:a>
; Henrygao, a law professor at Singapore Management University, also said that the Communist Party has further concentrated power in the name of national security and this law, which further increases "the uncertainty of the Chinese business environment, because the Chinese Communist Party may take action based , Rather than consider it in accordance with the law. "</text:p>
      <text:p text:style-name="P4">
Experts point out that the "Foreign Relations Law" may exacerbate the Cold War confrontation (schematic).</text:p>
      <text:h text:style-name="P12" text:outline-level="3">
<text:span text:style-name="T4">
Foreign -related policy strengthened and implemented "Xi Thought"</text:span>
</text:h>
      <text:p text:style-name="P4">
Wang Yi, director of the CPC Central Committee of the Central Committee of the Communist Party of China, said on the 29th signature article in the People's Daily that the formulation of the "Foreign Relations Law" is a key measure to improve China's foreign rule -related system, and provides "strong legal guarantees for diplomacy with large Chinese characteristics." Wang Yi emphasized that during the current period of strategic opportunities and risk challenges in China, it is necessary to "continuously enrich and improve the legal" toolbox "of struggle.</text:p>
      <text:p text:style-name="P4">
The Global Times also pointed out that the law can "prevent, warn and deterrent the Western hegemony," and quoted experts saying that this law provides a rule of law weapon against unilateral dominance and abuse of "long -arm jurisdiction".</text:p>
      <text:p text:style-name="P4">
Gao Shuchao told the South China Morning Post that compared(https://www.dw.com/zh/zh/中国出台反制裁法-在华外企考虑双循环/a-57980466)The "Foreign Relations Law" is more extensive and comprehensive; the "Anti -Foreign Sanctions Law" only pays attention to the legal retaliation measures for foreign sanctions such as refusing visas and frozen personal assets. One of the tools of foreign interference and long -arms jurisdiction.</text:p>
      <text:p text:style-name="P4">
Wang Jiangyu, a professor at the School of Law of the City University of Hong Kong, said that the "Foreign Relations Law" will act as the "protective umbrella law", from various aspects of standardization, summarizing China's foreign policy and behavior, and providing legal tools for "responding to external challenges".</text:p>
      <text:p text:style-name="P4">
Bloomberg pointed out that in fact, China has already had a record of retaliatory sanctions, such as <text:a xlink:type="simple" xlink:href="https://www.dw.com/zh/zh/中国制裁参与对台军售的美国两大军火商/a-64724514" text:style-name="Internet_20_link" text:visited-style-name="Visited_20_Internet_20_Link">
US companies selling weapons selling weapons in Taiwan</text:a>
Essence The establishment of the new law provides additional legal support for such measures and reflects Xi Jinping's personal control of Chinese foreign policy.</text:p>
      <text:p text:style-name="P4">
Suisheng Zhao, a professor at the School of International Research, Denver University, believes that the new law does not seem to provide new anti -sanctions tools for Beijing, which only repeatedly repeated the Anti -Foreign Sanctions Law.</text:p>
      <text:p text:style-name="P4">
Zhao Suisheng analyzed that the "Global Security Initiative" and "Global Civilization Initiative" such as the "Foreign Relations Law" and other iconic policies made this document "more like Xi Jinping's foreign policy declaration and illegal laws." He commented: "This is through legal procedures to personalize Chinese foreign policy."</text:p>
      <text:p text:style-name="P4">
The picture shows the image of Chinese President Xi Jinping on the street on the streets of Beijing on March 13th.</text:p>
      <text:h text:style-name="P12" text:outline-level="3">
<text:span text:style-name="T4">
Weibo public opinion response variety</text:span>
</text:h>
      <text:p text:style-name="P4">
Hu Xi, who was the editor -in -chief of the Global Times, made on Weibo. "Hands are used to hold the hands of others and embrace others, but when you encounter a challenge, you must quickly hold your hand into a fist." "China has a free legal hand" and said that this law "will definitely increase the price of the United States and allies infringe on China."</text:p>
      <text:p text:style-name="P4">
Many Weibo netizens agreed with Hu Xijin's view that "this is also a weapon for China to deal with the future struggle situation." And introduced this method "to make people have the law to rely on, and compare with the US emperor."</text:p>
      <text:p text:style-name="P4">
However, some netizens have expressed different views. Some messages said that the more fierce anti -the United States, the more fierce the United States, "explains that domestic contradictions are getting deeper and deeper", and "the country should face up to domestic contradictions and solve it down -to -earth." Another message stated that no matter what law was promulgated, "in the end, it still depends on the old method of reform." China needs to "loosen and smash the 桎梏 and release the vitality of innovation and entrepreneurship."(https://www.dw.com/zh/zh/中国会被美国的芯片制裁卡脖子吗/a-65925528)"Dilemma and truly compete in the United States.</text:p>
      <text:p text:style-name="P4">
(Comprehensive report)</text:p>
      <text:p text:style-name="P4">
News Source: <text:a xlink:type="simple" xlink:href="https://www.dw.com/zh/反制西方制裁-中國推《對外關係法》/a-66064520" text:style-name="Internet_20_link" text:visited-style-name="Visited_20_Internet_20_Link">
https://www.dw.com/zh/反制西方制裁-中國推《對外關係法》/a-66064520?maca=chi-rss-chi-all-1127-rdf</text:a>
</text:p>
      <!--NEWS-->
      <text:h text:style-name="P10" text:outline-level="1">
<text:span text:style-name="T4">
The rise in US technology stock</text:span>
</text:h>
      <text:p text:style-name="P4">
Publisher: 法新社</text:p>
      <text:p text:style-name="P4">
Published Time: 2023-06-29T08:02:12+00:00</text:p>
      <text:p text:style-name="P4">
Modified Time: 2023-06-29T07:50:02+00:00</text:p>
      <text:p text:style-name="P4">
Description: (Agence France -Presse, Tokyo, 29th) Directly depreciated by the yen and inspired by the US stock market technology stock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3.617581in" draw:z-index="0">
<draw:image xlink:href="../Images/rficn/2023-06-29T08-02-12-00-00/000000.png" xlink:type="simple" xlink:show="embed" xlink:actuate="onLoad" draw:mime-type="image/png"/>
</draw:frame>
The end of the Japanese stocks 225 index increased, and the final closure of 40.15 points or 0.12%was closed to 33234.14 points. The Dongzhi stock price index closed down 2.35 points or 0.10%to 2296.25 points.</text:p>
      <text:p text:style-name="P4">
News Source: <text:a xlink:type="simple" xlink:href="https://www.rfi.fr/cn/%E8%B4%A2%E7%BB%8F%E5%BF%AB%E8%AE%AF/20230629-%E7%BE%8E%E5%9B%BD%E7%A7%91%E6%8A%80%E8%82%A1%E4%B8%8A%E6%B6%A8%E5%B8%A6%E5%8A%A8-%E6%97%A5%E7%BB%8F%E6%8C%87%E6%95%B0%E6%94%B6%E9%AB%98" text:style-name="Internet_20_link" text:visited-style-name="Visited_20_Internet_20_Link">
https://www.rfi.fr/cn/%E8%B4%A2%E7%BB%8F%E5%BF%AB%E8%AE%AF/20230629-%E7%BE%8E%E5%9B%BD%E7%A7%91%E6%8A%80%E8%82%A1%E4%B8%8A%E6%B6%A8%E5%B8%A6%E5%8A%A8-%E6%97%A5%E7%BB%8F%E6%8C%87%E6%95%B0%E6%94%B6%E9%AB%98</text:a>
</text:p>
      <!--NEWS-->
      <text:h text:style-name="P10" text:outline-level="1">
<text:span text:style-name="T4">
Discover suspected human remains Titan's submarine wreckage was salvaged from the bottom of the Atlantic Ocean</text:span>
</text:h>
      <text:p text:style-name="P4">
Author: 半岛电视台＋路透社</text:p>
      <text:p text:style-name="P4">
Publisher: Al Jazeera</text:p>
      <text:p text:style-name="P4">
Published Time: 2023-06-29T08:03:20</text:p>
      <text:p text:style-name="P4">
Modified Time: 2023-06-29T08:03:20</text:p>
      <text:p text:style-name="P4">
Description: The United States Coast Guard said that the staff who worked at the Submarine explosion scene of the Titan found that it was believed to be human remains and some submarine wreckage, and transferred it for inspection as part of the official investigation of the accident.</text:p>
      <text:p text:style-name="P4">
Images: ["<text:a xlink:type="simple" xlink:href="https://chinese.aljazeera.net/wp-content/uploads/2023/06/1-1688025080.jpg" text:style-name="Internet_20_link" text:visited-style-name="Visited_20_Internet_20_Link">
1-1688025080.jpg</text:a>
", "<text:a xlink:type="simple" xlink:href="https://chinese.aljazeera.net/wp-content/uploads/2023/06/1-1688025255.png" text:style-name="Internet_20_link" text:visited-style-name="Visited_20_Internet_20_Link">
1-1688025255.png</text:a>
"]</text:p>
      <text:p text:style-name="P4">
Topics: ['政治', '新闻']</text:p>
      <text:p text:style-name="P4">
Keywords: ['政治', '新闻', '加拿大']</text:p>
      <text:p text:style-name="P4">
Type: Article</text:p>
      <!--METADATA-->
      <text:p text:style-name="P4">
<draw:frame draw:style-name="fr1" draw:name="Image89" text:anchor-type="as-char" svg:width="6.9236in" svg:height="3.888597in" draw:z-index="0">
<draw:image xlink:href="../Images/Aljazeera Chinese/2023-06-29T08-03-20/1-1688025080.jpg" xlink:type="simple" xlink:show="embed" xlink:actuate="onLoad" draw:mime-type="image/jpeg"/>
</draw:frame>
Titan's submarine wreckage is salvaged from the Atlantic Haidilao</text:p>
      <text:p text:style-name="P4">
The United States Coast Guard said that the staff who worked at the Submarine explosion scene of the Titan found that it was believed to be human remains and some submarine wreckage, and transferred it for inspection as part of the official investigation of the accident.</text:p>
      <text:p text:style-name="P4">
The Canadian "Horizon North Pole" was salvaged from the North Atlantic accident site, and then transported it to the accident of the accident at 644 kilometers north of the accident site.</text:p>
      <text:p text:style-name="P4">
A video clip released by the Broadcasting Corporation on Wednesday shows that it seems that the crane on the ship is pulled out of the hull and other crash parts, including the wreckage of the submarine engine.</text:p>
      <text:p text:style-name="P4">
The United States Coast Guard stated in a statement that one of its ships will transport these remains to the US port for analysis and submit it to the Naval Investigation Committee established this week to formally investigate the cause of the accident.</text:p>
      <text:p text:style-name="P4">
In the statement, American medical experts "will formally analyze the guessing of human remains from the wreckage of the accident scene."</text:p>
      <text:p text:style-name="P4">
<draw:frame draw:style-name="fr1" draw:name="Image90" text:anchor-type="as-char" svg:width="6.9236in" svg:height="4.612736in" draw:z-index="0">
<draw:image xlink:href="../Images/Aljazeera Chinese/2023-06-29T08-03-20/1-1688025255.png" xlink:type="simple" xlink:show="embed" xlink:actuate="onLoad" draw:mime-type="image/png"/>
</draw:frame>
The "Titan" submarine wreckage (Reuters) in the Port of St. Johns in Canada (Reuters)</text:p>
      <text:p text:style-name="P4">
The Canadian Transport Safety Commission has also investigated the accident.</text:p>
      <text:p text:style-name="P4">
It is expected that these inspections will reveal the reasons why the submarine exploded on the way to the Titanic wreckage on June 18.</text:p>
      <text:p text:style-name="P4">
In a remote corner of the North Atlantic Ocean, the micro -submarine's diving time to reach the world's most famous shipwreck in only two hours is about to end, and it loses contact with a supporting ship on the water.</text:p>
      <text:p text:style-name="P4">
After extensive search, the United States Coast Guard announced on June 22 that the submarine had a "catastrophic internal explosion", and all five people on board were killed.</text:p>
      <text:p text:style-name="P4">
News Source: <text:a xlink:type="simple" xlink:href="https://chinese.aljazeera.net/news/2023/6/29/%e5%8f%91%e7%8e%b0%e7%96%91%e4%bc%bc%e4%ba%ba%e7%b1%bb%e9%81%97%e9%aa%b8%e6%b3%b0%e5%9d%a6%e5%8f%b7%e6%bd%9c%e8%89%87%e6%ae%8b%e9%aa%b8%e4%bb%8e%e5%a4%a7%e8%a5%bf%e6%b4%8b%e6%b5%b7%e5%ba%95%e8%a2%ab" text:style-name="Internet_20_link" text:visited-style-name="Visited_20_Internet_20_Link">
https://chinese.aljazeera.net/news/2023/6/29/%e5%8f%91%e7%8e%b0%e7%96%91%e4%bc%bc%e4%ba%ba%e7%b1%bb%e9%81%97%e9%aa%b8%e6%b3%b0%e5%9d%a6%e5%8f%b7%e6%bd%9c%e8%89%87%e6%ae%8b%e9%aa%b8%e4%bb%8e%e5%a4%a7%e8%a5%bf%e6%b4%8b%e6%b5%b7%e5%ba%95%e8%a2%ab</text:a>
</text:p>
      <!--NEWS-->
      <text:h text:style-name="P10" text:outline-level="1">
<text:span text:style-name="T4">
Cinema operator CINEWORLD bank banking reorganization plan was approved by the US court (Free Version)</text:span>
</text:h>
      <text:p text:style-name="P4">
Author: Joe Hoppe</text:p>
      <text:p text:style-name="P4">
Publisher: 华尔街日报中文网</text:p>
      <text:p text:style-name="P4">
Published Time: 2023-06-29T08:05:00.000Z</text:p>
      <text:p text:style-name="P4">
Modified Time: 2023-06-29T08:05:00.000Z</text:p>
      <text:p text:style-name="P4">
Created Time: 2023-06-29T06:56:00.000Z</text:p>
      <text:p text:style-name="P4">
Description: Regal's owner Cineworld Group announced on Thursday that the revised bankruptcy reorganization plan has been approved by the Federal Court of Cisa of the United States. This has paved the way for the company to reorganize and get rid of the bankruptcy protection plan.</text:p>
      <text:p text:style-name="P4">
Images: []</text:p>
      <text:p text:style-name="P4">
Categories: ['商业']</text:p>
      <text:p text:style-name="P4">
Keywords: SYND</text:p>
      <text:p text:style-name="P4">
Type: Article</text:p>
      <!--METADATA-->
      <text:p text:style-name="P4">
Cineworld Group(Who.ln)It was announced on Thursday that its revised bankruptcy reorganization plan has been approved by the Federal Bankruptcy Court of Texas. This has paved the way for the company to reorganize and get rid of the bankruptcy protection plan.</text:p>
      <text:p text:style-name="P4">
News Source: <text:a xlink:type="simple" xlink:href="https://cn.wsj.com/articles/%E9%99%A2%E7%BA%BF%E8%BF%90%E8%90%A5%E5%95%86cineworld%E7%A0%B4%E4%BA%A7%E9%87%8D%E7%BB%84%E8%AE%A1%E5%88%92%E8%8E%B7%E7%BE%8E%E5%9B%BD%E6%B3%95%E9%99%A2%E6%89%B9%E5%87%86-42cda649" text:style-name="Internet_20_link" text:visited-style-name="Visited_20_Internet_20_Link">
https://cn.wsj.com/articles/%E9%99%A2%E7%BA%BF%E8%BF%90%E8%90%A5%E5%95%86cineworld%E7%A0%B4%E4%BA%A7%E9%87%8D%E7%BB%84%E8%AE%A1%E5%88%92%E8%8E%B7%E7%BE%8E%E5%9B%BD%E6%B3%95%E9%99%A2%E6%89%B9%E5%87%86-42cda649</text:a>
</text:p>
      <!--NEWS-->
      <text:h text:style-name="P10" text:outline-level="1">
<text:span text:style-name="T4">
"Sometimes I feel that I have been followed."</text:span>
</text:h>
      <text:p text:style-name="P4">
Author: None (Language: zh)</text:p>
      <text:p text:style-name="P4">
Publisher: None</text:p>
      <text:p text:style-name="P4">
Time: 2023-06-29T08:18:00Z</text:p>
      <text:p text:style-name="P4">
Description: When a couple of Hong Kong artists left Hong Kong in 2021, they did not tell anyone because they were worried that they would be reported and arrested before leaving. Just like many other Hong Kong people in exile, two years later, the couple still worried about Beijing's long -arm threat in London.</text:p>
      <text:p text:style-name="P4">
Videos: []</text:p>
      <text:p text:style-name="P4">
Images: []</text:p>
      <text:p text:style-name="P4">
Subject: 时政风云</text:p>
      <text:p text:style-name="P4">
Subjects: ['谷歌', '戴安娜', '香港', '英国', '雨伞革命', '英国退欧', '香港政改', '专题报道：香港“反送中”抗议']</text:p>
      <text:p text:style-name="P4">
Keywords: ['英国', '香港', '港人', '香港人', '国安法', '警察服务站', '威胁', '异议人士']</text:p>
      <text:p text:style-name="P4">
Id: 66058406</text:p>
      <!--METADATA-->
      <text:p text:style-name="P4">
<text:a xlink:type="simple" xlink:href="https://www.dw.com/zh/overlay/image/article/66058406/50126101" text:style-name="Internet_20_link" text:visited-style-name="Visited_20_Internet_20_Link">
 </text:a>
In 2019, Hong Kong's large -scale democratic protests (pictured) were suppressed by the authorities, and the following year, Beijing implemented the Hong Kong version of the National Security Law, causing Hong Kong BNO immigration tide</text:p>
      <text:p text:style-name="P4">
(Voice of Germany Chinese website) After Beijing suppressed large -scale democratic protests in 2019 and fully implemented the Hong Kong Edition National Security Law the following year, London has issued 166,000 visas to immigrants from this former colony. BNO passport holders can apply for such visas. This passport allows them to live and work in the UK for five years, and then apply for British citizenship.</text:p>
      <text:p text:style-name="P4">
<text:a xlink:type="simple" xlink:href="https://www.dw.com/zh/zh/香港移民潮传媒人艺术家纷纷出走/a-58740135" text:style-name="Internet_20_link" text:visited-style-name="Visited_20_Internet_20_Link">
In this tide of immigration</text:a>
Come to Britain includes artists and couples Lumli and Lumlong. In their small apartments in London, Lumli and Lumlong, 43, also preserved the violence artworks they depict democratic demonstrators.</text:p>
      <text:p text:style-name="P4">
After the exhibition was held in Hong Kong in May 2021, they realized that they had to leave.</text:p>
      <text:p text:style-name="P4">
"Because of our paintings, we have been accused of violating the Hong Kong National Security Law by the Chinese authorities in newspapers." Lumlong said, "The police also came to our studio to scare us."</text:p>
      <text:p text:style-name="P4">
Lumli added that the interview made both feel that if they did not escape, they would be arrested sooner or later.</text:p>
      <text:p text:style-name="P4">
It took them two weeks to get a visa, but they didn't tell their family until they really arrived in London.</text:p>
      <text:h text:style-name="P12" text:outline-level="3">
<text:span text:style-name="T4">
? Many Hong Kong people have encountered hardships after immigrating to Britain</text:span>
</text:h>
      <text:h text:style-name="P12" text:outline-level="3">
<text:span text:style-name="T4">
"We are not completely safe here"</text:span>
</text:h>
      <text:p text:style-name="P4">
Even now, on the other side of the world, "we are not completely safe here." Lumlong said, "There are many (CCP) in the UK."</text:p>
      <text:p text:style-name="P4">
The British government ordered China to close the Secret Police Department in the UK earlier this month.</text:p>
      <text:p text:style-name="P4">
Beijing stated that it did not operate any secret police station, but operated a service center for providing administrative services.</text:p>
      <text:p text:style-name="P4">
In a report, the human rights organization "Protecting Guard" said in a report that such sites in cities around the world are used to track objections. Tomtugndhat, Minister of Security, said that such "police service stations" in the UK should not "operate in any form."</text:p>
      <text:p text:style-name="P4">
The couple said that last year, a reporter who worked for Beijing media hidden a visit to a exhibition they held in London. They said that the two were then accused of "collusion with foreign forces." They said that a few days later, their social media accounts were hacked.</text:p>
      <text:p text:style-name="P4">
"This is terrible. Hackers turn our pictures into the banner of ISIS," said lumlong.</text:p>
      <text:p text:style-name="P4">
Lumlong said they thanked Britain for providing asylum for them, but reminded that London had to take care of the pressure from Beijing. "If the British government is not tough enough in the face of the CCP, we will never be safe."</text:p>
      <text:p text:style-name="P4">
<text:a xlink:type="simple" xlink:href="https://www.dw.com/zh/zh/曼城風波港人自危-專家遠超戰狼外交的跨境綁架/a-63484572" text:style-name="Internet_20_link" text:visited-style-name="Visited_20_Internet_20_Link">
Last October, violent incidents occurred in the Manchester consulate in northern England</text:a>
After exposure, the Hong Kong community in the UK was shocked. Police said that a group of men rushed out of the Manchester Consulate and dragged a Hong Kong protesters into the museum for beating.</text:p>
      <text:p text:style-name="P4">
The Chinese authorities responded that the staff of the consulate must "resist unauthorized entry and attackers with their body."</text:p>
      <text:h text:style-name="P12" text:outline-level="3">
<text:span text:style-name="T4">
The youngest exile in Hong Kong -Discrete generation</text:span>
</text:h>
      <text:h text:style-name="P12" text:outline-level="3">
<text:span text:style-name="T4">
The nightmare that failed to get rid of</text:span>
</text:h>
      <text:p text:style-name="P4">
"Our community is being suppressed by multinational," said Zheng Wenjie, founder of the "British Hong Kong Overseas Chinese Association" in the British and Hong Kong people. He is a former employee of the British consulate in Hong Kong. <text:a xlink:type="simple" xlink:href="https://www.dw.com/zh/zh/获英国批政治庇护-郑文杰英国对一国两制渐失信心/a-54015944" text:style-name="Internet_20_link" text:visited-style-name="Visited_20_Internet_20_Link">
He said he was detained by the Chinese police in August 2019 and was tortured for 15 days. He then obtained asylum in the UK. </text:a>
"Sometimes I feel that I am followed." He said, and said he often had nightmares because he was worried that "they might report to the police and find a way to catch me and send me back to Hong Kong or China."</text:p>
      <text:p text:style-name="P4">
On June 4th, some Hong Kong people expressed similar concerns when they participated in the Night -keeping activity of the Democratic Movement of Tiananmen in 1989 -Victoria Park Mourning activities that lasted 30 years in Hong Kong have been suspended.</text:p>
      <text:p text:style-name="P4">
A 39 -year -old accountant (refusing to disclose his name for security reasons) said that he and his wife moved to London to ensure that their two children could receive education that was not being promoted by the CCP.</text:p>
      <text:p text:style-name="P4">
"But we hope that one day, the central government will change and Hong Kong will return to a society that is open like before," he said. "Now, as a Chinese, as a Hong Konger, we need to live here with the same democracy and freedom (the United Kingdom)."</text:p>
      <text:p text:style-name="P4">
(Agence France -Presse)</text:p>
      <text:p text:style-name="P4">
News Source: <text:a xlink:type="simple" xlink:href="https://www.dw.com/zh/有时我觉得自己被跟踪了-在英港人仍生活在恐惧中/a-66058406" text:style-name="Internet_20_link" text:visited-style-name="Visited_20_Internet_20_Link">
https://www.dw.com/zh/有时我觉得自己被跟踪了-在英港人仍生活在恐惧中/a-66058406?maca=chi-rss-chi-all-1127-rdf</text:a>
</text:p>
      <!--NEWS-->
      <text:h text:style-name="P10" text:outline-level="1">
<text:span text:style-name="T4">
NBA Super Rookie Winbana Malaysia Summer League may debut for the first time in Las Vegas</text:span>
</text:h>
      <text:p text:style-name="P4">
Publisher: 法新社</text:p>
      <text:p text:style-name="P4">
Published Time: 2023-06-29T08:32:08+00:00</text:p>
      <text:p text:style-name="P4">
Modified Time: 2023-06-29T08:20:04+00:00</text:p>
      <text:p text:style-name="P4">
Description: (Agence France -Presse, Los Angeles, 28th) In the San Antonio Mamar, it was announced that after the 2023 NBA draft "French Monster" Victor Wembanyama, it would not participate in the summer league competition held in Saramo, California, Wen Ban The first place in Ama's appearance in the Spurs may appear in Las Vega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3.617581in" draw:z-index="0">
<draw:image xlink:href="../Images/rficn/2023-06-29T08-32-08-00-00/000000.png" xlink:type="simple" xlink:show="embed" xlink:actuate="onLoad" draw:mime-type="image/png"/>
</draw:frame>
The Spurs said in a short statement of the summer league media report that Wimana will join the Spurs in Las Vegas and plan to play the Charlotte Hornets on July 7. Portland Pioneer Team.</text:p>
      <text:p text:style-name="P4">
At that time, Win Banya is expected to play with the Hornet's Second Settlement Draft, Brandon Miller and the third place in the pioneer, Scoot Henderson.</text:p>
      <text:p text:style-name="P4">
Super rookie Winaniama is only 19 years old and is regarded as the highest talent rookie since LeBron James, and has become the world's focus before the game.</text:p>
      <text:p text:style-name="P4">
News Source: <text:a xlink:type="simple" xlink:href="https://www.rfi.fr/cn/%E8%BF%90%E5%8A%A8%E5%A4%A9%E5%9C%B0/20230629-nba%E8%B6%85%E7%BA%A7%E6%96%B0%E7%A7%80%E6%B8%A9%E7%8F%AD%E4%BA%9A%E9%A9%AC-%E5%A4%8F%E5%AD%A3%E8%81%94%E8%B5%9B%E5%8F%AF%E8%83%BD%E5%9C%A8%E6%8B%89%E6%96%AF%E7%BB%B4%E5%8A%A0%E6%96%AF%E9%A6%96%E5%BA%A6%E7%99%BB%E5%9C%BA" text:style-name="Internet_20_link" text:visited-style-name="Visited_20_Internet_20_Link">
https://www.rfi.fr/cn/%E8%BF%90%E5%8A%A8%E5%A4%A9%E5%9C%B0/20230629-nba%E8%B6%85%E7%BA%A7%E6%96%B0%E7%A7%80%E6%B8%A9%E7%8F%AD%E4%BA%9A%E9%A9%AC-%E5%A4%8F%E5%AD%A3%E8%81%94%E8%B5%9B%E5%8F%AF%E8%83%BD%E5%9C%A8%E6%8B%89%E6%96%AF%E7%BB%B4%E5%8A%A0%E6%96%AF%E9%A6%96%E5%BA%A6%E7%99%BB%E5%9C%BA</text:a>
</text:p>
      <!--NEWS-->
      <text:h text:style-name="P10" text:outline-level="1">
<text:span text:style-name="T4">
At least 17 people were attacked by heat waves in southern United States</text:span>
</text:h>
      <text:p text:style-name="P4">
Author: 联合早报 (Person)</text:p>
      <text:p text:style-name="P4">
Publisher: 联合早报 (Organization)</text:p>
      <text:p text:style-name="P4">
Published Time: 2023-06-29T08:36</text:p>
      <text:p text:style-name="P4">
Modified Time: 2023-06-29T08:36</text:p>
      <text:p text:style-name="P4">
Description: The spreading heat waves are attacking most of the southern United States, and at least 17 people have died. The US government's high -temperature and health comprehensive information system on Wednesday (June 28) shows that more than 120 million people are in various high -temperature alert areas. The US Meteorological Department said on Wednesday that South of the United States ...</text:p>
      <text:p text:style-name="P4">
Videos: []</text:p>
      <text:p text:style-name="P4">
Audios: []</text:p>
      <text:p text:style-name="P4">
Images: []</text:p>
      <text:p text:style-name="P4">
Type: NewsArticle</text:p>
      <text:p text:style-name="P4">
Breadcrumbs: ['即时', '国际']</text:p>
      <text:p text:style-name="P4">
Keywords: ['美国', '热浪', '厄尔尼诺现象', '气温']</text:p>
      <!--METADATA-->
      <text:p text:style-name="P4">
The spreading heat waves are attacking most of the southern United States, and at least 17 people have died.</text:p>
      <text:p text:style-name="P4">
The US government's high -temperature and health comprehensive information system on Wednesday (June 28) shows that more than 120 million people are in various high -temperature alert areas.</text:p>
      <text:p text:style-name="P4">
The US Meteorological Department said on Wednesday that high -temperature weather in the southern part of the United States may last until July 4th, and "many regions will experience the worst temperature in the season so far this quarter." Not only that, high temperature and high humidity are superimposed, which makes the hot index in the south reach a "dangerous high level", and the possibility of residents suffering from high temperature -related diseases increase significantly.</text:p>
      <text:h text:style-name="P13" text:outline-level="4">
<text:span text:style-name="T4">
Single -day temperature more than 43 degrees Celsius multiple times</text:span>
</text:h>
      <text:p text:style-name="P4">
The heat waves in most areas of Texas have entered the third week. Delrio and other cities have exceeded 43 degrees Celsius in a single day. Houston and other places have soared due to the humid air and the urban heat island effect, etc., and the hot index has soared, and it is like steaming sauna all day long. Data from the Dazhou Electricity Reliability Committee operating the Texas Grid shows that heat waves have led to soaring electricity consumption such as air conditioners. The demand for the peak of the Dazhou electricity use the historical record on the 27th, and it will reach a new high on the 28th.</text:p>
      <text:p text:style-name="P4">
According to US media reports, the continuous high temperature weather in the south has killed at least 17 people, including 11 elderly people in Weibu County, southern Texas, and two young people, a postman and a line worker who traveled on foot in Dezhou. Essence In many cities such as Houston, Dallas, New Orleans, municipal authorities and charities have opened a cooling center for residents and homeless returns. According to data from the US Centers for Disease Control and Prevention, the number of emergency patients in the United States has increased by about 30%over the same period last year due to high temperature consultation.</text:p>
      <text:p text:style-name="P4">
American meteorological experts said that the extreme high temperature weather is mainly <text:a xlink:type="simple" xlink:href="https://www.zaobao.com/news/world/story20230625-1407803" text:style-name="Internet_20_link" text:visited-style-name="Visited_20_Internet_20_Link">
caused by the "hot dome" phenomenon</text:a>
Essence A large amount of hot air is pushed down by high air pressure over the region. The air becomes hotter during the sinking process, producing high -temperature weather, and high -pressure air flow is shrouded in the hot wave area like a pot lid.</text:p>
      <text:p text:style-name="P4">
The analysis of the "Climate Center" of non -profit research institutions in the United States believes that climate change is increasing the frequency, severity, and duration of extreme high -temperature events. The US Public Broadcasting Station quoted climate experts to report that the El Nino phenomenon was "fueling on the fire" this year's climate abnormal, which may make 2023 the hottest year of the earth since it recorded.</text:p>
      <text:p text:style-name="P4">
News Source: <text:a xlink:type="simple" xlink:href="https://www.zaobao.com.sg/realtime/world/story20230629-1408901" text:style-name="Internet_20_link" text:visited-style-name="Visited_20_Internet_20_Link">
https://www.zaobao.com.sg/realtime/world/story20230629-1408901</text:a>
</text:p>
      <!--NEWS-->
      <text:h text:style-name="P10" text:outline-level="1">
<text:span text:style-name="T4">
Yellen: There are differences in the United States and China, I hope to go to China to establish a relationship</text:span>
</text:h>
      <text:p text:style-name="P4">
Author: 联合早报 (Person)</text:p>
      <text:p text:style-name="P4">
Publisher: 联合早报 (Organization)</text:p>
      <text:p text:style-name="P4">
Published Time: 2023-06-29T08:51</text:p>
      <text:p text:style-name="P4">
Modified Time: 2023-06-29T14:51</text:p>
      <text:p text:style-name="P4">
Description: US Finance Minister Yellen hopes to go to China to establish a relationship and acknowledge that there are differences between the United States and China. According to Microsoft's National Broadcasting Corporation (MSNBC) on Wednesday (June 28), Yellen said in his visit: "My hope to go to China is to re -establish contact. There is a new group of ...</text:p>
      <text:p text:style-name="P4">
Videos: []</text:p>
      <text:p text:style-name="P4">
Audios: []</text:p>
      <text:p text:style-name="P4">
Images: []</text:p>
      <text:p text:style-name="P4">
Type: NewsArticle</text:p>
      <text:p text:style-name="P4">
Breadcrumbs: ['即时', '国际']</text:p>
      <text:p text:style-name="P4">
Keywords: ['美国', '中国', '美中关系', '耶伦']</text:p>
      <!--METADATA-->
      <text:p text:style-name="P4">
US Finance Minister Yellen hopes to go to China to establish a relationship and acknowledge that there are differences between the United States and China.</text:p>
      <text:p text:style-name="P4">
According to Microsoft National Broadcasting Corporation (MSNBC) on Wednesday (June 28), Yellen said in his visit: "My hope for going to China is to re -establish contact. There is a group of new leaders who need to understand each other. And we need to need it. Discuss our differences with each other so that we will not have misunderstandings, and we will not misunderstand each other's intentions. "</text:p>
      <text:p text:style-name="P4">
The tensions of US -China relations on national security issues have exacerbated, including the increase in Taiwan, Russia and Ukraine's war, the United States' export ban on advanced technologies, and industrial policies led by China.</text:p>
      <text:p text:style-name="P4">
Yellen also said in an interview that the United States now and in the future will adopt action to protect national security interests, even if this "bring us some economic costs." She did not explain any specific time to visit China. Bloomberg reported earlier this week that <text:a xlink:type="simple" xlink:href="https://www.zaobao.com/realtime/world/story20230627-1408168" text:style-name="Internet_20_link" text:visited-style-name="Visited_20_Internet_20_Link">
Yellen plans to visit China in early July</text:a>
Carry out the first high -level economic talks.</text:p>
      <text:p text:style-name="P4">
News Source: <text:a xlink:type="simple" xlink:href="https://www.zaobao.com.sg/realtime/world/story20230629-1408903" text:style-name="Internet_20_link" text:visited-style-name="Visited_20_Internet_20_Link">
https://www.zaobao.com.sg/realtime/world/story20230629-1408903</text:a>
</text:p>
      <!--NEWS-->
      <text:h text:style-name="P10" text:outline-level="1">
<text:span text:style-name="T4">
Demennsky leadership has won the British Think Tank Award</text:span>
</text:h>
      <text:p text:style-name="P4">
Publisher: 法新社</text:p>
      <text:p text:style-name="P4">
Published Time: 2023-06-29T09:02:07+00:00</text:p>
      <text:p text:style-name="P4">
Modified Time: 2023-06-29T08:50:02+00:00</text:p>
      <text:p text:style-name="P4">
Description: (AFP, 28th, 28th) The British Think Tank's "Chasham House" (Chatham House "said today that based on the leadership of Ukraine President Zeroski and contributing to international relations, it will be awarded the" Royal International International Award of Affairs Institut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617581in" draw:z-index="0">
<draw:image xlink:href="../Images/rficn/2023-06-29T09-02-07-00-00/000000.png" xlink:type="simple" xlink:show="embed" xlink:actuate="onLoad" draw:mime-type="image/png"/>
</draw:frame>
London's "Royal Institute of International Affairs" stated that the 2023 Royal Institute of International Affairs Award (Chatham House Prize) was won by VOLODYMYRZELENSKYY to recognize him from the actor to a political rookie, to the time leader. This series of "extraordinary" transformation.</text:p>
      <text:p text:style-name="P4">
In a statement of the Royal Institute of International Affairs, "The former actor called for his national unity and jointly resisting powerful enemies ... He also used community media to communicate with world leaders to establish a new type of modern diplomatic and leadership. State set up extensive alliances in the United Nations and other fields to support Ukraine. "</text:p>
      <text:p text:style-name="P4">
Bronwenmaddox, director of the Royal Institute of International Affairs, also pointed out: "The Ukrainian people suffered a ruthless attack in this brutal aggression ... Diplomacy. "</text:p>
      <text:p text:style-name="P4">
Zenrence is expected to make brief talks at the Royal Institute of International Affairs in the annual conference of the Royal Institute of International Affairs, and will be awarded by a special representative on behalf of a special representative.</text:p>
      <text:p text:style-name="P4">
In the award, Zerrence said: "We firmly believe that the key areas of foreign policy should be the goal of Ukraine's desire to achieve in Europe, mainly to join the European Union (EU) and the North Atlantic Convention Organization (NATO)."</text:p>
      <text:p text:style-name="P4">
News Source: <text:a xlink:type="simple" xlink:href="https://www.rfi.fr/cn/%E5%9B%BD%E9%99%85%E6%8A%A5%E9%81%93/20230629-%E6%B3%BD%E4%BC%A6%E6%96%AF%E5%9F%BA%E9%A2%86%E5%AF%BC%E5%8A%9B-%E8%8E%B7%E8%8B%B1%E6%99%BA%E5%BA%93%E5%A5%96%E9%A1%B9%E8%82%AF%E5%AE%9A" text:style-name="Internet_20_link" text:visited-style-name="Visited_20_Internet_20_Link">
https://www.rfi.fr/cn/%E5%9B%BD%E9%99%85%E6%8A%A5%E9%81%93/20230629-%E6%B3%BD%E4%BC%A6%E6%96%AF%E5%9F%BA%E9%A2%86%E5%AF%BC%E5%8A%9B-%E8%8E%B7%E8%8B%B1%E6%99%BA%E5%BA%93%E5%A5%96%E9%A1%B9%E8%82%AF%E5%AE%9A</text:a>
</text:p>
      <!--NEWS-->
      <text:h text:style-name="P10" text:outline-level="1">
<text:span text:style-name="T4">
The aviation industry seeks virtual transformation, digitalization, and export compliance</text:span>
</text:h>
      <text:p text:style-name="P4">
Authors: ['袁漪琳']</text:p>
      <text:p text:style-name="P4">
Publisher: 英国《金融时报》</text:p>
      <text:p text:style-name="P4">
Time: 2023-06-29T09:04:31+00:00</text:p>
      <text:p text:style-name="P4">
Published Time: 2023-06-27T12:00:99+08:00</text:p>
      <text:p text:style-name="P4">
Modified Time: 2023-06-28T05:12:99+08:00</text:p>
      <text:p text:style-name="P4">
Description: Experts believe that the IT industry requires many skills. These skills can not be obtained from universities and training institutions. Therefore, the country must not only plan the talent route for the IT industry, but also reform the courses with the times.</text:p>
      <text:p text:style-name="P4">
Images: ["<text:a xlink:type="simple" xlink:href="https://thumbor.ftacademy.cn/unsafe/picture/8/000182108_piclink.jpg" text:style-name="Internet_20_link" text:visited-style-name="Visited_20_Internet_20_Link">
000182108_pic...</text:a>
"]</text:p>
      <text:p text:style-name="P4">
Themes: ['夏季达沃斯', '关注']</text:p>
      <text:p text:style-name="P4">
Keywords: ['夏季达沃斯', '数字化', '航空业']</text:p>
      <text:p text:style-name="P4">
Type: Article</text:p>
      <!--METADATA-->
      <text:p text:style-name="P4">
<draw:frame draw:style-name="fr1" draw:name="Image94" text:anchor-type="as-char" svg:width="6.9236in" svg:height="4.557135in" draw:z-index="0">
<draw:image xlink:href="../Images/FT Chinese Free Version/2023-06-29T09-04-31-00-00/000182108_piclink.jpg" xlink:type="simple" xlink:show="embed" xlink:actuate="onLoad" draw:mime-type="image/jpeg"/>
</draw:frame>
In the sub -forum with the theme of the Tianjin Summer Davos Forum on the theme of "cultivating new skills and adapting to the needs of rapid development of industries" on June 28, Xu Gang, CEO of Chinese Bus China, shared the fourth of Airbus China in terms of talent skills. Insight: First, to meet the digital transformation needs of the aviation industry, you need to have green energy and decarcular talents. To understand the talents of export control and compliance, the aviation industry is affected by geopolitical changes and is considered a strategic industry that is sensitive. To absorb talents, you also need to cultivate new capabilities required to develop industrial development from the existing talent pool inside. At the same time, Xu Gang believes that toughness is an important soft power that talents need to master.</text:p>
      <text:p text:style-name="P4">
Tunisian Communication Technology Secretary Niger Benne Kenji believes that the IT industry has a lot of work with a "mixed work" nature and requires talents to have a number of skills. These skills can not be obtained from university and training institutions, so the country Not only must we plan the talent route for the IT industry, but also reform the course with the times.</text:p>
      <text:p text:style-name="P4">
News Source: <text:a xlink:type="simple" xlink:href="http://www.ftchinese.com/story/001100108" text:style-name="Internet_20_link" text:visited-style-name="Visited_20_Internet_20_Link">
http://www.ftchinese.com/story/001100108</text:a>
</text:p>
      <!--NEWS-->
      <text:h text:style-name="P10" text:outline-level="1">
<text:span text:style-name="T4">
China Financial Media Report Summary: The industry is expected to increase the new credit in June (Free Version)</text:span>
</text:h>
      <text:p text:style-name="P4">
Author: None</text:p>
      <text:p text:style-name="P4">
Publisher: 华尔街日报中文网</text:p>
      <text:p text:style-name="P4">
Published Time: 2023-06-29T09:10:00.000Z</text:p>
      <text:p text:style-name="P4">
Modified Time: 2023-06-29T09:10:00.000Z</text:p>
      <text:p text:style-name="P4">
Created Time: 2023-06-28T23:16:00.000Z</text:p>
      <text:p text:style-name="P4">
Description: From July, the National Sixth B has been fully implemented, and the green transformation of the automotive industry has accelerated; Visa card binding.</text:p>
      <text:p text:style-name="P4">
Images: []</text:p>
      <text:p text:style-name="P4">
Categories: ['金融市场']</text:p>
      <text:p text:style-name="P4">
Keywords: SYND</text:p>
      <text:p text:style-name="P4">
Type: Article</text:p>
      <!--METADATA-->
      <text:p text:style-name="P4">
<text:span text:style-name="T4">
 1. Macroeconomic policy </text:span>
</text:p>
      <text:p text:style-name="P4">
News Source: <text:a xlink:type="simple" xlink:href="https://cn.wsj.com/articles/%E4%B8%AD%E5%9B%BD%E8%B4%A2%E7%BB%8F%E5%AA%92%E4%BD%93%E6%8A%A5%E9%81%93%E6%B1%87%E6%80%BB-%E4%B8%9A%E7%95%8C%E9%A2%84%E8%AE%A16%E6%9C%88%E6%96%B0%E5%A2%9E%E4%BF%A1%E8%B4%B7%E7%8E%AF%E6%AF%94%E5%A4%A7%E5%B9%85%E5%9B%9E%E5%8D%87-61ffb0e7" text:style-name="Internet_20_link" text:visited-style-name="Visited_20_Internet_20_Link">
https://cn.wsj.com/articles/%E4%B8%AD%E5%9B%BD%E8%B4%A2%E7%BB%8F%E5%AA%92%E4%BD%93%E6%8A%A5%E9%81%93%E6%B1%87%E6%80%BB-%E4%B8%9A%E7%95%8C%E9%A2%84%E8%AE%A16%E6%9C%88%E6%96%B0%E5%A2%9E%E4%BF%A1%E8%B4%B7%E7%8E%AF%E6%AF%94%E5%A4%A7%E5%B9%85%E5%9B%9E%E5%8D%87-61ffb0e7</text:a>
</text:p>
      <!--NEWS-->
      <text:h text:style-name="P10" text:outline-level="1">
<text:span text:style-name="T4">
US media: The American balloon used to use American technology surveillance in the United States</text:span>
</text:h>
      <text:p text:style-name="P4">
Author: None (Language: zh)</text:p>
      <text:p text:style-name="P4">
Publisher: None</text:p>
      <text:p text:style-name="P4">
Time: 2023-06-29T09:11:00Z</text:p>
      <text:p text:style-name="P4">
Description: According to the Wall Street Journal, U.S. officials quoted a preliminary result of a close investigation that the Chinese spy balloon flying over the United States at the beginning of this year used American technical equipment to collect information information. However, this balloon does not seem to send data from flying over Canada and the United States to China back to China.</text:p>
      <text:p text:style-name="P4">
Videos: []</text:p>
      <text:p text:style-name="P4">
Images: []</text:p>
      <text:p text:style-name="P4">
Subject: 时政风云</text:p>
      <text:p text:style-name="P4">
Subjects: ['奥巴马', '薄熙来', '专题报道：习近平访美', '中国共产党', '岛屿主权争端', '专题报道：全景观看“习马会”', '中国反腐风暴', '20国集团', '中国', '中共十九大']</text:p>
      <text:p text:style-name="P4">
Keywords: ['美国', '中国', '间谍气球', '布林肯', '拜登', '习近平']</text:p>
      <text:p text:style-name="P4">
Id: 66066375</text:p>
      <!--METADATA-->
      <text:p text:style-name="P4">
<text:a xlink:type="simple" xlink:href="https://www.dw.com/zh/overlay/image/article/66066375/64734669" text:style-name="Internet_20_link" text:visited-style-name="Visited_20_Internet_20_Link">
 </text:a>
In February this year, the Chinese balloon over the United States was shot down by the US Air Force.</text:p>
      <text:p text:style-name="P4">
(Voice of Germany Chinese Network) A report published by the Wall Street Journal states that several US defense intelligence agencies have found that this spy ball from China uses commercial equipment made in the United States, and some of them can be purchased online arrive. In addition, Chinese professional sensors and other devices are installed on the balloon, which can collect photos, videos and other information to be returned to China.</text:p>
      <text:p text:style-name="P4">
The report pointed out that these discoveries show that this balloon is performed on a spy activity, not a meteorological balloon used to observe meteorological as in China.</text:p>
      <text:p text:style-name="P4">
Officials participating in the investigation said that the balloon used ready -made and special equipment, which was a creative attempt by the Chinese government in monitoring.</text:p>
      <text:p text:style-name="P4">
However, officials also said that it seems that this spy balloon <text:a xlink:type="simple" xlink:href="https://www.dw.com/zh/zh/中國氣球能實時回傳信號美無法證實/a-65222124" text:style-name="Internet_20_link" text:visited-style-name="Visited_20_Internet_20_Link">
data collected by the data collected over Canada and the United States for 8 days is transmitted back to China</text:a>
Essence Officials refused to disclose whether the aircraft failed.</text:p>
      <text:p text:style-name="P4">
The White House and institutions participating in related investigations will not comment.</text:p>
      <text:p text:style-name="P4">
The Wall Street Journal quoted an official as saying that so far, the US government has decided not to discover its discovery on the balloon.</text:p>
      <text:p text:style-name="P4">
On February 2 this year, the US Department of Defense notified the North American Air Defense Command detected <text:a xlink:type="simple" xlink:href="https://www.dw.com/zh/zh/拜登-成功击落气球-北京-美方反应过度/a-64615212" text:style-name="Internet_20_link" text:visited-style-name="Visited_20_Internet_20_Link">
a flying object from Alaska invaded the United States and Canada's lead</text:a>
Essence The United States suspected that the balloon detected the balloon in the high altitude of the balloon. After the predecessors, the air was in China. The Chinese side acknowledged that the floating objects are from China and are a civilian unmanned airship. On the afternoon of February 4, the U.S. military shot down the Chinese spy balloon over the sea in South Carolina and salvaged and tested.</text:p>
      <text:p text:style-name="P4">
This incident has exacerbated further deterioration of Sino -US relations. The United States has condemned China to violate the aims of violations of international law. US Secretary of State Broskerer also canceled plans to visit China.</text:p>
      <text:p text:style-name="P4">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th, the U.S. Northern Command said, "The salvage team found some important wreckage from the balloon fall, including confirming all the main sensors and electronic devices, and large objects of the overall structure."</text:p>
      <text:p text:style-name="P4">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be on the blacklist of exports. In the past few days, the U.S. military has shot down three flying bodies over the Alas California Coast in northwestern United States, Yakong areas in northwestern Canada, and the over -the -worl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he Chinese unmanned airship, which is called the referred to as the referred to as spy balls for scientific research purposes such as meteorological research. It was accidentally influenced by the influence of the Western wind and mistakenly entered the airspace. s right. However, the Chinese Ministry of Foreign Affairs did not clearly respond to which Chinese company, enterprise or department owned by the "civil unmanned airship".On June 20, U.S. Secretary of State Broskere, which ended in Beijing, said in an interview with the US media MSNBC that "the balloon incident should end." He said in an interview: "We do what we need to do to protect our interests. We said what we need to say, and we also clearly expressed the content that should be expressed clearly to ensure that this situation no longer occurs. Therefore As long as it no longer happens, this chapter should end. "</text:p>
      <text:p text:style-name="P4">
However, on the same day, the US President Biden's campaign in California called the Chinese President Xi Jinping as ["Dedicated"] at a campaign fundraising event.(https://www.dw.com/zh/zh/拜登称习近平为独裁者-北京公开的政治挑衅/a-65987541)Essence In his speech, he said: "The reason why Xi Jinping was particularly angry was that when I shot down the balloon filled with two spy equipment, he didn't know where it was. This was particularly embarrassing for dictators. What happened, it should not be its destination, because the wind has deviated from the route. "</text:p>
      <text:p text:style-name="P4">
This expression of Biden aroused great dissatisfaction in Beijing. The next day, Mao Ning, a spokesman for the Chinese Ministry of Foreign Affairs, said at a press conference, "The United States' remarks are extremely ridiculous, irresponsible, seriously violated the basic facts, seriously violated diplomatic etiquette, and seriously violated Chinese political dignity. This strong dissatisfaction, resolute opposition. "</text:p>
      <text:p text:style-name="P4">
On the 25th, <text:a xlink:type="simple" xlink:href="https://www.dw.com/zh/zh/布林肯支持独裁者表述总统替大家说话/a-66035635" text:style-name="Internet_20_link" text:visited-style-name="Visited_20_Internet_20_Link">
Brosky's interview program faced the country in the United States CBS television</text:a>
Said: "The president's speech has always been very frank and very direct. He expresses very clearly, and he is talking to all of us."</text:p>
      <text:p text:style-name="P4">
Brinken emphasized: "I told my Chinese colleagues during this trip that we will continue to do what you don't like, saying what you don't like, just like you will continue to do what we don't like, saying that you don't like what we don't like, saying that If we don't like it, the same. "</text:p>
      <text:p text:style-name="P4">
*#</text:p>
      <text:h text:style-name="P13" text:outline-level="4">
<text:span text:style-name="T4">
What details are eye -catching?</text:span>
</text:h>
      <text:h text:style-name="P12" text:outline-level="3">
<text:span text:style-name="T4">
Don’t spread red carpet, just give the red line</text:span>
</text:h>
      <text:p text:style-name="P4">
The trip to Beijing was the first visit to China in five years in the United States Secretary of State, and it was also the highest -level official to visit China after the Bayeng government came to power. However, when Brintken arrived at the Beijing Capital International Airport, there were no red carpets, no one presented flowers, and the Chinese officials who were present at the scene were Yang Tao, the director of the North American Oceania, which was relatively low -level. Interestingly, there are still a few red lines on the ground floor, and the photos on the scene just captured the moment when Brincayan stepped on the "red line". As Sino -US relations are in a historic trough, all of this seems to be symbolic. However, some experts pointed out that except for Hillary Clinton as a Secretary of State's visit to China in 2012, when the Chinese side paved the red carpet for her, when the U.S. Secretary of State Cry, Tillerson, and Pompeo arrived in China, there was no red carpet in the apron, and there was no red carpet. Essence</text:p>
      <text:p text:style-name="P4">
*#</text:p>
      <text:h text:style-name="P13" text:outline-level="4">
<text:span text:style-name="T4">
What details are eye -catching?</text:span>
</text:h>
      <text:h text:style-name="P12" text:outline-level="3">
<text:span text:style-name="T4">
</text:span>
</text:h>
      <text:p text:style-name="P4">
Blingken arrived in Beijing on the morning of June 18, arrived at the Diaoyutai State Guest House in the afternoon to talk with Chinese State Councilor and Foreign Minister Qin Gang. However, "News Network" broadcast by CCTV on the 18th did not report the matter. Regarding Brillin and Qin Gang's 6 or 7 hours of talks, the Chinese official media Xinhua News Agency and others only reported the Chinese position that Qin Gang expressed with his teachings, but did not say anything. Xinhua News Agency said that Qin Gang said, "At present, Sino -US relations are at the lowest valley since the establishment of diplomatic relations", and emphasized that "the issue of Taiwan is the core of China's core interests", "it is also the most prominent risk."</text:p>
      <text:p text:style-name="P4">
*#</text:p>
      <text:h text:style-name="P13" text:outline-level="4">
<text:span text:style-name="T4">
What details are eye -catching?</text:span>
</text:h>
      <text:h text:style-name="P12" text:outline-level="3">
<text:span text:style-name="T4">
Analysis: Pay the way for Xi Jinping to attend the San Francisco APEC Summit in November</text:span>
</text:h>
      <text:p text:style-name="P4">
After talking with Qin Gang, Brinken wrote in Twitter that the two sides discussed how to manage the relationship between the two countries in charge through open communication channels. The U.S. State Department issued a statement stating that Brintken emphasized the importance of maintaining smooth communication channels on both sides and proposed to cooperate with China on some issues, but at the same time, the United States will continue to protect the interests of Americans and safeguard the rules -based international order. The Wall Street Journal had previously analyzed that one of the driving force for the recent recovery of dialogue in the United States and China was the Asia -Pacific Economic Cooperation (APEC) summit scheduled to be held in San Francisco in November. Beijing hopes that Chinese President Xi Jinping will attend the meeting and pave the way with US President Biden.</text:p>
      <text:p text:style-name="P4">
*#</text:p>
      <text:h text:style-name="P13" text:outline-level="4">
<text:span text:style-name="T4">
What details are eye -catching?</text:span>
</text:h>
      <text:h text:style-name="P12" text:outline-level="3">
<text:span text:style-name="T4">
mask meaning</text:span>
</text:h>
      <text:p text:style-name="P4">
As can be seen from the photos, the US delegations led by Brinken were led by the Chinese Foreign Minister Qin Gang and a member of the Central Political Bureau and the director of the Central Foreign Affairs Working Committee. The personnel were wearing a mask, and the US personnel also put on the mask "with the customs" in addition to Blink. In March of this year, the picture reached by Beijing AIDS reached an agreement showed that in the three -party talks, all officials did not wear a mask, which was in sharp contrast to the picture of Beijing officials now meeting with Bollingken.</text:p>
      <text:p text:style-name="P4">
*#</text:p>
      <text:h text:style-name="P13" text:outline-level="4">
<text:span text:style-name="T4">
What details are eye -catching?</text:span>
</text:h>
      <text:h text:style-name="P12" text:outline-level="3">
<text:span text:style-name="T4">
suspense revealed</text:span>
</text:h>
      <text:p text:style-name="P4">
Until the last moment, whether Xi Jinping, the Chinese President and the Supreme CCP leader, would have been a suspense. On the eve of Brinken's arrival in Beijing, Chinese Chairman Xi Jinping met with former Microsoft President Gates, saying that he was an old friend, and said that he always hoped to be on the American people. Analysts believe that if Xi Jinping does not see Blink, then Sino -US relations will be even more worrying. If you see, the relationship between the two parties is expected to be further ease. Xi Jinping may also have a formal visit to the United States when he goes to San Francisco in November to participate in the APEC summit.</text:p>
      <text:p text:style-name="P4">
*#</text:p>
      <text:h text:style-name="P13" text:outline-level="4">
<text:span text:style-name="T4">
What details are eye -catching?</text:span>
</text:h>
      <text:h text:style-name="P12" text:outline-level="3">
<text:span text:style-name="T4">
Blinger to complete the main goal of this trip</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美媒：被击落的中国气球使用美国技术监视美国/a-66066375" text:style-name="Internet_20_link" text:visited-style-name="Visited_20_Internet_20_Link">
https://www.dw.com/zh/美媒：被击落的中国气球使用美国技术监视美国/a-66066375?maca=chi-rss-chi-all-1127-rdf</text:a>
</text:p>
      <!--NEWS-->
      <text:h text:style-name="P10" text:outline-level="1">
<text:span text:style-name="T4">
Nvidia warns that if the United States expands the ban on exporting AI chips to China, it will be lost.</text:span>
</text:h>
      <text:p text:style-name="P4">
Author: Asa Fitch / Yuka Hayashi</text:p>
      <text:p text:style-name="P4">
Publisher: 华尔街日报中文网</text:p>
      <text:p text:style-name="P4">
Published Time: 2023-06-29T09:25:00.000Z</text:p>
      <text:p text:style-name="P4">
Modified Time: 2023-06-29T09:25:00.000Z</text:p>
      <text:p text:style-name="P4">
Created Time: 2023-06-28T22:39:00.000Z</text:p>
      <text:p text:style-name="P4">
Description: The Biden government considers the implementation of new restrictions on the export of AI chips in China, which may bring huge long -term costs to the US chip industry and frustration of US -China relations again.</text:p>
      <text:p text:style-name="P4">
Images: []</text:p>
      <text:p text:style-name="P4">
Categories: ['科技']</text:p>
      <text:p text:style-name="P4">
Keywords: SYND,LINK:EN|WP-WSJ-0001016890</text:p>
      <text:p text:style-name="P4">
Type: Article</text:p>
      <!--METADATA-->
      <text:p text:style-name="P4">
<text:a xlink:type="simple" xlink:href="https://cn.wsj.com/articles/CN-BGH-20230628070827" text:style-name="Internet_20_link" text:visited-style-name="Visited_20_Internet_20_Link">
Potential new restrictions on exporting AI semiconductors to China</text:a>
It may bring huge long -term costs to the US chip industry and frustration of US -China relations again.</text:p>
      <text:p text:style-name="P4">
News Source: <text:a xlink:type="simple" xlink:href="https://cn.wsj.com/articles/%E8%8B%B1%E4%BC%9F%E8%BE%BE%E8%AD%A6%E5%91%8A%E7%A7%B0%E8%8B%A5%E7%BE%8E%E5%9B%BD%E5%8D%87%E7%BA%A7%E5%AF%B9%E5%8D%8Eai%E8%8A%AF%E7%89%87%E5%87%BA%E5%8F%A3%E7%A6%81%E4%BB%A4-%E5%B0%86%E5%A4%B1%E5%8E%BB%E6%9C%BA%E4%BC%9A-5756ca00" text:style-name="Internet_20_link" text:visited-style-name="Visited_20_Internet_20_Link">
https://cn.wsj.com/articles/%E8%8B%B1%E4%BC%9F%E8%BE%BE%E8%AD%A6%E5%91%8A%E7%A7%B0%E8%8B%A5%E7%BE%8E%E5%9B%BD%E5%8D%87%E7%BA%A7%E5%AF%B9%E5%8D%8Eai%E8%8A%AF%E7%89%87%E5%87%BA%E5%8F%A3%E7%A6%81%E4%BB%A4-%E5%B0%86%E5%A4%B1%E5%8E%BB%E6%9C%BA%E4%BC%9A-5756ca00</text:a>
</text:p>
      <!--NEWS-->
      <text:h text:style-name="P10" text:outline-level="1">
<text:span text:style-name="T4">
Philippine fishing vessels sink 3 deaths and 6 disappeared authorities stop searching and rescue</text:span>
</text:h>
      <text:p text:style-name="P4">
Publisher: 法新社</text:p>
      <text:p text:style-name="P4">
Published Time: 2023-06-29T09:32:09+00:00</text:p>
      <text:p text:style-name="P4">
Modified Time: 2023-06-29T09:20:05+00:00</text:p>
      <text:p text:style-name="P4">
Description: (AFP, Manila, 29th) A fishing boat in the Philippines sank in the eastern waters, causing three people to die and 6 people disappeared. The Philippine coast patrol force said today that the search and rescue operation was announced after one wee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3.617581in" draw:z-index="0">
<draw:image xlink:href="../Images/rficn/2023-06-29T09-32-09-00-00/000000.png" xlink:type="simple" xlink:show="embed" xlink:actuate="onLoad" draw:mime-type="image/png"/>
</draw:frame>
The fishing boat sank at 337 kilometers east of Mindanao Island on June 22. The local sea patrol staff said that 14 crew members were rescued, found 3 remains, and 6 people disappeared.</text:p>
      <text:p text:style-name="P4">
Agence France -Presse asked the sea patrol official whether the six missing crews were speculated that they had died. Sea patrol officials said that the possibility of finding survivors was extremely low.</text:p>
      <text:p text:style-name="P4">
News Source: <text:a xlink:type="simple" xlink:href="https://www.rfi.fr/cn/%E5%9B%BD%E9%99%85%E6%8A%A5%E9%81%93/20230629-%E8%8F%B2%E5%BE%8B%E5%AE%BE%E6%B8%94%E8%88%B9%E6%B2%89%E6%B2%A13%E6%AD%BB6%E5%A4%B1%E8%B8%AA-%E5%BD%93%E5%B1%80%E5%81%9C%E6%AD%A2%E6%90%9C%E6%95%91" text:style-name="Internet_20_link" text:visited-style-name="Visited_20_Internet_20_Link">
https://www.rfi.fr/cn/%E5%9B%BD%E9%99%85%E6%8A%A5%E9%81%93/20230629-%E8%8F%B2%E5%BE%8B%E5%AE%BE%E6%B8%94%E8%88%B9%E6%B2%89%E6%B2%A13%E6%AD%BB6%E5%A4%B1%E8%B8%AA-%E5%BD%93%E5%B1%80%E5%81%9C%E6%AD%A2%E6%90%9C%E6%95%91</text:a>
</text:p>
      <!--NEWS-->
      <text:h text:style-name="P10" text:outline-level="1">
<text:span text:style-name="T4">
A protests broke out due to police shot in France</text:span>
</text:h>
      <text:p text:style-name="P4">
Author: 半岛电视台＋通讯社</text:p>
      <text:p text:style-name="P4">
Publisher: Al Jazeera</text:p>
      <text:p text:style-name="P4">
Published Time: 2023-06-29T09:32:29</text:p>
      <text:p text:style-name="P4">
Modified Time: 2023-06-29T09:32:29</text:p>
      <text:p text:style-name="P4">
Description: The riots in France have continued the second night, and the security forces dispatched thousands of people to calm the protests caused by a policeman who shot a 17 -year -old teenager. Keep calm when requiring justice.</text:p>
      <text:p text:style-name="P4">
Images: ["<text:a xlink:type="simple" xlink:href="https://chinese.aljazeera.net/wp-content/uploads/2023/06/image-111-1688030358.jpg" text:style-name="Internet_20_link" text:visited-style-name="Visited_20_Internet_20_Link">
image-111-168...</text:a>
", "<text:a xlink:type="simple" xlink:href="https://chinese.aljazeera.net/wp-content/uploads/2023/06/image-1-1688030435.jpg" text:style-name="Internet_20_link" text:visited-style-name="Visited_20_Internet_20_Link">
image-1-16880...</text:a>
", "<text:a xlink:type="simple" xlink:href="https://chinese.aljazeera.net/wp-content/uploads/2023/06/33LC3YY-highres-1687951688-1688030489.jpg" text:style-name="Internet_20_link" text:visited-style-name="Visited_20_Internet_20_Link">
33LC3YY-highr...</text:a>
"]</text:p>
      <text:p text:style-name="P4">
Topics: ['政治', '新闻']</text:p>
      <text:p text:style-name="P4">
Keywords: ['政治', '新闻', '法国']</text:p>
      <text:p text:style-name="P4">
Type: Article</text:p>
      <!--METADATA-->
      <text:p text:style-name="P4">
<draw:frame draw:style-name="fr1" draw:name="Image110" text:anchor-type="as-char" svg:width="6.9236in" svg:height="3.884568in" draw:z-index="0">
<draw:image xlink:href="../Images/Aljazeera Chinese/2023-06-29T09-32-29/image-111-1688030358.jpg" xlink:type="simple" xlink:show="embed" xlink:actuate="onLoad" draw:mime-type="image/jpeg"/>
</draw:frame>
The car burned in French violent protests(news agency)The riots in France have continued the second night, and the security forces dispatched thousands of people to calm the protests caused by a policeman who shot a 17 -year -old teenager. Keep calm when requiring justice, because this requires a process.</text:p>
      <text:p text:style-name="P4">
Out of the anger of this shot, protests broke out in multiple towns around Paris on Tuesday and Wednesday night. The city hall, school, and police station were arson or attacked.</text:p>
      <text:p text:style-name="P4">
Darmaning wrote in the tweet on the 29th, "This is an unbearable night of violence symbolized by the Republic." He also added that "we are ashamed of those who are not appealing to calm."</text:p>
      <text:p text:style-name="P4">
On Tuesday morning, in a traffic inspection in Nantel, Paris suburbs, the 17 -year -old teenager died of close -range shootings. On Wednesday evening, about 2,000 riot police were dispatched to the surrounding suburbs of Paris to deal with the incident. And the explosive demonstration.</text:p>
      <text:p text:style-name="P4">
On Wednesday evening, the protesters were in Nantael and other communities in Senna in western Paris, as well as the in -Eastern city of Dirong Niwu and burned the trash can and set off firecrackers. Police said that a group of people settled on a bus after all passengers got off at the Esong area in the south of the capital.</text:p>
      <text:p text:style-name="P4">
Police sources said that in the southern city, several cars were burned out of fire, and the thick smoke rolled straight into the sky, while police and firefighters were attacked by bombs.</text:p>
      <text:p text:style-name="P4">
<draw:frame draw:style-name="fr1" draw:name="Image111" text:anchor-type="as-char" svg:width="6.9236in" svg:height="3.894525in" draw:z-index="0">
<draw:image xlink:href="../Images/Aljazeera Chinese/2023-06-29T09-32-29/image-1-1688030435.jpg" xlink:type="simple" xlink:show="embed" xlink:actuate="onLoad" draw:mime-type="image/jpeg"/>
</draw:frame>
Police shot a teenager, violent protests broke out in Paris(Peninsula TV Station)French President Macron said during a formal visit to Marseille in the country that the incident of the teenager was "puzzling and unforgivable."</text:p>
      <text:p text:style-name="P4">
He also said, "Nothing can indicate that the death of this young man is reasonable."</text:p>
      <text:p text:style-name="P4">
French celebrities, including football star Kilian Mbappe, expressed anger and grief about the death of the teenager, and the French government rarely criticized the security forces to calm the emotions of the people.</text:p>
      <text:p text:style-name="P4">
The French men's national football team and the Paris Saint -Germain star player Mbappe wrote on Twitter, "I feel injured for my France."</text:p>
      <text:p text:style-name="P4">
This victim is Naher M.(Nahel)Essence On Tuesday morning, he was stopped by two police officers when he was driving a yellow Messendes vehicle for violating traffic rules.</text:p>
      <text:p text:style-name="P4">
The police initially reported that a police officer fired the teenager because he hit the police officer, but this statement contradicts a video circulating on social media -this video shows that the two police officers were Standing next to a static car, one of the police pointed at the driver inside with a gun.</text:p>
      <text:p text:style-name="P4">
A voice sounded in the video and said, "Your head will play." When the car suddenly started, the police seemed to shoot.</text:p>
      <text:p text:style-name="P4">
The 38 -year -old policeman was photographed and killed, and then he was arrested and was investigated for the charges of murder.</text:p>
      <text:p text:style-name="P4">
The incident re -triggered a dispute about police strategies in France. For a long time, human rights organizations have criticized the police to treat low -income suburban population -especially ethnic ethnic -time -time -time way.</text:p>
      <text:p text:style-name="P4">
A citizen named Naima claimed that her son knew the victim, and she also said that they were "shocked" by the gun killing case.</text:p>
      <text:p text:style-name="P4">
"They asked, mom, what should we do? What happened to the police these days? Are they protecting us or saying that we need to be protected to prevent the infringement from the police?" Naya told a reporter from Nantel on Nantel.</text:p>
      <text:p text:style-name="P4">
<draw:frame draw:style-name="fr1" draw:name="Image112" text:anchor-type="as-char" svg:width="6.9236in" svg:height="4.610975in" draw:z-index="0">
<draw:image xlink:href="../Images/Aljazeera Chinese/2023-06-29T09-32-29/33LC3YY-highres-1687951688-1688030489.jpg" xlink:type="simple" xlink:show="embed" xlink:actuate="onLoad" draw:mime-type="image/jpeg"/>
</draw:frame>
On June 28, 2023, the exterior wall of the buildings affiliated to the city hall of Munterairi, western Paris, France was burned, and a 17 -year -old man was shot by a policeman in Nantaer in Nanthar.(French media)Last year, a total of 13 people in France were killed for refusing to park on the police's traffic inspection. After these guns were revised in 2017 -the law gave police more power to use weapons. The law is currently being reviewed.</text:p>
      <text:p text:style-name="P4">
Among the left -wing politicians in France, the Green Party leader Ma Lin Don Deli(Marine Tondelier)He said, "What I see in this video is that a French police officer openly executed a 17 -year -old child in the light of 2023."</text:p>
      <text:p text:style-name="P4">
However, many right -wing politicians soon came forward to defend the reputation of the police forces. Among them, the extremely right -wing leader Marlin Le Pen said that the police officer involved in the case had the right to obtain the "innocent presumption".</text:p>
      <text:p text:style-name="P4">
The riots caused by the two African boys in 2005 in the pursuit of the police may be repeated, which makes French governments deeply feel disturbed. The protests at the time caused about 10,000 cars to be burned and 6,000 were arrested.</text:p>
      <text:p text:style-name="P4">
Nach's mother posted a video on Tiktok and called on a tribute to her only child on the 29th.</text:p>
      <text:p text:style-name="P4">
Nach's lawyer Yasin Brazlu said he would lift additional false testimony appeal against Nahr's allegations about Nahr trying to hit the police officer.</text:p>
      <text:p text:style-name="P4">
News Source: <text:a xlink:type="simple" xlink:href="https://chinese.aljazeera.net/news/political/2023/6/29/%e6%b3%95%e5%9b%bd%e5%a2%83%e5%86%85%e5%9b%a0%e8%ad%a6%e5%af%9f%e6%9e%aa%e6%9d%80%e5%8d%81%e4%b8%83%e5%b2%81%e9%9d%92%e5%b0%91%e5%b9%b4%e8%80%8c%e7%88%86%e5%8f%91%e6%8a%97%e8%ae%ae" text:style-name="Internet_20_link" text:visited-style-name="Visited_20_Internet_20_Link">
https://chinese.aljazeera.net/news/political/2023/6/29/%e6%b3%95%e5%9b%bd%e5%a2%83%e5%86%85%e5%9b%a0%e8%ad%a6%e5%af%9f%e6%9e%aa%e6%9d%80%e5%8d%81%e4%b8%83%e5%b2%81%e9%9d%92%e5%b0%91%e5%b9%b4%e8%80%8c%e7%88%86%e5%8f%91%e6%8a%97%e8%ae%ae</text:a>
</text:p>
      <!--NEWS-->
      <text:h text:style-name="P10" text:outline-level="1">
<text:span text:style-name="T4">
French African adolescents were shot and killed by 150 people</text:span>
</text:h>
      <text:p text:style-name="P4">
Publisher: 法新社</text:p>
      <text:p text:style-name="P4">
Published Time: 2023-06-29T10:02:08+00:00</text:p>
      <text:p text:style-name="P4">
Modified Time: 2023-06-29T09:35:01+00:00</text:p>
      <text:p text:style-name="P4">
Description: (Agence France -Presse, Paris, 29th) French 17 -year -old African -American Youth Nael (Nael) recently refused to be shot and killed by police officers. Today, it continues to cause anger and multiple cities. The security forces have arrested 150 people in the riots, and protesters wearing heads have arsoned and burned cars and put on firework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3.617581in" draw:z-index="0">
<draw:image xlink:href="../Images/rficn/2023-06-29T10-02-08-00-00/000000.png" xlink:type="simple" xlink:show="embed" xlink:actuate="onLoad" draw:mime-type="image/png"/>
</draw:frame>
At more than 8 am French African adolescent Nael, at 8 am on the 27th, he refused to obey the inspection of the roadside and was shot and killed by a police officer. This incident has re -triggered the debate of French public opinion on the law enforcement strategy of police police. The local police have long criticized human rights groups in the way of low -income suburban people, especially for ethnic minorities.</text:p>
      <text:p text:style-name="P4">
Nael's mother called on all walks of life to march in Nante City, Paris, which was killed in Nair this afternoon to mourn her only child.</text:p>
      <text:p text:style-name="P4">
The French Presidential Palace Elysee Palace announced that President Emmanuel Macron held a crisis meeting in the early morning convening, which showed the seriousness of the situation.</text:p>
      <text:p text:style-name="P4">
The shooting of Nael caused a protest conflict on the evening of the 27th. Although it became calm on the evening of the 28th, Toulouse, Dijon and Lyon (Lyon) and other French cities broke out. After midnight, Paris was in Paris. The region also reported violence, and about 2,000 town violence police officers were deployed locally.</text:p>
      <text:p text:style-name="P4">
French Minister of Home Affairs, Geralddarmanin, announced that 150 people were arrested in Twitter and wrote: "This night, it was impossible to tolerate violence against French symbols. attack."</text:p>
      <text:p text:style-name="P4">
Damanan expressed support for the police and obviously criticized the extremely leftist. He said: "I feel shameful for those who have not called for staying calm."</text:p>
      <text:p text:style-name="P4">
News Source: <text:a xlink:type="simple" xlink:href="https://www.rfi.fr/cn/%E5%9B%BD%E9%99%85%E6%8A%A5%E9%81%93/20230629-%E6%B3%95%E5%9B%BD%E9%9D%9E%E8%A3%94%E9%9D%92%E5%B0%91%E5%B9%B4%E9%81%AD%E5%B0%84%E6%9D%80%E5%A4%9A%E5%9F%8E%E6%9A%B4%E5%8A%A8-%E8%AD%A6%E6%96%B9%E9%80%AE150%E4%BA%BA" text:style-name="Internet_20_link" text:visited-style-name="Visited_20_Internet_20_Link">
https://www.rfi.fr/cn/%E5%9B%BD%E9%99%85%E6%8A%A5%E9%81%93/20230629-%E6%B3%95%E5%9B%BD%E9%9D%9E%E8%A3%94%E9%9D%92%E5%B0%91%E5%B9%B4%E9%81%AD%E5%B0%84%E6%9D%80%E5%A4%9A%E5%9F%8E%E6%9A%B4%E5%8A%A8-%E8%AD%A6%E6%96%B9%E9%80%AE150%E4%BA%BA</text:a>
</text:p>
      <!--NEWS-->
      <text:h text:style-name="P10" text:outline-level="1">
<text:span text:style-name="T4">
The Early Warning of Rainstorm in the Capital Circle of the Korean Capital</text:span>
</text:h>
      <text:p text:style-name="P4">
Author: 联合早报 (Person)</text:p>
      <text:p text:style-name="P4">
Publisher: 联合早报 (Organization)</text:p>
      <text:p text:style-name="P4">
Published Time: 2023-06-29T10:05</text:p>
      <text:p text:style-name="P4">
Modified Time: 2023-06-29T10:15</text:p>
      <text:p text:style-name="P4">
Description: The Korean capital circle will usher in heavy rainfall during work hours on Thursday (June 29), and the amount of precipitation per hour in local areas will be as high as 30 to 60 mm. The Yonhap News Agency reported that with the low pressure and static front of the western waters (Yellow Sea) at 6:50 am (Singapore time at 5:50 am ...</text:p>
      <text:p text:style-name="P4">
Videos: []</text:p>
      <text:p text:style-name="P4">
Audios: []</text:p>
      <text:p text:style-name="P4">
Images: []</text:p>
      <text:p text:style-name="P4">
Type: NewsArticle</text:p>
      <text:p text:style-name="P4">
Breadcrumbs: ['即时', '国际']</text:p>
      <text:p text:style-name="P4">
Keywords: ['韩国', '暴雨', '天气', '气温']</text:p>
      <!--METADATA-->
      <text:p text:style-name="P4">
The Korean capital circle will usher in heavy rainfall during work hours on Thursday (June 29), and the amount of precipitation per hour in local areas will be as high as 30 to 60 mm.</text:p>
      <text:p text:style-name="P4">
The Yonhap News Agency reported that with the low pressure and static front of the western waters (Yellow Sea) at 6:50 am (at 5:50 am in Singapore time), the rain of about 20 mm per hour under the Waiman Island and other northwestern five islands. There are also light rain in the western parts of the city, Incheon City, and Gyeonggi -do.</text:p>
      <text:p text:style-name="P4">
Yuyun moves eastward at a speed of 50 kilometers. It will bring heavy rain to the Korean capital in the early morning of Thursday. At present, the vast majority of regions of the Capital Circles outside Gyeonggi -do, in the southern part of Gyeonggi -do, the most parts of the capital circle outside the city of Lizhou have rang the report. From the morning of Thursday to the night in the central regions of Seoul, the southern region will have a heavy rainfall with thunderbolt winds on Thursday afternoon to Friday (30th). The precipitation of the local area will be as high as 30 to 60 mm per hour.</text:p>
      <text:p text:style-name="P4">
This round of rainfall will spread to all parts of South Korea, the longest will last until July 3 or 5. From June 29th to 30th, the maximum instantaneous wind speed in Jeju Daoshan area will reach 90 kilometers per hour (25 meters per second), and the maximum wind speed in other regions will exceed 55 kilometers per hour.</text:p>
      <text:p text:style-name="P4">
The temperature on Thursday morning is between 20 degrees and 25 degrees. At 7 am, the temperature of major cities is 25.2 degrees in Seoul, 24.5 degrees of Incheon, 25 degrees of Datian, 24.3 degrees Gwangzhou, 24.8 degrees in Daqiu, 23.9 degrees of Jashan, 23.9 degrees in Busan. The maximum temperature during the day will be between 24 degrees and 32 degrees.</text:p>
      <text:p text:style-name="P4">
News Source: <text:a xlink:type="simple" xlink:href="https://www.zaobao.com.sg/realtime/world/story20230629-1408911" text:style-name="Internet_20_link" text:visited-style-name="Visited_20_Internet_20_Link">
https://www.zaobao.com.sg/realtime/world/story20230629-1408911</text:a>
</text:p>
      <!--NEWS-->
      <text:h text:style-name="P10" text:outline-level="1">
<text:span text:style-name="T4">
Police shot shooting juvenile incident caused large -scale violent protests in France</text:span>
</text:h>
      <text:p text:style-name="P4">
Author: None (Language: zh)</text:p>
      <text:p text:style-name="P4">
Publisher: None</text:p>
      <text:p text:style-name="P4">
Time: 2023-06-29T10:23:00Z</text:p>
      <text:p text:style-name="P4">
Description: A 17 -year -old northern African teenager was shot shot in the suburbs of Paris, causing large -scale protests and riots. French President Macron said that the shooting of the juvenile incident was "unforgettable and unforgivable", and also said that violent protests were "not legitimacy." The French Minister of the Interior said that 40,000 policemen will be deployed in various places on Thursday night.</text:p>
      <text:p text:style-name="P4">
Videos: []</text:p>
      <text:p text:style-name="P4">
Images: []</text:p>
      <text:p text:style-name="P4">
Subject: 新闻广角</text:p>
      <text:p text:style-name="P4">
Subjects: ['巴黎']</text:p>
      <text:p text:style-name="P4">
Keywords: ['巴黎', '警察', '骚乱', '抗议', '少数族裔', '贫困郊区', '枪杀', '少年']</text:p>
      <text:p text:style-name="P4">
Id: 66067433</text:p>
      <!--METADATA-->
      <text:p text:style-name="P4">
<text:a xlink:type="simple" xlink:href="https://www.dw.com/zh/overlay/image/article/66067433/66067120" text:style-name="Internet_20_link" text:visited-style-name="Visited_20_Internet_20_Link">
 </text:a>
The picture shows the riots in Tuliz, southwest of France on June 28</text:p>
      <text:p text:style-name="P4">
(Voice of Germany) on June 28, France experienced another night of riots. The authorities deployed thousands of security forces to calmly protests caused by a policeman to kill a northern African -American teenager.</text:p>
      <text:p text:style-name="P4">
French President Macron held an emergency ministerial meeting on Thursday (June 29), saying that violent protests were "not justified."</text:p>
      <text:p text:style-name="P4">
Macron said at the meeting: "In the past few hours, it has occurred not only for the police station, but also for the school and the city hall ... and the violent incidents of government agencies and the Republic."</text:p>
      <text:p text:style-name="P4">
The French Ministry of the Internal Realities stated that 2,000 policemen had dispatched in Paris, and dozens of people were injured in conflicts. The Minister of the Interior, Geralddarmanin, said on Twitter: "This night, the violent behavior against the Republic is unbearable. Shame, he said that 150 people have been arrested.</text:p>
      <text:p text:style-name="P4">
Darmaning also told reporters on Thursday that 40,000 policemen will be mobilized throughout France and deployed around France on Thursday evening, including 5,000 policemen in Paris.</text:p>
      <text:h text:style-name="P12" text:outline-level="3">
<text:span text:style-name="T4">
anger and riots</text:span>
</text:h>
      <text:p text:style-name="P4">
On Tuesday morning, the 17 -year -old teenager was shot close at the chest by the police in Nantaile in the suburbs of Paris. On Tuesday evening, the death of the teenager caused a conflict and arson attack on many suburbs in Paris, causing 31 people to be arrested and 24 police injuries.</text:p>
      <text:p text:style-name="P4">
On Wednesday, violent protests continued in Nantel and other parts of the western Paris and the Eastern Cities.</text:p>
      <text:p text:style-name="P4">
Police spokesman said that the police clashed with the protesters in the northern city of Riler and the southwest, and riots also occurred in the Eshen region in Ayan, Dirong and southern Paris.</text:p>
      <text:p text:style-name="P4">
Some protesters set fire to burning cars and set off fireworks</text:p>
      <text:p text:style-name="P4">
In the Esong area, a bus was arson after the passenger was evacuated. Some protesters also set fire to burn other cars and release fireworks.</text:p>
      <text:p text:style-name="P4">
In Tulz, some cars were ignited and the police and firefighters who went to the rescue were attacked.</text:p>
      <text:p text:style-name="P4">
According to the police, about 16 people in the country were arrested on the day.</text:p>
      <text:h text:style-name="P12" text:outline-level="3">
<text:span text:style-name="T4">
Macron said that the shooting juvenile incident "cannot be explained and unforgivable"</text:span>
</text:h>
      <text:p text:style-name="P4">
Police initially reported that a police officer fired at the teenager because the teenager drove to him.</text:p>
      <text:p text:style-name="P4">
However, a video confirmed by Reuters and Agence France -Presse, which was circulated on social media, showed that the two policemen stood beside the quiet car, and one of the police pointed at the driver with weapons.</text:p>
      <text:p text:style-name="P4">
You can hear the sound of a threatening driver, and then the police seem to drive a gun when the car suddenly drives away.</text:p>
      <text:p text:style-name="P4">
Macron: Shooting the boy "cannot explain and unforgivable"</text:p>
      <text:p text:style-name="P4">
French President Emarkron was visiting Marseille in the southern city at the time. He said that the teenager's killing was "unforgivable and unforgivable", and emphasized that there was no reason to properly correct the death of the young man.</text:p>
      <text:p text:style-name="P4">
French Prime Minister Boy acknowledged that the police's actions were "obviously not in line with the police's code of conduct."</text:p>
      <text:h text:style-name="P12" text:outline-level="3">
<text:span text:style-name="T4">
Discussion on police behavior and minority ethnic groups</text:span>
</text:h>
      <text:p text:style-name="P4">
The incident re -triggered the dispute between the police behavior and how they treat people (especially ethnic minorities) in the suburbs of low -income suburbs](https://www.dw.com/zh/zh/殴打黑人法国警察暴力问题连连被曝光/a-55753022)It also reminds people to pay attention to <text:a xlink:type="simple" xlink:href="https://www.dw.com/zh/zh/营救家暴受害女-法国3名警察遭到枪杀/a-56043122" text:style-name="Internet_20_link" text:visited-style-name="Visited_20_Internet_20_Link">
France's increasingly growing violent crime. </text:a>
The 17 -year -old Northern African -American teenager named Nael M was a shot -off. He was a delivery driver. His mother called for a mourning parade on Tiktok.</text:p>
      <text:p text:style-name="P4">
Well-known people, including football player Kylian Mbappe and actor Omar Sy, expressed their sadness and anger for the incident and called for justice.</text:p>
      <text:p text:style-name="P4">
The 38 -year -old policeman who shot a young man has been detained and is currently being investigated for intentional homicide.</text:p>
      <text:p text:style-name="P4">
Yassine Bouzrou, a victim's lawyer, plans to claim another prosecution for the police that the teenager tries to crush the police's false testimony.</text:p>
      <text:p text:style-name="P4">
(Agence France -Presse, Reuters)</text:p>
      <text:p text:style-name="P4">
News Source: <text:a xlink:type="simple" xlink:href="https://www.dw.com/zh/警察枪杀少年事件在法国引发大规模暴力抗议/a-66067433" text:style-name="Internet_20_link" text:visited-style-name="Visited_20_Internet_20_Link">
https://www.dw.com/zh/警察枪杀少年事件在法国引发大规模暴力抗议/a-66067433?maca=chi-rss-chi-all-1127-rdf</text:a>
</text:p>
      <!--NEWS-->
      <text:h text:style-name="P10" text:outline-level="1">
<text:span text:style-name="T4">
Minister of Education of German Federation urges universities to end cooperation with the Confucius Institute</text:span>
</text:h>
      <text:p text:style-name="P4">
Author: None (Language: zh)</text:p>
      <text:p text:style-name="P4">
Publisher: None</text:p>
      <text:p text:style-name="P4">
Time: 2023-06-29T10:26:00Z</text:p>
      <text:p text:style-name="P4">
Description: The annual report of the German Constitution protection of 2022 states that after China is the biggest threat in the field of economy and scientific spy, the Federal Minister of Education calls on universities to re -evaluate the cooperation with the Confucius Institute to define a clear boundary.</text:p>
      <text:p text:style-name="P4">
Videos: []</text:p>
      <text:p text:style-name="P4">
Images: []</text:p>
      <text:p text:style-name="P4">
Subject: 时政风云</text:p>
      <text:p text:style-name="P4">
Subjects: ['孔子学院', '孔院', '教育部长', '施塔克-瓦钦格']</text:p>
      <text:p text:style-name="P4">
Keywords: ['意见反馈']</text:p>
      <text:p text:style-name="P4">
Id: 66067672</text:p>
      <!--METADATA-->
      <text:p text:style-name="P4">
<text:a xlink:type="simple" xlink:href="https://www.dw.com/zh/overlay/image/article/66067672/65649018" text:style-name="Internet_20_link" text:visited-style-name="Visited_20_Internet_20_Link">
 </text:a>
Steak Vacheg, Minister of Scientific Research and Education in Germany</text:p>
      <text:p text:style-name="P4">
(Voice of Germany), Bettina Stark-Watzinger, the Minister of Scientific and Education, Germany, <text:a xlink:type="simple" xlink:href="https://www.handelsblatt.com/politik/international/china-politik-bundesregierung-draengt-auf-aus-fuer-chinesische-konfuzius-institute/29224482.html" text:style-name="Internet_20_link" text:visited-style-name="Visited_20_Internet_20_Link">
Expressing to Business News</text:a>
In the face of China's "direct influence" of science and education, Germany must set "clear boundaries". She urged her independent German universities to end the cooperation of Tong Kongyuan. "There should be more universities to criticize the connection with the Confucius Institute than to criticize the eyes, so as to bear the responsibility."</text:p>
      <text:p text:style-name="P4">
At present, 19 Confucius Institutes in Germany are still operating. In the past year, many universities such as Hamburg University and <text:a xlink:type="simple" xlink:href="https://www.dw.com/zh/zh/法兰克福大学缩小与孔子学院合作规模/a-64885380" text:style-name="Internet_20_link" text:visited-style-name="Visited_20_Internet_20_Link">
Frankfurt University</text:a>
, Dussertorf University, Trier University, etc.(https://www.dw.com/zh/zh/德语媒体-别了孔子学院/a-62014648)Essence It is reported that although some holes are no longer attached to universities, they have not been closed.</text:p>
      <text:p text:style-name="P4">
Stark Wawchig's latest statement in the Donchio Institute responds to the annual report of the constitutional protection of the constitutional protection. She believes that the warning given by the Constitution is very necessary, but more importantly is to produce results at the action level.</text:p>
      <text:p text:style-name="P4">
In June this year, <text:a xlink:type="simple" xlink:href="https://www.verfassungsschutz.de/SharedDocs/publikationen/DE/verfassungsschutzberichte/2023-06-20-verfassungsschutzbericht-2022.pdf;jsessionid=90F4A72C22C906400049D5ED7D37AF33.intranet232" text:style-name="Internet_20_link" text:visited-style-name="Visited_20_Internet_20_Link">
"Constitution Protection 2022 Annual Report"</text:a>
The relevant content wrote this way, "In the influence strategy of the Communist Party of China, the Confucius Institute of China is particularly helpful to spread the flawless image of China. The Communist Party of China also uses some Chinese diaspora and students who are loyal to power. These people are especially used to suppress the right. The criticism of the Chinese Communist Party's policy and spread the official statement of the party abroad in order to impact their society and professional environment. "The report believes that because China uses a comprehensive information collection method, it is used in the field of economic and scientific spy activities and foreign countries. Direct investment constitutes "the biggest threat".</text:p>
      <text:p text:style-name="P4">
Confucius Institute in Hanover</text:p>
      <text:h text:style-name="P12" text:outline-level="3">
<text:span text:style-name="T4">
<text:span text:style-name="T4">
 Confucius Courtyard was used by Beijing as the purpose of political propaganda </text:span>
</text:span>
</text:h>
      <text:p text:style-name="P4">
In March of this year, Stark Walleg visited Taiwan as the first German Federal Minister in 26 years. Her Liberal Democratic Party has been criticizing at the Confucius Institute for many years, and once considers submitting to the Federal House of House <text:a xlink:type="simple" xlink:href="https://www.dw.com/zh/zh/孔子学院若关闭-德国人去哪里学中文/a-55005943" text:style-name="Internet_20_link" text:visited-style-name="Visited_20_Internet_20_Link">
Act that prohibits the Confucius Institute from being prohibited</text:a>
Essence Minister Stark Wating himself publicly stated last year that the Confucius Institute who opposed the funding that the Ministry of Education was undertaken by the Ministry of Education of China believed that it would be used by the Beijing government as a purpose of political propaganda.</text:p>
      <text:p text:style-name="P4">
Stark Wating is not the only senior politician who has hesitant to Confucius Institute. Her predecessor and the former German Federal Federal Federal Education Minister Anjakarliczek, also of her predecessor and the CDU's party, also "deeply worried" Confucius Institute " In the letter, she wrote to the German university principal meeting and a letter of cultural ministerial meeting pointed out that German universities should "re -evaluate the role of the Confucius Institute in German universities and reach the correct conclusion." She believes that the impact of Confucius Institute on German universities has become obvious, which is "unacceptable." She suggested that colleges and universities "carefully review and cooperate with the Confucius Institute" and "decisively deal with" China's influence.</text:p>
      <text:p text:style-name="P4">
China applies political influence through the Confucius Institute <text:a xlink:type="simple" xlink:href="https://www.dw.com/zh/zh/不可碰不能评孔院取消朗诵会掀起波澜/a-59610979" text:style-name="Internet_20_link" text:visited-style-name="Visited_20_Internet_20_Link">
the most famous event</text:a>
It occurred in October 2021. The former "Book of Mirror" and the current publisher of the "World News", Stefan Aust, co-wrote the book "Xi Jinping-the most powerful people in the world" in the book of 10, which was originally scheduled to be 10. On the 27th, he held a new book introduction and reading event at the University of Hannover and the University of Essen University of Duisburg, but the event was suddenly canceled. The PIPER Publishing House published the book believes that the two Confucius Institutes have been under tremendous pressure from China, saying that a staff member of a Confucius Institute said, "You cannot discuss Xi Jinping like a normal person. "Publishing House manager Felicitasvon Lovenberg believes that the cancellation of the two Confucius Institutes is a" disturbing and unacceptable signal. "</text:p>
      <text:p text:style-name="P4">
(Comprehensive report)</text:p>
      <text:p text:style-name="P4">
News Source: <text:a xlink:type="simple" xlink:href="https://www.dw.com/zh/德联邦教育部长敦促高校结束与孔院合作/a-66067672" text:style-name="Internet_20_link" text:visited-style-name="Visited_20_Internet_20_Link">
https://www.dw.com/zh/德联邦教育部长敦促高校结束与孔院合作/a-66067672?maca=chi-rss-chi-all-1127-rdf</text:a>
</text:p>
      <!--NEWS-->
      <text:h text:style-name="P10" text:outline-level="1">
<text:span text:style-name="T4">
Tokyo Olympic Yuyu returned to Bayer in the gymnastics and gymnastics returned to the stadium in August</text:span>
</text:h>
      <text:p text:style-name="P4">
Publisher: 法新社</text:p>
      <text:p text:style-name="P4">
Published Time: 2023-06-29T10:32:08+00:00</text:p>
      <text:p text:style-name="P4">
Modified Time: 2023-06-29T10:20:03+00:00</text:p>
      <text:p text:style-name="P4">
Description: (Agence France -Presse, Los Angeles, 28th) The American gymnastics, who returned from the Tokyo Olympics due to psychological health and safety issues, is ready to return to the competition for the first time in August to participate in the United States in August near Chicago in August. Classic.</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6-29T10-32-08-00-00/000000.png" xlink:type="simple" xlink:show="embed" xlink:actuate="onLoad" draw:mime-type="image/png"/>
</draw:frame>
The American Gymnastics Association announced today that the 4 Olympic gold medalist will participate in this competition held from August 4th to 5th, which will be the first time she has withdrawn from most of the Tokyo Olympics in 2021 to participate in the competition.</text:p>
      <text:p text:style-name="P4">
However, the US Gymnastics Association stated that registration does not guarantee participation.</text:p>
      <text:p text:style-name="P4">
Bayer performed well in the 2016 Rio Olympics, winning the gold medals of groups, omnipotent, jumping horses, and floor sports, and balance wood bronze medals.</text:p>
      <text:p text:style-name="P4">
She also participated in the Tokyo Olympic Games, which was postponed to 2021 due to the COVID-19 epidemic, once was a popular winner of a five-faced gold medal.</text:p>
      <text:p text:style-name="P4">
However, when she left Tokyo, she only won the group silver medal and balance wood bronze medal. Other participating projects withdrew from psychological health and safety issues.</text:p>
      <text:p text:style-name="P4">
News Source: <text:a xlink:type="simple" xlink:href="https://www.rfi.fr/cn/%E8%BF%90%E5%8A%A8%E5%A4%A9%E5%9C%B0/20230629-%E4%B8%9C%E4%BA%AC%E5%A5%A5%E8%BF%90%E9%93%A9%E7%BE%BD%E8%80%8C%E5%BD%92-%E7%BE%8E%E4%BD%93%E6%93%8D%E5%A4%A9%E5%90%8E%E6%8B%9C%E5%B0%94%E4%B8%9D8%E6%9C%88%E9%87%8D%E8%BF%94%E8%B5%9B%E5%9C%BA" text:style-name="Internet_20_link" text:visited-style-name="Visited_20_Internet_20_Link">
https://www.rfi.fr/cn/%E8%BF%90%E5%8A%A8%E5%A4%A9%E5%9C%B0/20230629-%E4%B8%9C%E4%BA%AC%E5%A5%A5%E8%BF%90%E9%93%A9%E7%BE%BD%E8%80%8C%E5%BD%92-%E7%BE%8E%E4%BD%93%E6%93%8D%E5%A4%A9%E5%90%8E%E6%8B%9C%E5%B0%94%E4%B8%9D8%E6%9C%88%E9%87%8D%E8%BF%94%E8%B5%9B%E5%9C%BA</text:a>
</text:p>
      <!--NEWS-->
      <text:h text:style-name="P10" text:outline-level="1">
<text:span text:style-name="T4">
Unemployment, unmarried, no child: "35 -year -old curse" of office workers in China</text:span>
</text:h>
      <text:p text:style-name="P4">
Creator: 袁莉</text:p>
      <text:p text:style-name="P4">
Publisher: https://www.facebook.com/nytimeschinese</text:p>
      <text:p text:style-name="P4">
Published Time: 2023-06-29T10:48:47+08:00</text:p>
      <text:p text:style-name="P4">
Description: The weak and common age discrimination in the employment market brought a double blow to Chinese workers in their 30s. Women are also facing other issues such as marriage and childbirth. Some young people even delay their marriage due to employment competition pressure. Xinmei liu</text:p>
      <text:p text:style-name="P4">
Images: ["<text:a xlink:type="simple" xlink:href="https://static01.nyt.com/images/2023/06/28/business/27newworld-B1/00newworld-35-master1050.jpg" text:style-name="Internet_20_link" text:visited-style-name="Visited_20_Internet_20_Link">
00newworld-35...</text:a>
"]</text:p>
      <text:p text:style-name="P4">
Category: 中国</text:p>
      <text:p text:style-name="P4">
Type: Article</text:p>
      <!--METADATA-->
      <text:p text:style-name="P4">
<draw:frame draw:style-name="fr1" draw:name="Image120" text:anchor-type="as-char" svg:width="6.9236in" svg:height="4.615733in" draw:z-index="0">
<draw:image xlink:href="../Images/cnnytimes/2023-06-29T10-48-47-08-00/00newworld-35-master1050.jpg" xlink:type="simple" xlink:show="embed" xlink:actuate="onLoad" draw:mime-type="image/jpeg"/>
</draw:frame>
Sean Liang (Yin) started thinking about the "35 -year -old curse" when he was 30 years old. In China, people generally believe that white -collar workers like him will inevitably face the reality of occupational instability after the age of 35. This curse believes that in the eyes of employers, they are more expensive than fresh graduates, and they are not as willing to work overtime as fresh students.</text:p>
      <text:p text:style-name="P4">
Mr. Liang, 38, has changed from a technical support person to a private coach. For most of the past three years, he has been unemployed, partly due to the new crown epidemic and the downturn in China. But he believes that the main reason for unemployment is his age. For many employers including the Chinese government, he is too old, and most of the Chinese government will <text:a xlink:type="simple" xlink:href="https://www.chinagwy.org/html/kszc/gj/202210/42_543516.html" text:style-name="Internet_20_link" text:visited-style-name="Visited_20_Internet_20_Link">
civil servant position</text:a>
<text:a xlink:type="simple" xlink:href="https://www.chinagwy.org/html/gdzk/sichuan/202301/75_556673.html" text:style-name="Internet_20_link" text:visited-style-name="Visited_20_Internet_20_Link">
Recruitment age limit</text:a>
At <text:a xlink:type="simple" xlink:href="https://www.chinagwy.org/html/gdzk/hebei/202306/62_592899.html" text:style-name="Internet_20_link" text:visited-style-name="Visited_20_Internet_20_Link">
35 years old</text:a>
the following. If the "35 -year -old curse" is a legend, it is also a saying with some facts.</text:p>
      <text:p text:style-name="P4">
"Although I say that my fitness looks pretty young," he said in an interview. "But if people look at us, it belongs to the elimination of the society."</text:p>
      <text:p text:style-name="P4">
The Chinese economic recovery after the new crown epidemic has <text:a xlink:type="simple" xlink:href="https://cn.nytimes.com/china/20230620/china-economy-stimulus/" text:style-name="Internet_20_link" text:visited-style-name="Visited_20_Internet_20_Link">
stagnant</text:a>
, "35 -year -old curse" has become a hot topic on the Internet of China. It is unclear how this phenomenon has begun, and it is difficult to know its true level. But there is no doubt that China's employment market is weak, age discrimination is common, and age discrimination is in China <text:a xlink:type="simple" xlink:href="https://www.ndrc.gov.cn/fggz/jyysr/jysrsbxf/202303/t20230330_1352927.html" text:style-name="Internet_20_link" text:visited-style-name="Visited_20_Internet_20_Link">
not illegal</text:a>
Essence This is a dual blow for workers in their 30s and deciding for workers in their 30s, making decisions such as career, marriage, and fertility.</text:p>
      <text:p text:style-name="P4">
advertise</text:p>
      <text:p text:style-name="P4">
"At the age of 35, the suspect is old, and the retirement is small at the age of 60." A widely circulated post on the Internet wrote, which means that people who are at the best working age have no future.(http://news.china.com.cn/2023-02/10/content_85098811.html), People who are older may need to continue to work. The post then wrote: "Life is far away from houses, marriage, children, cars, blocked, poisonous. Happiness, freedom, and time are all yours."</text:p>
      <text:p text:style-name="P4">
Because he could not afford the rent of 600 yuan per month, Mr. Liang moved back from Guangzhou in southern China and returned to his hometown. He has not got married; the three -year -old codwood brothers who are similar to him have not got married. He said that only those who have stable jobs, such as working and being a teacher in government agencies, have the ability to form a family.</text:p>
      <text:p text:style-name="P4">
Chinese News Media last year <text:a xlink:type="simple" xlink:href="https://www.yicai.com/news/101780243.html" text:style-name="Internet_20_link" text:visited-style-name="Visited_20_Internet_20_Link">
Quote</text:a>
An official of a State Health and Health Commission responsible for the population policy says that the pressure of employment competition is even more why Chinese young people delay their marriage.</text:p>
      <text:p text:style-name="P4">
It is difficult to believe the employment data of the Chinese government. Employment statistics of the Chinese government include <text:a xlink:type="simple" xlink:href="http://www.stats.gov.cn/zs/tjws/tjzb/202301/t20230101_1903672.html" text:style-name="Internet_20_link" text:visited-style-name="Visited_20_Internet_20_Link">
only one hour every week</text:a>
People. According to this low standard, most of this year's urban unemployment rate is only slightly higher than 5%, which is better than 2019.</text:p>
      <text:p text:style-name="P4">
Data from the business community are different. According to the financial reports released by Alibaba, Tencent, and Baidu, the three largest Internet companies in China and the highest salary employers employed by employees in the first three months of this year were about 9%less when they recruited during the epidemic. Some of China's largest real estate developers lay off 30%, 50%, or even 70%in 2022.</text:p>
      <text:p text:style-name="P4">
Suzhou's unfinished residential buildings are a sign of the dilemma of China's real estate industry. Qilai shen for the new york times</text:p>
      <text:p text:style-name="P4">
"In the next few years, it will be the most severe moment of employment situation since the reform and opening up," Wang Mingyuan, an economist of Tsinghua University, is widely circulated <text:a xlink:type="simple" xlink:href="https://finance.sina.com.cn/stock/estate/integration/2023-06-04/doc-imyvuxqa9243358.shtml" text:style-name="Internet_20_link" text:visited-style-name="Visited_20_Internet_20_Link">
article</text:a>
It was written that he pointed out that if the employment problem is not solved, by 2028, the society may have a backlog of 50 million to 18 to 40 years old, and pointed out that this will "cause a series of deep crisis."</text:p>
      <text:p text:style-name="P4">
In 2022, the number of marriage registrations decreased by 10.5%compared with last year, and it was the lowest number since China announced the data since 1986. Last year, China ’s birth rate fell to the lowest point, and the population has shrunk for the first time since the end of the Great Famine in 1961.</text:p>
      <text:p text:style-name="P4">
advertise</text:p>
      <text:p text:style-name="P4">
Age discrimination affects all older workers, but people in their 30s may feel the deepest because they have suffered this discrimination for the first time.</text:p>
      <text:p text:style-name="P4">
Flynn Fan (Yin) began to be afraid of 35 years old at the age of 30. He knew that he might be eliminated a few years later, but before he was eliminated, the problem he faced was overworked.</text:p>
      <text:p text:style-name="P4">
He said that in the previous company, most of his colleagues were either single like him or married but no children. Overtime points are out of control. Mr. Fan said that he did not get off the class before 11 pm in three months in 2021. He began to take an anxiety drugs.</text:p>
      <text:p text:style-name="P4">
At the end of last year, he and most colleagues were fired by an artificial intelligence company in Shanghai.</text:p>
      <text:p text:style-name="P4">
In the past six months, he voted resumes to more than 300 companies and only got 10 interview opportunities, but unsuccessful. Now he is looking for a job with a salary of 20%to 30%lower than before. He also started to find a job in cities near Shanghai.</text:p>
      <text:p text:style-name="P4">
At the age of 35, he felt that he was still young. But he said that for society, 35 years old like a "plague."</text:p>
      <text:p text:style-name="P4">
advertise</text:p>
      <text:p text:style-name="P4">
Although Sissi Zhang (Yin) is 32 years old, some employers have said that she is too old. She presented a screenshot of recruitment information for a mother and baby supplies company, which restricted the recruitment age under 32 years old. In the past, some supervisors told Ms. Zhang that he would replace Ms. Zhang with three -month training young graduates.As a woman, Ms. Zhang also faces other discrimination. She had to answer the question of when her employer intended to have children from the age of 25. She replied that when she and her husband had no plan to have a child, the employer would ask her what their parents would think about their decisions.</text:p>
      <text:p text:style-name="P4">
Ms. Zhang is a marketing professionals. After being fired in September last year, she sent a message to more than 3,000 companies and voted resumes to more than 300 companies, but only got less than 10 interview opportunities. Last month, a small company finally provided her with job opportunities.</text:p>
      <text:p text:style-name="P4">
She accepted the job, but she was not excited or happy.</text:p>
      <text:p text:style-name="P4">
"I used to have expectations, that is, I think I need to be promoted, the salary increase, and a better life," she said. "I'm gone now, as long as I can survive and live."</text:p>
      <text:p text:style-name="P4">
advertise</text:p>
      <text:p text:style-name="P4">
She and her husband felt that they were unable to raise children. They had a mortgage to pay back. During her unemployment, they barely spent their lives, and at the same time worried that her husband might lose his job.</text:p>
      <text:p text:style-name="P4">
Their anxiety made them doubt whether the birth of children was fair to the children. Ms. Zhang quoted a popular online sentence: "If the child's birth is to inherit his own work and panic, then it is also a kind of kindness."</text:p>
      <text:p text:style-name="P4">
Mr. Liang, a 38 -year -old technician, also said similar words. He likes children, but does not believe that he has the ability to let children live a better life. Like many Chinese who grew up in the countryside, because his parents went to the city to work, he was raised by his grandparents. He doesn't want to let his child live this kind of life.</text:p>
      <text:p text:style-name="P4">
Besides, he first needs to find a job. Even before the epidemic, he was asked during an interview that why he was still applying for technical support at this age. He showed me the vacancies of the local provincial government: the age requirements of all positions are between 18 and 35 years old.</text:p>
      <text:p text:style-name="P4">
I said casually that the 35 -year -old must be like a heavy mountain, and Mr. Liang replied, "It's a cliff."</text:p>
      <text:p text:style-name="P4">
News Source: <text:a xlink:type="simple" xlink:href="https://cn.nytimes.com/china/20230629/china-jobs-age-discrimination-35/" text:style-name="Internet_20_link" text:visited-style-name="Visited_20_Internet_20_Link">
https://cn.nytimes.com/china/20230629/china-jobs-age-discrimination-35/</text:a>
</text:p>
      <!--NEWS-->
      <text:h text:style-name="P10" text:outline-level="1">
<text:span text:style-name="T4">
Analysis: Vietnamese Prime Minister's visit to the middle of the middle of the US aircraft carrier "is not a coincidence"</text:span>
</text:h>
      <text:p text:style-name="P4">
Author: chinese@voanews.com (安海)</text:p>
      <text:p text:style-name="P4">
Publisher: 美国之音中文网 (Type: NewsMediaOrganization)</text:p>
      <text:p text:style-name="P4">
Published Time: 2023-06-29T10:52:11+08:00</text:p>
      <text:p text:style-name="P4">
Modified Time: 2023-06-29 02:52:11Z</text:p>
      <text:p text:style-name="P4">
Description: Analysts said that Vietnamese Prime Minister Fan Ming was a four -day visit to Beijing. It coincided with the arrival of American aircraft carriers on June 25. It seems to be an example of a balanced action between Hanoi and China between the United States and China.</text:p>
      <text:p text:style-name="P4">
Videos: []</text:p>
      <text:p text:style-name="P4">
Images: []</text:p>
      <text:p text:style-name="P4">
Categories: ['亚太', '军事', '美中关系', '南中国海争端', '编辑推荐']</text:p>
      <text:p text:style-name="P4">
Type: None</text:p>
      <!--METADATA-->
      <text:p text:style-name="P4">
Nonenone</text:p>
      <text:p text:style-name="P4">
News Source: <text:a xlink:type="simple" xlink:href="https://www.voachinese.com/a/analyst-us-carrier-prime-ministers-visits-no-coincidence-20230628/7159618.html" text:style-name="Internet_20_link" text:visited-style-name="Visited_20_Internet_20_Link">
https://www.voachinese.com/a/analyst-us-carrier-prime-ministers-visits-no-coincidence-20230628/7159618.html</text:a>
</text:p>
      <!--NEWS-->
      <text:h text:style-name="P10" text:outline-level="1">
<text:span text:style-name="T4">
The negotiation period is nearly forced to force the Hollywood actor to join the strike ranks</text:span>
</text:h>
      <text:p text:style-name="P4">
Publisher: 法新社</text:p>
      <text:p text:style-name="P4">
Published Time: 2023-06-29T11:02:07+00:00</text:p>
      <text:p text:style-name="P4">
Modified Time: 2023-06-29T10:35:03+00:00</text:p>
      <text:p text:style-name="P4">
Description: (AFP, Los Angeles, 28th) Unbearable inflation exacerbates livelihood. Hollywood actors will negotiate with film and television industry such as streaming video and video platforms to ask for increasing film pay. If the negotiations fail, the Hollywood actor will join the screenwriter to launch a "double strike", and the American film and television industry may sto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3.617581in" draw:z-index="0">
<draw:image xlink:href="../Images/rficn/2023-06-29T11-02-07-00-00/000000.png" xlink:type="simple" xlink:show="embed" xlink:actuate="onLoad" draw:mime-type="image/png"/>
</draw:frame>
The United States Corporation and the United States Radio and Television Corporation Federation (SAG-AFTRA) are negotiating with the streaming video platform Netflix, Disney, etc. The last period of midnight on June 30, local time. If an agreement cannot be reached within the time limit, the union has already approved the strike of about 160,000 actors and performers in advance, from front -line stars to Lin Show. If the negotiating representative returns empty -handed, this will be the first time that all the actors and screenwriters in Hollywood since 1960 will strike at the same time.</text:p>
      <text:p text:style-name="P4">
Hollywood also had a strike in 1960. At that time, Ronald Reagan, the actor and later became the US President Ronald Reagan, eventually forced the film company to make a significant concession. Hollywood screenwriters have been on the strike for nine weeks. Now the actors have also demanded raising the film remuneration to respond to inflation and ensure future livelihood.</text:p>
      <text:p text:style-name="P4">
He has appeared in the FX Networks series "Better Things" and Entertainment time TV series "Shameless" Rebeccametz told AFP, saying that AFAT told France -France -Presse, Now even well -known actors, they are "very difficult" to make a living in Hollywood.</text:p>
      <text:p text:style-name="P4">
She said, "People who are not engaged in this industry, even some people in the industry have greatly overestimated the income of the actors -but for granted that if you see someone on TV, they must be rich."</text:p>
      <text:p text:style-name="P4">
Rebecamez pointed out: "But in the past few years, the situation has been completely different ... I know that many people at the same level are facing the living plan to maintain their livelihoods, and I hope to improve the situation."</text:p>
      <text:p text:style-name="P4">
News Source: <text:a xlink:type="simple" xlink:href="https://www.rfi.fr/cn/%E7%BC%A4%E7%BA%B7%E4%B8%96%E7%95%8C/20230629-%E8%B0%88%E5%88%A4%E6%9C%9F%E9%99%90%E8%BF%91%E9%80%BC-%E5%A5%BD%E8%8E%B1%E5%9D%9E%E6%BC%94%E5%91%98%E6%81%90%E5%8A%A0%E5%85%A5%E7%BD%A2%E5%B7%A5%E8%A1%8C%E5%88%97" text:style-name="Internet_20_link" text:visited-style-name="Visited_20_Internet_20_Link">
https://www.rfi.fr/cn/%E7%BC%A4%E7%BA%B7%E4%B8%96%E7%95%8C/20230629-%E8%B0%88%E5%88%A4%E6%9C%9F%E9%99%90%E8%BF%91%E9%80%BC-%E5%A5%BD%E8%8E%B1%E5%9D%9E%E6%BC%94%E5%91%98%E6%81%90%E5%8A%A0%E5%85%A5%E7%BD%A2%E5%B7%A5%E8%A1%8C%E5%88%97</text:a>
</text:p>
      <!--NEWS-->
      <text:h text:style-name="P10" text:outline-level="1">
<text:span text:style-name="T4">
The first quarter of the United States GDP was repaired to 2%</text:span>
</text:h>
      <text:p text:style-name="P4">
Publisher: 法新社</text:p>
      <text:p text:style-name="P4">
Published Time: 2023-06-29T11:02:08+00:00</text:p>
      <text:p text:style-name="P4">
Modified Time: 2023-06-29T15:35:02+00:00</text:p>
      <text:p text:style-name="P4">
Description: (Agence France -Presse Washington, 29th) The US Department of Commerce announced today that the domestic production hair (GDP) in the first quarter of this year increased by 2%compared with the same period last year. Consumer expenditure is stronger than expect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3.617581in" draw:z-index="0">
<draw:image xlink:href="../Images/rficn/2023-06-29T11-02-08-00-00/000000.png" xlink:type="simple" xlink:show="embed" xlink:actuate="onLoad" draw:mime-type="image/png"/>
</draw:frame>
Although the growth rate of the world's largest economy in the first quarter of this year still cools down from 2.6%in the last quarter of last year, it is much better than the original estimate.</text:p>
      <text:p text:style-name="P4">
The US Department of Commerce stated in the report that "the updated valuation mainly reflects the repairs of the order and consumer expenditure", but it is repaired under some other fields such as non -housing fixed investment, and the partial repairs are repaired.</text:p>
      <text:p text:style-name="P4">
Consumption expenditure continues to lift the US economy. Even if the banking turmoil and the Federal Reserve Council (FED) continue to raise interest rates, the US economy can still open with strong performance this year.</text:p>
      <text:p text:style-name="P4">
However, as the Feds continued to raise the benchmark interest rate quickly to crack down on stubborn inflation, the US economic activities have shown cooling in the past period.</text:p>
      <text:p text:style-name="P4">
News Source: <text:a xlink:type="simple" xlink:href="https://www.rfi.fr/cn/%E8%B4%A2%E7%BB%8F%E5%BF%AB%E8%AE%AF/20230629-%E7%BE%8E%E5%9B%BD%E7%AC%AC%E4%B8%80%E5%AD%A3gdp%E6%98%BE%E7%9D%80%E4%B8%8A%E4%BF%AE%E8%87%B32" text:style-name="Internet_20_link" text:visited-style-name="Visited_20_Internet_20_Link">
https://www.rfi.fr/cn/%E8%B4%A2%E7%BB%8F%E5%BF%AB%E8%AE%AF/20230629-%E7%BE%8E%E5%9B%BD%E7%AC%AC%E4%B8%80%E5%AD%A3gdp%E6%98%BE%E7%9D%80%E4%B8%8A%E4%BF%AE%E8%87%B32</text:a>
</text:p>
      <!--NEWS-->
      <text:h text:style-name="P10" text:outline-level="1">
<text:span text:style-name="T4">
Coinbase requested the court to reject the SEC's lawsuit (Free Version)</text:span>
</text:h>
      <text:p text:style-name="P4">
Author: Patricia Kowsmann</text:p>
      <text:p text:style-name="P4">
Publisher: 华尔街日报中文网</text:p>
      <text:p text:style-name="P4">
Published Time: 2023-06-29T11:30:00.000Z</text:p>
      <text:p text:style-name="P4">
Modified Time: 2023-06-29T11:30:00.000Z</text:p>
      <text:p text:style-name="P4">
Created Time: 2023-06-29T10:20:00.000Z</text:p>
      <text:p text:style-name="P4">
Description: Coinbase stated that the court would request the court to reject the lawsuit filed by the US Securities and Exchange Commission. Previously, SEC accused the business of the cryptocurrency platform that was not registered correctly.</text:p>
      <text:p text:style-name="P4">
Images: []</text:p>
      <text:p text:style-name="P4">
Categories: ['金融市场']</text:p>
      <text:p text:style-name="P4">
Keywords: SYND</text:p>
      <text:p text:style-name="P4">
Type: Article</text:p>
      <!--METADATA-->
      <text:p text:style-name="P4">
Coinbase(COIN)Said that the court will be requested to reject the US Securities and Exchange Commission(Securities and Exchange Commission,简称SEC)In the litigation, SEC has previously accused the business of the cryptocurrency platform <text:a xlink:type="simple" xlink:href="https://cn.wsj.com/articles/CN-FIN-20230607072957" text:style-name="Internet_20_link" text:visited-style-name="Visited_20_Internet_20_Link">
not correctly registered</text:a>
 。</text:p>
      <text:p text:style-name="P4">
News Source: <text:a xlink:type="simple" xlink:href="https://cn.wsj.com/articles/coinbase%E5%B0%86%E8%AF%B7%E6%B1%82%E6%B3%95%E9%99%A2%E9%A9%B3%E5%9B%9Esec%E6%8F%90%E8%B5%B7%E7%9A%84%E8%AF%89%E8%AE%BC-85fb57e" text:style-name="Internet_20_link" text:visited-style-name="Visited_20_Internet_20_Link">
https://cn.wsj.com/articles/coinbase%E5%B0%86%E8%AF%B7%E6%B1%82%E6%B3%95%E9%99%A2%E9%A9%B3%E5%9B%9Esec%E6%8F%90%E8%B5%B7%E7%9A%84%E8%AF%89%E8%AE%BC-85fb57e</text:a>
</text:p>
      <!--NEWS-->
      <text:h text:style-name="P10" text:outline-level="1">
<text:span text:style-name="T4">
The Middle East country condemned in unison in the Coco Classic of Sweden</text:span>
</text:h>
      <text:p text:style-name="P4">
Publisher: 法新社</text:p>
      <text:p text:style-name="P4">
Published Time: 2023-06-29T11:32:08+00:00</text:p>
      <text:p text:style-name="P4">
Modified Time: 2023-06-29T11:20:04+00:00</text:p>
      <text:p text:style-name="P4">
Description: (Agence France -Presse Baghdad 29th) Iraq, Iran, Saudi Arabia, and other countries in the Middle East today. Today, the Iraqi who lived in Sweden burned the Coco Classic and warned the emotions of Muslims around the world "anger"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3.617581in" draw:z-index="0">
<draw:image xlink:href="../Images/rficn/2023-06-29T11-32-08-00-00/000000.png" xlink:type="simple" xlink:show="embed" xlink:actuate="onLoad" draw:mime-type="image/png"/>
</draw:frame>
A few years ago, Salwanmomika, a 37 -year -old man who fled to Sweden a few years ago, stomped on the Koran of the Coca (Koran) in front of the capital of Stockholm's largest mosque under the police, and then burned a few pages.</text:p>
      <text:p text:style-name="P4">
The Stockholm police allowed Mermica to protest, but later said that they had already investigated the "incitement" of the man.</text:p>
      <text:p text:style-name="P4">
Iraq has condemned the Swedish authorities to allow "extremists" to incinerate the Cocylon Sutra.</text:p>
      <text:p text:style-name="P4">
The Iraqi Ministry of Foreign Affairs pointed out: "These incidents angered the emotions of Muslims around the world, which is a dangerous provocation for them."</text:p>
      <text:p text:style-name="P4">
Iran also joined the condemnation ranks, saying that the Burning Kolan Sutra was "provocative, considering being unpleasant and unacceptable."</text:p>
      <text:p text:style-name="P4">
Saudi Arabia also condemned the Coco Classic incident. The Ministry of Foreign Affairs of the Saudi State said: "These abominable and repeated behaviors cannot be accepted for any reason."</text:p>
      <text:p text:style-name="P4">
News Source: <text:a xlink:type="simple" xlink:href="https://www.rfi.fr/cn/%E5%9B%BD%E9%99%85%E6%8A%A5%E9%81%93/20230629-%E7%91%9E%E5%85%B8%E5%8F%AF%E5%85%B0%E7%BB%8F%E7%84%9A%E7%83%A7%E4%BA%8B%E4%BB%B6-%E4%B8%AD%E4%B8%9C%E5%9B%BD%E5%AE%B6%E9%BD%90%E5%A3%B0%E8%B0%B4%E8%B4%A3" text:style-name="Internet_20_link" text:visited-style-name="Visited_20_Internet_20_Link">
https://www.rfi.fr/cn/%E5%9B%BD%E9%99%85%E6%8A%A5%E9%81%93/20230629-%E7%91%9E%E5%85%B8%E5%8F%AF%E5%85%B0%E7%BB%8F%E7%84%9A%E7%83%A7%E4%BA%8B%E4%BB%B6-%E4%B8%AD%E4%B8%9C%E5%9B%BD%E5%AE%B6%E9%BD%90%E5%A3%B0%E8%B0%B4%E8%B4%A3</text:a>
</text:p>
      <!--NEWS-->
      <text:h text:style-name="P10" text:outline-level="1">
<text:span text:style-name="T4">
The Hong Kong Government does not legislate &amp; quot; fake news &amp; quot; Li Jiachao: the premise is &amp; quot;</text:span>
</text:h>
      <text:p text:style-name="P4">
Author: None</text:p>
      <text:p text:style-name="P4">
Publisher: Radio Free Asia (Organization)</text:p>
      <text:p text:style-name="P4">
Published Time: 2023-06-29T11:40:00-04:00</text:p>
      <text:p text:style-name="P4">
Modified Time: 2023-06-29T13:17:28-04:00</text:p>
      <text:p text:style-name="P4">
Description: None</text:p>
      <text:p text:style-name="P4">
Videos: []</text:p>
      <text:p text:style-name="P4">
Audios: ["<text:a xlink:type="simple" xlink:href="https://www.rfa.org/mandarin/yataibaodao/gangtai/gf-062920231105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4.522674in" draw:z-index="0">
<draw:image xlink:href="../Images/rfamandarin/2023-06-29T11-40-00-04-00/000000.png" xlink:type="simple" xlink:show="embed" xlink:actuate="onLoad" draw:mime-type="image/png"/>
</draw:frame>
The latest statement of Hong Kong Chief Executive Li Jiachao is that it will not be legislated for "fake news", but the premise is "control". <text:a xlink:type="simple" xlink:href="https://www.rfa.org/mandarin/yataibaodao/gangtai/gf-06292023110556.html/@@images/image" text:style-name="Internet_20_link" text:visited-style-name="Visited_20_Internet_20_Link">
</text:a>
Information of the Associated Press <text:a xlink:type="simple" xlink:href="https://www.rfa.org/mandarin/yataibaodao/gangtai/gf-06292023110556.html/@@stream" text:style-name="Internet_20_link" text:visited-style-name="Visited_20_Internet_20_Link">
Audio-Link: https: //www.rfa.org/mandarin/yatabao/gangtai/gf 06292023110556.html/@stream</text:a>
The Hong Kong Government has revealed that it intends to crack down on the so -called "fake news". The latest statement of Hong Kong Chief Executive Li Jiachao is that it will not be legislative for "fake news", but the premise is "control". Some people in Hong Kong welcomed it. Observed people believe that this is the decision of the Hong Kong government after weighing the pros and cons.</text:p>
      <text:p text:style-name="P4">
<text:a xlink:type="simple" xlink:href="https://www.rfa.org/mandarin/Xinwen/2-05042021104146.html" text:style-name="Internet_20_link" text:visited-style-name="Visited_20_Internet_20_Link">
<text:span text:style-name="T4">
 Hong Kong Promoting Forbidden Fake News Legislative Real Estimation of the Real purpose is to further suppress freedom </text:span>
</text:a>
Hong Kong Chief Executive Li Jiachao revealed in an exclusive interview with the Sing Tao Daily that the Hong Kong government will give priority to handling 23 legislation of the Basic Law. Li Jiachao believes that if the self -laws and industry ethics make the problem controlled, there is no need to take legislative methods to deal with fake news problems, and emphasizing that the wounds will not treat the wounds as cancer.</text:p>
      <text:p text:style-name="P4">
The Hong Kong Government stated that it would not legislate to fight "fake news". The outside world believes that this is the decision after the Hong Kong government weighs the weight. (Reporter Gao Feng) <text:a xlink:type="simple" xlink:href="https://www.rfa.org/mandarin/yataibaodao/gangtai/gf-06292023110556.html/m0629gf-1.jpg" text:style-name="Internet_20_link" text:visited-style-name="Visited_20_Internet_20_Link">
![] [](Images/rfamandarin/2023-06-29T11-40-00-04-00/000003.png)</text:a>
Chen Langsheng, chairman of the Hong Kong Reporter Association, welcomed this.</text:p>
      <text:p text:style-name="P4">
Chen Langsheng: "It is not easy to find the criminal composition of the" fake news ", it is also difficult to define what" fake news "is. The government's current clarification of 'fake news' is effective. News' criminal needs. The so -called 'fake news' in Hong Kong is not aimed at the election, nor is it a platform for information release, but an individual. No free and democratic country will legislate like this. "</text:p>
      <text:p text:style-name="P4">
The Hong Kong Reporter Association believes that it is not easy to define "fake news". (Reporter Gao Feng) <text:a xlink:type="simple" xlink:href="https://www.rfa.org/mandarin/yataibaodao/gangtai/gf-06292023110556.html/m0629gf-2.jpg" text:style-name="Internet_20_link" text:visited-style-name="Visited_20_Internet_20_Link">
![] [](Images/rfamandarin/2023-06-29T11-40-00-04-00/000005.png)</text:a>
Deng Bingqiang, director of the Hong Kong Security Bureau, said in an interview with the media last year that during the 2019 anti -revision of the demonstration, a large number of fake news emerged in Hong Kong, allowing Hong Kong people to hate the government and law enforcement departments, and acts to endanger national security, so it is necessary to regulate it. Authorities will study the definition and regulation of "fake news".</text:p>
      <text:p text:style-name="P4">
<text:span text:style-name="T4">
 Analysis: Government officials may also fall into the "Fake News" French Open </text:span>
</text:p>
      <text:p text:style-name="P4">
Du Yaoming, former assistant professor at the Department of Journalism, Hong Kong Baptist University, said that since the implementation of the Hong Kong version of the National Security Law, the Hong Kong Government must restrain remarks and do not worry about no tools. In addition, the 23 "Basic Law" is about to legislate. Week chapter. Moreover, the Hong Kong Government also realized that once legislation, non -opponents may also fall into the French Open.</text:p>
      <text:p text:style-name="P4">
Du Yaoming: "When a pro -government or government officials talk about any false news, it is likely to resist the so -called 'fake news law', and most of the existing media are pro -Beijing. Small online media also step by step. 'Fake news The French 'is mainly for netizens' reposting information, but these also have the "incitement regulations' to regulate.</text:p>
      <text:p text:style-name="P4">
Du Yaoming believes that the current "fake news" legislation is relatively closed and backward countries, and countries and regions that are in line with Europe and the United States will believe that the problem of freedom of speech should be solved with freedom of speech. "News" is not helpful for revitalizing the Hong Kong economy.</text:p>
      <text:p text:style-name="P4">
Du Yaoming: "Unless (so -called 'fake news') directly damages the privacy, reputation of others, or the actual interests of the country are damaged, otherwise, it will generally solve the problem by public discussion. It is unfamiliar with foreign investors. Of course, Hong Kong's investment promotion will treat civilization and democratic countries priority. "</text:p>
      <text:p text:style-name="P4">
Although the Hong Kong Chief Executive Li Jiachao stated in an exclusive interview that it would not be a "fake news" legislation, it emphasized that the faster and better the legislation of Article 23 of the Basic Law. However, if you only consider completing the task as soon as possible and ignore certain potential risks, you will "be unable to hold the constitutional responsibility and can't hold Hong Kong and the country."</text:p>
      <text:p text:style-name="P4">
Reporter: Gao Feng blame: Xu Shuting.com editor: Ruizhe</text:p>
      <text:p text:style-name="P4">
News Source: <text:a xlink:type="simple" xlink:href="https://www.rfa.org/mandarin/yataibaodao/gangtai/gf-06292023110556.html" text:style-name="Internet_20_link" text:visited-style-name="Visited_20_Internet_20_Link">
https://www.rfa.org/mandarin/yataibaodao/gangtai/gf-06292023110556.html</text:a>
</text:p>
      <!--NEWS-->
      <text:h text:style-name="P10" text:outline-level="1">
<text:span text:style-name="T4">
The sanctioned Russian cargo ship has stopped more than 100 times at the port of Turkey (Free Version)</text:span>
</text:h>
      <text:p text:style-name="P4">
Author: Jared Malsin</text:p>
      <text:p text:style-name="P4">
Publisher: 华尔街日报中文网</text:p>
      <text:p text:style-name="P4">
Published Time: 2023-06-29T11:40:00.000Z</text:p>
      <text:p text:style-name="P4">
Modified Time: 2023-06-29T11:40:00.000Z</text:p>
      <text:p text:style-name="P4">
Created Time: 2023-06-29T10:32:00.000Z</text:p>
      <text:p text:style-name="P4">
Description: Since Russia invaded Ukraine, Russian cargo ships, which have been sanctioned by US sanctions for carrying weapons and other supplies, have regularly stopped Turkey ports on a regular basis, making Turkey, a NATO member country, to play a potentially important supporting role in Russia.</text:p>
      <text:p text:style-name="P4">
Images: []</text:p>
      <text:p text:style-name="P4">
Categories: ['国际']</text:p>
      <text:p text:style-name="P4">
Keywords: SYND</text:p>
      <text:p text:style-name="P4">
Type: Article</text:p>
      <!--METADATA-->
      <text:p text:style-name="P4">
Since Russia invaded Ukraine, Russian cargo ships, which have been sanctioned by US sanctions for carrying weapons and other supplies, have regularly stopped Turkey ports on a regular basis, making Turkey, a NATO member country, to play a potentially important supporting role in Russia.</text:p>
      <text:p text:style-name="P4">
News Source: <text:a xlink:type="simple" xlink:href="https://cn.wsj.com/articles/%E5%8F%97%E5%88%B6%E8%A3%81%E7%9A%84%E4%BF%84%E7%BD%97%E6%96%AF%E8%B4%A7%E8%88%B9%E5%B7%B2%E5%9C%A8%E5%9C%9F%E8%80%B3%E5%85%B6%E6%B8%AF%E5%8F%A3%E5%81%9C%E9%9D%A0%E9%80%BE100%E6%AC%A1-f6502354" text:style-name="Internet_20_link" text:visited-style-name="Visited_20_Internet_20_Link">
https://cn.wsj.com/articles/%E5%8F%97%E5%88%B6%E8%A3%81%E7%9A%84%E4%BF%84%E7%BD%97%E6%96%AF%E8%B4%A7%E8%88%B9%E5%B7%B2%E5%9C%A8%E5%9C%9F%E8%80%B3%E5%85%B6%E6%B8%AF%E5%8F%A3%E5%81%9C%E9%9D%A0%E9%80%BE100%E6%AC%A1-f6502354</text:a>
</text:p>
      <!--NEWS-->
      <text:h text:style-name="P10" text:outline-level="1">
<text:span text:style-name="T4">
Related points of the Sri Lankan Treaster Reorganization Plan</text:span>
</text:h>
      <text:p text:style-name="P4">
Author: 半岛电视台＋通讯社</text:p>
      <text:p text:style-name="P4">
Publisher: Al Jazeera</text:p>
      <text:p text:style-name="P4">
Published Time: 2023-06-29T11:49:03</text:p>
      <text:p text:style-name="P4">
Modified Time: 2023-06-29T11:49:03</text:p>
      <text:p text:style-name="P4">
Description: The Central Bank of Sri Lanka announced a far -reorganization of domestic debt restructuring plans to restore the stability of this country with crisis.</text:p>
      <text:p text:style-name="P4">
Images: ["<text:a xlink:type="simple" xlink:href="https://chinese.aljazeera.net/wp-content/uploads/2023/06/2023-05-30T074952Z_1005476768_RC2U81A32F2X_RTRMADP_3_SRI-LANKA-ECONOMY-RATES-1688023000-1688038558.jpg" text:style-name="Internet_20_link" text:visited-style-name="Visited_20_Internet_20_Link">
2023-05-30T07...</text:a>
", "<text:a xlink:type="simple" xlink:href="https://chinese.aljazeera.net/wp-content/uploads/2023/06/image-1688038706.jpg" text:style-name="Internet_20_link" text:visited-style-name="Visited_20_Internet_20_Link">
image-1688038...</text:a>
", "<text:a xlink:type="simple" xlink:href="https://chinese.aljazeera.net/wp-content/uploads/2023/06/image-1-1688038790.jpg" text:style-name="Internet_20_link" text:visited-style-name="Visited_20_Internet_20_Link">
image-1-16880...</text:a>
"]</text:p>
      <text:p text:style-name="P4">
Topics: ['政治', '新闻', '经济']</text:p>
      <text:p text:style-name="P4">
Keywords: ['政治', '新闻', '经济', '世界', '斯里兰卡']</text:p>
      <text:p text:style-name="P4">
Type: Article</text:p>
      <!--METADATA-->
      <text:p text:style-name="P4">
<draw:frame draw:style-name="fr1" draw:name="Image129" text:anchor-type="as-char" svg:width="6.9236in" svg:height="4.609816in" draw:z-index="0">
<draw:image xlink:href="../Images/Aljazeera Chinese/2023-06-29T11-49-03/2023-05-30T074952Z_1005476768_RC2U81A32F2X_RTRMADP_3_SRI-LANKA-ECONOMY-RATES-1688023000-1688038558.jpg" xlink:type="simple" xlink:show="embed" xlink:actuate="onLoad" draw:mime-type="image/jpeg"/>
</draw:frame>
Sri Lanka Central Bank announced a far -reorganization of domestic debt restructuring plans to restore the stability of the country(Reuters)The Central Bank of Sri Lanka announced a far -reorganization of domestic debt restructuring plans to restore the stability of this country with crisis.</text:p>
      <text:p text:style-name="P4">
On the 29th, the Sri Lankan Central Bank announced on the 29th, the government's government was trying to meet the conditions of the 2.9 billion US dollar rescue plan agreed with the International Monetary Fund in March of this year -this rescue plan appeared for the first time this first year last year. The economic recovery of the island nation with a default of foreign debt is very important.</text:p>
      <text:p text:style-name="P4">
Sri Lanka needs to carry out the long -awaited debt reorganization to help the country's goals set by the international currency fund organization, that is, the overall debt of its overall debt will be reduced by 2032(GDP)95%.</text:p>
      <text:p text:style-name="P4">
Last year, the foreign exchange crisis led the Sri Lanka government to the import costs of fuels, foods, medicines and other necessities, which led to extensive protests and led to the President Gotapa Rajapaksa, then president of the country.</text:p>
      <text:p text:style-name="P4">
Former Vice President of Sri Lanka Central Bank of China(In Avijwarden)Tell a reporter from the Peninsula TV station that this plan "is not a choice, but an inevitable action that the government has taken the current status of the fragile budget of Sri Lanka."</text:p>
      <text:h text:style-name="P13" text:outline-level="4">
<text:span text:style-name="T4">
What are this plan?</text:span>
</text:h>
      <ul>
        <li>
Sri Lanka Central Bank President Verashi said that according to this domestic debt reform plan, Sri Lanka Development Bond(SLDBs)The holders of the local US dollar pricing bonds will have three options. * The first choice is similar to the treatment of investors of the country's international sovereign bonds -the principal is reduced by 30%, the term is 6 years, and the interest rate is 4%. * The second option is similar to the treatment proposed by the bilateral US dollar creditors: it does not cut the principal, the term is 15 years, and there is a 9 -year width limit, and the interest rate is 1.5%. * The third choice is to convert the assets it holds into a tool for pricing at the local currency: 10 -year, Sri Lanka's common loan mechanism interest rate (SLFR)+1%interest rate, without principal discounts. * Sri Lanka currently has $ 12.5 billion in international sovereign bonds. It also has a bilateral loan of $ 11.3 billion.</li>
      </ul>
      <text:p text:style-name="P4">
<draw:frame draw:style-name="fr1" draw:name="Image130" text:anchor-type="as-char" svg:width="6.9236in" svg:height="3.894525in" draw:z-index="0">
<draw:image xlink:href="../Images/Aljazeera Chinese/2023-06-29T11-49-03/image-1688038706.jpg" xlink:type="simple" xlink:show="embed" xlink:actuate="onLoad" draw:mime-type="image/jpeg"/>
</draw:frame>
International Monetary Fund Organization: Sri Lanka will get the first rescue of $ 2.9 billion in two days(news agency)####</text:p>
      <ul>
        <li>
According to this plan, the local currency bonds (including pension funds) held by the retirement fund will be exchanged for bonds with long term (2027 to 2038), and the interest rate before its expiration is 9%. * The Treasury voucher held by the Central Bank of Sri Lanka will be converted into bonds due from 2029 to 2038, and the decreasing ticket structure will be adopted. This will be implemented in the second stage of domestic debt reorganization. * In view of the fact that the current banking industry has been under great pressure due to factors such as non -performing loans, reorganization of foreign debt, and high taxes, the banks and debt holdings of the banking industry are excluded from the scope of domestic debt restructuring.</li>
      </ul>
      <text:h text:style-name="P13" text:outline-level="4">
<text:span text:style-name="T4">
Why is domestic debt restructuring important?</text:span>
</text:h>
      <ul>
        <li>
Sri Lanka Financial Minister Silvadana said on the 29th that the reorganization will cover part of the country's $ 42 billion domestic debt. * This may promote the re -negotiations around the country's US $ 360 billion of foreign debt, including US $ 24 billion foreign debt held by bond holders such as China, Japan and India. * Sri Lanka sets the goal of completing debt restructuring negotiations before September this year to cooperate with the International Monetary Fund's first review of its plan.</li>
      </ul>
      <text:h text:style-name="P13" text:outline-level="4">
<text:span text:style-name="T4">
What is the next step?</text:span>
</text:h>
      <ul>
        <li>
Domestic debt restructuring frameworks will be submitted to the Sri Lanka Parliament for approval this Saturday. The Sri Lankan central bank hopes to complete the bond replacement of the pension fund before July this year. * Sri Lanka announced 5 days from June 29 to July 3 to curb any potential market fluctuations. Analysts said that banks will also allow any loss of bond sales in the third quarter of this year.</li>
      </ul>
      <text:p text:style-name="P4">
<draw:frame draw:style-name="fr1" draw:name="Image131" text:anchor-type="as-char" svg:width="6.9236in" svg:height="3.825118in" draw:z-index="0">
<draw:image xlink:href="../Images/Aljazeera Chinese/2023-06-29T11-49-03/image-1-1688038790.jpg" xlink:type="simple" xlink:show="embed" xlink:actuate="onLoad" draw:mime-type="image/jpeg"/>
</draw:frame>
International Monetary Fund's rescue agreement on Sri Lanka(news agency)</text:p>
      <text:p text:style-name="P4">
News Source: <text:a xlink:type="simple" xlink:href="https://chinese.aljazeera.net/economy/2023/6/29/%e6%96%af%e9%87%8c%e5%85%b0%e5%8d%a1%e5%86%85%e5%80%ba%e9%87%8d%e7%bb%84%e8%ae%a1%e5%88%92%e7%9a%84%e7%9b%b8%e5%85%b3%e8%a6%81%e7%82%b9" text:style-name="Internet_20_link" text:visited-style-name="Visited_20_Internet_20_Link">
https://chinese.aljazeera.net/economy/2023/6/29/%e6%96%af%e9%87%8c%e5%85%b0%e5%8d%a1%e5%86%85%e5%80%ba%e9%87%8d%e7%bb%84%e8%ae%a1%e5%88%92%e7%9a%84%e7%9b%b8%e5%85%b3%e8%a6%81%e7%82%b9</text:a>
</text:p>
      <!--NEWS-->
      <text:h text:style-name="P10" text:outline-level="1">
<text:span text:style-name="T4">
China Foreign Relations Law has the right to counter -to -harm the sovereignty of China in July</text:span>
</text:h>
      <text:p text:style-name="P4">
Author: None</text:p>
      <text:p text:style-name="P4">
Publisher: Radio Free Asia (Organization)</text:p>
      <text:p text:style-name="P4">
Published Time: 2023-06-29T11:50:00-04:00</text:p>
      <text:p text:style-name="P4">
Modified Time: 2023-06-29T16:03:39-04:00</text:p>
      <text:p text:style-name="P4">
Description: None</text:p>
      <text:p text:style-name="P4">
Videos: []</text:p>
      <text:p text:style-name="P4">
Audios: ["<text:a xlink:type="simple" xlink:href="https://www.rfa.org/mandarin/yataibaodao/zhengzhi/hx-062920230823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4.612011in" draw:z-index="0">
<draw:image xlink:href="../Images/rfamandarin/2023-06-29T11-50-00-04-00/000000.png" xlink:type="simple" xlink:show="embed" xlink:actuate="onLoad" draw:mime-type="image/png"/>
</draw:frame>
The Standing Committee of the National People's Congress of China voted on the 28(Images/rfamandarin/2023-06-29T11-50-00-04-00/000001.png)](https://www.rfa.org/mandarin/yataibaodao/zhengzhi/hx-06292023082330.html/@@images/image)Reuters Information Picture <text:a xlink:type="simple" xlink:href="https://www.rfa.org/mandarin/yataibaodao/zhengzhi/hx-06292023082330.html/@@stream" text:style-name="Internet_20_link" text:visited-style-name="Visited_20_Internet_20_Link">
Audio-Link: https: //www.rfa.org/mandarin/yatabaODao/Zhengzhi/hx-06292023082330.html/@stream</text:a>
The "Law of the People's Republic of China" will be implemented from July 1st. Among them, it is clearly ordered to establish and develop foreign relations with various countries on the basis of a China principle. Acts that endanger China's sovereignty, security, and development benefits have the right to adopt countermeasures and restrictions. According to analysis, the law shall also restrain all the political statements of all foreigners and approach the category of the National Security Law of Hong Kong. China will be more closed.</text:p>
      <text:p text:style-name="P4">
<text:a xlink:type="simple" xlink:href="https://www.rfa.org/mandarin/yataibaodao/zhengzhi/hx1-02162022083557.html" text:style-name="Internet_20_link" text:visited-style-name="Visited_20_Internet_20_Link">
<text:span text:style-name="T4">
 Xi Jinping announced "to launch an international struggle with the rule of law" </text:span>
</text:a>
The Standing Committee of the National People's Congress of China voted on the 28th and approved the Law of the Foreign Relations of the People's Republic of China. Article 34 of the law clearly orders, based on a Chinese principle, establish and develop diplomatic relations with countries around the world in accordance with the five principles of peaceful coexistence; China has the right to take or terminate the necessary diplomatic actions such as changes or termination of diplomacy and consular relationships.</text:p>
      <text:p text:style-name="P4">
Article 33 of the Law also stipulates that it has the right to take corresponding countermeasures and restrictions on acts that endanger the sovereignty, security, and development benefits of the People's Republic of China. Article 8 stipulates that any organization and individuals who violate the law and engage in harmful national interest activities in foreign exchanges will be investigated for legal responsibility in accordance with the law.</text:p>
      <text:p text:style-name="P4">
<text:span text:style-name="T4">
 Scholars: Foreign capital restraint in politics approaching the Hong Kong National Security Law </text:span>
</text:p>
      <text:p text:style-name="P4">
Ye Yaoyuan, a professor of international research lectures at the University of St. Tomas University, accepted an interview with Radio Free Asia on the 29th and pointed out: "As long as most countries establish diplomatic relations with China comply with the principles of China, although there is a private relationship with Taiwan, they will not publicly recognize Taiwan's sovereignty. Not only the national level issues, but even private enterprises invest in China, and even travel to China, they must follow the principles of the first China and follow the leadership of the Communist Party. In this way To some extent, all foreigners have not yet reached the level of the Hong Kong National Security Law, but they have approached the category of the National Security Law of Hong Kong. "</text:p>
      <text:p text:style-name="P4">
In response to the background of this method, Ye Yaoyuan analyzed that US -China relations have fallen into stagnation, and have not improved in the Blingken visit. The Russian and Ukraine War has derived the Wagner's soldiers. Although the authorities have harassed foreigners through the inspection and investigation system in the past, the implementation of the "Foreign Relations Law" has a greater harm to China. In the future, it may be more locked. Foreign investors will slow down and exchange.</text:p>
      <text:p text:style-name="P4">
The official media Xinhua News Agency issued the content of the "Foreign Relations Law of the People's Republic of China", including the general rules, power, goals, systems, and guarantees, including 45 articles, including 45 items, and will be implemented from July 1. Article 27 of the Law stipulates that foreign aid adheres to the sovereignty of other countries, does not interfere with other domestic politics, and does not attach any political conditions.</text:p>
      <text:p text:style-name="P4">
(webpage Screenshot)  <text:a xlink:type="simple" xlink:href="https://www.rfa.org/mandarin/yataibaodao/zhengzhi/hx-06292023082330.html/capture.jpg" text:style-name="Internet_20_link" text:visited-style-name="Visited_20_Internet_20_Link">
</text:a>
<text:span text:style-name="T4">
 Wang Yi: Implement Xi Jinping's diplomatic thought in legal form </text:span>
</text:p>
      <text:p text:style-name="P4">
The law also mentioned Mao Zedong's thoughts, "Xi Jinping's thoughts on socialism with Chinese characteristics in the new era", and "adhering to the centralized and unified leadership of the Communist Party of China in foreign countries."</text:p>
      <text:p text:style-name="P4">
Ye Yaoyuan pointed out that this is the "human law" based on the party's meaning, instead of law: "It writes Xi Jinping's thoughts inside and turns into how Xi explained, Xi Jinping's thoughts or Xi Jinping uses to define these concepts. It is entirely the party's intention. To put it bluntly, there will even be some lower -level people who will speculate and over -enforcement. "</text:p>
      <text:p text:style-name="P4">
"People's Daily" published a comment by Wang Yi, the director of the Office of the Foreign Affairs Working Committee of the CPC Central Committee on the 29th, saying that the law "provides strong protection for the law of the law of the big country" is "the major achievement of implementing the diplomatic thoughts of Jinping in a legal form", Facing severe challenges, opposing hegemonicism and power politics, and improving legal tools for foreign struggles.</text:p>
      <text:p text:style-name="P4">
Shen Mingshu, director of the National Security Research Institute of Taiwan's National Defense Security Research Institute, accepted an interview with Radio Free Asia that for China, legal warfare from international issues, claiming to quote the law in accordance with the United Nations Charter and international rules, etc. Disputes can be treated in accordance with this law. For example, citizens have been persecuted internationally, and they have been withdrawn from Sudan to protect their own interests.</text:p>
      <text:p text:style-name="P4">
Shen Mingshi believes that the key is that Article 9 explicitly sets up the "central foreign affairs leadership agency is responsible for decision -making and coordination of foreign work, studying and formulating, guiding the implementation of national foreign strategies and related major policies and policies." The group is responsible for China's foreign policy.</text:p>
      <text:p text:style-name="P4">
Shen Mingshi said: "Xi Jinping, the head of the foreign affairs work group, the deputy team leader Wang Yi, and Wang Yi can best represent the CCP's foreign policy. For example, Qin Gang saw that Brinken had a good attitude, and Wang Yi was dressed as a black face. Speak ruthlessly. "</text:p>
      <text:p text:style-name="P4">
<text:span text:style-name="T4">
 Scholars worry that the law of the law will give China a source of chips from foreign negotiations </text:span>
</text:p>
      <text:p text:style-name="P4">
Shen Mingshi mentioned that Article 38 of the Law made clearly order that "the state has the right to allow or refuse foreigners to enter the country and stay, and manage the activities of foreign organizations in accordance with the law." Social public interests and destroy social public order. "</text:p>
      <text:p text:style-name="P4">
Example of Shen Mingshi: "If foreign people and foreign organizations engage in illegal activities in China, they can directly drive, arrest or protest against the country. These companies are probably clear. What should be done should not be done. But for example, when the relationship between the two countries is harsh, will China take strong or persecution actions against some enterprises or organizations to force which country to negotiate with it. This is more troublesome. "</text:p>
      <text:p text:style-name="P4">
Reporter: Xia Xiaohua Responsible: Xu Shuting Chen Meihua He Ping.com Edited: Ruizhe</text:p>
      <text:p text:style-name="P4">
News Source: <text:a xlink:type="simple" xlink:href="https://www.rfa.org/mandarin/yataibaodao/zhengzhi/hx-06292023082330.html" text:style-name="Internet_20_link" text:visited-style-name="Visited_20_Internet_20_Link">
https://www.rfa.org/mandarin/yataibaodao/zhengzhi/hx-06292023082330.html</text:a>
</text:p>
      <!--NEWS-->
      <text:h text:style-name="P10" text:outline-level="1">
<text:span text:style-name="T4">
Kremlin: I hope President Biden thinks is Ukraine instead of Iraq</text:span>
</text:h>
      <text:p text:style-name="P4">
Author: None (Language: zh)</text:p>
      <text:p text:style-name="P4">
Publisher: None</text:p>
      <text:p text:style-name="P4">
Time: 2023-06-29T12:00:00Z</text:p>
      <text:p text:style-name="P4">
Description: US President Biden recently misunderstood. After mistaken India as "China" on Tuesday, he seemed to talk about Ukraine as "Iraq" when he talked about Putin on Wednesday. In this regard, the Kremlin responded.</text:p>
      <text:p text:style-name="P4">
Videos: []</text:p>
      <text:p text:style-name="P4">
Images: []</text:p>
      <text:p text:style-name="P4">
Subject: 新闻广角</text:p>
      <text:p text:style-name="P4">
Subjects: ['乌克兰', '伊拉克', '普京', '俄罗斯入侵乌克兰']</text:p>
      <text:p text:style-name="P4">
Keywords: ['克里姆林宫', '拜登', '美国总统', '乌克兰', '伊拉克', '普京', '战争', '口误']</text:p>
      <text:p text:style-name="P4">
Id: 66069015</text:p>
      <!--METADATA-->
      <text:p text:style-name="P4">
<text:a xlink:type="simple" xlink:href="https://www.dw.com/zh/overlay/image/article/66069015/66039907" text:style-name="Internet_20_link" text:visited-style-name="Visited_20_Internet_20_Link">
 </text:a>
80 -year -old Biden plans to participate in the US election in 2024. However, polls show that the public is worried about its age and health status</text:p>
      <text:p text:style-name="P4">
(Voice of Germany) The Kremlin said on Thursday (June 29) that he hopes that the US President Biden wants to say on Wednesday is Ukraine instead of Iraq.</text:p>
      <text:p text:style-name="P4">
Biden said on Wednesday that Russian President Putin "failed in the war of Iraq", and Biden refers to the "Ukraine War" here.</text:p>
      <text:p text:style-name="P4">
Kremlin spokesman Dmitry Peskov</text:p>
      <text:p text:style-name="P4">
Kremlin spokesman Dmitrypeskov responded at the news meeting on Thursday that "we are interested in this, we are monitoring the situation very carefully. We hope that the president thought in Ukraine yesterday's speech yesterday was Ukraine. ","</text:p>
      <text:p text:style-name="P4">
Peskov also added that he could not comment on the health of the 80 -year -old US president.</text:p>
      <text:h text:style-name="P12" text:outline-level="3">
<text:span text:style-name="T4">
Biden's second error within 24 hours</text:span>
</text:h>
      <text:p text:style-name="P4">
Bynden was asked by reporters on Wednesday in Washington, whether Russian President Putin was because of <text:a xlink:type="simple" xlink:href="https://www.dw.com/zh/zh/客座评论普里戈津的兵变何以未能成事/a-66052574" text:style-name="Internet_20_link" text:visited-style-name="Visited_20_Internet_20_Link">
the mutiny of Pricigin and Wagner Group last weekend</text:a>
And weakened.</text:p>
      <text:p text:style-name="P4">
The US president replied, "This is really hard to say. But he obviously failed in the Iraq war. He is also losing the domestic war, and he has become an alternative in the world."</text:p>
      <text:p text:style-name="P4">
Reuters reported that this was the second mistake in Biden in 24 hours. On Tuesday night, Bayeng originally said "India" at a campaign fundraising activity. As a result, it was said to be "China". Biden corrected this statement himself.</text:p>
      <text:p text:style-name="P4">
<text:a xlink:type="simple" xlink:href="https://www.dw.com/zh/zh/多数美国人不希望特朗普或拜登再参选-拜登比特朗普更受欢迎/a-65420354" text:style-name="Internet_20_link" text:visited-style-name="Visited_20_Internet_20_Link">
Public opinion survey shows that most Americans are worried about Biden's age. </text:a>
Biden's doctor announced at the medical examination in February that the US president was healthy and "can be competent for his duties."</text:p>
      <text:p text:style-name="P4">
Biden promised many times to continue to provide military and finance assistance to Ukraine during the Russia -Ukraine War. He said on Monday that the mutiny of abortion in Russia was part of Russia's domestic struggle, and the United States and its allies did not participate.</text:p>
      <text:p text:style-name="P4">
(Reuters)</text:p>
      <text:p text:style-name="P4">
News Source: <text:a xlink:type="simple" xlink:href="https://www.dw.com/zh/克里姆林宫：希望拜登总统想的是乌克兰而非伊拉克/a-66069015" text:style-name="Internet_20_link" text:visited-style-name="Visited_20_Internet_20_Link">
https://www.dw.com/zh/克里姆林宫：希望拜登总统想的是乌克兰而非伊拉克/a-66069015?maca=chi-rss-chi-all-1127-rdf</text:a>
</text:p>
      <!--NEWS-->
      <text:h text:style-name="P10" text:outline-level="1">
<text:span text:style-name="T4">
The Swedish central bank raises interest rates 1 yard to nearly 15 years high</text:span>
</text:h>
      <text:p text:style-name="P4">
Publisher: 法新社</text:p>
      <text:p text:style-name="P4">
Published Time: 2023-06-29T12:02:09+00:00</text:p>
      <text:p text:style-name="P4">
Modified Time: 2023-06-29T11:35:01+00:00</text:p>
      <text:p text:style-name="P4">
Description: (Stockholm, Agence France -Presse, 29th) The Central Bank of Sweden raised the benchmark interest rate 1 yard to the high point in the past 15 years, and alert to raising interest rates again in order to fight against high infl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617581in" draw:z-index="0">
<draw:image xlink:href="../Images/rficn/2023-06-29T12-02-09-00-00/000000.png" xlink:type="simple" xlink:show="embed" xlink:actuate="onLoad" draw:mime-type="image/png"/>
</draw:frame>
The Swedish Central Bank (RIKSBAK) today decided to raise interest rates by 0.25 percentage points to 3.75%, for the sixth consecutive rate of interest rate hikes.</text:p>
      <text:p text:style-name="P4">
The Swedish Central Bank stated in the press release: "The increase in policy interest rates is being played, but the inflation rate must be returned to 2%within a reasonable time, and the monetary policy must be further tightened."</text:p>
      <text:p text:style-name="P4">
The annual increase of consumer prices in Sweden increased from 10.5%to 9.7%from 10.5%in April. For the first time in 6 months, less than 10%.</text:p>
      <text:p text:style-name="P4">
Sweden's inflation rate reached 12.3%in December last year, setting a high of more than 30 years, and then slightly dropped to 11.7%in January this year, but accidentally climbed to 12%in February. The Swedish central bank said: "Estimated policy interest rates will be raised at least again this year."</text:p>
      <text:p text:style-name="P4">
According to the Swedish central bank, as far as 2023 is concerned, Swedish economic materials shrink 0.5%, and the inflation rate is estimated at 8.9%without adjustment.</text:p>
      <text:p text:style-name="P4">
News Source: <text:a xlink:type="simple" xlink:href="https://www.rfi.fr/cn/%E8%B4%A2%E7%BB%8F%E5%BF%AB%E8%AE%AF/20230629-%E7%91%9E%E5%85%B8%E5%A4%AE%E8%A1%8C%E5%8D%87%E6%81%AF1%E7%A0%81-%E8%87%B3%E8%BF%9115%E5%B9%B4%E9%AB%98%E7%82%B9" text:style-name="Internet_20_link" text:visited-style-name="Visited_20_Internet_20_Link">
https://www.rfi.fr/cn/%E8%B4%A2%E7%BB%8F%E5%BF%AB%E8%AE%AF/20230629-%E7%91%9E%E5%85%B8%E5%A4%AE%E8%A1%8C%E5%8D%87%E6%81%AF1%E7%A0%81-%E8%87%B3%E8%BF%9115%E5%B9%B4%E9%AB%98%E7%82%B9</text:a>
</text:p>
      <!--NEWS-->
      <text:h text:style-name="P10" text:outline-level="1">
<text:span text:style-name="T4">
At least two people died near the Saudi Consulate in Saudi Arabia</text:span>
</text:h>
      <text:p text:style-name="P4">
Author: 联合早报 (Person)</text:p>
      <text:p text:style-name="P4">
Publisher: 联合早报 (Organization)</text:p>
      <text:p text:style-name="P4">
Published Time: 2023-06-29T12:05</text:p>
      <text:p text:style-name="P4">
Modified Time: 2023-06-29T14:57</text:p>
      <text:p text:style-name="P4">
Description: A shooting incident occurred on Wednesday (June 28) near the Consulate of Gada, Saudi Arabia, causing at least two to die. According to Saudi News Agency, a spokesman for Police in the Macca region of Saudi Arabia said that a car parked at the United States near the Consulate in the United States that night. After that, one person ...</text:p>
      <text:p text:style-name="P4">
Videos: []</text:p>
      <text:p text:style-name="P4">
Audios: []</text:p>
      <text:p text:style-name="P4">
Images: []</text:p>
      <text:p text:style-name="P4">
Type: NewsArticle</text:p>
      <text:p text:style-name="P4">
Breadcrumbs: ['即时', '国际']</text:p>
      <text:p text:style-name="P4">
Keywords: ['美国', '沙特阿拉伯', '枪击案']</text:p>
      <!--METADATA-->
      <text:p text:style-name="P4">
A shooting incident occurred on Wednesday (June 28) near the Consulate of Gada, Saudi Arabia, causing at least two to die.</text:p>
      <text:p text:style-name="P4">
According to Saudi News Agency, a spokesman for Police in the Macca area of Saudi Arabia said that a car parked at the United States near the United States Consulate in the evening. After that, one person got out of the car with a gun and launched an attack on the consulate. Security personnel, died of injuries due to injuries. The attacker was killed by the Saudi security forces on the spot.</text:p>
      <text:p text:style-name="P4">
The U.S. State Department confirmed the relevant incidents on the same day. The Arab TV station quoted a US State Department official and reported that the consulate was blocked in time when the attack occurred, and no Americans were harmed.</text:p>
      <text:p text:style-name="P4">
As of now, the motivation of the attacker is still unclear, and the relevant investigations are still ongoing.</text:p>
      <text:p text:style-name="P4">
In 2004, the US Consulate in Gada was attacked by five armed personnel. This incident killed 12 people including three attackers. In 2016, a suicide attacker was intercepted by security personnel when he went to the consulate.</text:p>
      <text:p text:style-name="P4">
News Source: <text:a xlink:type="simple" xlink:href="https://www.zaobao.com.sg/realtime/world/story20230629-1408922" text:style-name="Internet_20_link" text:visited-style-name="Visited_20_Internet_20_Link">
https://www.zaobao.com.sg/realtime/world/story20230629-1408922</text:a>
</text:p>
      <!--NEWS-->
      <text:h text:style-name="P10" text:outline-level="1">
<text:span text:style-name="T4">
Yelun's visit to China to re -establish a connection with Beijing</text:span>
</text:h>
      <text:p text:style-name="P4">
Author: None</text:p>
      <text:p text:style-name="P4">
Publisher: Radio Free Asia (Organization)</text:p>
      <text:p text:style-name="P4">
Published Time: 2023-06-29T12:31:00-04:00</text:p>
      <text:p text:style-name="P4">
Modified Time: 2023-06-29T12:31: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4.612011in" draw:z-index="0">
<draw:image xlink:href="../Images/rfamandarin/2023-06-29T12-31-00-04-00/000000.png" xlink:type="simple" xlink:show="embed" xlink:actuate="onLoad" draw:mime-type="image/png"/>
</draw:frame>
US Finance Minister Yellen <text:a xlink:type="simple" xlink:href="https://www.rfa.org/mandarin/Xinwen/1-06292023112824.html/@@images/image" text:style-name="Internet_20_link" text:visited-style-name="Visited_20_Internet_20_Link">
</text:a>
The Associated Press picture U.S. Treasury Minister Yellen 29 said that despite the differences between the United States and China, it is hoped to visit China and Beijing to re -contact. Reuters reported that Yellen said in an interview with the media that China had a group of new leadership teams and we need to know each other. She also said that we must discuss the differences between the two parties so that we can resolve the misunderstanding and not to judge the other party's intention. Yellen said that in order to protect national security, the United States will definitely take action even if some economic losses are caused. Yellen did not specifically explain when to visit China in the interview. However, Bloomberg reported earlier that Yellen plans to hold the first round of high -level economic dialogue with China in early July. Responsible editor: Rao Yiming</text:p>
      <text:p text:style-name="P4">
News Source: <text:a xlink:type="simple" xlink:href="https://www.rfa.org/mandarin/Xinwen/1-06292023112824.html" text:style-name="Internet_20_link" text:visited-style-name="Visited_20_Internet_20_Link">
https://www.rfa.org/mandarin/Xinwen/1-06292023112824.html</text:a>
</text:p>
      <!--NEWS-->
      <text:h text:style-name="P10" text:outline-level="1">
<text:span text:style-name="T4">
Spain picks up the EU's rotating chairman's election regime regime may be attracted attention</text:span>
</text:h>
      <text:p text:style-name="P4">
Publisher: 法新社</text:p>
      <text:p text:style-name="P4">
Published Time: 2023-06-29T12:32:09+00:00</text:p>
      <text:p text:style-name="P4">
Modified Time: 2023-06-29T12:20:04+00:00</text:p>
      <text:p text:style-name="P4">
Description: (Agence France -Presse Madrid, 29th) Spain will be the half -year European alliance rotating chairman from July 1st. It is an important milestone for this pro -European country, but the focus of all walks of life is currently in the upcoming Congress election. At present The ruling left -wing government may face rot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3.617581in" draw:z-index="0">
<draw:image xlink:href="../Images/rficn/2023-06-29T12-32-09-00-00/000000.png" xlink:type="simple" xlink:show="embed" xlink:actuate="onLoad" draw:mime-type="image/png"/>
</draw:frame>
Spanish Prime Minister Pedro Sanchez greeted EU members "Haro Europe!" On the 15th, he proposed the policy priority of policies during the election election campaign.</text:p>
      <text:p text:style-name="P4">
As a leader with international influence, Sanjes is keen to raise Spain's influence in the European Union, but announced on May 29 that the Congress election will be held in advance on July 23, causing all EU partners to fall off the glasses. One day before, the ruling party led by Sanjes was hit hard in local and regions.</text:p>
      <text:p text:style-name="P4">
Spain's rotation chairman will not be more influential than other members, but during this half -year, a opportunity to provide Spain can make major EU issues progress.</text:p>
      <text:p text:style-name="P4">
Sebastianmaillard, head of the French think tank "Jacques Delors Institute", told AFP that Spain, as a firm pro -European country, "as a rotating chairman, but" this is a kind of itself a kind of Risk, even if "there is no real derailment risk."</text:p>
      <text:p text:style-name="P4">
"Obviously, (the general election) makes the situation more complicated. We will see that the ministers go to the election and target their next rice bowl. They will have less time and energy to reach the agreement with other European ministers and their efforts." Sang Jie will be less. "Sang Jie will Scholars tried to convey a reassuring message, and he emphasized that "we have not reached the risk that the goals set up in advance before the election of the election in advance."</text:p>
      <text:p text:style-name="P4">
In response to the external criticism, he pointed out that France held the presidential election in April 2022, during the period as the rotating chairman.</text:p>
      <text:p text:style-name="P4">
When Sanjes set up a rotating chairman's priority policy in June, he hoped that Spain could complete the EU's immigration policy reform by the end of this year, and adopted important actions to reach a free trade agreement for the EU and the Southern Latin Market (Mercosur).</text:p>
      <text:p text:style-name="P4">
Sanjesli supports this trade agreement, but France has a reserved attitude towards this, especially in environmental concerns.</text:p>
      <text:p text:style-name="P4">
For European partners, the biggest problem is whether Sanjes can continue to power. In polls, Popular Party, the largest conservative party, has a high probability of victory.</text:p>
      <text:p text:style-name="P4">
A European diplomat pointed out, "If Sanjes has passed, they may have missed for a few weeks, but it is not too bad. But if he defeats, (pavilion) consultation, coordination and joint government discussion, I am afraid that it will be exposed to each other. "Time", the new Prime Minister came to power, etc., and the situation may be more complicated.</text:p>
      <text:p text:style-name="P4">
News Source: <text:a xlink:type="simple" xlink:href="https://www.rfi.fr/cn/%E5%9B%BD%E9%99%85%E6%8A%A5%E9%81%93/20230629-%E8%A5%BF%E7%8F%AD%E7%89%99%E6%8E%A5%E6%AC%A7%E7%9B%9F%E8%BD%AE%E5%80%BC%E4%B8%BB%E5%B8%AD-%E5%9B%BD%E4%BC%9A%E5%A4%A7%E9%80%89%E6%94%BF%E6%9D%83%E6%81%90%E5%8F%98%E5%A4%A9%E5%BC%95%E5%85%B3%E6%B3%A8" text:style-name="Internet_20_link" text:visited-style-name="Visited_20_Internet_20_Link">
https://www.rfi.fr/cn/%E5%9B%BD%E9%99%85%E6%8A%A5%E9%81%93/20230629-%E8%A5%BF%E7%8F%AD%E7%89%99%E6%8E%A5%E6%AC%A7%E7%9B%9F%E8%BD%AE%E5%80%BC%E4%B8%BB%E5%B8%AD-%E5%9B%BD%E4%BC%9A%E5%A4%A7%E9%80%89%E6%94%BF%E6%9D%83%E6%81%90%E5%8F%98%E5%A4%A9%E5%BC%95%E5%85%B3%E6%B3%A8</text:a>
</text:p>
      <!--NEWS-->
      <text:h text:style-name="P10" text:outline-level="1">
<text:span text:style-name="T4">
Ministry of National Defense: Pay close attention to the United States, Japan, and Philippines.</text:span>
</text:h>
      <text:p text:style-name="P4">
Author: None</text:p>
      <text:p text:style-name="P4">
Publisher: Radio Free Asia (Organization)</text:p>
      <text:p text:style-name="P4">
Published Time: 2023-06-29T12:35:00-04:00</text:p>
      <text:p text:style-name="P4">
Modified Time: 2023-06-29T14:59: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4.612011in" draw:z-index="0">
<draw:image xlink:href="../Images/rfamandarin/2023-06-29T12-35-00-04-00/000000.png" xlink:type="simple" xlink:show="embed" xlink:actuate="onLoad" draw:mime-type="image/png"/>
</draw:frame>
The United States and Japan and the Philippine forces performed bilateral military exercises at different locations at the same time last year. The picture shows the exercise scene of some of the Philippines. <text:a xlink:type="simple" xlink:href="https://www.rfa.org/mandarin/Xinwen/2-06292023113713.html/@@images/image" text:style-name="Internet_20_link" text:visited-style-name="Visited_20_Internet_20_Link">
</text:a>
U.S. Marine Corps Photo by CPL. Ujian Gosun/File China Department of Defense on Thursday intends to respond to the normalization of the South China Sea joint exercises on the United States, Japan, and the Philippines, saying that it is resolutely defending national sovereignty. It is understood that the United States, Japan, and Philippines held the first meeting of senior security officers in Tokyo in mid -June. The three parties agreed that joint exercises in the South China Sea were important. According to the official website of the Ministry of National Defense, a spokesman for the Ministry of National Defense Zhang Xiaogang stated at a regular press conference on the 29th. He said, "At present, the situation in the East China Sea and the South China Sea has maintained stability, but some foreign countries in some domains are in their own private stirring, engaging in military provocation, creating camp confrontation, and raising regional tensions. Regional countries should be highly vigilant. Take the shudder in the fire to avoid harming its own interests. "Zhang Xiaogang also said that China is a resolute defender and builder of the International Marine Law, and is committed to properly resolving the dispute through negotiations and negotiations. China has urged relevant countries to stop damage to Chinese territory's sovereignty and marine rights, as well as words and deeds that lead to complexity. The Chinese army will pay close attention to changes in the situation and take resolute and effective measures to defend national sovereignty, security and development benefits. Responsible editor: Rao Yiming</text:p>
      <text:p text:style-name="P4">
News Source: <text:a xlink:type="simple" xlink:href="https://www.rfa.org/mandarin/Xinwen/2-06292023113713.html" text:style-name="Internet_20_link" text:visited-style-name="Visited_20_Internet_20_Link">
https://www.rfa.org/mandarin/Xinwen/2-06292023113713.html</text:a>
</text:p>
      <!--NEWS-->
      <text:h text:style-name="P10" text:outline-level="1">
<text:span text:style-name="T4">
Central Bank of China: The willingness to buy a house in the next three months, and the housing price is expected to decline</text:span>
</text:h>
      <text:p text:style-name="P4">
Author: None</text:p>
      <text:p text:style-name="P4">
Publisher: Radio Free Asia (Organization)</text:p>
      <text:p text:style-name="P4">
Published Time: 2023-06-29T12:37:26-04:00</text:p>
      <text:p text:style-name="P4">
Modified Time: 2023-06-29T12:37: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88615in" draw:z-index="0">
<draw:image xlink:href="../Images/rfamandarin/2023-06-29T12-37-26-04-00/000000.png" xlink:type="simple" xlink:show="embed" xlink:actuate="onLoad" draw:mime-type="image/png"/>
</draw:frame>
The People's Bank of China in Beijing's headquarters of the Federation of Press in Beijing announced on the 29th that the investigation report on the 29th showed that the number of Chinese residents planned to buy a house in the next three months was declining, and the proportion of house prices would fall. According to the "Investigation Report on the Second quarter of 2023" released by the People's Bank of China, the next three months, 16.2%of residents intend to buy a house, which is lower than 17.5%of the first quarter of this year. The proportion of respondents who believe that house prices will fall in the next three months will be 16.5%, which is higher than 14.4%in the first quarter. A questionnaire survey of entrepreneurs and bankers in the second quarter of this year announced by the central bank also showed that its judgment on macroeconomic heat fell. The survey found that the corporate macroeconomic heat index in the second quarter was 20.9%, a decrease of 3 percentage points from the first quarter. But an increase of 4.3 percentage points from the same period last year. Among them, 29.2%of the interviewed entrepreneurs believed that the macro economy was "cold", and 59.9%believed that "normal", only 0.9%considered "hot". In addition, the macroeconomic heat of the banker in the second quarter was 37.8%, a decrease of 2.4 percentage points from the previous quarter, of which 62.4%of the interviewers believed that the current macro economy was normal, a decrease of 0.4 percentage points from the first quarter. Cold, an increase of 2.6 percentage points over the first season. As for the three -month outlook, the bank's macroeconomic heat index was less than 44.7%, which was 6.9 percentage points higher than the second season. Responsible editor: Rao Yiming</text:p>
      <text:p text:style-name="P4">
News Source: <text:a xlink:type="simple" xlink:href="https://www.rfa.org/mandarin/Xinwen/3-06292023113841.html" text:style-name="Internet_20_link" text:visited-style-name="Visited_20_Internet_20_Link">
https://www.rfa.org/mandarin/Xinwen/3-06292023113841.html</text:a>
</text:p>
      <!--NEWS-->
      <text:h text:style-name="P10" text:outline-level="1">
<text:span text:style-name="T4">
Insufficient domestic demand is not enough to promote home consumption measures to promote home consumption</text:span>
</text:h>
      <text:p text:style-name="P4">
Author: None</text:p>
      <text:p text:style-name="P4">
Publisher: Radio Free Asia (Organization)</text:p>
      <text:p text:style-name="P4">
Published Time: 2023-06-29T12:42:00-04:00</text:p>
      <text:p text:style-name="P4">
Modified Time: 2023-06-29T12:54: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4.612011in" draw:z-index="0">
<draw:image xlink:href="../Images/rfamandarin/2023-06-29T12-42-00-04-00/000000.png" xlink:type="simple" xlink:show="embed" xlink:actuate="onLoad" draw:mime-type="image/png"/>
</draw:frame>
The picture shows a lively shopping center in Beijing on June 18. Analysts believe that the confidence of Chinese consumers is still weak. <text:a xlink:type="simple" xlink:href="https://www.rfa.org/mandarin/Xinwen/4-06292023114003.html/@@images/image" text:style-name="Internet_20_link" text:visited-style-name="Visited_20_Internet_20_Link">
</text:a>
In order to drive domestic demand, the Associated Press picture on the 29th of the State Council reviewed and approved the "Several Measures on Promoting Home Consumption". According to surging news, Premier Li Qiang of the State Council of China held a executive meeting of the State Council at 29 to adopt this measure to promote consumption. The meeting pointed out that home consumption involves many fields, long upstream and downstream chains, large scale, and targeted measures to boost, which will help residents' consumption growth and economic recovery. Consumption policies should be connected with old communities to renovate the renovation of the old community, the residential aging "transformation, the construction of the people's life circle, and the improvement of the recycling network of waste materials, coordinating and coordinating the effort to form a promotional fee. Level, encourage enterprises to provide more personalized, customized home products, further enhance the willingness to consume residents, and help improve the quality of life. Responsible editor: Rao Yiming</text:p>
      <text:p text:style-name="P4">
News Source: <text:a xlink:type="simple" xlink:href="https://www.rfa.org/mandarin/Xinwen/4-06292023114003.html" text:style-name="Internet_20_link" text:visited-style-name="Visited_20_Internet_20_Link">
https://www.rfa.org/mandarin/Xinwen/4-06292023114003.html</text:a>
</text:p>
      <!--NEWS-->
      <text:h text:style-name="P10" text:outline-level="1">
<text:span text:style-name="T4">
Cambodian Prime Minister Hun Sen was accused of inciting violence on social media</text:span>
</text:h>
      <text:p text:style-name="P4">
Author: 半岛电视台</text:p>
      <text:p text:style-name="P4">
Publisher: Al Jazeera</text:p>
      <text:p text:style-name="P4">
Published Time: 2023-06-29T12:42:26</text:p>
      <text:p text:style-name="P4">
Modified Time: 2023-06-29T12:42:26</text:p>
      <text:p text:style-name="P4">
Description: Cambodia Prime Minister Hun Sen was accused of inciting violence against political opponents on social platform Facebook, thereby prompting the platform's supervision committee to immediately suspend his account on Facebook and Instagram for 6 months.</text:p>
      <text:p text:style-name="P4">
Images: ["<text:a xlink:type="simple" xlink:href="https://chinese.aljazeera.net/wp-content/uploads/2023/06/9MZ7JR-highres-1688041868.jpg" text:style-name="Internet_20_link" text:visited-style-name="Visited_20_Internet_20_Link">
9MZ7JR-highre...</text:a>
", "<text:a xlink:type="simple" xlink:href="https://chinese.aljazeera.net/wp-content/uploads/2023/06/2021-02-17T111841Z_1708129341_RC2BUL92UX3I_RTRMADP_3_CAMBODIA-INTERNET-1688031224-1688042051.jpg" text:style-name="Internet_20_link" text:visited-style-name="Visited_20_Internet_20_Link">
2021-02-17T11...</text:a>
", "<text:a xlink:type="simple" xlink:href="https://chinese.aljazeera.net/wp-content/uploads/2023/06/image-2-1688042105.jpg" text:style-name="Internet_20_link" text:visited-style-name="Visited_20_Internet_20_Link">
image-2-16880...</text:a>
", "<text:a xlink:type="simple" xlink:href="https://chinese.aljazeera.net/wp-content/uploads/2023/06/image-3-1688042151.jpg" text:style-name="Internet_20_link" text:visited-style-name="Visited_20_Internet_20_Link">
image-3-16880...</text:a>
", "<text:a xlink:type="simple" xlink:href="https://chinese.aljazeera.net/wp-content/uploads/2023/06/image-4-1688042241.jpg" text:style-name="Internet_20_link" text:visited-style-name="Visited_20_Internet_20_Link">
image-4-16880...</text:a>
"]</text:p>
      <text:p text:style-name="P4">
Topics: ['政治', '新闻']</text:p>
      <text:p text:style-name="P4">
Keywords: ['政治', '新闻', '世界', '柬埔寨']</text:p>
      <text:p text:style-name="P4">
Type: Article</text:p>
      <!--METADATA-->
      <text:p text:style-name="P4">
<draw:frame draw:style-name="fr1" draw:name="Image146" text:anchor-type="as-char" svg:width="6.9236in" svg:height="4.608995in" draw:z-index="0">
<draw:image xlink:href="../Images/Aljazeera Chinese/2023-06-29T12-42-26/9MZ7JR-highres-1688041868.jpg" xlink:type="simple" xlink:show="embed" xlink:actuate="onLoad" draw:mime-type="image/jpeg"/>
</draw:frame>
Cambodia Prime Minister Hunson made a gesture at a press conference held in Phnom Penh in 2021(French media)Cambodia Prime Minister Hun Sen was accused of inciting violence against political opponents on social platform Facebook, thereby prompting the platform's supervision committee to immediately suspend his account on Facebook and Instagram for 6 months.</text:p>
      <text:p text:style-name="P4">
As the owner of the two major social platforms of Facebook and Instagram, the expert committee of Meta company is responsible for publishing a binding content review decision to these platforms, and the committee announced on the 29th that Facebook's content reviewer was allowed to allow Hunson's one The live lecture was retained on its Facebook page, and Hunson made a speech that threatened political opponents in this speech.</text:p>
      <text:p text:style-name="P4">
The committee stated that the "news value" of Hun Sen's threatening speech is not a legitimate reason to allow it to be retained on the Facebook platform, and added that the platform allows the speech to keep the speech online and magnify Hun Sen in the country in the country. On July 23, the violent incitement was held before the national election.</text:p>
      <text:p text:style-name="P4">
The committee wrote in a 26 -page report that "Hunson used social media to enlarge the threat to his political opponents and spread the threat more widely. "It is much bigger", and it is called "serious violations".</text:p>
      <text:p text:style-name="P4">
The committee added that "Hunson used these social platforms to incite violence against his political opposition. In view of his history in this regard, his government's records in human rights, and the upcoming elections, they need to be immediately for these comprehensive factors immediately. Take action."</text:p>
      <text:p text:style-name="P4">
<draw:frame draw:style-name="fr1" draw:name="Image147" text:anchor-type="as-char" svg:width="6.9236in" svg:height="4.608995in" draw:z-index="0">
<draw:image xlink:href="../Images/Aljazeera Chinese/2023-06-29T12-42-26/2021-02-17T111841Z_1708129341_RC2BUL92UX3I_RTRMADP_3_CAMBODIA-INTERNET-1688031224-1688042051.jpg" xlink:type="simple" xlink:show="embed" xlink:actuate="onLoad" draw:mime-type="image/jpeg"/>
</draw:frame>
Cambodian Prime Minister Hun Sen's homepage view on Facebook(Reuters)According to Reuters, Meta has agreed to delete the original live lecture video. This social media company now has 60 days to decide whether to accept the suggestion of the committee and suspend Hunson's Facebook and Instagram account.</text:p>
      <text:p text:style-name="P4">
In a controversial speech broadcast live in January this year, Hun Sen rebuked those who accused the Cambodian People's Party who accused the ruling of the Cambodian People's Party who stole the votes in local elections last year. Hun Sen said that his critics can make a choice between facing the court or being beaten by "sticks".</text:p>
      <text:p text:style-name="P4">
Hun Sen said, "Either you face legal lawsuits in court, or I call to demonstrate and beat you."</text:p>
      <text:p text:style-name="P4">
<draw:frame draw:style-name="fr1" draw:name="Image148" text:anchor-type="as-char" svg:width="6.9236in" svg:height="3.825118in" draw:z-index="0">
<draw:image xlink:href="../Images/Aljazeera Chinese/2023-06-29T12-42-26/image-2-1688042105.jpg" xlink:type="simple" xlink:show="embed" xlink:actuate="onLoad" draw:mime-type="image/jpeg"/>
</draw:frame>
Cambodian opposition leader, Jin Suoka, was sentenced to 27 years in prison(news agency)According to Meta, the number of views of Hunson's speech video is about 600,000 times.</text:p>
      <text:p text:style-name="P4">
Once the proposed measures are implemented, Hun Sen will become one of the few world leaders sanctioned by this social media giant because of inciting violence on the platform. It is worth noting that former US President Trump was blocked by Facebook and Instagram for two years for praising the behavior of the riots of the Congress.</text:p>
      <text:p text:style-name="P4">
The Facebook platform is still very popular in Southeast Asia and Cambodia, and Hunson, a 38 -year -old Cambodia rule, has always been keen to use social media to spread his dictatorship.</text:p>
      <text:p text:style-name="P4">
<draw:frame draw:style-name="fr1" draw:name="Image149" text:anchor-type="as-char" svg:width="6.9236in" svg:height="3.894525in" draw:z-index="0">
<draw:image xlink:href="../Images/Aljazeera Chinese/2023-06-29T12-42-26/image-3-1688042151.jpg" xlink:type="simple" xlink:show="embed" xlink:actuate="onLoad" draw:mime-type="image/jpeg"/>
</draw:frame>
Hun Sen, who has served as Cambodian leader for 37 years, has supported his son to surpass him</text:p>
      <text:p text:style-name="P4">
Hunson has about 14 million fans on the Facebook platform, but people have questioned his huge online fan sources.</text:p>
      <text:p text:style-name="P4">
On the evening of the 28th, the Cambodian leader seemed to avoid the possible situation. He posted on the Telegram platform that he would temporarily stop using Facebook, but switched to Telegram -he had nearly 86 on the Telegram platform 86 Thousands of fans. He also said he would create a Tiktok account to establish contact with young people. The media's media soon shared the QR code of these accounts.</text:p>
      <text:p text:style-name="P4">
Hunson did not mention the investigation by the Meta Corporation Commission to the account that incited violence.</text:p>
      <text:p text:style-name="P4">
"Human Rights Observation" Fil Robertson, deputy director of the Asian branch, told a reporter from the Peninsula TV station that the Meta company committee proposed "it should be implemented for a long time", and the ruling against Hun Sen was "Meta should be issued to a dictator in the region to the region. information".</text:p>
      <text:p text:style-name="P4">
Robertson said, "This obvious inciting behavior that causes personal injury is exactly the approach that Meta should draw a line."</text:p>
      <text:p text:style-name="P4">
"The real problem in the region is that no institution or organization makes people like Hun Sen be responsible for their remarks and behaviors. Therefore, the Facebook platform clearly states that it is an international standard with international standards. Impact, and this is a completely appropriate approach. "</text:p>
      <text:p text:style-name="P4">
<draw:frame draw:style-name="fr1" draw:name="Image150" text:anchor-type="as-char" svg:width="6.9236in" svg:height="3.88642in" draw:z-index="0">
<draw:image xlink:href="../Images/Aljazeera Chinese/2023-06-29T12-42-26/image-4-1688042241.jpg" xlink:type="simple" xlink:show="embed" xlink:actuate="onLoad" draw:mime-type="image/jpeg"/>
</draw:frame>
Meta was fined $ 1.3 billion for transmitting EU users to the United States(Peninsula TV Station)Aim Sinpeng, a senior lecturer specialist in Sydney's digital politics at the University of Sydney, said that Meta had previously avoided the remarks of political leaders in the region.</text:p>
      <text:p text:style-name="P4">
Xin Peng told a reporter from the Peninsula TV station, "I'm not sure why Hunsen will become the goal." He added that former Philippine President Rodrigo Duterte used the Facebook platform in a similar way to Hunson, but it was not subject to any sanctions Essence</text:p>
      <text:p text:style-name="P4">
Xin Peng said, "In my opinion, this is something that Meta must be treated with caution to ensure that it will not seem to be a" poverty -stricken country, but at the same time, it hopes that it can show a strong and powerful human rights cause. support."</text:p>
      <text:p text:style-name="P4">
News Source: <text:a xlink:type="simple" xlink:href="https://chinese.aljazeera.net/news/political/2023/6/29/%e6%9f%ac%e5%9f%94%e5%af%a8%e9%a6%96%e7%9b%b8%e6%b4%aa%e6%a3%ae%e8%a2%ab%e6%8c%87%e5%9c%a8%e7%a4%be%e4%ba%a4%e5%aa%92%e4%bd%93%e4%b8%8a%e7%85%bd%e5%8a%a8%e6%9a%b4%e5%8a%9b" text:style-name="Internet_20_link" text:visited-style-name="Visited_20_Internet_20_Link">
https://chinese.aljazeera.net/news/political/2023/6/29/%e6%9f%ac%e5%9f%94%e5%af%a8%e9%a6%96%e7%9b%b8%e6%b4%aa%e6%a3%ae%e8%a2%ab%e6%8c%87%e5%9c%a8%e7%a4%be%e4%ba%a4%e5%aa%92%e4%bd%93%e4%b8%8a%e7%85%bd%e5%8a%a8%e6%9a%b4%e5%8a%9b</text:a>
</text:p>
      <!--NEWS-->
      <text:h text:style-name="P10" text:outline-level="1">
<text:span text:style-name="T4">
Comments | Hu Ping: Do there be a battle between China and the United States?</text:span>
</text:h>
      <text:p text:style-name="P4">
Author: None</text:p>
      <text:p text:style-name="P4">
Publisher: Radio Free Asia (Organization)</text:p>
      <text:p text:style-name="P4">
Published Time: 2023-06-29T12:53:00-04:00</text:p>
      <text:p text:style-name="P4">
Modified Time: 2023-06-29T15:01:43-04:00</text:p>
      <text:p text:style-name="P4">
Description: None</text:p>
      <text:p text:style-name="P4">
Videos: []</text:p>
      <text:p text:style-name="P4">
Audios: ["<text:a xlink:type="simple" xlink:href="https://www.rfa.org/mandarin/pinglun/huping/hp-062920231253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4.388669in" draw:z-index="0">
<draw:image xlink:href="../Images/rfamandarin/2023-06-29T12-53-00-04-00/000000.png" xlink:type="simple" xlink:show="embed" xlink:actuate="onLoad" draw:mime-type="image/png"/>
</draw:frame>
The US -China flag after broken glass <text:a xlink:type="simple" xlink:href="https://www.rfa.org/mandarin/pinglun/huping/hp-06292023125311.html/@@images/image" text:style-name="Internet_20_link" text:visited-style-name="Visited_20_Internet_20_Link">
</text:a>
Reuters picture <text:a xlink:type="simple" xlink:href="https://www.rfa.org/mandarin/pinglun/huping/hp-06292023125311.html/@@stream" text:style-name="Internet_20_link" text:visited-style-name="Visited_20_Internet_20_Link">
AUDIO-Link: https://www.rfa.org/mandarin/pinglun/hping/hp 06292023125311.html/@@stream</text:a>
A few days ago, a recording was said to be said to be the internal speech of the Chinese Communist Party's Foreign Minister Qin Gang. The content of the speech is the dispute between China and the United States, and China and the United States must have a battle. After careful inspection of Radio Asian Factive Inspection Laboratory of Liberty Asia, this speech was not from the mouth of Qin Gang, and someone was counterfeit. This recording is fake, but the question it talks -whether China and the United States must have a battle -it is indeed a very popular issue in recent years, it is worthy of our serious talk.</text:p>
      <text:p text:style-name="P4">
On May 30, Xi Jinping first proposed the concept of "extreme thinking" at the National Security Council's meeting. According to the Chinese Communist Party's "Learning Times", "Extreme Thinking is a way of thinking to push the problems or things to think in the limit state. What should I do? "In popular words, I am not afraid of 10,000, just in case. Some things are not likely to happen, but once it happens, it must be prepared to prevent it in case in case of preventing such things. If this happens, it can be good. response.</text:p>
      <text:p text:style-name="P4">
Extreme thinking does not refer to the extreme situation that is not good for yourself alone. It can also be taken the initiative to create a good situation that is good for yourself. For example I did not dare to use force, I didn't dare to use force. I was concerned about this concern. I did not dare to seize Taiwan at all costs. Extreme thinking is to seriously prepare to fight against Taiwan. This is also extreme thinking.</text:p>
      <text:p text:style-name="P4">
I remember that as early as 2005, Professor Zhu Chenghu, a professor at the National Defense University, spoke a ruthless words. Zhu Chenghu said: "If the United States decides to interfere with the conflict between the two sides of the strait, China will resolutely respond ... China will be prepared for all cities east of Xi'an ... Of course, the United States must be prepared. More than a hundred or more than two hundred or more cities may be destroyed by China. "Not long ago, another professor Fang Bing, a professor of the National Defense University, also said similar words. Fang Bing said: "We can take out 200 cities, do n’t want to play with the United States, and return to the Shichi era, do they dare?" The Professor Fang Bing also delivered a speech earlier, very humblely acknowledged in the short term. The hard power of the Chinese Navy cannot surpass the US Navy. Fang Bing said: "If you say that this time is 100 years and 200 years, it may be a time of time. If you say that this time is 10 or 20 years, then it is purely nonsense."</text:p>
      <text:p text:style-name="P4">
The speeches of Fang Bing and Zhu Chenghu look strange: On the one hand, they acknowledge that China's military power is not as good as the United States. Once China and the United States have started, China's loss is much larger than the United States. But on the other hand, they all appeared at the moment of fighting with the United States, and they seemed very confident. The mystery is that the Chinese government is an authoritarian government, and the Chinese government is not selected by the people. The Chinese government does not need to consider public opinion at all. Therefore, the Chinese government has no fear. The United States is not. The United States is a democratic country. Once the American people realize that if the United States involved in the war of the Taiwan Strait, it will be suffered from Chinese atomic bombs, and they will be destroyed by one or two hundred cities. Will they still agree to let the government intervene? In this way, can the CCP "soldiers without fighting"?</text:p>
      <text:p text:style-name="P4">
Here, we must completely reveal the huge disaster collected by the CCP's nuclear blackmail psychological war, that is, it is the life of the people, and first of all, it is the life of the people of the country. The reason for the CCP to fight Taiwan is nothing more than the country's unity. But the purpose of the country's unity should be for the happiness of the people. If your unity is destroyed by hundreds of millions of people, and the first and main Chinese people are destroyed, what is the legitimacy of such unity? If the Chinese Communist Party really wants to unify, it should change itself and make it attractive, so that the people of Taiwan are willing to unify; as now, it threatened by force and the life of the people's lives of hundreds of millions of Chinese people. What opposes is also the world's love and life must be opposed.</text:p>
      <text:p text:style-name="P4">
(The article only represents the personal position and point of view of the special commentator)</text:p>
      <text:p text:style-name="P4">
News Source: <text:a xlink:type="simple" xlink:href="https://www.rfa.org/mandarin/pinglun/huping/hp-06292023125311.html" text:style-name="Internet_20_link" text:visited-style-name="Visited_20_Internet_20_Link">
https://www.rfa.org/mandarin/pinglun/huping/hp-06292023125311.html</text:a>
</text:p>
      <!--NEWS-->
      <text:h text:style-name="P10" text:outline-level="1">
<text:span text:style-name="T4">
Facts ｜ US President Biden acknowledges the sale of national secrets?</text:span>
</text:h>
      <text:p text:style-name="P4">
Author: 作者：庄敬</text:p>
      <text:p text:style-name="P4">
Publisher: Radio Free Asia (Organization)</text:p>
      <text:p text:style-name="P4">
Published Time: 2023-06-29T13:00:00-04:00</text:p>
      <text:p text:style-name="P4">
Modified Time: 2023-06-29T13:37:16-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3" text:anchor-type="as-char" svg:width="6.9236in" svg:height="3.629306in" draw:z-index="0">
<draw:image xlink:href="../Images/rfamandarin/2023-06-29T13-00-00-04-00/000000.png" xlink:type="simple" xlink:show="embed" xlink:actuate="onLoad" draw:mime-type="image/png"/>
</draw:frame>
 <text:a xlink:type="simple" xlink:href="https://www.rfa.org/mandarin/shishi-hecha/hc-06292023125747.html/@@images/image" text:style-name="Internet_20_link" text:visited-style-name="Visited_20_Internet_20_Link">
</text:a>
Photo: RFA</text:p>
      <text:p text:style-name="P4">
<text:span text:style-name="T4">
 Tags: Disposal to take righteousness </text:span>
</text:p>
      <text:p text:style-name="P4">
<text:span text:style-name="T4">
 Reading in one minute: </text:span>
</text:p>
      <text:p text:style-name="P4">
A number of official media in China recently released short videos on social media platforms, stating that US President Biden Bynden acknowledged the sale of many government secrets in front of Indian Prime Minister Modi.</text:p>
      <text:p text:style-name="P4">
Asian facts investigation of the laboratory found that on June 23, Bayeng and Modi's joke at the opening at the opening of the White House when they met with the high level of the technology company. The White House's text records and complete films showed that Biden followed the words and said, "Now joking first", there is no such sentence on the Internet, but there is no such sentence.</text:p>
      <text:p text:style-name="P4">
<text:span text:style-name="T4">
 Deep analysis: </text:span>
</text:p>
      <text:p text:style-name="P4">
<text:span text:style-name="T5">
The short videos widely spread on Chinese social media pointed out that US President Biden claims to have sold many government secrets. (Figure ingredients from Douyin) <text:a xlink:type="simple" xlink:href="https://www.rfa.org/mandarin/shishi-hecha/hc-06292023125747.html/pic1.png" text:style-name="Internet_20_link" text:visited-style-name="Visited_20_Internet_20_Link">
</text:a>
</text:span>
 _ _ 吧 _</text:p>
      <text:p text:style-name="P4">
"In short, I started to carry you with you, selling many government secrets, and very important messages that we talked to us." In the picture, when the US President Biden said to the American science and technology representative present, he was sitting next to India Prime Minister Narendramodi.</text:p>
      <text:p text:style-name="P4">
<text:a xlink:type="simple" xlink:href="https://twitter.com/TongMediaHK/status/1673861161304096768" text:style-name="Internet_20_link" text:visited-style-name="Visited_20_Internet_20_Link">
Southeast Satellite TV "Straits New Trunk Line" official Douyin</text:a>
On the 28th, the short video of only 9 seconds was released, with the title "In front of Modi, Bayeng claimed to sell many government secrets." <text:a xlink:type="simple" xlink:href="https://www.douyin.com/video/7249544527478885636" text:style-name="Internet_20_link" text:visited-style-name="Visited_20_Internet_20_Link">
"Southeast Morning Post"</text:a>
And Hong Kong Zhongtong News Agency <text:a xlink:type="simple" xlink:href="https://twitter.com/TongMediaHK/status/1673861161304096768" text:style-name="Internet_20_link" text:visited-style-name="Visited_20_Internet_20_Link">
"Pass Media"</text:a>
On the same day, this short video was also transmitted in Douyin and Twitter.</text:p>
      <text:p text:style-name="P4">
This picture comes from the activities of Bayeng and Modi at the White House on June 23.(https://www.whitehouse.gov/briefing-room/speeches-remarks/2023/06/23/remarks-by-president-biden-and-prime-minister-modi-of-the-republic-of-india-in-meeting-with-senior-officials-and-ceos-of-technology-companies/)And <text:a xlink:type="simple" xlink:href="https://www.google.com/search" text:style-name="Internet_20_link" text:visited-style-name="Visited_20_Internet_20_Link">
complete film</text:a>
It shows that when Biden opened the game, when he said that "a lot of national secrets have been sold", the participants including Modi laughed at the time, and then Biden said, "Now joking first", starting to discuss the discussion. New technical fields of new technical fields in the world.</text:p>
      <text:p text:style-name="P4">
Biden also encouraged industry representatives such as Apple CEO Tim Cook to play a positive role in strengthening economic cooperation between the two countries.</text:p>
      <text:p text:style-name="P4">
<text:span text:style-name="T4">
 Opponents use the topic to use the problem to use the foreign media to check the speed </text:span>
 **</text:p>
      <text:p text:style-name="P4">
Before the reposting of the Chinese media, the short videos of Biden's joke have been widely spread in the world of English. Most of the online versions have lost the context. Cut off Biden made it clear that this is a joke. Acknowledge betrayal of national secrets. " These include Twitter accounts operated by the National Committee of the United States Republican Party (RNC) <text:a xlink:type="simple" xlink:href="https://twitter.com/RNCResearch/status/1673436267634388992" text:style-name="Internet_20_link" text:visited-style-name="Visited_20_Internet_20_Link">
"RNC Research"</text:a>
, Republican Federal Representative <text:a xlink:type="simple" xlink:href="https://twitter.com/mattgaetz/status/1673462794258096129" text:style-name="Internet_20_link" text:visited-style-name="Visited_20_Internet_20_Link">
Matt Gaetz)</text:a>
[Marjorie Taylor Greene]](https://twitter.com/RepMTG/status/1673446541523136513)Waiting for someone, Green's essay wrote: Biden acknowledged his "crime".China's "central" media platforms such as "Global Network" and "Reference News" also posted related videos on social media accounts. The screens were not included in Biden at the time that "no joke now", but some mentioned in subtitles or essays mentioned in the text or textbooks. Biden claimed to be a joke.</text:p>
      <text:p text:style-name="P4">
However, the Southeast Morning Post, which has more than 34 million fans on Douyin, has more than 34 million fans, and 6.82 million fans. Continuously spread false information.</text:p>
      <text:p text:style-name="P4">
<text:span text:style-name="T4">
in conclusion:</text:span>
</text:p>
      <text:p text:style-name="P4">
When President Biden met with Premier Modi and discussed the cooperation of the scientific and technological fields of the two countries, he opened with a joke, showing that the relationship with India was close, including the participants at the scene, including Modi It also said that "the joke is put aside first." The opponent and the Chinese media broke out from the context to intercept the video of "Biden admitted to the sale of national secrets", which was misleading the people.</text:p>
      <text:p text:style-name="P4">
<text:span text:style-name="T5">
ASIA FACT Checklab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the spread of any media and social software, welcome to email <text:a xlink:type="simple" xlink:href="http://afcl@rfa.org" text:style-name="Internet_20_link" text:visited-style-name="Visited_20_Internet_20_Link">
AFCL@rfa.org</text:a>
Send it to the Asian factual inspection laboratory, and we will verify and verify it for you. _ </text:span>
 _ 吧 _</text:p>
      <text:p text:style-name="P4">
News Source: <text:a xlink:type="simple" xlink:href="https://www.rfa.org/mandarin/shishi-hecha/hc-06292023125747.html" text:style-name="Internet_20_link" text:visited-style-name="Visited_20_Internet_20_Link">
https://www.rfa.org/mandarin/shishi-hecha/hc-06292023125747.html</text:a>
</text:p>
      <!--NEWS-->
      <text:h text:style-name="P10" text:outline-level="1">
<text:span text:style-name="T4">
The White House confirmed that Biden had a ventilator to help sleep</text:span>
</text:h>
      <text:p text:style-name="P4">
Author: 联合早报 (Person)</text:p>
      <text:p text:style-name="P4">
Publisher: 联合早报 (Organization)</text:p>
      <text:p text:style-name="P4">
Published Time: 2023-06-29T13:18</text:p>
      <text:p text:style-name="P4">
Modified Time: 2023-06-29T13:18</text:p>
      <text:p text:style-name="P4">
Description: US President Biden Health has attracted much attention. For two consecutive days, the media has noticed that there are band -like indentation on both sides of Bayeon's cheeks. White House spokesman Bitz said Biden has begun to use sleep ventilators to solve the problem of long -term sleep injury. Andrew Bat (Andrew Bat ...</text:p>
      <text:p text:style-name="P4">
Videos: []</text:p>
      <text:p text:style-name="P4">
Audios: []</text:p>
      <text:p text:style-name="P4">
Images: []</text:p>
      <text:p text:style-name="P4">
Type: NewsArticle</text:p>
      <text:p text:style-name="P4">
Breadcrumbs: ['即时', '国际']</text:p>
      <text:p text:style-name="P4">
Keywords: ['美国', '拜登', '健康']</text:p>
      <!--METADATA-->
      <text:p text:style-name="P4">
US President Biden Health has attracted much attention. For two consecutive days, the media has noticed that there are band -like indentation on both sides of Bayeon's cheeks. White House spokesman Bitz said Biden has begun to use sleep ventilators to solve the problem of long -term sleep injury.</text:p>
      <text:p text:style-name="P4">
Andrew Bates (Andrew Bates)Wednesday (June 28) said that since 2008, Biden's medical report has shown that he has a history of sleep suffix. He also used the "continuous positive air pressure sleep ventilator" (CPAP) on Tuesday (27th). He said that it is very common for people with this disease.</text:p>
      <text:p text:style-name="P4">
Reuters quoted a White House official who was unwilling to disclose his name that Biden had used a ventilator for a few weeks to improve his sleep quality.</text:p>
      <text:p text:style-name="P4">
The White House did not explain it in detail. What changes have happened recently in Biden's sleep injury or physical condition, so that the machine needs to start using the machine, nor did it explain how to overcome the suspension of sleep and breathing under the use of a ventilator.</text:p>
      <text:p text:style-name="P4">
The report questioned that the White House had never proactively disclosed the use of this machine before, and the president's disease had not appeared in the abstract of the presidential health status in February. In February this year, Biden had undergone a routine physical examination, and the doctor said that he was suitable for continuing to hold the presidential position.</text:p>
      <text:p text:style-name="P4">
The White House responded that the health of the president was open and transparent.</text:p>
      <text:p text:style-name="P4">
Biden, 80, is the oldest president in American history. <text:a xlink:type="simple" xlink:href="https://www.zaobao.com/news/world/story20230425-1387247" text:style-name="Internet_20_link" text:visited-style-name="Visited_20_Internet_20_Link">
He is seeking for more than four years in the 2024 election</text:a>
And his age and health status have always been the focus of voters' attention. His doctor announced in 2019 that Biden was "considered to have sleep injury, but symptoms have been significantly improved after receiving sinus and nasal surgery."</text:p>
      <text:p text:style-name="P4">
The main symptom of sleep injury is that the breathing during sleep will be interrupted for a short period of time. Studies have shown that if it is not treated, it will cause forgetfulness, fatigue and drowsiness, and eventually lead to cardiovascular disease. Age is one of the factors that increase the risk of sleeping and respiratory suspension.</text:p>
      <text:p text:style-name="P4">
News Source: <text:a xlink:type="simple" xlink:href="https://www.zaobao.com.sg/realtime/world/story20230629-1408933" text:style-name="Internet_20_link" text:visited-style-name="Visited_20_Internet_20_Link">
https://www.zaobao.com.sg/realtime/world/story20230629-1408933</text:a>
</text:p>
      <!--NEWS-->
      <text:h text:style-name="P10" text:outline-level="1">
<text:span text:style-name="T4">
Cambodia Prime Minister's election quit Facebook</text:span>
</text:h>
      <text:p text:style-name="P4">
Publisher: 法新社</text:p>
      <text:p text:style-name="P4">
Published Time: 2023-06-29T13:32:09+00:00</text:p>
      <text:p text:style-name="P4">
Modified Time: 2023-06-29T13:20:03+00:00</text:p>
      <text:p text:style-name="P4">
Description: (Agence France -Presse, Phnom Penh, 29th) Cambodian strong man Prime Minister Hun Sen announced several weeks before the election that he will stop publishing on Facrbook to interact with the people with other social platforms such as Telegram and TIKTO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3.617581in" draw:z-index="0">
<draw:image xlink:href="../Images/rficn/2023-06-29T13-32-09-00-00/000000.png" xlink:type="simple" xlink:show="embed" xlink:actuate="onLoad" draw:mime-type="image/png"/>
</draw:frame>
Cambodia will hold a parliamentary election on July 23, but the credibility of this election is generally questioned because the main challenger of the Cambodian People's Party of Cambodia (CAMDLELIGHT PARTY) of the Cambodian People's The authorities were disqualified by the authorities.</text:p>
      <text:p text:style-name="P4">
Hun Sen is one of the oldest national leaders in the world and has been in power for 38 years. Hun Manet, his son, is scheduled to take over the leadership of the Kingdom of Cambodia in the future.</text:p>
      <text:p text:style-name="P4">
News Source: <text:a xlink:type="simple" xlink:href="https://www.rfi.fr/cn/%E5%9B%BD%E9%99%85%E6%8A%A5%E9%81%93/20230629-%E6%9F%AC%E5%9F%94%E5%AF%A8%E6%80%BB%E7%90%86%E5%A4%A7%E9%80%89%E5%89%8D%E9%80%80%E5%87%BA%E8%84%B8%E4%B9%A6" text:style-name="Internet_20_link" text:visited-style-name="Visited_20_Internet_20_Link">
https://www.rfi.fr/cn/%E5%9B%BD%E9%99%85%E6%8A%A5%E9%81%93/20230629-%E6%9F%AC%E5%9F%94%E5%AF%A8%E6%80%BB%E7%90%86%E5%A4%A7%E9%80%89%E5%89%8D%E9%80%80%E5%87%BA%E8%84%B8%E4%B9%A6</text:a>
</text:p>
      <!--NEWS-->
      <text:h text:style-name="P10" text:outline-level="1">
<text:span text:style-name="T4">
German media: Is China entering the "lost ten years"?</text:span>
</text:h>
      <text:p text:style-name="P4">
Author: None (Language: zh)</text:p>
      <text:p text:style-name="P4">
Publisher: None</text:p>
      <text:p text:style-name="P4">
Time: 2023-06-29T13:45:00Z</text:p>
      <text:p text:style-name="P4">
Description: The Dragon Boat Festival did not bring the expected consumption boom to China, and according to the latest statistics, in the first five months, industrial enterprises above designated size in China reached 18.8%year -on -year. The call for the Beijing government to take more powerful stimulus measures is getting higher and higher, and even some opinions believe that if Chinese officials have not issued policies, China may fall into a "lost ten years" like Japan.</text:p>
      <text:p text:style-name="P4">
Videos: []</text:p>
      <text:p text:style-name="P4">
Images: []</text:p>
      <text:p text:style-name="P4">
Subject: 评论分析</text:p>
      <text:p text:style-name="P4">
Subjects: ['德中关系', '国内生产总值', '岛屿主权争端', '专题报道：全景观看“习马会”', '中国', '中共十九大']</text:p>
      <text:p text:style-name="P4">
Keywords: ['中国', '经济复苏', '端午节', '房地产泡沫', '地方债', 'GDP', '刺激经济政策']</text:p>
      <text:p text:style-name="P4">
Id: 66071490</text:p>
      <!--METADATA-->
      <text:p text:style-name="P4">
<text:a xlink:type="simple" xlink:href="https://www.dw.com/zh/overlay/image/article/66071490/59951935" text:style-name="Internet_20_link" text:visited-style-name="Visited_20_Internet_20_Link">
 </text:a>
The speed of China's economic recovery seems to be slowing down, and the hope that people will improve the situation in the second half of this year are gradually disappearing.</text:p>
      <text:p text:style-name="P4">
(Voice of Germany Chinese) China is facing "lost ten years"? The German financial professional online media Finanzmarktwelt.de published an article pointed out that the Dragon Boat Festival has not brought China's expected consumption boom, and China's domestic demands that the government has adopted more powerful stimulus measures. Some analysts even began to warn that China may have "lost ten years".</text:p>
      <text:p text:style-name="P4">
"Lost Decade" originally described in Japan, which had experienced a long -term economic miracle in the second half of the 20th century, and after the bubble economy was dusted in 1991, it led to economic stagnation.</text:p>
      <text:p text:style-name="P4">
The article published by FINANZMARKTWELT.DE wrote: "(China) The speed of economic recovery seems to be further slowing, and the hope of people's hope of improvement in the second half of this year is gradually disappearing. This reality puts Xi Jinping's pressure. The increase in GDP is not a simple statistics in China. It has high political significance at the same time. "</text:p>
      <text:p text:style-name="P4">
In the past two weeks ago, the State Council of the Chinese State Council held a meeting to study policies and measures that promoted the continuous recovery of the economy, and emphasized that "policy measures with conditions must be introduced and implemented in a timely manner." However, Chinese official media reports did not disclose specific information about these policy measures.</text:p>
      <text:p text:style-name="P4">
"Now it may need to wait until the meeting of the Political Bureau of the Communist Party of China in July to know the scope and method of stimulating measures that China may take in the second half of this year," the article wrote, "the dilemma faced by the Beijing leadership level is the two major system crisis, that is, the two major system crisis, that is, the two systematic crisis, that is, the two major system crisis, that is, the two systematic crisis, that is, the two major system crisis, that is, the two major system crisis, namely <text:a xlink:type="simple" xlink:href="https://www.dw.com/zh/zh/中国房地产迎来复苏信号但是/a-65420163" text:style-name="Internet_20_link" text:visited-style-name="Visited_20_Internet_20_Link">
Real Estate Industry</text:a>
And <text:a xlink:type="simple" xlink:href="https://www.dw.com/zh/zh/德语媒体中国地方政府陷入债务危机/a-63331534" text:style-name="Internet_20_link" text:visited-style-name="Visited_20_Internet_20_Link">
financial status of local governments</text:a>
Essence Large -scale economic stimulus measures will further exacerbate these two systematic crises. At present, at least 3 provinces and many cities are on the edge of bankruptcy or have already gone bankrupt, and have to ask the central government for help. "</text:p>
      <text:p text:style-name="P4">
"Here, discussions about the launch of stimulating economic measures are also increasing in public opinion. Last week, at least three heavyweight Chinese financial publications were published in cover articles, requiring the state to give the real economy more support. Last Sunday Sunday. When the Deputy Director of the Economic Committee of the National Committee of the Chinese People's Political Consultative Conference, Ning Jizhen said in the quarterly forum of the China Macroeconomic Forum of Renmin University of China that it should be early or late to introduce macro policies. The strength is small, 'It is necessary to prevent pessimistic expectations and prevent economic spiral contraction.</text:p>
      <text:p text:style-name="P4">
The article reads: "More and more voices warn that China is sliding to a state of long -term stagnation, similar to the" lost ten years' after the economic bubble economy of real estate bubbles in the 1990s. For a period of time, the average annual growth rate of Japan's economy is only 1%. Beijing does have stricter administrative control, which may avoid the sudden adjustment of real estate prices or the rupture of debt bubbles. Slowly fall into the same end. "</text:p>
      <text:h text:style-name="P12" text:outline-level="3">
<text:span text:style-name="T4">
Henan Rotten Tail House Project Endogenesis is difficult to collect</text:span>
</text:h>
      <text:h text:style-name="P12" text:outline-level="3">
<text:span text:style-name="T4">
Western economist reduces the expectations of China's economic growth this year's year's economic growth</text:span>
</text:h>
      <text:p text:style-name="P4">
The latest industrial data released by the National Bureau of Statistics of China on Wednesday (June 28) shows that in the first five months of this year, the total profit of industrial enterprises above designated size in China was 266.889 billion yuan (RMB), a year -on -year decrease of 18.8%.</text:p>
      <text:p text:style-name="P4">
Among the 41 industrial industries, 24 industries have declined, and 2 industries have changed from Ying to losses. Petroleum, coal and other fuel processing industries fell by 92.8%.</text:p>
      <text:p text:style-name="P4">
The German "Economic Weekly" published an article stating that "In order to support the economic recovery of unstable economic recovery, the central bank of China has lowered policy interest rates for the first time in 10 months. This will reduce the interest rate of consumer loans and mortgage loans. Electric vehicles and other new energy vehicles provide billions of tax benefits. "</text:p>
      <text:p text:style-name="P4">
The article reads: "China's latest economic data is disappointing. Economists of Western banks have recently reduced their expectations for China's economic growth. According to the predictions of UBS, Standard Chartered, Bank of America, and JP Morgan Chase, as the second in the world China of large economies, this year's GDP growth may be between <text:a xlink:type="simple" xlink:href="https://www.dw.com/zh/zh/中國經濟增長目標5偏保守-專家一定可達到/a-64888850" text:style-name="Internet_20_link" text:visited-style-name="Visited_20_Internet_20_Link">
5.2%and 5.7%</text:a>
Essence The previous forecast was 5.7%to 6.3%. The decline in real estate prices and a large number of developers fall into financial issues, which not only suppress the construction industry's activities, but also suppress the willingness to consume buyers. "</text:p>
      <text:h text:style-name="P12" text:outline-level="3">
<text:span text:style-name="T4">
Where to adjust the housing price through tax collection?</text:span>
</text:h>
      <text:p text:style-name="P4">
<text:span text:style-name="T5">
Inding the content of other media, does not represent the position or view of the Voice of Germany. _ </text:span>
 _ 吧 _</text:p>
      <text:p text:style-name="P4">
News Source: <text:a xlink:type="simple" xlink:href="https://www.dw.com/zh/德语媒体：中国正在步入-失去的十年-吗？/a-66071490" text:style-name="Internet_20_link" text:visited-style-name="Visited_20_Internet_20_Link">
https://www.dw.com/zh/德语媒体：中国正在步入-失去的十年-吗？/a-66071490?maca=chi-rss-chi-all-1127-rdf</text:a>
</text:p>
      <!--NEWS-->
      <text:h text:style-name="P10" text:outline-level="1">
<text:span text:style-name="T4">
Protesting the death of adolescents caused a riot to deploy 40,000 police officers in response to</text:span>
</text:h>
      <text:p text:style-name="P4">
Publisher: 法新社</text:p>
      <text:p text:style-name="P4">
Published Time: 2023-06-29T14:02:10+00:00</text:p>
      <text:p text:style-name="P4">
Modified Time: 2023-06-29T13:50:02+00:00</text:p>
      <text:p text:style-name="P4">
Description: (Agence France -Presse, Paris, 29th) French Minister of the Interior Daman said that about 40,000 policemen will be deployed today in France to respond to any further protests caused by a police officer to kill a teenager. This incident caused national ang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3.617581in" draw:z-index="0">
<draw:image xlink:href="../Images/rficn/2023-06-29T14-02-10-00-00/000000.png" xlink:type="simple" xlink:show="embed" xlink:actuate="onLoad" draw:mime-type="image/png"/>
</draw:frame>
Geralddarmanin said that about 5,000 policemen will deploy in Paris and its surrounding areas. The previous 17 -year -old teenager was shot and killed by the police during traffic inspection, causing protests that even violently occurred for two consecutive nights. ? At 8 am on the 27th, the French African -American Youth Nael refused to obey the inspection of the roadside and was shot and killed by the Nanterre police. The local prosecutor said the investigation judge had officially investigated the police involved in the case with intentional homicide.</text:p>
      <text:p text:style-name="P4">
According to the legal system in France, the formal investigation is similar to being prosecuted in the jurisdiction of the British and American countries.</text:p>
      <text:p text:style-name="P4">
Prosecutor Pascal Prache said at a press conference: "According to the collected evidence, the prosecutor believes that it has not met the legal conditions of the use of weapons."</text:p>
      <text:p text:style-name="P4">
French President Emmanuel Macron said yesterday that the shooting was unforgivable. When he held an emergency meeting, he also condemned the riots.</text:p>
      <text:p text:style-name="P4">
At the beginning of the emergency meeting, Mark Hong said: "In the past few hours, violent scenes against the police station, schools and city halls, and republic institutions appeared. These scenes were completely unreasonable."</text:p>
      <text:p text:style-name="P4">
A source familiar with the investigation said the teenager was too young and could not hold a formal driver's license in France. He was illegally driving. The prosecutor of Nanti City said the police knew that he had previously refused to obey the inspection of the roadside. (Translator: Lin Yifeng/Calculating Draft: Chen Zhengyi)</text:p>
      <text:p text:style-name="P4">
News Source: <text:a xlink:type="simple" xlink:href="https://www.rfi.fr/cn/%E5%9B%BD%E9%99%85%E6%8A%A5%E9%81%93/20230629-%E6%8A%97%E8%AE%AE%E9%9D%92%E5%B0%91%E5%B9%B4%E6%AD%BB%E4%BA%A1%E5%BC%95%E5%8F%91%E6%9A%B4%E5%8A%A8-%E6%B3%95%E5%9B%BD%E9%83%A8%E7%BD%B24%E4%B8%87%E8%AD%A6%E5%AF%9F%E5%9B%A0%E5%BA%94" text:style-name="Internet_20_link" text:visited-style-name="Visited_20_Internet_20_Link">
https://www.rfi.fr/cn/%E5%9B%BD%E9%99%85%E6%8A%A5%E9%81%93/20230629-%E6%8A%97%E8%AE%AE%E9%9D%92%E5%B0%91%E5%B9%B4%E6%AD%BB%E4%BA%A1%E5%BC%95%E5%8F%91%E6%9A%B4%E5%8A%A8-%E6%B3%95%E5%9B%BD%E9%83%A8%E7%BD%B24%E4%B8%87%E8%AD%A6%E5%AF%9F%E5%9B%A0%E5%BA%94</text:a>
</text:p>
      <!--NEWS-->
      <text:h text:style-name="P10" text:outline-level="1">
<text:span text:style-name="T4">
About 70 mainland officials in China applied to go to Taiwan to participate in the exhibition and were rejected</text:span>
</text:h>
      <text:p text:style-name="P4">
Author: None (Language: zh)</text:p>
      <text:p text:style-name="P4">
Publisher: None</text:p>
      <text:p text:style-name="P4">
Time: 2023-06-29T14:07:00Z</text:p>
      <text:p text:style-name="P4">
Description: The Taipei Summer Travel Exhibition in 2023 will appear in July. The Taiwan Immigration Department said on Thursday that "considering the development of the overall situation on both sides of the strait" rejected their application.</text:p>
      <text:p text:style-name="P4">
Videos: []</text:p>
      <text:p text:style-name="P4">
Images: []</text:p>
      <text:p text:style-name="P4">
Subject: 时政风云</text:p>
      <text:p text:style-name="P4">
Subjects: ['台北夏季旅展', '大陆官员', '两岸旅游', '大陆游客', '两岸关系']</text:p>
      <text:p text:style-name="P4">
Keywords: ['意见反馈']</text:p>
      <text:p text:style-name="P4">
Id: 66072473</text:p>
      <!--METADATA-->
      <text:p text:style-name="P4">
<text:a xlink:type="simple" xlink:href="https://www.dw.com/zh/overlay/image/article/66072473/57570694" text:style-name="Internet_20_link" text:visited-style-name="Visited_20_Internet_20_Link">
 </text:a>
The MAC explained that "as to that land officials are not necessary, urgent, and irreplaceable, they will not be permitted."</text:p>
      <text:p text:style-name="P4">
(Voice of Germany Chinese) Due to the closure of the border between the political tension and the new crown epidemic, exchanges between the Taiwan Strait have gradually decreased.</text:p>
      <text:p text:style-name="P4">
Taiwan re -opened the border to most tourists last October, but tourists from the mainland were still banned. The Taiwan government does not allow the island tour group to enter China, but personal tourists can travel freely.</text:p>
      <text:p text:style-name="P4">
The Taipei Summer Travel Exhibition in 2023 will appear in July. The Taiwan Immigration Department said on Thursday (June 29) that "considering the development of the overall situation on both sides of the strait" rejected their application.</text:p>
      <text:p text:style-name="P4">
Zhan Zhihong, deputy chairman and spokesman of the MAC, explained to this, "As for land officials, it is not permitted." About 70 inbound permits of mainland Chinese officials were rejected.</text:p>
      <text:h text:style-name="P12" text:outline-level="3">
<text:span text:style-name="T4">
Taiwan Open Border Welcome International Travelers</text:span>
</text:h>
      <text:p text:style-name="P4">
However, Zhan Zhihong said that from "the tourism -related enterprise of the land, and there are more than 100 performers with this participating entertainers."</text:p>
      <text:p text:style-name="P4">
China National Taiwan Affairs Office criticized Taipei's travel restrictions on travel travel to mainland groups on Wednesday.</text:p>
      <text:p text:style-name="P4">
A spokesman for the Taiwan Affairs Office <text:a xlink:type="simple" xlink:href="https://www.dw.com/zh/zh/国台办新发言人亮相-称反华势力让骗子变间谍/a-51434343" text:style-name="Internet_20_link" text:visited-style-name="Visited_20_Internet_20_Link">
Zhu Fenglian</text:a>
Said that "Taiwan's relevant parties should face up to the wishes and expectations of the people of Taiwan and the tourism industry, and to cancel the unreasonable forbidden restrictions on the Taiwan compatriots to visit the mainland team."</text:p>
      <text:p text:style-name="P4">
She also said that Taiwan should "create conditions for the cross -strait tourism industry."</text:p>
      <text:p text:style-name="P4">
However, Zhan Zhihong said on Thursday that since Beijing's re -open border in January, the Taiwan people have suffered various cases of harassment and unfriendly treatment. Some of them have not yet been released, and some people have been repatriated by the original machine. But he did not disclose the number of such cases.</text:p>
      <text:p text:style-name="P4">
Zhan Zhihong said that more and more Taiwanese scholars and experts expressed concerns about going to China to attend seminars or meetings. He said, "Of course we hope that mainland China will improve the tourism environment as soon as possible."</text:p>
      <text:p text:style-name="P4">
In April this year, <text:a xlink:type="simple" xlink:href="https://www.dw.com/zh/zh/台湾出版商於中国失联-外界忧对出版界产生寒蝉效应/a-65395004" text:style-name="Internet_20_link" text:visited-style-name="Visited_20_Internet_20_Link">
Taiwan publisher Li Yanhe (also known as Fucha) in China lost contact in Shanghai</text:a>
Essence The publisher publishes books that criticize the CCP.</text:p>
      <text:p text:style-name="P4">
Beijing later confirmed that Li Yanhe was investigated for "endangering national security".</text:p>
      <text:p text:style-name="P4">
Since President Tsai Ing -wen in power in 2016, tourists from the mainland have declined sharply. Tsai Ing -wen denies that China has the sovereignty of Taiwan.</text:p>
      <text:h text:style-name="P12" text:outline-level="3">
<text:span text:style-name="T4">
DW Conflict Zone: What is the plan for the European Union if Beijing attacks Taiwan?</text:span>
</text:h>
      <text:p text:style-name="P4">
(Agence France -Presse)</text:p>
      <text:p text:style-name="P4">
News Source: <text:a xlink:type="simple" xlink:href="https://www.dw.com/zh/大约70名中国大陆官员申请赴台参展被拒/a-66072473" text:style-name="Internet_20_link" text:visited-style-name="Visited_20_Internet_20_Link">
https://www.dw.com/zh/大约70名中国大陆官员申请赴台参展被拒/a-66072473?maca=chi-rss-chi-all-1127-rdf</text:a>
</text:p>
      <!--NEWS-->
      <text:h text:style-name="P10" text:outline-level="1">
<text:span text:style-name="T4">
Survey: One -third of De Dong residents hope to have a "leader"</text:span>
</text:h>
      <text:p text:style-name="P4">
Author: None (Language: zh)</text:p>
      <text:p text:style-name="P4">
Publisher: None</text:p>
      <text:p text:style-name="P4">
Time: 2023-06-29T14:11:00Z</text:p>
      <text:p text:style-name="P4">
Description: A latest study shows that in eastern Germany, the thoughts of hate Muslims and foreigners and nationals and nationals are quite common, and anti -Semitism is also popular. People who have a good opinion of authoritarian governances are higher.</text:p>
      <text:p text:style-name="P4">
Videos: []</text:p>
      <text:p text:style-name="P4">
Images: []</text:p>
      <text:p text:style-name="P4">
Subject: 德国新闻</text:p>
      <text:p text:style-name="P4">
Subjects: []</text:p>
      <text:p text:style-name="P4">
Keywords: ['德中关系', '欧债危机', '欧盟', '德国', '留学德国', '留学德国', '德国联邦大选', '默克尔']</text:p>
      <text:p text:style-name="P4">
Id: 66072389</text:p>
      <!--METADATA-->
      <text:p text:style-name="P4">
<text:a xlink:type="simple" xlink:href="https://www.dw.com/zh/overlay/image/article/66072389/61654124" text:style-name="Internet_20_link" text:visited-style-name="Visited_20_Internet_20_Link">
 </text:a>
Right -wing group demonstration of Zwickau in eastern Germany (May 1, 2022)</text:p>
      <text:p text:style-name="P4">
(Voice of Germany Chinese website) A large -scale questionnaire survey conducted by the University of Leipzig at Germany showed that the romant -right speech was specially recognized in eastern Germany. The survey with the extreme right -wing concept of the eastern people in Germany found that people were "particularly alienated by democracy" and less than half of them were satisfied with the daily life under the democratic system.</text:p>
      <text:p text:style-name="P4">
Researchers questioned 3,500 people from 5 Federal State in eastern Germany. The population of these five states accounts for nearly one -fifth of the total German population. The results showed that nearly half of the respondents demanded that Muslims immigrated to Germany; nearly 70%of them agreed that foreigners came to Germany to enjoy the German social welfare. In addition, anti -Semitism thought is quite common, and nearly one -third of the people said that the Jewish impact is too great.</text:p>
      <text:p text:style-name="P4">
Such political concepts are also reflected in people's election preferences. "Relevant results show that the Right -wing parties advocate many fit points among the general public with their ideology." Research authors said that among the supporters of the German options party, people with extremely right -wing concepts are the most concentrated.</text:p>
      <text:p text:style-name="P4">
Extreme right options are particularly successful in eastern Germany. Not long ago, in a county in Turinen, the option party candidate was elected as the county chief. This is <text:a xlink:type="simple" xlink:href="https://www.dw.com/zh/zh/德国极右翼选项党首次赢得区议会选举/a-66033353" text:style-name="Internet_20_link" text:visited-style-name="Visited_20_Internet_20_Link">
Optional Party won the first time in German local elections</text:a>
Essence At the state level, the party may win in the three Eastern State Council elections next year. Optional Party has won a lot of support for the racist content of anti -immigrants and anti -Muslims for many years.</text:p>
      <text:h text:style-name="P12" text:outline-level="3">
<text:span text:style-name="T4">
Racial discrimination in German society</text:span>
</text:h>
      <text:h text:style-name="P12" text:outline-level="3">
<text:span text:style-name="T4">
Hope there is a strong leader</text:span>
</text:h>
      <text:p text:style-name="P4">
Why can the concept of extreme right wing be popular in eastern Germany? The research report believes that the reason is not the history of the communist autocracy of East Germany, but more about the popularity of "trust conspiracy theory" and the longing for "authoritarian countries". Most respondents hope to have a "strong leader" or "strong political party." 33%of them agree with the following sayings: "We should have a leader (Führer, in the historical context, referring to Hitler as the" head of state "-The translator's note), governing Germany with a strong wrist and pursuing benefits for everyone." Nearly A quarter of respondents said that the socialism of the Nazi nationalism also has a good side.</text:p>
      <text:p text:style-name="P4">
Researchers have also investigated whether people's views have changed in the past few decades. Because Whenever Germany occurs <text:a xlink:type="simple" xlink:href="https://www.dw.com/zh/zh/种族主义在德国势头渐长/a-53756672" text:style-name="Internet_20_link" text:visited-style-name="Visited_20_Internet_20_Link">
racism</text:a>
After the bleeding incident, there will always be fierce social discussions, and it is no exception in eastern Germany. All localities have spontaneous assistance to refugees and advocate social diversification. However, the results of the questionnaire survey showed that the political concepts of the people in eastern Germany have not changed much in the past 30 years. That is to say, the concept of extreme right -wing has not increased, but maintains a higher level. This may explain why the party can obtain excellent election results in the east.</text:p>
      <text:p text:style-name="P4">
Research authors at the University of Leipzig believe that right -wing thoughts are very vigilant in the German East Minister. Because, if the statistics of criminal criminal criminals such as the arson of the refugee receiving center have shown that anti -democratic emotions in daily life may be transformed into violent operations.</text:p>
      <text:p text:style-name="P4">
News Source: <text:a xlink:type="simple" xlink:href="https://www.dw.com/zh/调查：三分之一的德东居民希望有个-领袖/a-66072389" text:style-name="Internet_20_link" text:visited-style-name="Visited_20_Internet_20_Link">
https://www.dw.com/zh/调查：三分之一的德东居民希望有个-领袖/a-66072389?maca=chi-rss-chi-all-1127-rdf</text:a>
</text:p>
      <!--NEWS-->
      <text:h text:style-name="P10" text:outline-level="1">
<text:span text:style-name="T4">
Starting from July 5th, Malaysia relaxes the mask to shorten the isolation period</text:span>
</text:h>
      <text:p text:style-name="P4">
Author: 联合早报 (Person)</text:p>
      <text:p text:style-name="P4">
Publisher: 联合早报 (Organization)</text:p>
      <text:p text:style-name="P4">
Published Time: 2023-06-29T14:18</text:p>
      <text:p text:style-name="P4">
Modified Time: 2023-06-29T14:31</text:p>
      <text:p text:style-name="P4">
Description: From July 5th, Malaysia has only crown disease diagnosed patients and domestic demand for mandatory masks, and the isolation period will be reduced from the existing seven days to five days. According to the Oriental Daily, the Minister of Health of Malaysia Zaliha made the above announcement on Thursday (June 29). She said, from July 5 ...</text:p>
      <text:p text:style-name="P4">
Videos: []</text:p>
      <text:p text:style-name="P4">
Audios: []</text:p>
      <text:p text:style-name="P4">
Images: []</text:p>
      <text:p text:style-name="P4">
Type: NewsArticle</text:p>
      <text:p text:style-name="P4">
Breadcrumbs: ['即时', '国际']</text:p>
      <text:p text:style-name="P4">
Keywords: ['马来西亚', '冠状病毒19']</text:p>
      <!--METADATA-->
      <text:p text:style-name="P4">
From July 5th, Malaysia has only crown disease diagnosed patients and domestic demand for mandatory masks, and the isolation period will be reduced from the existing seven days to five days.</text:p>
      <text:p text:style-name="P4">
According to the Oriental Daily, the Minister of Health of Malaysia Zaliha made the above announcement on Thursday (June 29). She said that from July 5th, patients who were diagnosed with crown diseases and people who were in contact with patients in medical institutions needed forced to wear masks. According to the previous standard operating procedures, in addition to the diagnosis of patients, they are forced to wear masks in public transport and medical institutions other than aircraft.</text:p>
      <text:p text:style-name="P4">
In addition, Zaliha issued a statement that the isolation period was shortened because the study showed that the crown cases were highly contagious within the first five days after the symptoms and the virus was high. According to the notification of the Ministry of Health of Malaysia on Facebook, after the five -day isolation of the diagnostic, the confirmation must take epidemic prevention measures until the 10th day. This includes wearing a mask when going out, going out only when necessary, avoiding crowded places, avoiding visiting high -risk groups, and often using sterilized handwashing to wash your hands.</text:p>
      <text:p text:style-name="P4">
Zaliha also said that although the assessment of the current status of the crown disease epidemic is at the level that is not needed, and the medical service has not been too heavy, the Ministry of Health still decided to extend the measures of the infectious epidemic area that was originally scheduled to end tomorrow for six months. Until December 31. She said that the announcement of the extension of the epidemic area was due to the new mutant strain and subtype of the new mutant strain and subtype of the crosstalk (SARS-COV-2) in China. She was worried that if she did not take precautions, the cluster of the Harchi Festival and the Linzhou elections could lead to surge in cases, which thereby aggravating the burden on the government's medical system.</text:p>
      <text:p text:style-name="P4">
News Source: <text:a xlink:type="simple" xlink:href="https://www.zaobao.com.sg/realtime/world/story20230629-1408941" text:style-name="Internet_20_link" text:visited-style-name="Visited_20_Internet_20_Link">
https://www.zaobao.com.sg/realtime/world/story20230629-1408941</text:a>
</text:p>
      <!--NEWS-->
      <text:h text:style-name="P10" text:outline-level="1">
<text:span text:style-name="T4">
The itinerary has not been finalized by US Treasury Secretary Yellen Pan "Reconstruction with China"</text:span>
</text:h>
      <text:p text:style-name="P4">
Author: chinese@voanews.com (金谷)</text:p>
      <text:p text:style-name="P4">
Publisher: 美国之音中文网 (Type: NewsMediaOrganization)</text:p>
      <text:p text:style-name="P4">
Published Time: 2023-06-29T14:22:36+08:00</text:p>
      <text:p text:style-name="P4">
Modified Time: 2023-06-29 06:22:36Z</text:p>
      <text:p text:style-name="P4">
Description: According to Microsoft National Broadcasting Corporation (MSNBC) reports on Wednesday (June 28), US Treasury Secretary Janet Yellen said in an interview that she acknowledged that there were differences between the United States and China and hoped to go to China and Beijing. Re -establish contact. Once Yellen's visit is successful, she will be the second American senior officials who have visited Beijing after Broncase.</text:p>
      <text:p text:style-name="P4">
Videos: []</text:p>
      <text:p text:style-name="P4">
Images: []</text:p>
      <text:p text:style-name="P4">
Categories: ['美国', '经济·金融·贸易', '中国']</text:p>
      <text:p text:style-name="P4">
Type: None</text:p>
      <!--METADATA-->
      <text:p text:style-name="P4">
Nonenone</text:p>
      <text:p text:style-name="P4">
News Source: <text:a xlink:type="simple" xlink:href="https://www.voachinese.com/a/yellen-confirms-she-wants-to-visit-china-20230629/7159681.html" text:style-name="Internet_20_link" text:visited-style-name="Visited_20_Internet_20_Link">
https://www.voachinese.com/a/yellen-confirms-she-wants-to-visit-china-20230629/7159681.html</text:a>
</text:p>
      <!--NEWS-->
      <text:h text:style-name="P10" text:outline-level="1">
<text:span text:style-name="T4">
The third anniversary of the National Security Law urges the government to sanction Hong Kong officials and rescue Li Zhiying</text:span>
</text:h>
      <text:p text:style-name="P4">
Author: None</text:p>
      <text:p text:style-name="P4">
Publisher: Radio Free Asia (Organization)</text:p>
      <text:p text:style-name="P4">
Published Time: 2023-06-29T14:26:00-04:00</text:p>
      <text:p text:style-name="P4">
Modified Time: 2023-06-29T15:59:25-04:00</text:p>
      <text:p text:style-name="P4">
Description: None</text:p>
      <text:p text:style-name="P4">
Videos: []</text:p>
      <text:p text:style-name="P4">
Audios: ["<text:a xlink:type="simple" xlink:href="https://www.rfa.org/mandarin/yataibaodao/gangtai/al-062920231319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4.623178in" draw:z-index="0">
<draw:image xlink:href="../Images/rfamandarin/2023-06-29T14-26-00-04-00/000000.png" xlink:type="simple" xlink:show="embed" xlink:actuate="onLoad" draw:mime-type="image/png"/>
</draw:frame>
On February 1, 2021, Li Zhiying arrived in the Hong Kong Court of Appeal in a prison car. <text:a xlink:type="simple" xlink:href="https://www.rfa.org/mandarin/yataibaodao/gangtai/al-06292023131922.html/@@images/image" text:style-name="Internet_20_link" text:visited-style-name="Visited_20_Internet_20_Link">
</text:a>
Reuters picture <text:a xlink:type="simple" xlink:href="https://www.rfa.org/mandarin/yataibaodao/gangtai/al-06292023131922.html/@@stream" text:style-name="Internet_20_link" text:visited-style-name="Visited_20_Internet_20_Link">
AUDIO-Link: https://www.rfa.org/mandarin/yataibaodao/gangtai/al-062920231922.html/@@stream</text:a>
On the eve of the 3rd anniversary of the "National Security Law of the Hong Kong District", members of the British Parliament urged the British government to assist the Hong Kong media tycoon Li Zhiying in the prisoner, and sanctions against China and Hong Kong officials. Some members also criticized the government to only move out of the BNO (British National Overseas Passport) visa plan to respond to the Hong Kong issue, but did not take practical actions to force the Chinese government to bear the responsibility for the tearing of the "Sino -British Joint Statement".</text:p>
      <text:p text:style-name="P4">
<text:span text:style-name="T4">
<text:span text:style-name="T5">
 <text:a xlink:type="simple" xlink:href="https://www.rfa.org/mandarin/Xinwen/8-06202023143514.html" text:style-name="Internet_20_link" text:visited-style-name="Visited_20_Internet_20_Link">
Li Chongen: Father Li Zhiying wants to protect his home</text:a>
</text:span>
* </text:span>
<text:span text:style-name="T5">
 <text:a xlink:type="simple" xlink:href="https://www.rfa.org/mandarin/yataibaodao/gangtai/al-04252023073750.html" text:style-name="Internet_20_link" text:visited-style-name="Visited_20_Internet_20_Link">
The son of Li Zhiying went to the UK to urge the British government to speak for his father</text:a>
</text:span>
**<text:a xlink:type="simple" xlink:href="https://www.rfa.org/mandarin/yataibaodao/gangtai/jw2-05192023103652.html" text:style-name="Internet_20_link" text:visited-style-name="Visited_20_Internet_20_Link">
<text:span text:style-name="T4">
 Li Zhiying won the "Promoting Liberty Award" judicial review was rejected by the court </text:span>
</text:a>
On Wednesday (28th), the British Parliament's next House of Representatives specially debated the third anniversary of the "National Security Law of the Port Area". One of the names that members mentioned the most was Li Zhiying. In just one and a half hours of debate, his name was raised nearly 30 times. The 75 -year -old Hong Kong Media Tycoon was charged for more than 900 days in the "National Security Law of the Hong Kong District" and has been imprisoned for more than 900 days.</text:p>
      <text:p text:style-name="P4">
<text:span text:style-name="T4">
 British Council: Li Zhiying is not a "dual nationality" person, but a British citizen </text:span>
</text:p>
      <text:p text:style-name="P4">
The former Conservative Party leader Iain Duncansmith repeatedly emphasized that Li Zhiying holds a British passport and is an indiscriminate British citizen. However, the British government cannot even visit him. He urged the British government not to listed Li Zhiying as a "dual nationality" person because the Chinese government who did not recognize the "dual nationality" of the Chinese government was able to use Li Zhiying as a "Chinese citizen" and continue to imprisonment. he.</text:p>
      <text:p text:style-name="Quotations">

<text:p text:style-name="P4">
Happening now:&gt;
&gt;
 🇬🇧 Co-Chair <text:a xlink:type="simple" xlink:href="https://twitter.com/MPIainDS" text:style-name="Internet_20_link" text:visited-style-name="Visited_20_Internet_20_Link">
@MPIAINDS</text:a>
&gt;
 opens debate on the Third Anniversary of the National Security Law. <text:a xlink:type="simple" xlink:href="https://t.co/5QykD0FfqI" text:style-name="Internet_20_link" text:visited-style-name="Visited_20_Internet_20_Link">
&gt;
 pic.twitter.com/5QykD0FfqI </text:a>
&gt;
&gt;
 — Inter-Parliamentary Alliance on China(IPAC) (@ipacglobal)<text:a xlink:type="simple" xlink:href="https://twitter.com/ipacglobal/status/1674060849948897289" text:style-name="Internet_20_link" text:visited-style-name="Visited_20_Internet_20_Link">
 June 28, 2023&gt;
 </text:a>
Smith said: "I hope we stop this kind of nonsense. The cost of freedom is very high, but the price of losing freedom is higher. Our British government believes that democracy and freedom are time to tell the Chinese government that when they deprive the people's freedom and When rights, there will be consequences. "</text:p>

</text:p>
      <text:p text:style-name="P4">
<text:span text:style-name="T4">
 British councilor approves the government to avoid the Hong Kong issue with BNO. </text:span>
</text:p>
      <text:p text:style-name="P4">
Several members criticized that the Chinese government has forced the "National Security Law of the Hong Kong District" to violate the "Sino -British Joint Statement" and abandon the "one country, two systems" commitment. However, the British government has not sanned any Chinese and Hong Kong officials involved in the United States.</text:p>
      <text:p text:style-name="P4">
The next Damiangree pointed out that every time the British government was asked about the Hong Kong issue, it would only move out of the BNO (British National Overseas Passport) visa plan. Torn the "Sino -British Joint Statement" to bear responsibility.</text:p>
      <text:p text:style-name="P4">
Damiangree's Damiangree pointed out that every time the British government was asked, he only moved out of the BNO (British National Overseas Passport) visa plan. (Twitter screenshot/inter-Parliaments(IPAC)@ipacglobal)  <text:a xlink:type="simple" xlink:href="https://www.rfa.org/mandarin/yataibaodao/gangtai/al-06292023131922.html/untitled-1.jpg" text:style-name="Internet_20_link" text:visited-style-name="Visited_20_Internet_20_Link">
</text:a>
Green said: "I must point out that the BNO plan cannot be used as an alternative to accountability to Beijing. We need to clarify that allowing Hong Kong people to come to the UK, which is not equal to allowing Beijing Take responsibility."</text:p>
      <text:p text:style-name="P4">
Catherinewest, a Labor member of the Hong Kong issue, reported that many people in the British and Hong Kong people still worry about the Chinese government's trouble. Some members are also paying attention to the "47 cases" that are being tried, and cited the UNESCO, saying that the National Security Law of the Hong Kong District has abolished the judicial independence of Hong Kong. Another member of the Council criticized the British government to receive visiting the British Central Committee of the CPC Central Committee Liu Jianchao, saying that his "fox hunting action" in China searched the world in the world.</text:p>
      <text:p text:style-name="P4">
<text:span text:style-name="T4">
 The last governor of Hong Kong and officials appeared to communicate with Hong Kong people </text:span>
British Security Minister <text:a xlink:type="simple" xlink:href="https://twitter.com/hk_watch/status/1674331266341130240/photo/1" text:style-name="Internet_20_link" text:visited-style-name="Visited_20_Internet_20_Link">
Togentert</text:a>
(Tomtugndhat) said that he was proud of the BNO visa plan, thinking that the plan "corrected" British mistakes, and believed that Hong Kong people were precious gifts from Britain, and praised the courage of Hong Kong human rights fighters like Li Zhiying, enough to make the dictator trembling Essence</text:p>
      <text:p text:style-name="P4">
<text:span text:style-name="T4">
 Multi -country members support Hong Kong </text:span>
 **</text:p>
      <text:p text:style-name="P4">
"Statement]" Statement] "Statement](https://ipac.global/statement-on-the-third-anniversary-of-the-national-security-law/)It is pointed out that the "National Security Law of the Hong Kong District" has severely eroded the basic rights of Hong Kong in the past three years. More than 50 citizen groups were forced to dissolve, more than 1,000 political prisoners were imprisoned, and a large number of media were forced to stop operation. The statement calls on democratic society not to go away, but should continue to account for Beijing. Nearly 50 members from Britain, Australia, Canada, Japan and other countries all associated in Hong Kong.</text:p>
      <text:p text:style-name="P4">
And a group of <text:a xlink:type="simple" xlink:href="https://twitter.com/hk_watch/status/1673988643399106560" text:style-name="Internet_20_link" text:visited-style-name="Visited_20_Internet_20_Link">
European Parliament Member</text:a>
At the third anniversary of the "National Security Law of the Hong Kong District", it shows the slogan "Hong Kong people, come on!" The European Parliament just passed a resolution that supported Hong Kong last week, urging the Hong Kong government to release Li Zhiying and others, and once again called on the EU Council to sanction Hong Kong Chief Executive Li Jiachao and other China and Hong Kong officials.</text:p>
      <text:p text:style-name="P4">
Reporter: Lv Xi Editor: 梒 网 网 Editor: Hong Wei</text:p>
      <text:p text:style-name="P4">
News Source: <text:a xlink:type="simple" xlink:href="https://www.rfa.org/mandarin/yataibaodao/gangtai/al-06292023131922.html" text:style-name="Internet_20_link" text:visited-style-name="Visited_20_Internet_20_Link">
https://www.rfa.org/mandarin/yataibaodao/gangtai/al-06292023131922.html</text:a>
</text:p>
      <!--NEWS-->
      <text:h text:style-name="P10" text:outline-level="1">
<text:span text:style-name="T4">
Column | China Perspective: Rebellion of the Russian army encouraged to break the Qin Emperor's dream of crossing the sea -Russian mutiny and its Beijing effect</text:span>
</text:h>
      <text:p text:style-name="P4">
Author: None</text:p>
      <text:p text:style-name="P4">
Publisher: Radio Free Asia (Organization)</text:p>
      <text:p text:style-name="P4">
Published Time: 2023-06-29T14:27:00-04:00</text:p>
      <text:p text:style-name="P4">
Modified Time: 2023-06-29T14:57:40-04:00</text:p>
      <text:p text:style-name="P4">
Description: None</text:p>
      <text:p text:style-name="P4">
Videos: []</text:p>
      <text:p text:style-name="P4">
Audios: ["<text:a xlink:type="simple" xlink:href="https://www.rfa.org/mandarin/zhuanlan/zhongguotoushi/panel-0629202313240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4.612011in" draw:z-index="0">
<draw:image xlink:href="../Images/rfamandarin/2023-06-29T14-27-00-04-00/000000.png" xlink:type="simple" xlink:show="embed" xlink:actuate="onLoad" draw:mime-type="image/png"/>
</draw:frame>
After the Wagner employed the mercenary regiment's mutiny, he controlled the headquarters of the southern Russian military region in the city of Rostov on the 24th. The picture shows Wagner's mercenaries to guard the headquarters of the military region. <text:a xlink:type="simple" xlink:href="https://www.rfa.org/mandarin/zhuanlan/zhongguotoushi/panel-06292023132405.html/@@images/image" text:style-name="Internet_20_link" text:visited-style-name="Visited_20_Internet_20_Link">
</text:a>
Associated Press picture [Audio-Langk: https://www.rfa.org/mandarin/zhuanlan/zhongguotoushi/panel-06292022405.html/@stream]](https://www.rfa.org/mandarin/zhuanlan/zhongguotoushi/panel-06292023132405.html/@@stream)<text:span text:style-name="T4">
 Moderator: Chen Kuide </text:span>
</text:p>
      <text:p text:style-name="P4">
<text:span text:style-name="T4">
 Interviewer: Mr. Li Hengqing, economist and political critic </text:span>
</text:p>
      <text:p text:style-name="P4">
In the past few days, the situation in Russia was shocked for a day, which was overwhelming and world shock.</text:p>
      <text:p text:style-name="P4">
Russia has changed its troops, and Wagner hired the mercenary to wave to the north, and the sword refers to Moscow. Come abruptly, and then abruptly retreated. A total of 36 hours before and after. History, like a slide, flashed in front of us. Confusted, thrilling and weird. What does it mean to Russia and the Russian and U -wars, especially for China?</text:p>
      <text:p text:style-name="P4">
<text:span text:style-name="T4">
background</text:span>
</text:p>
      <text:p text:style-name="P4">
The Russian Ministry of Defense announced in early June that all the non -defense forces that operations in Ukraine would sign a contract with the Ministry of Defense before July 1, and all the troops that would fight in Ukraine would be collected by the Ministry of Defense. For Perigerin, which has been in many countries in Africa, Syria, and even Ukraine, his Wagner's mercenary business is his positive business, and he is under the jurisdiction of the Ministry of National Defense, which is to make everything to him, and he cannot accept it. Besides, he and the Minister of Defense Sergei Shoshigu, Chief of Staff Clasimov, has always been a dead enemy, and it is not allowed.</text:p>
      <text:p text:style-name="P4">
On June 23, which announced the mutiny, the Wagner Group leader Yevgenyprigozhin, the first "crossing the Red Line" directly questioned Russia's decision on February 24, 2022, accusing the Ministry of Defense "the Ministry of Defense's" The "Russian public and Putin and Putin falsely reported that Ukraine would attack Russia with NATO, which eventually led to the outbreak of war that" made Shaygu a hero "and a profitable war on the chaebol. Through this propaganda, Pritjin seems to want to win the indirect or direct support of the Russian anti -war, Ukraine, and even the West.</text:p>
      <text:p text:style-name="P4">
Light on June 23rd, Porigerjin said that his troops were attacked by the Missile of the Russian Ministry of Defense.</text:p>
      <text:p text:style-name="P4">
The next day, Porigjin waved north to Moscow.</text:p>
      <text:p text:style-name="P4">
Then, Wagner said that he occupied Rostov on the River River, which was occupied with Urida, and promoted to Voronezh, about 500 kilometers away from Moscow to occupy all its military facilities. Putin has published a national speech on this, acknowledging that the Rosteov on the banks of Don River is difficult, accusing the campaign of committing the crime of betrayal, and it will be severely investigated. But Wagner's Porigjin was unmoved, and he still drove directly to Beijing.</text:p>
      <text:p text:style-name="P4">
Putin and Pleigo shouted across the air, one had to severely punish the tradition of the country, and the other vowed to be clear. The civil war was released.</text:p>
      <text:p text:style-name="P4">
When Wagner was approaching Moscow 200 kilometers on June 24, the army stopped abruptly. The Wagner hired mercenaries led by Porigo no longer siege the city slightly, but returned to the camp and accepted the suggestion that the Organization had stopped acting in Russia and took further measures to ease the tension. Gejin can go to Belarus and will revoke its criminal case, with 5 agreements.</text:p>
      <text:p text:style-name="P4">
However, the agreement is not dry, but the progress is confusing, showing the temporary nature of the agreement. Just two days later, on June 26, it was reported that the investigation of the Porigjin rebellion continued; the Russian defense minister, which was reported, also publicly appeared on the same day. Then, it was finally reported that he gave up his investigation. Wagner personnel gave up his military equipment to the Russian army. Porigerjin entered the White Ross and retreated throughout his body.</text:p>
      <text:p text:style-name="P4">
Judging from the performance of Rostov and many Russians, Wagner has a certain foundation of public opinion, but in the Russian system, there is no foundation except for the long -term private relationship between Pleigin and Putin; Born, emotional things, impulsive recklessness, insufficient conspiracy. Once Putin weighs the advantages and disadvantages of the two factions, when the two sides must choose the same as the water and fire, they decide to abandon Porigo and stay in the National Defense Minister.</text:p>
      <text:p text:style-name="P4">
<text:span text:style-name="T4">
 Beijing's reaction </text:span>
</text:p>
      <text:p text:style-name="P4">
The international media noticed that before the Poligon and Belarus President Lukashenko reached a Wagner armed forces to stop advancing to Moscow, Xi Jinping did not publicly support Putin, which is different from Turkey and other countries.</text:p>
      <text:p text:style-name="P4">
Within the dozens of hours from the 24th to 26th, Beijing has been silent. It is not difficult to imagine that Xi Jinping was shocked, and he might be difficult to sleep all night.</text:p>
      <text:p text:style-name="P4">
In fact, this is the consistent faction of Beijing. Because the incident was suddenly, it was difficult for Beijing to judge its results, so it would never rashly express, so as not to fall into an embarrassment and difficulties. The Chinese Communist Party is an opportunityist at extreme realists. The wait -and -see attitude of this mouse is particularly vividly performed when Su Dongpo changed from 1989 to 1991. At that time, the Chinese Communist Party was obviously frightened like a funeral test, but Deng Xiaoping said calmly, never take the lead, and the Chinese Communist Party calmed down and began to acknowledge the facts. The deal was gone, with a smile on his face.</text:p>
      <text:p text:style-name="P4">
Only after the situation is clear, will they state. Now, Wagner's soldiers have become large, and Porigeru cannot succeed in the coup. Therefore, they appeared in Shan Shan and said a few words that supported Russia's stable words without pain.</text:p>
      <text:p text:style-name="P4">
<text:span text:style-name="T4">
 About "Hou Putin Age" </text:span>
 **</text:p>
      <text:p text:style-name="P4">
Although Putin took the support of President White Ross, it has now changed Wagner's soldiers. But after the mutiny, Putin was no longer the emperor, the political strong man was dead, and the empire had cracking a giant seam. It can be determined that the old Russian dream has been gone.</text:p>
      <text:p text:style-name="P4">
Although the Russian army may have a few weeks of return to the light, on the battlefield of Russia, Russia, where the country's luck gradually fails, and Putin, who is no longer the image of a strong man, is particularly losing the Russian army of the tough division Wagner. Turn.</text:p>
      <text:p text:style-name="P4">
And if the Russian army was defeated, Putin would inevitably step down to enter the so -called "post -Putin era". This is the result of the above general trend, which is difficult to resist.</text:p>
      <text:p text:style-name="P4">
Beijing has long been on how to cope with the ending. However, it has always been worried, retreat, and worry, and losing the evidence, hovering. However, the outbreak of Wagner's mutiny finally promoted the finalization of Beijing to take the first step. As a result, with the clicks of Russia's cracks, the rope of the China -Russia Alliance fluttered and loosened.</text:p>
      <text:p text:style-name="P4">
Beijing's face changes faster than turning the book.</text:p>
      <text:p text:style-name="P4">
<text:span text:style-name="T4">
 Beijing is close to Ukraine </text:span>
Peninsula TV website reported on June 27 that in an interview with Peninsula TV and several other media, when the Chinese ambassador to Europe, Fu Cong, was asked if he supported the goal of supporting Kiev's recovery, including recovering all other Ukrainian occupied by Russia. In the region, the senior Chinese diplomat said: "He couldn't see" any reason to oppose all territories that it obtained when Ukraine was re -obtained in 1991.</text:p>
      <text:p text:style-name="P4">
French BFM TV also reported on the 27th that the Chinese ambassador to the European Union Fu Cong stated in the media that Beijing can support Ukraine to recover the goals of all territories assigned by its 1991 independence, including Crimi, who was swallowed by Russia in 2014, in 2014 The Asian Peninsula.</text:p>
      <text:p text:style-name="P4">
When the United Nations voted on the Crimean issue in 2014, China voted for abandoned votes.</text:p>
      <text:p text:style-name="P4">
It should be pointed out that China has never condemned since Russia invaded Ukraine in February 2022. This position is completely different from the goals of all territories set by Beijing to support Ukraine in 1991.</text:p>
      <text:p text:style-name="P4">
<text:span text:style-name="T4">
 Cross the sea and end into Nanke a dream </text:span>
 **</text:p>
      <text:p text:style-name="P4">
Global observers noticed that the couple head of Pleigo was the decades of relatives of Putin. They speculated that Xi Jinping, who claimed that Wu Tong Taiwan, was not ruled out. Now seeing the case of relative rebellion when the Russian and Ukraine war are adhered to. Is loyalty to be unquestionable?</text:p>
      <text:p text:style-name="P4">
To what extent the Wagner soldiers have affected the determination of Beijing's savage martial arts in Taiwan? Former New York Times reporter Edwardwong issued a Twitter, quoting the Xinhua News Agency reported that the Rebellion of the Wagner Group said, "In the entire Russia and Ukraine War, if one thing can promote Xi Jinping to consider the attack on Taiwan, then It is the anti -water of the Wagner Group <text:span text:style-name="T4">
. "</text:span>
</text:p>
      <text:p text:style-name="P4">
Some friends think that the structure of China and the Russian military system is different, and whether the military's possibility of mutation is also different, thereby inferring that the incident similar to the Russian Wagner's mutiny cannot happen in the CCP.</text:p>
      <text:p text:style-name="P4">
This inference lacks persuasion.</text:p>
      <text:p text:style-name="P4">
Of course, there is no private mercenaries like Wagner, but this kind of mutation is only one of the many possible mutations. There are still many possible ways. As we all know, Xi Jinping is extremely sensitive to loyalty in the PLA. He has been solemn many soldiers, and now he has reinforced the troops in the army. Looking back at the history of the Communist Party of China, it is not necessary to say that Peng Dehuai and Lin Biao's incidents in the Mao era. General Xu Qin of the Deng Times first faced the slaughter of the city and could not resist his life. After the ax sound, the sword and sword shadow is mostly located. Recently, the Liu Asia case has been confusing, so as not to let others be beautiful ... In short, the rumors are in four, and they are not enough. Xi's mouthful of dug out the so -called "two -sided people", and endlessly emphasized the loyalty to his personal loyalty. What mentality of the language of this kind of grass and trees has conveyed?</text:p>
      <text:p text:style-name="P4">
In the past, the international community and his think tanks warned him that, in view of the strength of the US -Japan -Taiwan South Korean Federation, if force attacks Taiwan, it will be inevitable; if there is no speed, the army will become a high probability event. Undoubtedly, the Russian Wagner soldiers have greatly strengthened his mentality.</text:p>
      <text:p text:style-name="P4">
<text:span text:style-name="T4">
 Test Beijing's decision power </text:span>
</text:p>
      <text:p text:style-name="P4">
Xi Jinping's eyes saw Putin's chariot facing a difficult battle, and the people on the car began to split and tear. What he was in the mood was not difficult to imagine.</text:p>
      <text:p text:style-name="P4">
When the soldiers changed, Porigo directly questioned Russia's decision to invade Ukraine on February 24, 2022. This is a kind of political allegations. Obviously, it is no longer explained by the "Qingjun side". Purigo, who has more than 30 years of personal relationship with Putin, has suddenly revealed the ambition of "the desirable generation". This is the difficulty of human heart. Can Xi Jinping still sleep firmly?</text:p>
      <text:p text:style-name="P4">
"This dramatic mutiny has undoubtedly sounded the alarm to China. In the face of the internal and external changes, especially at any time, it may be a historic Russian and Ukraine war because of occasional incidents to test the decision of China."</text:p>
      <text:p text:style-name="P4">
I believe Beijing is in the long exam, and people will wait and see.</text:p>
      <text:p text:style-name="Horizontal_20_Line"/>
      <text:p text:style-name="Horizontal_20_Line"/>
      <text:p text:style-name="P4">
News Source: <text:a xlink:type="simple" xlink:href="https://www.rfa.org/mandarin/zhuanlan/zhongguotoushi/panel-06292023132405.html" text:style-name="Internet_20_link" text:visited-style-name="Visited_20_Internet_20_Link">
https://www.rfa.org/mandarin/zhuanlan/zhongguotoushi/panel-06292023132405.html</text:a>
</text:p>
      <!--NEWS-->
      <text:h text:style-name="P10" text:outline-level="1">
<text:span text:style-name="T4">
The first space commercial flight of Virgin Galaxy will start</text:span>
</text:h>
      <text:p text:style-name="P4">
Publisher: 法新社</text:p>
      <text:p text:style-name="P4">
Published Time: 2023-06-29T14:32:11+00:00</text:p>
      <text:p text:style-name="P4">
Modified Time: 2023-06-29T14:20:03+00:00</text:p>
      <text:p text:style-name="P4">
Description: (Agence France -Presse, Washington, 29th) Virgin Galactic (Virgin Galactic) will finally launch the long -awaited space commercial flight. For this company founded by British billionaire Bryson in 2004, Not 啻 is a major milesto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3.617581in" draw:z-index="0">
<draw:image xlink:href="../Images/rficn/2023-06-29T14-32-11-00-00/000000.png" xlink:type="simple" xlink:show="embed" xlink:actuate="onLoad" draw:mime-type="image/png"/>
</draw:frame>
The first paid passengers of the Virgin Galaxy were three members of the Italian Air Force and the National Research Council ofitaly.</text:p>
      <text:p text:style-name="P4">
Virgin Galaxy said in the statement that the space commercial flight task called "Galactic 01" (Galactic 01) was 90 minutes, which will take off from SpacePortamerica in New Mexico. Scientific experiments on orbit.</text:p>
      <text:p text:style-name="P4">
Weizhen Galaxy's official website will also be broadcast live at 15:00 in Greenwich (23:00 in Taipei time).</text:p>
      <text:p text:style-name="P4">
About two years ago, Richard Branson was taken to space in the first time of the Treasure Galaxy's personnel, and it seemed to be a new era of profitable space tourism.</text:p>
      <text:p text:style-name="P4">
However, Virgin Galaxy faced frustration next, including being ordered by the Federal Aviation Administration (FAA) for a time. Faa found that Spirin's space voyage deviated from the designated airspace and did not notify FAA in accordance with regulations.</text:p>
      <text:p text:style-name="P4">
After that, the laboratory test results found that some substances of the Virgin Milky Wittage vehicle did not meet the requirements of the intensity, and the fleet must upgrade.</text:p>
      <text:p text:style-name="P4">
The test flight conducted by Virgin Galaxy in May was paved with today's commercial flight tasks.</text:p>
      <text:p text:style-name="P4">
Virgin Galaxy uses a large "carrier" large transport aircraft to take off from the traditional runway. After reaching a certain height, the rocket power aircraft is released. After entering the space at a speed of nearly 3 Mach (Mach 3), he returns to the earth.</text:p>
      <text:p text:style-name="P4">
Passengers will experience a few minutes of weightlessness in the cabin of space planes, and at a high altitude at an altitude of 80 kilometers, a glimpse of the appearance of the earth.</text:p>
      <text:p text:style-name="P4">
Those who participated in the flight mission today, including the Italian Air Force's Walter Villadei and Angelolandolf, the Pantaleone Carlocci of the National Institute of Italy, and the class of Virgin Galaxy Colin Bennett.</text:p>
      <text:p text:style-name="P4">
In addition, it also includes the "carrier" and two driving on the space aircraft.</text:p>
      <text:p text:style-name="P4">
These team members will conduct 13 supervised autonomous experiments and collect information through their costumes and sensors in the cabin.</text:p>
      <text:p text:style-name="P4">
The experimental items include measuring the radiation level of the atmosphere (MESOSPHERE) in the past, and the mix of specific liquids and solids in a micro -gravity state.</text:p>
      <text:p text:style-name="P4">
The Virgin Galaxy has sold about 800 space travel air tickets, a total of 600 copies were sold from 2005 to 2014, each with 200,000 to 250,000 US dollars (about NT $ 6.18 million to 7.74 million yuan), and then 200 of 200 Each price is $ 450,000. Virgin Galaxy competed with Blue Origin, Blue Origin, in the field of "subconsistent" space tourism in the "subconsistent" space tourism field. The latter has sent 32 people into space.</text:p>
      <text:p text:style-name="P4">
However, Lan Yuan's Rockets had been grounded after a driverless accident in September 2022. Lan Yuan promised in March this year to recover space for space.</text:p>
      <text:p text:style-name="P4">
News Source: <text:a xlink:type="simple" xlink:href="https://www.rfi.fr/cn/%E7%A7%91%E5%AD%A6%E6%96%B0%E7%9F%A5/20230629-%E7%BB%B4%E7%8F%8D%E9%93%B6%E6%B2%B3%E9%A6%96%E8%B6%9F%E5%A4%AA%E7%A9%BA%E5%95%86%E4%B8%9A%E9%A3%9E%E8%A1%8C%E5%B0%86%E5%87%BA%E5%8F%91" text:style-name="Internet_20_link" text:visited-style-name="Visited_20_Internet_20_Link">
https://www.rfi.fr/cn/%E7%A7%91%E5%AD%A6%E6%96%B0%E7%9F%A5/20230629-%E7%BB%B4%E7%8F%8D%E9%93%B6%E6%B2%B3%E9%A6%96%E8%B6%9F%E5%A4%AA%E7%A9%BA%E5%95%86%E4%B8%9A%E9%A3%9E%E8%A1%8C%E5%B0%86%E5%87%BA%E5%8F%91</text:a>
</text:p>
      <!--NEWS-->
      <text:h text:style-name="P10" text:outline-level="1">
<text:span text:style-name="T4">
Improved personnel interaction, and the United States and Central General to restore commercial flights in stages</text:span>
</text:h>
      <text:p text:style-name="P4">
Author: chinese@voanews.com (杨安)</text:p>
      <text:p text:style-name="P4">
Publisher: 美国之音中文网 (Type: NewsMediaOrganization)</text:p>
      <text:p text:style-name="P4">
Published Time: 2023-06-29T14:42:06+08:00</text:p>
      <text:p text:style-name="P4">
Modified Time: 2023-06-29 16:11:12Z</text:p>
      <text:p text:style-name="P4">
Description: After the outbreak of the new coronary pneumonia, flights between the United States and China have reduced sharply. Even if China has been open to borders, flights between the two countries have not seen clearly. Daniel Kritenbrink, the highest diplomat in charge of East Asian affairs, stated on Wednesday (June 28) at the event at the Washington Think Tank Strategy and International Research Center (CSIS) that in order to enhance the communication between people, the United States and the United States and the United States and the United States and the United States and the United States and the United States and China agrees to consider increasing the number of commercial flights between the United States and China in stages.</text:p>
      <text:p text:style-name="P4">
Videos: []</text:p>
      <text:p text:style-name="P4">
Images: []</text:p>
      <text:p text:style-name="P4">
Categories: ['美中关系', '美国', '中国']</text:p>
      <text:p text:style-name="P4">
Type: None</text:p>
      <!--METADATA-->
      <text:p text:style-name="P4">
Nonenone</text:p>
      <text:p text:style-name="P4">
News Source: <text:a xlink:type="simple" xlink:href="https://www.voachinese.com/a/us-wants-to-improve-people-to-people-ties-with-china-20230629/7159686.html" text:style-name="Internet_20_link" text:visited-style-name="Visited_20_Internet_20_Link">
https://www.voachinese.com/a/us-wants-to-improve-people-to-people-ties-with-china-20230629/7159686.html</text:a>
</text:p>
      <!--NEWS-->
      <text:h text:style-name="P10" text:outline-level="1">
<text:span text:style-name="T4">
Column | Military No Forbidden Area: Stepping the deterrence</text:span>
</text:h>
      <text:p text:style-name="P4">
Author: None</text:p>
      <text:p text:style-name="P4">
Publisher: Radio Free Asia (Organization)</text:p>
      <text:p text:style-name="P4">
Published Time: 2023-06-29T14:47:00-04:00</text:p>
      <text:p text:style-name="P4">
Modified Time: 2023-06-29T15:58:09-04:00</text:p>
      <text:p text:style-name="P4">
Description: None</text:p>
      <text:p text:style-name="P4">
Videos: []</text:p>
      <text:p text:style-name="P4">
Audios: ["<text:a xlink:type="simple" xlink:href="https://www.rfa.org/mandarin/zhuanlan/junshiwujinqu/mil-062920231335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5.203867in" draw:z-index="0">
<draw:image xlink:href="../Images/rfamandarin/2023-06-29T14-47-00-04-00/000000.png" xlink:type="simple" xlink:show="embed" xlink:actuate="onLoad" draw:mime-type="image/png"/>
</draw:frame>
On June 8th, 37 Chinese military aircraft entered the southwest of Taiwan and the southeast airspace with synthetic air combat forces. <text:a xlink:type="simple" xlink:href="https://www.rfa.org/mandarin/zhuanlan/junshiwujinqu/mil-06292023133536.html/@@images/image" text:style-name="Internet_20_link" text:visited-style-name="Visited_20_Internet_20_Link">
</text:a>
Screenshot of the official website of the Ministry of National Defense <text:a xlink:type="simple" xlink:href="https://www.rfa.org/mandarin/zhuanlan/junshiwujinqu/mil-06292023133536.html/@@stream" text:style-name="Internet_20_link" text:visited-style-name="Visited_20_Internet_20_Link">
Audio-Link: https: //www.rfa.org/mandarin/zhuanlan/junshiwujinqu/mil-0629202313536.html/@stream</text:a>
Audience friends, hello everyone. What you are listening to is the "Military Forbidden Area" column of Radio Free Asia. I am the host of the column. Today, talk about the latest progress of the situation in the Taiwan Strait. As the world's attention was concentrated at the dramatic results of the Wagner Group mutiny, the restless situation of the Taiwan Strait began to rise. <text:span text:style-name="T4">
 approaching the adjacent area </text:span>
 On June 24th, the PLA-10 fighter aircraft crossed the middle line of the Strait and arrived at the 24th neighboring area of Taiwan (known as the Diandian District). In addition, five warships cooperated with the joint combination of the combination of the combination of the combined police patrol. Many media reports in Taiwan stated that two of the secondary fighters were near the Penghu Islands 24 neighboring area. In an interview, Zhang Yanting, deputy commander of Taiwan ’s Air Force, pointed out that the Penghu Islands are strategic domains (defense or military strategic bases that must control and ensure the area and water areas where tactical points are located). The "Tianju Army" is deployed here. The Chinese military plane comes here to find a break in the airspace around Taiwan. The neighboring area of the 24th 线 west of Taiwan's Linghai Line is Taiwan's training airspace. Chinese fighters approaching this, showing that Taiwan's training airspace is being compressed. Zhang Yanting believes that in the future, China's battle opportunities will gradually approach Taiwan's 12th airspace. At present, there are human -machine testing first, and then various types of drone invasion and interactive use will be dispatched. Now it is tentative, and it will be normal in the future, and then become comprehensive; except for Penghu, the Huadong area of Taipei and the east coast of Taiwan will face the threat of this gray area. Taiwan Defense Minister Qiu Guozheng pointed out in the Legislative Yuan in March this year that in August last year, Nancy President NancyPelosi visited Taiwan. The Chinese warship was approaching Taiwan's Linghai Kili Line and a 24 neighbor area. He judged that he would get closer this year, and even broke into the territorial waters that were approached to 12 浬. It seems that the situation is developing in this direction. At present, the way of Taiwan's corresponding offices is to use military aircraft and warships that use interception missions, as well as the shore -setting missile system to implement monitoring. Keep high restraint and do not initiate the "first blow" to avoid rising things. What should I do if the opposite shore must be in? The bottom line of Taiwan is to defend the 12 浬 台湾 台湾 and its airspace. After the warning is invalid, Taiwan will exercise any aircraft and HNA entity invaded in China "self -defense counterattack". However, this is already a decision. In August last year, the PLA comprehensively broke the central line of the Strait. Today, Taiwan's training airspace line is also facing huge challenges. If you cannot keep the neighboring area, Taiwan ’s coastal defense and air defense will be reduced to the 12 -collar sea line. The Taiwan Strait will lose the meaning of the sky. The military confrontation between the two sides of the strait is no different from the confrontation between Ukraine before the war. This is the most severe issue in Taiwan's current defense.</text:p>
      <text:p text:style-name="P4">
The J-10 fighter crossed the middle line of the Strait and reached the 24th neighbor area of Taiwan. The picture shows the J-10C. (Chinese Air Force Picture) <text:a xlink:type="simple" xlink:href="https://www.rfa.org/mandarin/zhuanlan/junshiwujinqu/mil-06292023133536.html/image-1.png" text:style-name="Internet_20_link" text:visited-style-name="Visited_20_Internet_20_Link">
</text:a>
</text:p>
      <text:p text:style-name="P4">
(The host of this show is a military commentator who has long been concerned about cross -strait and Indo -Pacific military security affairs for a long time.)</text:p>
      <text:p text:style-name="P4">
News Source: <text:a xlink:type="simple" xlink:href="https://www.rfa.org/mandarin/zhuanlan/junshiwujinqu/mil-06292023133536.html" text:style-name="Internet_20_link" text:visited-style-name="Visited_20_Internet_20_Link">
https://www.rfa.org/mandarin/zhuanlan/junshiwujinqu/mil-06292023133536.html</text:a>
</text:p>
      <!--NEWS-->
      <text:h text:style-name="P10" text:outline-level="1">
<text:span text:style-name="T4">
From July 3rd, the validity period of the Korean electronic tourism license is extended to three years</text:span>
</text:h>
      <text:p text:style-name="P4">
Author: 联合早报 (Person)</text:p>
      <text:p text:style-name="P4">
Publisher: 联合早报 (Organization)</text:p>
      <text:p text:style-name="P4">
Published Time: 2023-06-29T14:47</text:p>
      <text:p text:style-name="P4">
Modified Time: 2023-06-29T15:05</text:p>
      <text:p text:style-name="P4">
Description: From July 3rd, the validity period of foreign tourists' Korean electronic tourism license (K-ETA) will be extended from the current two years to three years. Yonhap News Agency reported that the Ministry of Justice of Korea made the above announcement on Thursday (June 29). In addition, teenagers under the age of 17 and 65 years old ...</text:p>
      <text:p text:style-name="P4">
Videos: []</text:p>
      <text:p text:style-name="P4">
Audios: []</text:p>
      <text:p text:style-name="P4">
Images: []</text:p>
      <text:p text:style-name="P4">
Type: NewsArticle</text:p>
      <text:p text:style-name="P4">
Breadcrumbs: ['即时', '国际']</text:p>
      <text:p text:style-name="P4">
Keywords: ['韩国']</text:p>
      <!--METADATA-->
      <text:p text:style-name="P4">
From July 3rd, the validity period of foreign tourists' Korean electronic tourism license (K-ETA) will be extended from the current two years to three years.</text:p>
      <text:p text:style-name="P4">
Yonhap News Agency reported that the Ministry of Justice of Korea made the above announcement on Thursday (June 29). In addition, adolescents under the age of 17 and elderly people over 65 years of age can enter the country without applying for an electronic tourism license in advance, but when applying, you can enjoy the convenience of the entry application form.</text:p>
      <text:p text:style-name="P4">
Electronic tourism licenses are a system of ease convenience for citizens of 112 -visa -free entry -free entry in South Korea. Citizens of relevant countries can enter South Korea within the validity period of the license, without restrictions. The Ministry of Justice of South Korea also added the support language types of electronic tourism licenses in the first half of this year. At present, it provides services in Korean, English, Japanese, Thai, Chinese, Spanish, French, and Malay. The maximum number of people applied for group applications is also increased from 30 to 50.</text:p>
      <text:p text:style-name="P4">
News Source: <text:a xlink:type="simple" xlink:href="https://www.zaobao.com.sg/realtime/world/story20230629-1408950" text:style-name="Internet_20_link" text:visited-style-name="Visited_20_Internet_20_Link">
https://www.zaobao.com.sg/realtime/world/story20230629-1408950</text:a>
</text:p>
      <!--NEWS-->
      <text:h text:style-name="P10" text:outline-level="1">
<text:span text:style-name="T4">
Western intelligence: Pricig serves as the original plan to capture Russian defense and chief of staff</text:span>
</text:h>
      <text:p text:style-name="P4">
Author: 联合早报 (Person)</text:p>
      <text:p text:style-name="P4">
Publisher: 联合早报 (Organization)</text:p>
      <text:p text:style-name="P4">
Published Time: 2023-06-29T14:52</text:p>
      <text:p text:style-name="P4">
Modified Time: 2023-06-29T15:20</text:p>
      <text:p text:style-name="P4">
Description: Western intelligence agencies analyzed that the Russian mercenaries Organization Wagner Group's head of Pryoo was appointed as the original catalog planning, including arresting high -level Russian military, but was forced to take action in advance after the plan was leaked. The Wall Street Journal in the United States quoted unnamed Western officials, saying that Perigo Ren Yuan ...</text:p>
      <text:p text:style-name="P4">
Videos: []</text:p>
      <text:p text:style-name="P4">
Audios: []</text:p>
      <text:p text:style-name="P4">
Images: []</text:p>
      <text:p text:style-name="P4">
Type: NewsArticle</text:p>
      <text:p text:style-name="P4">
Breadcrumbs: ['即时', '国际']</text:p>
      <text:p text:style-name="P4">
Keywords: ['俄罗斯兵变', '俄罗斯', '普京', '情报']</text:p>
      <!--METADATA-->
      <text:p text:style-name="P4">
Western intelligence agencies analyzed that the Russian mercenaries Organization Wagner Group's head of Pryoo was appointed as the original catalog planning, including arresting high -level Russian military, but was forced to take action in advance after the plan was leaked.</text:p>
      <text:p text:style-name="P4">
The Wall Street Journal quoted the unnamed Western officials, saying that Perigen originally planned to catch two when Russian Defense Ministers Shohgu and Chief of Staff Glasimov visited the southern region of the southern region of Ukraine, but were safe by the Russian Federation The bureau discovered two days before the plan, and therefore had to temporarily formulate another plan.</text:p>
      <text:p text:style-name="P4">
The commander of the Russian National Guard, Zolotov, also told the media on Tuesday (June 27) that the authorities knew his intentions before Porigen act, and stated that the specific information of the mutiny will occur from June 22-25 It was leaked from the Pricig's camp.</text:p>
      <text:p text:style-name="P4">
Some insiders said that Western intelligence agencies also analyzed the intercepted electronic communications materials and satellite images, <text:a xlink:type="simple" xlink:href="https://www.zaobao.com.sg/news/world/story20230625-1407822" text:style-name="Internet_20_link" text:visited-style-name="Visited_20_Internet_20_Link">
Purigo's plan was discovered very early</text:a>
Essence They believe that the Poligon's plan is based on his believe that some Russian armed forces will choose to join the rebellion.</text:p>
      <text:p text:style-name="P4">
Western officials said that they believed that Perigen had conveyed his intention to senior officers, which may include Solovica, deputy commander of the Ukrainian military operations in Russia, but was not sure whether Surovin was informed of the Federal Security Bureau.</text:p>
      <text:p text:style-name="P4">
U.S. officials believe that Surovin may understand the demands of Poriger's altitude, but it does not necessarily support or participate in its actions.</text:p>
      <text:p text:style-name="P4">
Surovijin was the first senior commander of the Russian army to condemn the Wagner's soldiers and urged Prig to stop. The troops he commanded were also the only army in the regular army to attack Wagner.</text:p>
      <text:p text:style-name="P4">
Kremlin spokesman Peskov also refuted <text:a xlink:type="simple" xlink:href="https://www.zaobao.com.sg/news/world/story20230628-1408824" text:style-name="Internet_20_link" text:visited-style-name="Visited_20_Internet_20_Link">
New York Times "report on Wednesday's press conference on Wednesday's press conference</text:a>
The report refers to the guess and gossip.</text:p>
      <text:p text:style-name="P4">
Western intelligence agencies said that Pryiga was forced to take action on June 23 after the plan was leaked, and successfully occupied the key command point Rostov-on-Don. They analyzed that the Wagner forces can easily occupy the southern Russian cities with a population of 1 million and large military airports, indicating that some regular army commanders may participate in the mutiny.</text:p>
      <text:p text:style-name="P4">
After occupying the command point, Perigon sent thousands of people to the capital Moscow, and he was stationed in the local area and waited for the regular army to join his rebellion. Although the troops heading to Moscow had little obstruction on the road, there was no evidence that any regular forces joined them.</text:p>
      <text:p text:style-name="P4">
According to the analysis of the Western Intelligence Department, if it was not for President Berlos Lukashenko, this mutual change may eventually evolve into an armed confrontation in Moscow.</text:p>
      <text:p text:style-name="P4">
There are also US officials that the help that Pricig's expectations will not be achieved in Moscow have not been achieved, forcing him to abandon his plan to continue to march into the capital.</text:p>
      <text:p text:style-name="P4">
News Source: <text:a xlink:type="simple" xlink:href="https://www.zaobao.com.sg/realtime/world/story20230629-1408952" text:style-name="Internet_20_link" text:visited-style-name="Visited_20_Internet_20_Link">
https://www.zaobao.com.sg/realtime/world/story20230629-1408952</text:a>
</text:p>
      <!--NEWS-->
      <text:h text:style-name="P10" text:outline-level="1">
<text:span text:style-name="T4">
After seven years of Brexit referendum: What is the fate of Brexit planners?</text:span>
</text:h>
      <text:p text:style-name="P4">
Author: 半岛电视台</text:p>
      <text:p text:style-name="P4">
Publisher: Al Jazeera</text:p>
      <text:p text:style-name="P4">
Published Time: 2023-06-29T15:32:06</text:p>
      <text:p text:style-name="P4">
Modified Time: 2023-06-29T15:32:06</text:p>
      <text:p text:style-name="P4">
Description: Britain has not yet stepped out of the "Brexit" vortex, although it has paid a heavy price for Brexit, including its economic status and political stability -has experienced 4 Prime Minister in just 6 years.</text:p>
      <text:p text:style-name="P4">
Images: ["<text:a xlink:type="simple" xlink:href="https://chinese.aljazeera.net/wp-content/uploads/2023/06/29224010-1688026201-1688051262.jpg" text:style-name="Internet_20_link" text:visited-style-name="Visited_20_Internet_20_Link">
29224010-1688...</text:a>
", "<text:a xlink:type="simple" xlink:href="https://chinese.aljazeera.net/wp-content/uploads/2023/06/30455901-1688026699-1688051339.jpg" text:style-name="Internet_20_link" text:visited-style-name="Visited_20_Internet_20_Link">
30455901-1688...</text:a>
", "<text:a xlink:type="simple" xlink:href="https://chinese.aljazeera.net/wp-content/uploads/2023/06/1366551606-1688026876-1688051409.jpg" text:style-name="Internet_20_link" text:visited-style-name="Visited_20_Internet_20_Link">
1366551606-16...</text:a>
", "<text:a xlink:type="simple" xlink:href="https://chinese.aljazeera.net/wp-content/uploads/2023/06/1248856514-1688027331-1688051460.jpg" text:style-name="Internet_20_link" text:visited-style-name="Visited_20_Internet_20_Link">
1248856514-16...</text:a>
"]</text:p>
      <text:p text:style-name="P4">
Topics: ['政治', '新闻']</text:p>
      <text:p text:style-name="P4">
Keywords: ['政治', '新闻', '欧洲', '英国']</text:p>
      <text:p text:style-name="P4">
Type: Article</text:p>
      <!--METADATA-->
      <text:p text:style-name="P4">
<draw:frame draw:style-name="fr1" draw:name="Image173" text:anchor-type="as-char" svg:width="6.9236in" svg:height="4.607106in" draw:z-index="0">
<draw:image xlink:href="../Images/Aljazeera Chinese/2023-06-29T15-32-06/29224010-1688026201-1688051262.jpg" xlink:type="simple" xlink:show="embed" xlink:actuate="onLoad" draw:mime-type="image/jpeg"/>
</draw:frame>
The negative impact of Brexit caused by Brexit prompt the British to regularly hold demonstrations to oppose the EU(Anadoru News Agency)These days are the seventh anniversary of the largest political events in the British contemporary history, that is, Britain's total voting in the United Kingdom in June 2016, decided to withdraw from the EU with a voting result of 51%support and 49%opposition rate.</text:p>
      <text:p text:style-name="P4">
Britain has not yet stepped out of the "Brexit" vortex, although it has paid a heavy price for Brexit, including its economic status and political stability -has experienced 4 Prime Minister in just 6 years.</text:p>
      <text:p text:style-name="P4">
The popularity of "Brexit" is declining between the most enthusiastic supporters. At the same time, something similar to "curse" has always troubled the pioneers of this controversial project- "Britain "Brexit" engineers hope to win political glory for themselves after achieving Brexit, but reality is just the opposite. Their status has continued to decline and becomes a half -"pariah" character on the British politics.</text:p>
      <text:p text:style-name="P4">
<draw:frame draw:style-name="fr1" draw:name="Image174" text:anchor-type="as-char" svg:width="6.9236in" svg:height="4.611822in" draw:z-index="0">
<draw:image xlink:href="../Images/Aljazeera Chinese/2023-06-29T15-32-06/30455901-1688026699-1688051339.jpg" xlink:type="simple" xlink:show="embed" xlink:actuate="onLoad" draw:mime-type="image/jpeg"/>
</draw:frame>
Johnson is one of the pioneers to promote Brexit(Anadoru News Agency)</text:p>
      <text:h text:style-name="P13" text:outline-level="4">
<text:span text:style-name="T4">
From glory to being expelled</text:span>
</text:h>
      <text:p text:style-name="P4">
Former British Prime Minister Boris Johnson is one of the clear examples of the Brexit. Johnson was the leader who promoted Brexit, and he did achieve his own purpose by allowing the British to vote to support Brexit -Johnson's political status gradually increased, and during Tresa May, he rose to the Minister of Foreign Affairs. The position of the location, replaced her as the Leader of the Conservative Party after the collapse of Torresa Plum.</text:p>
      <text:p text:style-name="P4">
2019 is the year of political glory of Boris Johnson. This year's election has made him unsuccessful to become a Conservative leader, and he has won an absolute majority in the parliament. It was strengthened that political analysts believed that Johnson was following the footsteps of the famous British leader Winston Churchill.</text:p>
      <text:p text:style-name="P4">
But soon, this political building collapsed in front of many political scandals. During the full blockade of the new crown epidemic, the scandal of holding a party in the Prime Minister's Mansion was a fatal blow to Boris Johnson's political path. , And let him lose the throne of the Prime Minister, also lost his seat in the parliament, and also brought the crime of lied and misleading when leaving the parliament.</text:p>
      <text:p text:style-name="P4">
Nevertheless, Johnson still believes that he is a firm supporter of Brexit. It was this problem that made Johnson's political glory. However, after many years of the referendum, Johnson has almost outside the political stage, and his return has become difficult or almost impossible.</text:p>
      <text:p text:style-name="P4">
<draw:frame draw:style-name="fr1" draw:name="Image175" text:anchor-type="as-char" svg:width="6.9236in" svg:height="4.608995in" draw:z-index="0">
<draw:image xlink:href="../Images/Aljazeera Chinese/2023-06-29T15-32-06/1366551606-1688026876-1688051409.jpg" xlink:type="simple" xlink:show="embed" xlink:actuate="onLoad" draw:mime-type="image/jpeg"/>
</draw:frame>
Dominic Kamina is one of the most famous figures in Brexit Movement planners(Gaidi image)</text:p>
      <text:h text:style-name="P13" text:outline-level="4">
<text:span text:style-name="T4">
Mysterious "Brexit Godfather"</text:span>
</text:h>
      <text:p text:style-name="P4">
If Boris Johnson is one of the most famous faces during the Brexit propaganda period, one of the founders of the Brexit Movement is Dominic Kaminis, and he even promotes this idea. Behind the scenes and act silently in secret, he is also one of Britain's most famous campaign planner.</text:p>
      <text:p text:style-name="P4">
After Johnson took office, Dominic Kumamis was appointed as the chief consultant of the Prime Minister to express Johnson's favor for Dominic, but the friendship between the two quickly became a fierce war -in Johnson fired him after Dominica Kamis was suspected of violating the new crown epidemic prevention measures.</text:p>
      <text:p text:style-name="P4">
After that, Dominic Kuminis leaked many talks and content on Johnson on the issue of the new crown epidemic, and provided testimony against Johnson in Parliament, which has also become a milestone for his conviction.</text:p>
      <text:p text:style-name="P4">
After Dominik Kuminus was considered the most famous and powerful consultant in the political propaganda community, after he became the focus of the British media, after he was considered the key to the success of the conservative party's 2019 election, he But chose to hide and stay away from the political stage, and return to his famous online blog writing.</text:p>
      <text:p text:style-name="P4">
<draw:frame draw:style-name="fr1" draw:name="Image176" text:anchor-type="as-char" svg:width="6.9236in" svg:height="4.608995in" draw:z-index="0">
<draw:image xlink:href="../Images/Aljazeera Chinese/2023-06-29T15-32-06/1248856514-1688027331-1688051460.jpg" xlink:type="simple" xlink:show="embed" xlink:actuate="onLoad" draw:mime-type="image/jpeg"/>
</draw:frame>
Nejer Farach acknowledged the failure of Brexit, although he was one of the firm supporters of Brexit(Gaidi image)</text:p>
      <text:h text:style-name="P13" text:outline-level="4">
<text:span text:style-name="T4">
Considering the failure of Brexit Brexit</text:span>
</text:h>
      <text:p text:style-name="P4">
British politician Najer Farachi is one of the representatives of the British right -wing populist movement. He was a firm supporter of Brexit during his tenure party leader. When he left the European Parliament, his joy was The feelings are overwhelming, but what he may not know is that this departure will make him pay a great price on the political road.</text:p>
      <text:p text:style-name="P4">
After the British referendum agreed to Brexit and the country has not yet come out of the mysteries, Nejer Farach lost the leadership of the independent party. Later, he announced the establishment of the Brexit Party, but failed to resist the Conservative Party The strong rise. In 2021, Nejer Farach decided to rename his party to the Reform Party and became the party's honorary chairman without any actual political position.</text:p>
      <text:p text:style-name="P4">
Najer Farach admits that "Brexit has failed" through a strong statement, which has caused a lot of controversy. His statement means that the idea of Brexit has not been realized as required, but it has become an idea of failure. Essence</text:p>
      <text:p text:style-name="P4">
The politician, known for its hostile immigrants, still tried to return to politics with the disadvantaged state of the Conservative Party. He believes that this is an excellent opportunity to attack the Conservative Voter Group with right -wing thoughts.</text:p>
      <text:p text:style-name="P4">
News Source: <text:a xlink:type="simple" xlink:href="https://chinese.aljazeera.net/news/political/2023/6/29/%e8%84%b1%e6%ac%a7%e5%85%ac%e6%8a%95%e4%b8%83%e5%b9%b4%e5%90%8e%e8%84%b1%e6%ac%a7%e7%ad%96%e5%88%92%e8%80%85%e4%bb%ac%e7%9a%84%e5%91%bd%e8%bf%90%e5%a6%82%e4%bd%95" text:style-name="Internet_20_link" text:visited-style-name="Visited_20_Internet_20_Link">
https://chinese.aljazeera.net/news/political/2023/6/29/%e8%84%b1%e6%ac%a7%e5%85%ac%e6%8a%95%e4%b8%83%e5%b9%b4%e5%90%8e%e8%84%b1%e6%ac%a7%e7%ad%96%e5%88%92%e8%80%85%e4%bb%ac%e7%9a%84%e5%91%bd%e8%bf%90%e5%a6%82%e4%bd%95</text:a>
</text:p>
      <!--NEWS-->
      <text:h text:style-name="P10" text:outline-level="1">
<text:span text:style-name="T4">
Anhui Hefei Christianity Association and Mu En and Wang Yino were sentenced to about 3 years</text:span>
</text:h>
      <text:p text:style-name="P4">
Author: None</text:p>
      <text:p text:style-name="P4">
Publisher: Radio Free Asia (Organization)</text:p>
      <text:p text:style-name="P4">
Published Time: 2023-06-29T15:41:00-04:00</text:p>
      <text:p text:style-name="P4">
Modified Time: 2023-06-29T15:45: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4.600844in" draw:z-index="0">
<draw:image xlink:href="../Images/rfamandarin/2023-06-29T15-41-00-04-00/000000.png" xlink:type="simple" xlink:show="embed" xlink:actuate="onLoad" draw:mime-type="image/png"/>
</draw:frame>
Profile picture: Poetry class performed in the church of Hefei, Anhui. <text:a xlink:type="simple" xlink:href="https://www.rfa.org/mandarin/Xinwen/5-06292023153754.html/@@images/image" text:style-name="Internet_20_link" text:visited-style-name="Visited_20_Internet_20_Link">
</text:a>
France -France -France -France -France -France -France of Anhui Hefei Christian Youth League. Two co -workers were sentenced to three years in prison for suspected fraud. According to the 29th news, the two co -workers are that Muen, 35, was sentenced to 3 years and 6 months in prison and a fine of 60,000 yuan. Wang Yino, 33 years old, was sentenced to 3 years in prison and fined 50,000 yuan. Hefei Youth Gettings was established in the university town in early 2018. By last year, nearly 200 people attended the party. Most of them were students and a small number of people. In September 2022, the Hefei Youth League was attacked and 84 people were arrested on the spot. Police took Wang Yino away without searching or arresting orders. The police regarded the money dedicated by the believers as a fraud, and forced some believers to write a notice of the right to the victim's rights, which means that they were cheated, and the amount involved was 240,000. He also claimed his crime to Murn and Wang Yino. Responsible editor: Rao Yiming</text:p>
      <text:p text:style-name="P4">
News Source: <text:a xlink:type="simple" xlink:href="https://www.rfa.org/mandarin/Xinwen/5-06292023153754.html" text:style-name="Internet_20_link" text:visited-style-name="Visited_20_Internet_20_Link">
https://www.rfa.org/mandarin/Xinwen/5-06292023153754.html</text:a>
</text:p>
      <!--NEWS-->
      <text:h text:style-name="P10" text:outline-level="1">
<text:span text:style-name="T4">
A large number of Chinese e -commerce goods have poured into the US Congress members to find the post office to assist in the investigation</text:span>
</text:h>
      <text:p text:style-name="P4">
Author: chinese@voanews.com (杨安)</text:p>
      <text:p text:style-name="P4">
Publisher: 美国之音中文网 (Type: NewsMediaOrganization)</text:p>
      <text:p text:style-name="P4">
Published Time: 2023-06-29T15:43:08+08:00</text:p>
      <text:p text:style-name="P4">
Modified Time: 2023-06-29 07:43:08Z</text:p>
      <text:p text:style-name="P4">
Description: A large number of duty -free parcels from China poured into the United States and received the attention of Republican members of Congress. Mike Gallagher, chairman of the China House of Representatives Special Committee, James Comer, chairman of the Supervision and Accountability Committee, and the chairman of the supervisory and accountability committee, asking for data from Chinese online e -commerce mailing products to the United States to provide data from Chinese online e -commerce mailing goods to the United States. Essence According to an exemption of the US Trade Law, parcels worth less than $ 800 do not need to pay tariffs.</text:p>
      <text:p text:style-name="P4">
Videos: []</text:p>
      <text:p text:style-name="P4">
Images: []</text:p>
      <text:p text:style-name="P4">
Categories: ['美国', '经济·金融·贸易', '中国']</text:p>
      <text:p text:style-name="P4">
Type: None</text:p>
      <!--METADATA-->
      <text:p text:style-name="P4">
Nonenone</text:p>
      <text:p text:style-name="P4">
News Source: <text:a xlink:type="simple" xlink:href="https://www.voachinese.com/a/lawmakers-seek-postal-info-on-shipments-from-china-20230629/7159712.html" text:style-name="Internet_20_link" text:visited-style-name="Visited_20_Internet_20_Link">
https://www.voachinese.com/a/lawmakers-seek-postal-info-on-shipments-from-china-20230629/7159712.html</text:a>
</text:p>
      <!--NEWS-->
      <text:h text:style-name="P10" text:outline-level="1">
<text:span text:style-name="T4">
Tan Binglin's case has been opened and has not been sentenced</text:span>
</text:h>
      <text:p text:style-name="P4">
Author: None</text:p>
      <text:p text:style-name="P4">
Publisher: Radio Free Asia (Organization)</text:p>
      <text:p text:style-name="P4">
Published Time: 2023-06-29T15:49:17-04:00</text:p>
      <text:p text:style-name="P4">
Modified Time: 2023-06-29T15:49: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4.612011in" draw:z-index="0">
<draw:image xlink:href="../Images/rfamandarin/2023-06-29T15-49-17-04-00/000000.png" xlink:type="simple" xlink:show="embed" xlink:actuate="onLoad" draw:mime-type="image/png"/>
</draw:frame>
Tan Binglin, a citizen of Qidong County, Hunan, Tan Binglin Twitter took a screenshot of Tan Binglin, a citizen of Qidong County, Hunan Province, and the case of provocative trouble has begun. However, the results of the trial have not yet been announced. According to the Minsheng Observation Network, in June 2022, Tan Binglin went to the village committee to protest that his parents were forcibly vaccinated with a new crown vaccine, and they were immediately arrested by Qidong County police and lost contact since then. After a few days, Father Tan knew that Tan Binglin was arrested for suspected provocation. After a few months, Tan Binglin's lawyer repeatedly asked to meet with the parties and was rejected. It is understood that Tan Binglin has participated in the promotion of education equal rights and advocated the three free campaigns of free medical care, free education, and free pensions. Responsible editor: Rao Yiming</text:p>
      <text:p text:style-name="P4">
News Source: <text:a xlink:type="simple" xlink:href="https://www.rfa.org/mandarin/Xinwen/6-06292023154909.html" text:style-name="Internet_20_link" text:visited-style-name="Visited_20_Internet_20_Link">
https://www.rfa.org/mandarin/Xinwen/6-06292023154909.html</text:a>
</text:p>
      <!--NEWS-->
      <text:h text:style-name="P10" text:outline-level="1">
<text:span text:style-name="T4">
Chinese spy balloons use American technology to monitor Americans</text:span>
</text:h>
      <text:p text:style-name="P4">
Author: None</text:p>
      <text:p text:style-name="P4">
Publisher: Radio Free Asia (Organization)</text:p>
      <text:p text:style-name="P4">
Published Time: 2023-06-29T15:52:00-04:00</text:p>
      <text:p text:style-name="P4">
Modified Time: 2023-06-29T16:13: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4.947024in" draw:z-index="0">
<draw:image xlink:href="../Images/rfamandarin/2023-06-29T15-52-00-04-00/000000.png" xlink:type="simple" xlink:show="embed" xlink:actuate="onLoad" draw:mime-type="image/png"/>
</draw:frame>
The picture shows the first balloon on February 4th after being shot down on the east coast of the United States, and the US navy personnel were salvaged. The US Navy / AFP US Wall Street Journal reported that the Chinese spy balloon flying over the United States earlier this year loaded the US -made equipment, helping mobile photos, videos and other information. The US defense and intelligence agencies analyzed the fragments of balloons discovered and shot down 5 months ago with the Federal Investigation Agency. U.S. officials said that the analysis found that the balloon is full of commercial equipment made in the United States. Some of them can be bought online, and there are more special Chinese equipment to collect photos, videos and other information to China. They concluded that the purpose of the flight was to conduct spy activities, not the weather monitoring in Beijing. These officials said that this balloon mixed ready -made and specialized equipment is a creative attempt for monitoring in China. The Wall Street Journal report also said that Chinese officials have stated that if US investigators will publicize the balloon reports to the public, Beijing will be forced to respond to a strong response, which may cause high -level exchanges between the two countries to derail. After Bollingak's visit to China, US Treasury Minister Yellen is expected to visit Beijing early next month. In addition, both governments of the two countries are committed to arranging Biden and Xi Jinping to meet in the second half of this year. Responsible editor: Rao Yiming</text:p>
      <text:p text:style-name="P4">
News Source: <text:a xlink:type="simple" xlink:href="https://www.rfa.org/mandarin/Xinwen/7-06292023155131.html" text:style-name="Internet_20_link" text:visited-style-name="Visited_20_Internet_20_Link">
https://www.rfa.org/mandarin/Xinwen/7-06292023155131.html</text:a>
</text:p>
      <!--NEWS-->
      <text:h text:style-name="P10" text:outline-level="1">
<text:span text:style-name="T4">
China &amp; Quot; Citizen Court &amp; Quot;</text:span>
</text:h>
      <text:p text:style-name="P4">
Author: None</text:p>
      <text:p text:style-name="P4">
Publisher: Radio Free Asia (Organization)</text:p>
      <text:p text:style-name="P4">
Published Time: 2023-06-29T15:55:00-04:00</text:p>
      <text:p text:style-name="P4">
Modified Time: 2023-06-29T16:14:26-04:00</text:p>
      <text:p text:style-name="P4">
Description: None</text:p>
      <text:p text:style-name="P4">
Videos: []</text:p>
      <text:p text:style-name="P4">
Audios: ["<text:a xlink:type="simple" xlink:href="https://www.rfa.org/mandarin/yataibaodao/renquanfazhi/kw-0629202312333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5.069862in" draw:z-index="0">
<draw:image xlink:href="../Images/rfamandarin/2023-06-29T15-55-00-04-00/000000.png" xlink:type="simple" xlink:show="embed" xlink:actuate="onLoad" draw:mime-type="image/png"/>
</draw:frame>
The Chinese official "People's Court" [![] [![] <text:a xlink:type="simple" xlink:href="https://www.rfa.org/mandarin/yataibaodao/renquanfazhi/kw-06292023123331.html/@@images/image" text:style-name="Internet_20_link" text:visited-style-name="Visited_20_Internet_20_Link">
![], Which was established a few days ago(Images/rfamandarin/2023-06-29T15-55-00-04-00/000001.png)</text:a>
Agence France-Presse data chart <text:a xlink:type="simple" xlink:href="https://www.rfa.org/mandarin/yataibaodao/renquanfazhi/kw-06292023123331.html/@@stream" text:style-name="Internet_20_link" text:visited-style-name="Visited_20_Internet_20_Link">
Audio-Link: https://www.rfa.org/mandarin/yataibao/renquanfazhi/kw-062920233331.html/@stream</text:a>
Recently, the "Citizen Court" initiated by Chinese overseas exile lawyers was announced. In response to the purpose of the court's establishment and the first batch of information, some of the initiatives were interviewed.</text:p>
      <text:p text:style-name="P4">
<text:a xlink:type="simple" xlink:href="https://www.rfa.org/mandarin/yataibaodao/shaoshuminzu/al-12092021160740.html" text:style-name="Internet_20_link" text:visited-style-name="Visited_20_Internet_20_Link">
<text:span text:style-name="T4">
 "Uyghur court" ruling in Beijing's judgment of implementing racial extinction unjust? </text:span>
</text:a>
<text:span text:style-name="T4">
<text:span text:style-name="T5">
 <text:a xlink:type="simple" xlink:href="https://www.rfa.org/mandarin/zhuanlan/jieduxinjiang/xj-12242021132454.html" text:style-name="Internet_20_link" text:visited-style-name="Visited_20_Internet_20_Link">
Interpretation of Xinjiang: Uyghur court ruled that China committed racial extinction in Xinjiang</text:a>
</text:span>
* </text:span>
<text:span text:style-name="T5">
 <text:a xlink:type="simple" xlink:href="https://www.rfa.org/mandarin/yataibaodao/junshiwaijiao/tj-05042023120621.html" text:style-name="Internet_20_link" text:visited-style-name="Visited_20_Internet_20_Link">
"The rule of law" unlimited MPs: Chinese law serves the government</text:a>
</text:span>
*</text:p>
      <text:p text:style-name="P4">
On June 28, the "CitizensCourt" issued an announcement through Twitter. The announcement pointed out that the court aims to popularize the common sense of modern civilization and encourage civic society to participate in the form of case trials, thereby promoting the peaceful transformation of autocratic society towards civic society. Cases tried by the Citizen Court will show social justice, not to preach hatred; intended to build, not fighting.</text:p>
      <text:p text:style-name="P4">
The announcement also pointed out that the CCP authorities want to suppress the persecution of citizens, and the government and employees supported by taxpayers have failed to fulfill their obligations to protect citizens; the judicial organs are abducted by the CCP and cannot perform their judicial functions independently. Infringements and malfeasances implement trials.</text:p>
      <text:p text:style-name="P4">
<text:span text:style-name="T4">
 Sponsors: Maintaining citizen rights to prevent the CCP from persecution </text:span>
</text:p>
      <text:p text:style-name="P4">
Li Dabin, one of the sponsor of the "Citizen Court" and a human rights lawyer in the United States, told this station: "Now for citizens, they are only unilaterally judged by the regime. Space. So, we consider making our own voice from the perspective of citizens and advocate our rights. "</text:p>
      <text:p text:style-name="P4">
Wu Shaoping, a human rights lawyer who participated in the establishment of the "Citizen Court", said that such an independent court can incorporate the crimes of the CCP authorities into trials and reveal it. A civic court can prevent the CCP from persecution of human rights. "</text:p>
      <text:p text:style-name="P4">
Guo Baosheng, a person in the United States, also believes that the establishment of this citizen's court is very meaningful: "It can further pressure the human rights of China and promote the change of China's human rights. Exile lawyers can continue to engage in the human rights movement overseas."</text:p>
      <text:p text:style-name="P4">
<text:span text:style-name="T4">
 Respect the facts to show justice </text:span>
 <text:span text:style-name="T4">
 Citizen court pursuing more credibility </text:span>
</text:p>
      <text:p text:style-name="P4">
In 2020, the "Independence People's Court" in London, England has been investigated by the CCP's strong criminals such as Falun Gong practitioners, and ruled that "the CCP committed anti -human crime [] <text:a xlink:type="simple" xlink:href="https://www.soundofhope.org/term/145142" text:style-name="Internet_20_link" text:visited-style-name="Visited_20_Internet_20_Link">
</text:a>
"Xing; in 2021, another independent court also made a final judgment to determine that the Chinese government's riots for Uighurs constituted racial extinction and anti -human crimes. The results of these rulings caused a strong response in the international community.</text:p>
      <text:p text:style-name="P4">
Wu Shaoping said that the reason why the independent court has credibility is multiple reasons: First, the case is fair and public during the trial of the case itself to ensure the legitimate procedure rights of all parties and promote the case to obtain a more objective and fair result, thereby being recognized by the society; At the same time, there must be professionals to participate in the quality of the case trial.</text:p>
      <text:p text:style-name="P4">
In response to the newly established "Citizen Court", Wu Shaoping said: "The" Citizen Court "has no private interest, it is for human rights and humanity, and for the establishment of civil society. Because it is based on justice, we believe that this kind of trial can also be possible. Get more public recognition. "</text:p>
      <text:p text:style-name="P4">
Li Dabin emphasized that the "Citizen Court" is a court supported and composed of citizens. Trial cases must respect the facts and show justice, not for political struggle. Considering the principle of fairness, they even planned to establish a defense mechanism when the defendant was absent.</text:p>
      <text:p text:style-name="P4">
Wu Shaoping also pointed out that although the Citizen Court does not have the binding power of legal enforcement, it can also play a great role: "In the future, it will be a evidence of the CCP's infringement of human rights for the international court or the United Nations human rights agencies to investigate the laws that they should bear in the international community. Responsibility, if it can achieve and achieve this purpose, it is equivalent to the CCP to have certain execution. "</text:p>
      <text:p text:style-name="Quotations">

<text:p text:style-name="P4">
"Announcement of the Citizen Court"&gt;
 &gt;
&gt;
 Citizen courts were initiated by a group of overseas exile lawyers, which aims to popularize modern civilization and encourage civic society to participate in the way of trials of cases. Civil courts tried the case to show social righteousness without preaching hatred; intended to build, not in the struggle. &gt;
 ... <text:a xlink:type="simple" xlink:href="https://twitter.com/hashtag/%E5%85%AC%E6%B0%91%E6%B3%95%E5%BA%AD" text:style-name="Internet_20_link" text:visited-style-name="Visited_20_Internet_20_Link">
 #&gt;
&gt;
&gt;
</text:a>
&gt;
 <text:a xlink:type="simple" xlink:href="https://t.co/O0cmvELDu8" text:style-name="Internet_20_link" text:visited-style-name="Visited_20_Internet_20_Link">
 pic.twitter.com/O0cmvELDu8 </text:a>
&gt;
&gt;
 - Citizens Court Citizen Court(@CBralove)<text:a xlink:type="simple" xlink:href="https://twitter.com/CBralove/status/1674168397897297920" text:style-name="Internet_20_link" text:visited-style-name="Visited_20_Internet_20_Link">
 June 28, 2023&gt;
 </text:a>
<text:span text:style-name="T4">
 "Citizen Court" operation: will adopt a democratic state trial mode and rules </text:span>
Li Dabin said, "In the early stage, because we were still exploring the stage, we will still take the model without a jury, and then gradually enter the jury model."</text:p>

</text:p>
      <text:p text:style-name="P4">
Wu Shaoping told this station that although China also has a so -called jury system, it is completely different from international universal procedures: "The Chinese juror system is directly selected by the official, and the trial of the case is also selected by them to participate. But they do not play any practical role, and they really determine the facts of the case and the case of the case are judges. "</text:p>
      <text:p text:style-name="P4">
Wu Shaoping said that the international universal jury system is an independent composition, and the jurors are generated by citizens, and the lawyers of the two prosecutors are also selected by the CCP of the jurors. All citizens are obliged to register as jurors. They want to determine whether the parties are charged with crimes, and specific sentencing and judgment are determined by professional judges.</text:p>
      <text:p text:style-name="P4">
<text:span text:style-name="T4">
 The first batch of "Citizen Court" to promote three cases </text:span>
</text:p>
      <text:p text:style-name="P4">
The "Citizen Court" announcement lists three cases currently being promoted, including the case of He Fangmei and Li Xin, Wang Quanzhang and Li Wenzu, and Li Lebin's shooting Xu Chunhe.</text:p>
      <text:p text:style-name="P4">
Among them, He Fangmei is the initiator of the "Vaccine Baby Home" rights protection group. For many years, she and her husband Li Xin have been petitioning their rights for the eldest daughter who disabled for the vaccine. In October 2020, He Fangmei was sentenced to a psychiatric hospital for protesting in front of the Hui County Government of Henan Province and was sent to a psychiatric hospital. In March 2022, He Familia opened the trial in the first instance, but he was not sentenced to the time of his detaining; her husband Li Xin was sentenced to 5 years in prison and is still serving in prison in Jiaozuo Prison.</text:p>
      <text:p text:style-name="P4">
The victims of the "709 major arrest" Wang Quanzhang and his wife Li Wenzu have been continuously suppressed by the authorities in the past two months, and the family has been forced to move 13 times. At present, Wang Quanzhang and Li Wenzu have been besieged by unidentified personnel for more than two weeks, and their rented houses still insist on staying behind after being broken and power -off, causing attention at home and abroad.</text:p>
      <text:p text:style-name="P4">
In addition, Li Lebin's shooting Xu Chun's case was a shooting case in May 2015 in the waiting room of the Qing'an Railway Station in Heilongjiang Province. At that time, Li Lebin, a police officer of Xu Chunhe and the police station on duty, had a conflict, and Li Lebin shot and killed him. Because Xu Chunhe had a petition experience, public opinion widely questioned whether Xu Chunhe was killed by police interception.</text:p>
      <text:p text:style-name="P4">
The "Citizen Court" is currently collecting relevant evidence of collecting the above three cases from the public, and called for the CCP organizational secretary and members of the CCP -related CCP -related CPC to the case, as well as government officials to stop suppressing the persecution of citizens, fulfilling the function of protecting citizens' rights and interests, and negatively Execute the instructions to infringe human rights.</text:p>
      <text:p text:style-name="P4">
Guo Baosheng, a person who travels to the United States, said: "Because the previous calls of the international community were generally general, (condemnation) the Chinese government was over. They now set up a court to go to each case and specific person in charge. It is pointed out in detail that the grass -roots officials who serve the CCP are also a deterrent. "Guo Baosheng hopes that the" Citizen Court "will be associated with the international community's legal community in the future and further expand to have a greater influence.</text:p>
      <text:p text:style-name="P4">
Reporter: Caddy Editor: He Ping.com Editor: Hong Wei</text:p>
      <text:p text:style-name="P4">
News Source: <text:a xlink:type="simple" xlink:href="https://www.rfa.org/mandarin/yataibaodao/renquanfazhi/kw-06292023123331.html" text:style-name="Internet_20_link" text:visited-style-name="Visited_20_Internet_20_Link">
https://www.rfa.org/mandarin/yataibaodao/renquanfazhi/kw-06292023123331.html</text:a>
</text:p>
      <!--NEWS-->
      <text:h text:style-name="P10" text:outline-level="1">
<text:span text:style-name="T4">
China Fashion Brand SHEIN officially submits a listing application to the New York Stock Exchange</text:span>
</text:h>
      <text:p text:style-name="P4">
Author: None</text:p>
      <text:p text:style-name="P4">
Publisher: Radio Free Asia (Organization)</text:p>
      <text:p text:style-name="P4">
Published Time: 2023-06-29T15:57:00-04:00</text:p>
      <text:p text:style-name="P4">
Modified Time: 2023-06-29T16:12: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4.902355in" draw:z-index="0">
<draw:image xlink:href="../Images/rfamandarin/2023-06-29T15-57-00-04-00/000000.png" xlink:type="simple" xlink:show="embed" xlink:actuate="onLoad" draw:mime-type="image/png"/>
</draw:frame>
The sign of the Higin brand and the keyboard and shopping carts are overlapping in the figure, highlighting the company's characteristics as a network clothing company. <text:a xlink:type="simple" xlink:href="https://www.rfa.org/mandarin/Xinwen/8-06292023155710.html/@@images/image" text:style-name="Internet_20_link" text:visited-style-name="Visited_20_Internet_20_Link">
</text:a>
The Chinese online clothing brand SHEIN, which is popular in the European and American fashion market, officially submitted an IPO listing application to the New York Stock Exchange. According to Reuters, clothing retailers with a market value of up to $ 60 billion are being reviewed by US regulatory agencies for alleged allegations such as forced laborers. Hitchin has the largest overseas listing IPO since the listing of Didi in the United States in 20021. According to previous reports, Higin tried to set up outlets in Europe and Mexico, and established a local supply chain to decentralize excessive dependence on Chinese factories. Nevertheless, most of Higin's supply is still from China, because Chinese factories can deliver in just 10 days to meet Western consumers' pursuit of fashion. This is the fast supply chain operation that allows Higin to defeat international brands such as ZARA and H &amp; M. However, because of the tight relations between the United States and China, Hipin was also affected by some. What this clothing company is widely criticized is plagiarizing other designer works. In addition, Xiyin is also criticized by environmentalists to encourage over -consumption and may use products that are forced to manufacture in Xinjiang. Responsible editor: Rao Yiming</text:p>
      <text:p text:style-name="P4">
News Source: <text:a xlink:type="simple" xlink:href="https://www.rfa.org/mandarin/Xinwen/8-06292023155710.html" text:style-name="Internet_20_link" text:visited-style-name="Visited_20_Internet_20_Link">
https://www.rfa.org/mandarin/Xinwen/8-06292023155710.html</text:a>
</text:p>
      <!--NEWS-->
      <text:h text:style-name="P10" text:outline-level="1">
<text:span text:style-name="T4">
A protest of the CCRC was incorporated into the Swedish embassy</text:span>
</text:h>
      <text:p text:style-name="P4">
Publisher: 法新社</text:p>
      <text:p text:style-name="P4">
Published Time: 2023-06-29T16:02:08+00:00</text:p>
      <text:p text:style-name="P4">
Modified Time: 2023-06-29T15:35:03+00:00</text:p>
      <text:p text:style-name="P4">
Description: (Agence France -Presse Baghdad 29th) A photographer from Agence France -Presse reported that dozens of Iraqi demonstrators briefly broke into the Swedish embassy in Baghdad to protest that the Swedish authorities allowed a Iraqi who lived in Sweden yesterday Stockholm's streets blatantly burned the Coc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4" text:anchor-type="as-char" svg:width="6.9236in" svg:height="3.617581in" draw:z-index="0">
<draw:image xlink:href="../Images/rficn/2023-06-29T16-02-08-00-00/000000.png" xlink:type="simple" xlink:show="embed" xlink:actuate="onLoad" draw:mime-type="image/png"/>
</draw:frame>
According to photographer reporters, these demonstrators are supporters of the Iraqi Shiite Muslim leader Moqtadasadr. They stayed in the Swedish embassy for about 15 minutes after breaking into the Swedish ambassador. Leave the scene.</text:p>
      <text:p text:style-name="P4">
The demonstrators gathered outside the Swedish embassy to respond to the call of Sade's request to expel the Swedish ambassador. They also sent leaflets, which wrote in Arabic and English: "Our constitution is the Coco Jing. Our leader is Sad."</text:p>
      <text:p text:style-name="P4">
The Swedish Ministry of Foreign Affairs issued a statement saying that they had full information on the situation of the embassy in Iraq and the embassy staff were safe.</text:p>
      <text:p text:style-name="P4">
A few years ago, Salwan Momika, a 37 -year -old Iraqi man who fled to Sweden a few years ago, took protests outside Stockholm's largest mosque yesterday. He trampled on a Book of Lanjing first and burned several pages.</text:p>
      <text:p text:style-name="P4">
Swedish police have approved his actions beforehand on the grounds of protecting freedom of speech.</text:p>
      <text:p text:style-name="P4">
News Source: <text:a xlink:type="simple" xlink:href="https://www.rfi.fr/cn/%E5%9B%BD%E9%99%85%E6%8A%A5%E9%81%93/20230629-%E6%8A%97%E8%AE%AE%E5%8F%AF%E5%85%B0%E7%BB%8F%E9%81%AD%E7%84%9A-%E4%BC%8A%E6%8B%89%E5%85%8B%E7%A4%BA%E5%A8%81%E8%80%85%E4%B8%80%E5%BA%A6%E9%97%AF%E5%85%A5%E7%91%9E%E5%85%B8%E5%A4%A7%E4%BD%BF%E9%A6%86" text:style-name="Internet_20_link" text:visited-style-name="Visited_20_Internet_20_Link">
https://www.rfi.fr/cn/%E5%9B%BD%E9%99%85%E6%8A%A5%E9%81%93/20230629-%E6%8A%97%E8%AE%AE%E5%8F%AF%E5%85%B0%E7%BB%8F%E9%81%AD%E7%84%9A-%E4%BC%8A%E6%8B%89%E5%85%8B%E7%A4%BA%E5%A8%81%E8%80%85%E4%B8%80%E5%BA%A6%E9%97%AF%E5%85%A5%E7%91%9E%E5%85%B8%E5%A4%A7%E4%BD%BF%E9%A6%86</text:a>
</text:p>
      <!--NEWS-->
      <text:h text:style-name="P10" text:outline-level="1">
<text:span text:style-name="T4">
Ri riots in many cities in France were arrested</text:span>
</text:h>
      <text:p text:style-name="P4">
Author: 联合早报 (Person)</text:p>
      <text:p text:style-name="P4">
Publisher: 联合早报 (Organization)</text:p>
      <text:p text:style-name="P4">
Published Time: 2023-06-29T16:19</text:p>
      <text:p text:style-name="P4">
Modified Time: 2023-06-29T19:36</text:p>
      <text:p text:style-name="P4">
Description: Nanterre, the suburbs of Paris, France, on Wednesday (June 28), the second night of riots occurred. The police were dissatisfied with a police officer who died on the streets. 150 people were arrested. French Pakistan ...</text:p>
      <text:p text:style-name="P4">
Videos: []</text:p>
      <text:p text:style-name="P4">
Audios: []</text:p>
      <text:p text:style-name="P4">
Images: []</text:p>
      <text:p text:style-name="P4">
Type: NewsArticle</text:p>
      <text:p text:style-name="P4">
Breadcrumbs: ['即时', '国际']</text:p>
      <text:p text:style-name="P4">
Keywords: ['巴黎', '骚乱']</text:p>
      <!--METADATA-->
      <text:p text:style-name="P4">
Nanterre, the suburbs of Paris, France, on Wednesday (June 28), the second night of riots occurred.(https://www.zaobao.com.sg/news/world/story20230628-1408878)They set up firecrackers and set fire to the police, and 150 were arrested.</text:p>
      <text:p text:style-name="P4">
A 17 -year -old Algerian teenager Naelm (27th) was shot and killed by the police on Tuesday (27th), which caused public anger. French cities such as Lyon, Dijon, and Toulouse riots occurred on Wednesday night, and police conflicts also occurred after midnight in Paris.</text:p>
      <text:p text:style-name="P4">
The Minister of the Interior Darmaen said on Wednesday (28th) that the police -civilian conflict caused dozens of police officers and the police deployed 2,000 police officers in Paris that night. He wrote in Twitter that the authorities arrested 150 people and said that violence was "irreversible."</text:p>
      <text:p text:style-name="P4">
French President Macron held an emergency cabinet meeting on Thursday (29th). He said at the meeting: "In the past few hours, the violence of the police, schools, and city halls had occurred in the past few hours ... There is no reason for these (attacks) for violent incidents of institutions and government."</text:p>
      <text:p text:style-name="P4">
The police initially claimed that the shot was because of the crash of Neil, but the scene showed that the two police officers stood beside the vehicle at the time. One of the policemen raised the gun to aim at the driver and suspected that the car suddenly shot when the car suddenly left. Prosecutors revealed that teenagers died soon.</text:p>
      <text:p text:style-name="P4">
The shot police were investigating for suspected intentional homicide.</text:p>
      <text:p text:style-name="P4">
News Source: <text:a xlink:type="simple" xlink:href="https://www.zaobao.com.sg/realtime/world/story20230629-1409061" text:style-name="Internet_20_link" text:visited-style-name="Visited_20_Internet_20_Link">
https://www.zaobao.com.sg/realtime/world/story20230629-1409061</text:a>
</text:p>
      <!--NEWS-->
      <text:h text:style-name="P10" text:outline-level="1">
<text:span text:style-name="T4">
Report: Russia seized General Surovin due to the rebellion of Wagner</text:span>
</text:h>
      <text:p text:style-name="P4">
Author: 半岛电视台＋通讯社</text:p>
      <text:p text:style-name="P4">
Publisher: Al Jazeera</text:p>
      <text:p text:style-name="P4">
Published Time: 2023-06-29T16:23:20</text:p>
      <text:p text:style-name="P4">
Modified Time: 2023-06-29T16:23:20</text:p>
      <text:p text:style-name="P4">
Description: According to media sources, after the brief rebellion of the Wagner mercenaries, Russian military officials were cleaned, and Russia's military operations deputy commander of Ukraine Sherge Surovin was also detained during this period.</text:p>
      <text:p text:style-name="P4">
Images: ["<text:a xlink:type="simple" xlink:href="https://chinese.aljazeera.net/wp-content/uploads/2023/06/2022-10-18T180542Z_184538223_RC2T3X9N7MAB_RTRMADP_3_UKRAINE-CRISIS-SUROVIKIN-1688007277-1688053791.jpg" text:style-name="Internet_20_link" text:visited-style-name="Visited_20_Internet_20_Link">
2022-10-18T18...</text:a>
", "<text:a xlink:type="simple" xlink:href="https://chinese.aljazeera.net/wp-content/uploads/2023/06/image-1688053858.jpg" text:style-name="Internet_20_link" text:visited-style-name="Visited_20_Internet_20_Link">
image-1688053...</text:a>
", "<text:a xlink:type="simple" xlink:href="https://chinese.aljazeera.net/wp-content/uploads/2023/06/image-1-1688053897.jpg" text:style-name="Internet_20_link" text:visited-style-name="Visited_20_Internet_20_Link">
image-1-16880...</text:a>
", "<text:a xlink:type="simple" xlink:href="https://chinese.aljazeera.net/wp-content/uploads/2023/06/image-2-1688053964.jpg" text:style-name="Internet_20_link" text:visited-style-name="Visited_20_Internet_20_Link">
image-2-16880...</text:a>
"]</text:p>
      <text:p text:style-name="P4">
Topics: ['军事', '政治', '新闻']</text:p>
      <text:p text:style-name="P4">
Keywords: ['军事', '政治', '新闻', '世界', '俄罗斯']</text:p>
      <text:p text:style-name="P4">
Type: Article</text:p>
      <!--METADATA-->
      <text:p text:style-name="P4">
<draw:frame draw:style-name="fr1" draw:name="Image185" text:anchor-type="as-char" svg:width="6.9236in" svg:height="3.886021in" draw:z-index="0">
<draw:image xlink:href="../Images/Aljazeera Chinese/2023-06-29T16-23-20/2022-10-18T180542Z_184538223_RC2T3X9N7MAB_RTRMADP_3_UKRAINE-CRISIS-SUROVIKIN-1688007277-1688053791.jpg" xlink:type="simple" xlink:show="embed" xlink:actuate="onLoad" draw:mime-type="image/jpeg"/>
</draw:frame>
Russia's deputy commander of Ukraine's military action Sergei Surovin(news agency)According to the report from the Moscow Times and a Russian military blogger, after the brief rebellion of the Wagner mercenary, Russian military officials were cleaned, and Russia's deputy commander of Ukraine Sergei · Surovijin was also detained during this period.</text:p>
      <text:p text:style-name="P4">
Surovin was called the "Doom General" by the Russian media because of his ruthlessness in the war. He was an experienced general of Russia in the war of Chechen and Syria and was awarded by Russian President Putin.</text:p>
      <text:p text:style-name="P4">
"Moscow Times" quoted two sources closely related to the Russian Ministry of Defense on the 28th, saying that according to a source who did not disclose his name, the reason for Surovin was detained that he chose to stand to Wagner during the rebellion during the rebellion. The group leader Yofgen Nihigo is appointed.</text:p>
      <text:p text:style-name="P4">
According to the Moscow Times, the Russian military blogger Vladimir Romanov also reported on the 28th that the news of Surovol was detained. In addition, the Think Tank "Institute of War" headquarters in Washington Special Economic Zone reported that another Russian source claimed that Surovijin's military "subsidiary" was "accused of participating in the rebellion."</text:p>
      <text:p text:style-name="P4">
The newspaper pointed out that the Russian Ministry of National Defense has not published any comments on the detained reports of Surovijin.</text:p>
      <text:p text:style-name="P4">
The Institute of War reported on the 28th that a well -known military blog website in Russia claimed that after the Wagner forces tried to enter Moscow and arrested senior military leaders in the country, the Russian military command was carrying out "large -scale cleaning operations."</text:p>
      <text:p text:style-name="P4">
The Institute of War reported that the military analysis channel "Rybar", the military analysis channel of the Kylimlin on the social platform Telegram, pointed out that the Russian Ministry of Defense is "testing" for loyalty because some people in the Russian military command are suppressed by the rebellion and their actions of the Wagner rebellion and their actions. It shows obvious "excellent indecision" and their "support" of this private mercenary.</text:p>
      <text:p text:style-name="P4">
"Rybar" pointed out that the rebellion of the Wagner forces "has become an excuse for large -scale cleaning against the Russian armed forces."</text:p>
      <text:p text:style-name="P4">
The Institute of War pointed out, "If the Russian authorities do have detained Surovin, the Kremlin may use Surovijin and its subordinates as sinful sheep to publicly explain why the Russian military and internal security agencies in Russia have poor response to the rebellion. And provide reasons for thoroughly cleaning the Russian military leadership. "</text:p>
      <text:p text:style-name="P4">
"The Institute of War cannot confirm any speculation about changes in the command of the headquarters, but it is clear that the armed rebellion continues to have a significant impact in the information field."</text:p>
      <text:h text:style-name="P13" text:outline-level="4">
<text:span text:style-name="T4">
Peskov: "A lot of speculation"</text:span>
</text:h>
      <text:p text:style-name="P4">
Reuters quoted three U.S. officials on the 28th as saying that it is well known that Surovijin sympathized with the rebellion of Wagner, but it is unclear whether he actively supports the rebellion.</text:p>
      <text:p text:style-name="P4">
Surovijin has always supported Pricigen, but the Western intelligence department is not sure whether he helped the rebellion in any way. According to Reuters, after the rebellion, Surovijin publicly urged the Wagner armed personnel to return to the base last Saturday.</text:p>
      <text:p text:style-name="P4">
The New York Times also reported that Surovijin had learned that Pryigon was planning a rebellion, and the Russian authorities were investigating whether he was Perigen's co -conspiracy.</text:p>
      <text:p text:style-name="P4">
<draw:frame draw:style-name="fr1" draw:name="Image186" text:anchor-type="as-char" svg:width="6.9236in" svg:height="3.894525in" draw:z-index="0">
<draw:image xlink:href="../Images/Aljazeera Chinese/2023-06-29T16-23-20/image-1688053858.jpg" xlink:type="simple" xlink:show="embed" xlink:actuate="onLoad" draw:mime-type="image/jpeg"/>
</draw:frame>
Putin delivered a speech to the Wagner armed personnel after the rebellion(Peninsula TV Station)When asked about the Times on the 28th, the Kremlin pointed out that "a lot of speculation" will occur after the rebellion of the Wagner Group. These mercenaries have reportedly come to a place within 200 kilometers from Moscow.</text:p>
      <text:p text:style-name="P4">
According to the Russian News Agency, the Kremlin spokesman Dimitri Peskov said on the 28th, "There are many speculations and rumors around these events."</text:p>
      <text:p text:style-name="P4">
He said, "I think this is one of them" and refute the report of the New York Times.</text:p>
      <text:p text:style-name="P4">
Peskov added that the Russian army and the people "support President Putin during the uprising."</text:p>
      <text:p text:style-name="P4">
Belarusian President Alexander Lukashenko confirmed on Tuesday that Parigen, the leader of the Wagner Group, has arrived in the country as one of the contents reached by its mediation, and this agreement barely prevented the Wagner mercenary facing Moscow. Joining. Lukashenko said Wagner's armed personnel have obtained an abandoned military base that can "place tents and think about what to do next."</text:p>
      <text:p text:style-name="P4">
<draw:frame draw:style-name="fr1" draw:name="Image187" text:anchor-type="as-char" svg:width="6.9236in" svg:height="3.894525in" draw:z-index="0">
<draw:image xlink:href="../Images/Aljazeera Chinese/2023-06-29T16-23-20/image-1-1688053897.jpg" xlink:type="simple" xlink:show="embed" xlink:actuate="onLoad" draw:mime-type="image/jpeg"/>
</draw:frame>
Vigner Group leader Purigen, the leader of the Russian military,(Peninsula TV Station)</text:p>
      <text:h text:style-name="P13" text:outline-level="4">
<text:span text:style-name="T4">
Putin was weakened</text:span>
</text:h>
      <text:p text:style-name="P4">
German Prime Minister Schultz said on the 28th that the failure of the failure weakened Putin's power, but it is unclear whether this will make the Kremlin more likely to withdraw from Ukraine.</text:p>
      <text:p text:style-name="P4">
During an interview with the German Broadcasting Corporation (ARD), Schultz said, "I really believe that he was weakened because these facts indicate that the current authoritarian power structure has cracks, and he is not like he has always claimed that he has always claimed So firmly in power. "</text:p>
      <text:p text:style-name="P4">
Schultz pointed out that he did not want to participate in how long he would stay in Putin, and said that the purpose of Western to support Ukraine was to help him defend himself, rather than the change in Russia's regime.</text:p>
      <text:p text:style-name="P4">
<draw:frame draw:style-name="fr1" draw:name="Image188" text:anchor-type="as-char" svg:width="6.9236in" svg:height="3.822459in" draw:z-index="0">
<draw:image xlink:href="../Images/Aljazeera Chinese/2023-06-29T16-23-20/image-2-1688053964.jpg" xlink:type="simple" xlink:show="embed" xlink:actuate="onLoad" draw:mime-type="image/jpeg"/>
</draw:frame>
"All bets have failed": the uncertain future after the rebellion of the Vagna Group(news agency)When asked whether the Wagner mercenaries could end Putin's rule in the rebellion last Saturday, Schultz said that this problem is meaningless because it is unclear whether the situation after Putin will be better.</text:p>
      <text:p text:style-name="P4">
Schultz said, "The Wagner Force is a very radical military unit around the world, and its role in Russia for the Ukrainian war is also very specific."</text:p>
      <text:p text:style-name="P4">
News Source: <text:a xlink:type="simple" xlink:href="https://chinese.aljazeera.net/news/military/2023/6/30/%e6%8a%a5%e9%81%93%e4%bf%84%e7%bd%97%e6%96%af%e5%9b%a0%e7%93%a6%e6%a0%bc%e7%ba%b3%e5%8f%9b%e5%8f%98%e8%80%8c%e6%89%a3%e6%8a%bc%e5%a4%a7%e5%b0%86%e8%8b%8f%e7%bd%97%e7%bb%b4%e9%87%91" text:style-name="Internet_20_link" text:visited-style-name="Visited_20_Internet_20_Link">
https://chinese.aljazeera.net/news/military/2023/6/30/%e6%8a%a5%e9%81%93%e4%bf%84%e7%bd%97%e6%96%af%e5%9b%a0%e7%93%a6%e6%a0%bc%e7%ba%b3%e5%8f%9b%e5%8f%98%e8%80%8c%e6%89%a3%e6%8a%bc%e5%a4%a7%e5%b0%86%e8%8b%8f%e7%bd%97%e7%bb%b4%e9%87%91</text:a>
</text:p>
      <!--NEWS-->
      <text:h text:style-name="P10" text:outline-level="1">
<text:span text:style-name="T4">
Worried about China ’s expansion of the influence of Australia’ s National Defense Minister to visit the Solomon Islands</text:span>
</text:h>
      <text:p text:style-name="P4">
Author: chinese@voanews.com (金谷)</text:p>
      <text:p text:style-name="P4">
Publisher: 美国之音中文网 (Type: NewsMediaOrganization)</text:p>
      <text:p text:style-name="P4">
Published Time: 2023-06-29T16:24:16+08:00</text:p>
      <text:p text:style-name="P4">
Modified Time: 2023-06-29 08:28:39Z</text:p>
      <text:p text:style-name="P4">
Description: The Office of the Solomon Islands, Manasseh Sogavare, said that on the occasion of the increasingly fierce strategic competition between China and the United States and its allies in the South Pacific, Sogovaren talks with the Australian National Defense Minister on March (June 28) on March (June 28). And request to examine the security treaty with Australia.</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australian-defense-minister-visits-solomon-islands-amid-concerns-about-china-20230629/7159723.html" text:style-name="Internet_20_link" text:visited-style-name="Visited_20_Internet_20_Link">
https://www.voachinese.com/a/australian-defense-minister-visits-solomon-islands-amid-concerns-about-china-20230629/7159723.html</text:a>
</text:p>
      <!--NEWS-->
      <text:h text:style-name="P10" text:outline-level="1">
<text:span text:style-name="T4">
"Asia Pacific Report" June 29, 2023 Audio</text:span>
</text:h>
      <text:p text:style-name="P4">
Author: None</text:p>
      <text:p text:style-name="P4">
Publisher: Radio Free Asia (Organization)</text:p>
      <text:p text:style-name="P4">
Published Time: 2023-06-29T16:38:59-04:00</text:p>
      <text:p text:style-name="P4">
Modified Time: 2023-06-29T16:38:59-04:00</text:p>
      <text:p text:style-name="P4">
Description: None</text:p>
      <text:p text:style-name="P4">
Videos: []</text:p>
      <text:p text:style-name="P4">
Audios: ["<text:a xlink:type="simple" xlink:href="https://www.rfa.org/mandarin/apr-audio/yp-0629202310140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3.88615in" draw:z-index="0">
<draw:image xlink:href="../Images/rfamandarin/2023-06-29T16-38-59-04-00/000000.png" xlink:type="simple" xlink:show="embed" xlink:actuate="onLoad" draw:mime-type="image/png"/>
</draw:frame>
 <text:a xlink:type="simple" xlink:href="https://www.rfa.org/mandarin/apr-audio/yp-06292023101404.html/@@images/image" text:style-name="Internet_20_link" text:visited-style-name="Visited_20_Internet_20_Link">
</text:a>
Free Asia Radio Drawing <text:a xlink:type="simple" xlink:href="https://www.rfa.org/mandarin/apr-audio/yp-06292023101404.html/@@stream" text:style-name="Internet_20_link" text:visited-style-name="Visited_20_Internet_20_Link">
Audio-Link: https://www.rfa.org/mandarin/Apr- Audio/YP 06292023101404.html/@stream</text:a>
The main content of this show:</text:p>
      <text:p text:style-name="P4">
1 . The group of Chinese exile lawyers set up a citizen court.</text:p>
      <text:p text:style-name="P4">
2 . The "Foreign Relations Law" was implemented in July 1st, and scholars warned that China was more closed.</text:p>
      <text:p text:style-name="P4">
3 . Should the Yellow River irrigated farmland be charged? Farmers have something to say;</text:p>
      <text:p text:style-name="P4">
4 . "Global Times", the former editor -in -chief of Hu Xijin's stock, triggered "leek" and "sickle" heated discussion;</text:p>
      <text:p text:style-name="P4">
5 . On the third anniversary of the "National Security Law of the Hong Kong District", the British politics urges sanctions to sanctions.</text:p>
      <text:p text:style-name="P4">
News Source: <text:a xlink:type="simple" xlink:href="https://www.rfa.org/mandarin/apr-audio/yp-06292023101404.html" text:style-name="Internet_20_link" text:visited-style-name="Visited_20_Internet_20_Link">
https://www.rfa.org/mandarin/apr-audio/yp-06292023101404.html</text:a>
</text:p>
      <!--NEWS-->
      <text:h text:style-name="P10" text:outline-level="1">
<text:span text:style-name="T4">
The Czech security strategy is called Russia directly threatened China as an institutional competitor</text:span>
</text:h>
      <text:p text:style-name="P4">
Author: chinese@voanews.com (杨安)</text:p>
      <text:p text:style-name="P4">
Publisher: 美国之音中文网 (Type: NewsMediaOrganization)</text:p>
      <text:p text:style-name="P4">
Published Time: 2023-06-29T16:55:52+08:00</text:p>
      <text:p text:style-name="P4">
Modified Time: 2023-06-29 08:55:52Z</text:p>
      <text:p text:style-name="P4">
Description: The Czech government approved the new version of the Security Strategy on Wednesday (June 29). The document is a direct threat to Russia, and China is an institutional competitor. This is the first time that the Czech security strategy has mentioned the name of Russia or China for the first time since 2015.</text:p>
      <text:p text:style-name="P4">
Videos: []</text:p>
      <text:p text:style-name="P4">
Images: []</text:p>
      <text:p text:style-name="P4">
Categories: ['欧洲', '中国']</text:p>
      <text:p text:style-name="P4">
Type: None</text:p>
      <!--METADATA-->
      <text:p text:style-name="P4">
Nonenone</text:p>
      <text:p text:style-name="P4">
News Source: <text:a xlink:type="simple" xlink:href="https://www.voachinese.com/a/czech-calls-out-russia-and-china-in-new-security-strategy-20230629/7159734.html" text:style-name="Internet_20_link" text:visited-style-name="Visited_20_Internet_20_Link">
https://www.voachinese.com/a/czech-calls-out-russia-and-china-in-new-security-strategy-20230629/7159734.html</text:a>
</text:p>
      <!--NEWS-->
      <text:h text:style-name="P10" text:outline-level="1">
<text:span text:style-name="T4">
Different European stocks</text:span>
</text:h>
      <text:p text:style-name="P4">
Publisher: 法新社</text:p>
      <text:p text:style-name="P4">
Published Time: 2023-06-29T17:02:12+00:00</text:p>
      <text:p text:style-name="P4">
Modified Time: 2023-06-29T16:50:02+00:00</text:p>
      <text:p text:style-name="P4">
Description: (AFP, 29th (London, 29th) The US economic data performed strongly, but the Federal Preparatory Council (FED) once again warn to further raise interest rates to suppress inflation. As investors measure, the major European stock market closed today. Different tren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3.617581in" draw:z-index="0">
<draw:image xlink:href="../Images/rficn/2023-06-29T17-02-12-00-00/000000.png" xlink:type="simple" xlink:show="embed" xlink:actuate="onLoad" draw:mime-type="image/png"/>
</draw:frame>
The London FTSE 100 Index fell 28.80 points or 0.38%at 7471.69 points.</text:p>
      <text:p text:style-name="P4">
The Frankfurt DAX index fell slightly by 2.28 points or 0.01%, and closed at 15946.72 points.</text:p>
      <text:p text:style-name="P4">
The Paris CAC 40 index rose 26.41 points or 0.36%to close 7312.73 points.</text:p>
      <text:p text:style-name="P4">
News Source: <text:a xlink:type="simple" xlink:href="https://www.rfi.fr/cn/%E8%B4%A2%E7%BB%8F%E5%BF%AB%E8%AE%AF/20230629-%E6%AC%A7%E8%82%A1%E8%B5%B0%E5%8A%BF%E5%88%86%E6%AD%A7" text:style-name="Internet_20_link" text:visited-style-name="Visited_20_Internet_20_Link">
https://www.rfi.fr/cn/%E8%B4%A2%E7%BB%8F%E5%BF%AB%E8%AE%AF/20230629-%E6%AC%A7%E8%82%A1%E8%B5%B0%E5%8A%BF%E5%88%86%E6%AD%A7</text:a>
</text:p>
      <!--NEWS-->
      <text:h text:style-name="P10" text:outline-level="1">
<text:span text:style-name="T4">
Liu Jianchao's interview is low -key for the Belt and Road Lorion</text:span>
</text:h>
      <text:p text:style-name="P4">
Author: None</text:p>
      <text:p text:style-name="P4">
Publisher: Radio Free Asia (Organization)</text:p>
      <text:p text:style-name="P4">
Published Time: 2023-06-29T17:06:14-04:00</text:p>
      <text:p text:style-name="P4">
Modified Time: 2023-06-29T17:06: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2" text:anchor-type="as-char" svg:width="6.9236in" svg:height="4.813019in" draw:z-index="0">
<draw:image xlink:href="../Images/rfamandarin/2023-06-29T17-06-14-04-00/000000.png" xlink:type="simple" xlink:show="embed" xlink:actuate="onLoad" draw:mime-type="image/png"/>
</draw:frame>
Liu Jianchao, Minister of Foreign Liaison Department of the Central Committee of the Communist Party of China, has visited Italy recently to spend a recent visit to Italy to continue the Belt and Road contract with China. According to the Chinese official Xinhua News Agency, from June 25th to 27th, the Minister of the Ministry of the United States Liu Jianchao led the CCP delegation to visit Italy, with the Senate President Lalusa, Deputy Prime Minister Tamani, former Prime Minister Dalaima, Democratic Party, Democratic Party, and Democratic Party The national secretary Schryin and the chairman of the Foundation of the Institutional Council met with Boseli, etc., and met with the "Friends of China" Association and people from all walks of life in the "Friends of China" Association and people from all walks of life. The two parties stated that they are strategic partners to further strengthen government and civil exchanges, and deepen pragmatic cooperation in the fields of economic and trade investment, green transformation, agriculture, and tourism. According to Italian media reports, Liu Jianchao's visit to the Italian Ministry of Foreign Affairs did not post a press release on the meeting, nor did it attract the attention of the Italian media. It seemed to want to be as low as possible. Italy is the only country in the seven major industrial junior to join the China Belt and Road Initiative. It is reported that the Italian Prime Minister Giorgiameloni intends to leave the Belt and Road plan. Therefore, Liu Jianchao's trip was widely regarded as a lobbying meaning. Responsible editor: Rao Yiming</text:p>
      <text:p text:style-name="P4">
News Source: <text:a xlink:type="simple" xlink:href="https://www.rfa.org/mandarin/Xinwen/9-06292023170540.html" text:style-name="Internet_20_link" text:visited-style-name="Visited_20_Internet_20_Link">
https://www.rfa.org/mandarin/Xinwen/9-06292023170540.html</text:a>
</text:p>
      <!--NEWS-->
      <text:h text:style-name="P10" text:outline-level="1">
<text:span text:style-name="T4">
Foreign public relations companies have become a tool for the Chinese government's global propaganda</text:span>
</text:h>
      <text:p text:style-name="P4">
Author: None</text:p>
      <text:p text:style-name="P4">
Publisher: Radio Free Asia (Organization)</text:p>
      <text:p text:style-name="P4">
Published Time: 2023-06-29T17:14:00-04:00</text:p>
      <text:p text:style-name="P4">
Modified Time: 2023-06-29T17:15: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4.209995in" draw:z-index="0">
<draw:image xlink:href="../Images/rfamandarin/2023-06-29T17-14-00-04-00/000000.png" xlink:type="simple" xlink:show="embed" xlink:actuate="onLoad" draw:mime-type="image/png"/>
</draw:frame>
The investigation report of the Freedom of the International Human Rights Organization indicates that China ’s influence on the global media has been marked. <text:a xlink:type="simple" xlink:href="https://www.rfa.org/mandarin/Xinwen/10-06292023170721.html/@@images/image" text:style-name="Internet_20_link" text:visited-style-name="Visited_20_Internet_20_Link">
</text:a>
Screenshot of the official website of Liberty Home (The Diplomat)A few days ago, an article stated that the public relations company of the target country is becoming a tool for the Chinese government to carry out global propaganda. Author of this article, Sarahcook, senior adviser to China Issues of the Freedom of the International Human Rights Organization,)It is said that Chinese diplomats have always published articles in media in various target countries to affect local public opinion. Alternatively, China has invited foreign journalists and scholars to visit China, hoping that they can speak for the Chinese government or enterprise. There are signs that China has found these key characters or institutions through local public relations companies to carry out its overseas proposal plans. In some cases, bribes, pressure and corruption are essential parts of it. The article said that although the infiltration of Beijing is omnipresent, democratic society can still take steps to reduce these harms and ensure the diversity of media speech. The article suggested that the public relations company cooperating with China should conduct self -examination, and the US government should strengthen supervision of these companies. In addition, donors of democratic countries can fund large -scale preaching and discover their investigations in public. Finally, the article suggested that in terms of individuals, whether it is a reporter, editor or president of university or government officials, they need to treat invitations from China with public relations companies carefully. Simple operations such as online search, ask local experts or consult the information about the US government's Foreign Agents Registration Act, you can avoid being used by a brutal dictatorship with a brutal dictatorship without knowing it. Responsible editor: Rao Yiming</text:p>
      <text:p text:style-name="P4">
News Source: <text:a xlink:type="simple" xlink:href="https://www.rfa.org/mandarin/Xinwen/10-06292023170721.html" text:style-name="Internet_20_link" text:visited-style-name="Visited_20_Internet_20_Link">
https://www.rfa.org/mandarin/Xinwen/10-06292023170721.html</text:a>
</text:p>
      <!--NEWS-->
      <text:h text:style-name="P10" text:outline-level="1">
<text:span text:style-name="T4">
Bangkok Langman Airport rare accidental women's left foot trapped electric aisle was amputated</text:span>
</text:h>
      <text:p text:style-name="P4">
Author: 联合早报 (Person)</text:p>
      <text:p text:style-name="P4">
Publisher: 联合早报 (Organization)</text:p>
      <text:p text:style-name="P4">
Published Time: 2023-06-29T17:22</text:p>
      <text:p text:style-name="P4">
Modified Time: 2023-06-29T19:24</text:p>
      <text:p text:style-name="P4">
Description: A rare accident occurred at Langman International Airport in Bangkok, Thailand. A woman fell on an electric aisle. A leg was trapped in an electric aisle, causing legs to be amputated. According to the Bangkok Post, the accident occurred at 8:27 am on Thursday (June 29) at the Bangkok Gallery ...</text:p>
      <text:p text:style-name="P4">
Videos: []</text:p>
      <text:p text:style-name="P4">
Audios: []</text:p>
      <text:p text:style-name="P4">
Images: []</text:p>
      <text:p text:style-name="P4">
Type: NewsArticle</text:p>
      <text:p text:style-name="P4">
Breadcrumbs: ['即时', '国际']</text:p>
      <text:p text:style-name="P4">
Keywords: ['泰国', '机场', '意外', '截肢']</text:p>
      <!--METADATA-->
      <text:p text:style-name="P4">
A rare accident occurred at Langman International Airport in Bangkok, Thailand. A woman fell on an electric aisle. A leg was trapped in an electric aisle, causing legs to be amputated.</text:p>
      <text:p text:style-name="P4">
According to the Bangkok Post, the accident occurred at 8:27 am on Thursday (June 29) at the place with the second domestic route building of Langman International Airport in Bangkok, between No. 4 and 5 Travellator. She was going to board the plane.</text:p>
      <text:p text:style-name="P4">
It is reported that after the woman was tripped by her luggage, one leg was rolled into an electric aisle. After the accident, the airport medical team conducted first aid treatment for the woman, and then sent her to the hospital for treatment.</text:p>
      <text:p text:style-name="P4">
The electric aisle of the accident has been temporarily closed for relevant investigations. The airport authorities expressed condolences to the wounded on Facebook, and promised to bear medical expenses, and lost compensation from some legs.</text:p>
      <text:p text:style-name="P4">
The general manager of the airport Carant held a press conference on the day to announce the details. He said that the airport staff checked the electric aisle every day, and the staff also checked the electric aisle of the accident on Thursday to confirm that there was no problem before starting the aisle.</text:p>
      <text:p text:style-name="P4">
He said that because all relevant information is still collecting all relevant information, it is impossible to conclude that the reason is whether the cause is the equipment problem or artificial mistakes. The authorities will complete the investigation as soon as possible and then issue a report. The accident did not cause any delay in flights.</text:p>
      <text:p text:style-name="P4">
News Source: <text:a xlink:type="simple" xlink:href="https://www.zaobao.com.sg/realtime/world/story20230629-1409077" text:style-name="Internet_20_link" text:visited-style-name="Visited_20_Internet_20_Link">
https://www.zaobao.com.sg/realtime/world/story20230629-1409077</text:a>
</text:p>
      <!--NEWS-->
      <text:h text:style-name="P10" text:outline-level="1">
<text:span text:style-name="T4">
The Midai has completed the signing of the "volcanic vehicle carrier Branch" military purchase project is expected to complete the delivery in 2029</text:span>
</text:h>
      <text:p text:style-name="P4">
Author: chinese@voanews.com (金谷)</text:p>
      <text:p text:style-name="P4">
Publisher: 美国之音中文网 (Type: NewsMediaOrganization)</text:p>
      <text:p text:style-name="P4">
Published Time: 2023-06-29T17:57:35+08:00</text:p>
      <text:p text:style-name="P4">
Modified Time: 2023-06-29 09:57:35Z</text:p>
      <text:p text:style-name="P4">
Description: According to the announcement of the procurement bid announced by the Taiwan Ministry of Defense on Thursday (June 29), the United States and Taiwan completed the signing of the military -selling military sales project of the land on the land, with a amount of NT $ 4.540.54 million (about 146 million US dollars). It takes effect on June 21 and will be completed by the end of 2029.</text:p>
      <text:p text:style-name="P4">
Videos: []</text:p>
      <text:p text:style-name="P4">
Images: []</text:p>
      <text:p text:style-name="P4">
Categories: ['台湾', '美国', '中国', '军事']</text:p>
      <text:p text:style-name="P4">
Type: None</text:p>
      <!--METADATA-->
      <text:p text:style-name="P4">
Nonenone</text:p>
      <text:p text:style-name="P4">
News Source: <text:a xlink:type="simple" xlink:href="https://www.voachinese.com/a/taiwan-finalizes-deal-for-us-volcano-mine-laying-systems-20230629/7159750.html" text:style-name="Internet_20_link" text:visited-style-name="Visited_20_Internet_20_Link">
https://www.voachinese.com/a/taiwan-finalizes-deal-for-us-volcano-mine-laying-systems-20230629/7159750.html</text:a>
</text:p>
      <!--NEWS-->
      <text:h text:style-name="P10" text:outline-level="1">
<text:span text:style-name="T4">
It is said that NATO agreed to let the Secretary -General of Stotten Berg extend the term of office</text:span>
</text:h>
      <text:p text:style-name="P4">
Publisher: 法新社</text:p>
      <text:p text:style-name="P4">
Published Time: 2023-06-29T18:02:09+00:00</text:p>
      <text:p text:style-name="P4">
Modified Time: 2023-06-29T17:35:02+00:00</text:p>
      <text:p text:style-name="P4">
Description: (AFP, Brussels, 29th) Several diplomats said today that a member of the North Atlantic Treaty Organization (NATO) has agreed to extend the term of the secretary -general Jens Stoltenberg and will officially announce it next wee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3.617581in" draw:z-index="0">
<draw:image xlink:href="../Images/rficn/2023-06-29T18-02-09-00-00/000000.png" xlink:type="simple" xlink:show="embed" xlink:actuate="onLoad" draw:mime-type="image/png"/>
</draw:frame>
The former 64 -year -old Norwegian Prime Minister Stotten Berg has been the Secretary -General of NATO since 2014. His term has been extended for one year after Russia's full invasion of Ukraine in February 2022, until October this year.</text:p>
      <text:p text:style-name="P4">
Many NATO diplomats have confirmed that about 31 member states in NATO have reached consensus, which will extend Stotten Berg's term of office for another year.</text:p>
      <text:p text:style-name="P4">
Within about 2 weeks of NATO, a summit will be held in Lithuania, but it is difficult to find Steteten Berg's suitable successor before the meeting. Others who are regarded as potential candidates have recently withdrawn from the war, including Danish Prime Minister Mettefrederiksen, Ben Wallace, etc.</text:p>
      <text:p text:style-name="P4">
Juliannesmith, a US ambassador to NATO, did not confirm that the agreement had been reached, but she told reporters that "the next few days" may announce the news of the position of the secretary -general, and "extending Stotten Berg's term is an option in the allies". " Essence</text:p>
      <text:p text:style-name="P4">
News Source: <text:a xlink:type="simple" xlink:href="https://www.rfi.fr/cn/%E5%9B%BD%E9%99%85%E6%8A%A5%E9%81%93/20230629-%E4%BC%A0%E5%8C%97%E7%BA%A6%E5%90%8C%E6%84%8F%E8%AE%A9%E5%8F%B2%E6%89%98%E8%85%BE%E6%9F%8F%E6%A0%BC%E7%A7%98%E4%B9%A6%E9%95%BF%E4%BB%BB%E6%9C%9F%E5%BB%B6%E9%95%BF" text:style-name="Internet_20_link" text:visited-style-name="Visited_20_Internet_20_Link">
https://www.rfi.fr/cn/%E5%9B%BD%E9%99%85%E6%8A%A5%E9%81%93/20230629-%E4%BC%A0%E5%8C%97%E7%BA%A6%E5%90%8C%E6%84%8F%E8%AE%A9%E5%8F%B2%E6%89%98%E8%85%BE%E6%9F%8F%E6%A0%BC%E7%A7%98%E4%B9%A6%E9%95%BF%E4%BB%BB%E6%9C%9F%E5%BB%B6%E9%95%BF</text:a>
</text:p>
      <!--NEWS-->
      <text:h text:style-name="P10" text:outline-level="1">
<text:span text:style-name="T4">
Facebook has to ban Hunson Hunson announced the use of Telegram for half a year</text:span>
</text:h>
      <text:p text:style-name="P4">
Author: 联合早报 (Person)</text:p>
      <text:p text:style-name="P4">
Publisher: 联合早报 (Organization)</text:p>
      <text:p text:style-name="P4">
Published Time: 2023-06-29T18:45</text:p>
      <text:p text:style-name="P4">
Modified Time: 2023-06-29T18:45</text:p>
      <text:p text:style-name="P4">
Description: The META's supervision committee of Facebook parent company Meta asked for a half -year of Facebook for Cambodian Prime Minister Honor, saying that he violated Facebook for banning violence threats. Hunson stated that he would stop using Facebook and switched to use instant communication applications Telegr ...</text:p>
      <text:p text:style-name="P4">
Videos: []</text:p>
      <text:p text:style-name="P4">
Audios: []</text:p>
      <text:p text:style-name="P4">
Images: []</text:p>
      <text:p text:style-name="P4">
Type: NewsArticle</text:p>
      <text:p text:style-name="P4">
Breadcrumbs: ['即时', '国际']</text:p>
      <text:p text:style-name="P4">
Keywords: ['柬埔寨', '洪森', '首相', '脸书', 'Telegram']</text:p>
      <!--METADATA-->
      <text:p text:style-name="P4">
The META's supervision committee of Facebook parent company Meta asked for a half -year of Facebook for Cambodian Prime Minister Honor, saying that he violated Facebook for banning violence threats. Hun Sen showed that he would stop using Facebook and switched to use instant communication to communicate with the public.</text:p>
      <text:p text:style-name="P4">
Reuters reported that Hun Sen, who has led Cambodia for nearly 40 years, was accused of using Facebook to intimidate political opponents and obstructing criticism of him. The Hunson government denied these charges.</text:p>
      <text:p text:style-name="P4">
The Meta's independent supervision committee accepted a case in March this March this year, saying that Hunson violated Facebook's rules on violence and incitement. Some netizens reported a video that appeared in January. Hun Sen said in the video that those who accused the Cambodian People's Party who were led by the Cambodian People's Party in 2022 should file a legal lawsuit, otherwise they will face the assault of political party supporters.</text:p>
      <text:p text:style-name="P4">
The committee pointed out that Meta did not withdraw this video to make a mistake, and asked to delete that video from Facebook. In a statement, Meta said that the committee will respond to the suspension of the suspension of Hunson's account after review.</text:p>
      <text:p text:style-name="P4">
Hunson's Facebook account has about 14 million followers, and the number is not far from the population of approximately 16.5 million in Cambodia.</text:p>
      <text:p text:style-name="P4">
Hun Sen posted on Telegram on Wednesday (28th), "This is better than Facebook ... From now on, I will only publish information on the Telegram channel, including live broadcast."</text:p>
      <text:p text:style-name="P4">
However, he also said that he would continue to use social media platforms such as YouTube and Instagram and was establishing a Tiktok account. Government spokesman said that the Prime Minister switched to Telegram purely because the platform was easier to use and could contact more people.</text:p>
      <text:p text:style-name="P4">
News Source: <text:a xlink:type="simple" xlink:href="https://www.zaobao.com.sg/realtime/world/story20230629-1409091" text:style-name="Internet_20_link" text:visited-style-name="Visited_20_Internet_20_Link">
https://www.zaobao.com.sg/realtime/world/story20230629-1409091</text:a>
</text:p>
      <!--NEWS-->
      <text:h text:style-name="P10" text:outline-level="1">
<text:span text:style-name="T4">
Speaker of the State: I originally wanted to be the Minister of the State Affairs</text:span>
</text:h>
      <text:p text:style-name="P4">
Author: 联合早报 (Person)</text:p>
      <text:p text:style-name="P4">
Publisher: 联合早报 (Organization)</text:p>
      <text:p text:style-name="P4">
Published Time: 2023-06-29T18:54</text:p>
      <text:p text:style-name="P4">
Modified Time: 2023-06-29T18:54</text:p>
      <text:p text:style-name="P4">
Description: Zoharian, Speaker of the House of Representatives of Malaysia, revealed that he never thought he would become the speaker of Congress. He said that according to his previous career plan, he hoped that one day would become a state minister in one state. Zohari Adu is a member of the Parliament of the People's Justice Party in the Grand Niannian District of Jishi ...</text:p>
      <text:p text:style-name="P4">
Videos: []</text:p>
      <text:p text:style-name="P4">
Audios: []</text:p>
      <text:p text:style-name="P4">
Images: []</text:p>
      <text:p text:style-name="P4">
Type: NewsArticle</text:p>
      <text:p text:style-name="P4">
Breadcrumbs: ['即时', '国际']</text:p>
      <text:p text:style-name="P4">
Keywords: ['马来西亚', '国会', '安华']</text:p>
      <!--METADATA-->
      <text:p text:style-name="P4">
Zoharian, Speaker of the House of Representatives of Malaysia, revealed that he never thought he would become the speaker of Congress. He said that according to his previous career plan, he hoped that one day would become a state minister in one state.</text:p>
      <text:p text:style-name="P4">
Zohari Adu is a member of the Parliament of the Qianjiandian District of the People's Justice Party, a member of the former Ge Lun District, and the leader of the Opposition Party of the Geeper State Parliament. On December 19 last year, he was elected as the Speaker of the House of Congress for 147 votes. His opponent is Lasi, a former Glass City Congress, a member of the National Alliance. Lasi received 74 votes at the time. This voting is regarded as the comparison of the unity government led by Prime Minister Anhua and the opposition State League's strength in Congress.</text:p>
      <text:p text:style-name="P4">
In an exclusive interview issued on Thursday (June 29) on the Internet media "Malay Post": "No (I don't expect to be a speaker), I want to be a minister of the state. In fact, I am in this (Last year's election) I met Anwar before nomination. "</text:p>
      <text:p text:style-name="P4">
He told Anhua at the time: "I don't intend to run for Congress. I have completed the work in the (Congress) Parliament. I lost twice and won three times, so I want to be a minister. I tell him directly. "Okay." So I didn't participate in the election last year. "</text:p>
      <text:p text:style-name="P4">
Zohari said that this is why the Chairman of the Gillian Youth League, Doufick, replaced him and ran for the election of the Parliament of Shuangxi. Daofik was the son of Zohari. Last year, he won in the Pentagon with a majority of votes with a majority of votes in Pentagon.</text:p>
      <text:p text:style-name="P4">
Zohari revealed: "However, the Prime Minister (after the Anwar election) called me. He said that Congress needed me and he ordered me to return to Kuala Lumpur."</text:p>
      <text:p text:style-name="P4">
Zohari said that he quickly adapted to the work of the Speaker. This was because he had served as a parliamentarian who had been about 15 years before, and before the election from 2013 to 2022, he served as the party whip of the Parliament of the Justice Party. This made him very familiar with The rules of discussion and the operation mode of the House of Commons.</text:p>
      <text:p text:style-name="P4">
News Source: <text:a xlink:type="simple" xlink:href="https://www.zaobao.com.sg/realtime/world/story20230629-1409093" text:style-name="Internet_20_link" text:visited-style-name="Visited_20_Internet_20_Link">
https://www.zaobao.com.sg/realtime/world/story20230629-1409093</text:a>
</text:p>
      <!--NEWS-->
      <text:h text:style-name="P10" text:outline-level="1">
<text:span text:style-name="T4">
Those in the US market slightly rising before the market, focusing on the performance of chip manufacturer Meiguang Technology performance</text:span>
</text:h>
      <text:p text:style-name="P4">
Author: 李可爱 (Person)</text:p>
      <text:p text:style-name="P4">
Publisher: 联合早报 (Organization)</text:p>
      <text:p text:style-name="P4">
Published Time: 2023-06-29T19:23</text:p>
      <text:p text:style-name="P4">
Modified Time: 2023-06-29T19:23</text:p>
      <text:p text:style-name="P4">
Description: The main stock index futures of the Wall Street stock market rose slightly on Thursday (June 29), and the transactions were cautious. At 7 o'clock, the standard and Pur 500 Index futures rose 13.60 points or 0.31 % to 4390.50 points; the Nasdaq 100 index futures set 5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text:p text:style-name="P4">
Type: NewsArticle</text:p>
      <text:p text:style-name="P4">
Breadcrumbs: ['即时', '国际']</text:p>
      <text:p text:style-name="P4">
Keywords: ['美国股市', '美市', '财经即时', '今晚美市看什么']</text:p>
      <!--METADATA-->
      <text:p text:style-name="P4">
Thursday (June 29) Key points:</text:p>
      <ul>
        <li>
The main stock index futures of the Wall Street stock market rose slightly on Thursday (June 29), and the transactions were cautious. At 7 o'clock, the standard and the Pur 500 Index futures rose 13.60 points or 0.31 % to 4390.50 points; the Nasdaq 100 index futures set up 55.30 points or 0.37 % to 15019.90 points; 33958.10 points. * Under the support of large stocks, the Nasdaq index barely rose slightly overnight (Wednesday), while the standards were low in both the Pur 500 Index and the Dow Jones Index. Powell, chairman of the US Federal Reserve, said overnight, stated that he would raise interest rates further, and also believed that "inflation will not fall to the central bank's target interest rate this year or next year." * Standard and the Pur 500 index fell slightly over 1.55 points overnight, and closed the market 4376.86 points. The heavyweight Dow Jones Index also fell 74.08 points, and the closure of the market 33852.66 points. The Nasdaq 100 index, which is mainly technology stocks, ranges from 0.12 % or 18.67 points to collect at 14964.68 points. * The US stock market's overnight transactions are generally. The total transaction volume of the exchange is 9.89 billion shares, which is less than 11.77 billion yuan in the past 20 days.</li>
      </ul>
      <text:p text:style-name="P4">
Priority of trading before the market:</text:p>
      <ul>
        <li>
All 23 large banks in the United States have passed the Fed's annual pressure test. This test score shows that the US banking system is still strong. JPMORGAN Chase rose 1.2 % before the market; Bank of America rose 1.1 %; Wells Fargo also rose 1.5 %. This test assumes that the economic recession is facing a loss of $ 541 billion. Under such assumptions, the capital of all 23 banks can be maintained above the minimum requirements.</li>
      </ul>
      <text:p text:style-name="P4">
<draw:frame draw:style-name="fr1" draw:name="Image196" text:anchor-type="as-char" svg:width="6.9236in" svg:height="4.615733in" draw:z-index="0">
<draw:image xlink:href="../Images/zaobao world/2023-06-29T19-23/000000.png" xlink:type="simple" xlink:show="embed" xlink:actuate="onLoad" draw:mime-type="image/png"/>
</draw:frame>
23 large banks in the United States, including JP Morgan Chase, Bank of America, and Wells Wells, have passed the Fed's annual pressure test. (Reuters)</text:p>
      <ul>
        <li>
According to the files submitted to the SEC overnight, the stock god Warren Buffett, Berkshire Hathaway, has once again purchased 2.1 million shares of Western Petroleum, which will be again purchased. Its shares in Western oil increased to 25.1 %. Western oil stock prices rose 0.74 US dollars tonight, $ 58.20 in the deadline.</li>
      </ul>
      <text:p text:style-name="P4">
<draw:frame draw:style-name="fr1" draw:name="Image197" text:anchor-type="as-char" svg:width="6.9236in" svg:height="4.615733in" draw:z-index="0">
<draw:image xlink:href="../Images/zaobao world/2023-06-29T19-23/000001.png" xlink:type="simple" xlink:show="embed" xlink:actuate="onLoad" draw:mime-type="image/png"/>
</draw:frame>
Buffett's Berkshire Hathaway's shares in Western oil are 25.1 %. (Reuters)</text:p>
      <ul>
        <li>
Cathie Wood, the American "Valkyrie God" in the other compartment, sells Tesla shares with a total of 28,368 shares through its Ark Fund. Based on the closing price of $ 256.24 overnight, these stocks were worth $ 7.3 million. According to the daily transaction report of the Ark Fund, in this month, the Ark Fund has sold more than 500,000 Tesla shares. Tesla's stock price rose 4.39 US dollars tonight, and the deadline reported $ 260.63. * Thursday below, let's take a look at the latest quarter results of chip manufacturer Micron Technology Inc. The stock was $ 2.77 tonight, and it reported at $ 69.84. * Active stocks before the market: Tesla, OpenDoor TechNologies, Virgin Galactic, Palantir Technologies and Nvidia. At the time of the draft, the stock price of these five active stocks rose.</li>
      </ul>
      <text:p text:style-name="P4">
<draw:frame draw:style-name="fr1" draw:name="Image198" text:anchor-type="as-char" svg:width="6.9236in" svg:height="4.615733in" draw:z-index="0">
<draw:image xlink:href="../Images/zaobao world/2023-06-29T19-23/000002.png" xlink:type="simple" xlink:show="embed" xlink:actuate="onLoad" draw:mime-type="image/png"/>
</draw:frame>
The ban on some products of the company's products on the China National Internet Information Office is expected to continue to affect the growth of the company's turnover. (Reuters)</text:p>
      <text:h text:style-name="P13" text:outline-level="4">
<text:span text:style-name="T4">
(Micron Technology Inc) (Nasdaq Stock Exchange code: MU)</text:span>
</text:h>
      <text:p text:style-name="P4">
The rapid growth of the artificial intelligence industry has promoted the market's demand for Micron Technology's memory chips, and also drives the two up and down indicators released by Meicuang Technology after overnight. Due to the narrowing of the loss, Micron's stock price also rose about 3 % after the market.</text:p>
      <text:p text:style-name="P4">
According to the third quarter performance report of Meiguang Technology as of June 1 this year, the Group's adjusted losses per share were $ 1.43, and the turnover was US $ 3.75 billion, a year -on -year decrease of 57 %. However, compared with the average prediction of analysts collected by FactSet, the loss of $ 1.61 per share and a turnover of US $ 3.65 billion, Micron Technology can be regarded as a double -standard.</text:p>
      <text:p text:style-name="P4">
As for this quarter, Micron Technology executives predict that the median of the turnover should be US $ 3.9 billion, which is roughly the same as the US $ 3.88 billion in market analysts generally predicted.</text:p>
      <text:p text:style-name="P4">
Sanjaymehrotra, chief executive of Micron Technology, said, "We believe that the memory industry has passed the low valley, and as the industry's supply and demand balance gradually recovered, we expect profit margins to improve."</text:p>
      <text:p text:style-name="P4">
Earlier this month, Micron Technology stated that the ban on some products of the company's products on the China National Internet Information Office may affect the growth capacity of the company's turnover. And overnight Micron Technology still said: "The recent decision of the National Internet Information Office of China is a major resistance to the company's business. It affects our prospects and slows down our recovery."</text:p>
      <text:p text:style-name="P4">
When it comes to market demand, Meiguang Technology executives said that the demand for memory chips inside artificial intelligence servers is higher than expected, but the demand for traditional data center servers is still weak. Compared with three months ago, Micron Technology has lowered the demand forecast of computers, smartphones and non -artificial intelligence servers this year. Micron Technology has recently decided to reduce the production chip output next year.</text:p>
      <text:p text:style-name="P4">
Among the 18 analysts of Tipranks, 14 were rated to "buy" Meiguang Technology stocks, three rated "holding", and one of the "sell" rating. $ 75.06. In other words, based on the closing market price of $ 67.07 overnight, these analysts believe that the stock can rise by an average of 11.91 %.</text:p>
      <text:p text:style-name="P4">
News Source: <text:a xlink:type="simple" xlink:href="https://www.zaobao.com.sg/realtime/world/story20230629-1409097" text:style-name="Internet_20_link" text:visited-style-name="Visited_20_Internet_20_Link">
https://www.zaobao.com.sg/realtime/world/story20230629-1409097</text:a>
</text:p>
      <!--NEWS-->
      <text:h text:style-name="P10" text:outline-level="1">
<text:span text:style-name="T4">
The yen is approaching the level of intervention last year, but Japan may not shoot this time (Free Version)</text:span>
</text:h>
      <text:p text:style-name="P4">
Author: None</text:p>
      <text:p text:style-name="P4">
Publisher: 华尔街日报中文网</text:p>
      <text:p text:style-name="P4">
Published Time: 2023-06-29T2:10:00.000Z</text:p>
      <text:p text:style-name="P4">
Modified Time: 2023-06-29T09:10:00.000Z</text:p>
      <text:p text:style-name="P4">
Created Time: 2023-06-29T02:04:00.000Z</text:p>
      <text:p text:style-name="P4">
Description: The yen is falling to the level of triggering to buy yen to intervention in Tokyo last year, but some economists said that the government may take a wait -and -see attitude this time.</text:p>
      <text:p text:style-name="P4">
Images: []</text:p>
      <text:p text:style-name="P4">
Categories: ['金融市场']</text:p>
      <text:p text:style-name="P4">
Keywords: SYND</text:p>
      <text:p text:style-name="P4">
Type: Article</text:p>
      <!--METADATA-->
      <text:p text:style-name="P4">
The yen is falling to the level of triggering to buy yen to intervention in Tokyo last year, but some economists said that the government may take a wait -and -see attitude this time.</text:p>
      <text:p text:style-name="P4">
News Source: <text:a xlink:type="simple" xlink:href="https://cn.wsj.com/articles/%E6%97%A5%E5%9C%86%E4%B8%8B%E8%B7%8C%E9%80%BC%E8%BF%91%E5%8E%BB%E5%B9%B4%E5%B9%B2%E9%A2%84%E6%B0%B4%E5%B9%B3-%E4%BD%86%E6%97%A5%E6%9C%AC%E8%BF%99%E6%AC%A1%E5%8F%AF%E8%83%BD%E4%B8%8D%E4%BC%9A%E5%87%BA%E6%89%8B-ecf3264c" text:style-name="Internet_20_link" text:visited-style-name="Visited_20_Internet_20_Link">
https://cn.wsj.com/articles/%E6%97%A5%E5%9C%86%E4%B8%8B%E8%B7%8C%E9%80%BC%E8%BF%91%E5%8E%BB%E5%B9%B4%E5%B9%B2%E9%A2%84%E6%B0%B4%E5%B9%B3-%E4%BD%86%E6%97%A5%E6%9C%AC%E8%BF%99%E6%AC%A1%E5%8F%AF%E8%83%BD%E4%B8%8D%E4%BC%9A%E5%87%BA%E6%89%8B-ecf3264c</text:a>
</text:p>
      <!--NEWS-->
      <text:h text:style-name="P10" text:outline-level="1">
<text:span text:style-name="T4">
Elected scholars in Malaysia predicted to vote on August 5th or 12th</text:span>
</text:h>
      <text:p text:style-name="P4">
Author: 联合早报 (Person)</text:p>
      <text:p text:style-name="P4">
Publisher: 联合早报 (Organization)</text:p>
      <text:p text:style-name="P4">
Published Time: 2023-06-29T20:53</text:p>
      <text:p text:style-name="P4">
Modified Time: 2023-06-29T21:01</text:p>
      <text:p text:style-name="P4">
Description: The Six State Council that Malaysia's upcoming election will be disbanded on July 1. Malaysian scholars believe that the voting date of this election may fall on August 5 or August 12. This is because the voters have received their salary in July and are in a good mood. In addition to the Muslims that go to Melta Pilgrimage ...</text:p>
      <text:p text:style-name="P4">
Videos: []</text:p>
      <text:p text:style-name="P4">
Audios: []</text:p>
      <text:p text:style-name="P4">
Images: []</text:p>
      <text:p text:style-name="P4">
Type: NewsArticle</text:p>
      <text:p text:style-name="P4">
Breadcrumbs: ['即时', '国际']</text:p>
      <text:p text:style-name="P4">
Keywords: ['马国六州选举', '投票日', '提名']</text:p>
      <!--METADATA-->
      <text:p text:style-name="P4">
The Six State Council that Malaysia's upcoming election will be disbanded on July 1. Malaysian scholars believe that the voting date of this election may fall on August 5 or August 12. This is because the voters had a good mood in July, and most of the Muslims who went to Maca's pilgrimage had returned to China.</text:p>
      <text:p text:style-name="P4">
The Date of Muslims went to Melta's pilgrimage every year from December 8th to 12th, this year from June 27th to July 1st. Because the number of scholars traveling to Mecca every year, many Muslims go to Macca's pilgrimage within about a month before and after the above date.</text:p>
      <text:p text:style-name="P4">
According to the election law, the state parliament must be held within 60 days after the dissolution of the state parliament. Jilandan is the first state of the dissolution of the State Council in the six states. If the Grandan Dan State Council will be calculated on June 22, if the six states will vote on the same day, the state election must be voted at the latest before August 21.</text:p>
      <text:p text:style-name="P4">
The Samililan State Council will dissolve on Friday (July 1) and is the last state of the dissolution of the State Council in the six states. According to the convention, the Election Committee will meet in the National State Council to decide the nomination day and voting day within one week after the dissolution of the State State Council.</text:p>
      <text:p text:style-name="P4">
In November 2021, Malacca State Election, March last March election, and the national election in November last year, the voting days of Malaysia's last three elections have been dissolved for more than 40 days after the parliament. If the Danzhou Council will be calculated on June 22, it may be a vote day on August 5 or 12. If the 14 -day campaign period is calculated, the nomination date may be July 22 or 29.</text:p>
      <text:p text:style-name="P4">
Mohammed Daofi, a senior lecturer at the School of Political and Administrative Research at the University of Malaya, told the Xingzhou Daily that he believed that the six state elections were most likely to vote on August 5. This was because in addition to the above calculation, it was also happy that the voters had just received the salary of July in July. "The people's mood will definitely affect the voting behavior. In addition, most Muslims have completed the pilgrimage and returned to China."</text:p>
      <text:p text:style-name="P4">
Huang Jinfa, a political scholar of Malaysia Shuangwei University, told the Xingzhou Daily that August 5 or 12 may be voting days. He said that in order to avoid being accused of deliberately letting pilgrims miss the election, the government may choose to vote on August 12, because most of the Muslims who went to the pilgrimage at that time had returned to China.</text:p>
      <text:p text:style-name="P4">
He said: "But (voting date) may also be on August 5, because the election committee generally wants to reserve a two -week buffer period. To avoid the re -election that a candidate's sudden death and re -arranging, it can meet the constitution '' ' The provisions of the election 'within 60 days after the parliament disbanded.</text:p>
      <text:p text:style-name="P4">
News Source: <text:a xlink:type="simple" xlink:href="https://www.zaobao.com.sg/realtime/world/story20230629-1409118" text:style-name="Internet_20_link" text:visited-style-name="Visited_20_Internet_20_Link">
https://www.zaobao.com.sg/realtime/world/story20230629-1409118</text:a>
</text:p>
      <!--NEWS-->
      <text:h text:style-name="P10" text:outline-level="1">
<text:span text:style-name="T4">
News: Artificial sweetener Asba sweet may be listed as carcinogens</text:span>
</text:h>
      <text:p text:style-name="P4">
Author: 联合早报 (Person)</text:p>
      <text:p text:style-name="P4">
Publisher: 联合早报 (Organization)</text:p>
      <text:p text:style-name="P4">
Published Time: 2023-06-29T20:56</text:p>
      <text:p text:style-name="P4">
Modified Time: 2023-06-29T20:56</text:p>
      <text:p text:style-name="P4">
Description: People familiar with the matter revealed that one of the most common artificial sweeteners in the world, Asba Sweet, may be listed as potential carcinogens by the international cancer research institution under the World Health Organization. Popular drinks such as Diet Coke and Zero ... Zero ...</text:p>
      <text:p text:style-name="P4">
Videos: []</text:p>
      <text:p text:style-name="P4">
Audios: []</text:p>
      <text:p text:style-name="P4">
Images: []</text:p>
      <text:p text:style-name="P4">
Type: NewsArticle</text:p>
      <text:p text:style-name="P4">
Breadcrumbs: ['即时', '国际']</text:p>
      <text:p text:style-name="P4">
Keywords: ['致癌物']</text:p>
      <!--METADATA-->
      <text:p text:style-name="P4">
People familiar with the matter revealed that one of the most common artificial sweeteners in the world, Asba Sweet, may be listed as potential carcinogens by the international cancer research institution under the World Health Organization.</text:p>
      <text:p text:style-name="P4">
Popular drinks such as Diet Coke and Zero Sugarsnapple, as well as snacks such as Extra chewing gum, all contain Aspartame.</text:p>
      <text:p text:style-name="P4">
Reuters quoted sources that international cancer research institutions may list Asba sweetly on July 14 as potential carcinogens.</text:p>
      <text:p text:style-name="P4">
This decision by the International Cancer Research Institution was finally determined after holding an external expert meeting a few days ago. External expert meetings aim to evaluate whether certain substances have potential harm based on the evidence that have been published.</text:p>
      <text:p text:style-name="P4">
However, some of the past decisions of the International Cancer Research Institution have faced criticism, saying that it has caused unnecessary panic. The international cancer research institution has attributed the work and edible red meat to the "potential carcinogenic" category, and the use of mobile phones is also listed in "potential carcinogen".</text:p>
      <text:p text:style-name="P4">
The decision of the International Cancer Research Institution does not consider the intake that may cause cancer. Joint WHO and Food and Food AndagriduRETURE ORGanization ’s Expert Committee on FoodadDDITITIVES (JECFA) of the Foods of Food and Agriculture Organizations of the WHO (JECFA) will measure the appropriate safety intake. JECFA is also reviewing the use of Asba this year, and it will also announce the conclusion on July 14.</text:p>
      <text:p text:style-name="P4">
A spokesman for the International Cancer Research Institute said the conclusions of the International Cancer Research Institutions and JECFA were kept secret before July.</text:p>
      <text:p text:style-name="P4">
He said that the role of the two institutions is "complementary." The conclusion of the International Cancer Research Agency is "an important step in understanding the nature of cancer", and JECFA "conducts risk assessment to determine the probability of carcinogenesis such as carcinogenic cancer under specific conditions and contact levels."</text:p>
      <text:p text:style-name="P4">
News Source: <text:a xlink:type="simple" xlink:href="https://www.zaobao.com.sg/realtime/world/story20230629-1409120" text:style-name="Internet_20_link" text:visited-style-name="Visited_20_Internet_20_Link">
https://www.zaobao.com.sg/realtime/world/story20230629-1409120</text:a>
</text:p>
      <!--NEWS-->
      <text:h text:style-name="P10" text:outline-level="1">
<text:span text:style-name="T4">
The scale of South Korea and Japan restarted currency exchange agreements was US $ 10 billion</text:span>
</text:h>
      <text:p text:style-name="P4">
Author: 联合早报 (Person)</text:p>
      <text:p text:style-name="P4">
Publisher: 联合早报 (Organization)</text:p>
      <text:p text:style-name="P4">
Published Time: 2023-06-29T20:59</text:p>
      <text:p text:style-name="P4">
Modified Time: 2023-06-29T20:59</text:p>
      <text:p text:style-name="P4">
Description: South Korea and Japan reached a currency swap agreement of 10 billion US dollars (about S $ 13.5 billion) on Thursday (June 29), with a validity period of three years. Yonhap reported that South Korea ’s Deputy Prime Minister and Minister of Planning Qiu Qinghao were in Tokyo, Japan in the past, and in a fell swoop with Japanese Treasury Minister Nasoto ...</text:p>
      <text:p text:style-name="P4">
Videos: []</text:p>
      <text:p text:style-name="P4">
Audios: []</text:p>
      <text:p text:style-name="P4">
Images: []</text:p>
      <text:p text:style-name="P4">
Type: NewsArticle</text:p>
      <text:p text:style-name="P4">
Breadcrumbs: ['即时', '国际']</text:p>
      <text:p text:style-name="P4">
Keywords: ['日本', '韩国', '货币']</text:p>
      <!--METADATA-->
      <text:p text:style-name="P4">
South Korea and Japan reached a currency swap agreement of 10 billion US dollars (about S $ 13.5 billion) on Thursday (June 29), with a validity period of three years.</text:p>
      <text:p text:style-name="P4">
The Yonhap News Agency reported that South Korea's Deputy Prime Minister and Minister of Planning Treasury, Qiu Qinghao, was in Tokyo, Japan in the past, and a meeting of the Eighth Korea -Japan Finance Secretary of the South Korean and Japan Treasurer with Japanese Treasury Secretary Suzuki. It is $ 10 billion. This means that during the emergency, if necessary, the two countries can obtain foreign exchange from each other.</text:p>
      <text:p text:style-name="P4">
This is the restarting currency swap agreement after eight years in South Korea and Japan. The Ministry of Planning and Finance said that this will not only help maintain the stability of the financial stability of the two countries, but also has a positive role in the stability of the economic and financial stability of Asia in Asia and Northeast Asia.</text:p>
      <text:p text:style-name="P4">
The Ministry of Finance emphasized that it is more significant than the restarting currency exchange agreement itself after eight years. In order to further promote bilateral financial cooperation, the two sides will continue to communicate in the future.</text:p>
      <text:p text:style-name="P4">
Both South Korea and Japan have an agreement with other countries to maintain bilateral currency swaps. According to the Bank of Korea, South Korea, Switzerland, Indonesia, Australia and other state -owned related agreements. The Ministry of Finance of Japan said that Japan, Indonesia, Indonesia, the Philippines and other state -owned agreements.</text:p>
      <text:p text:style-name="P4">
News Source: <text:a xlink:type="simple" xlink:href="https://www.zaobao.com.sg/realtime/world/story20230629-1409121" text:style-name="Internet_20_link" text:visited-style-name="Visited_20_Internet_20_Link">
https://www.zaobao.com.sg/realtime/world/story20230629-1409121</text:a>
</text:p>
      <!--NEWS-->
      <text:h text:style-name="P10" text:outline-level="1">
<text:span text:style-name="T4">
U.S. stocks are more high</text:span>
</text:h>
      <text:p text:style-name="P4">
Publisher: 法新社</text:p>
      <text:p text:style-name="P4">
Published Time: 2023-06-29T21:02:08+00:00</text:p>
      <text:p text:style-name="P4">
Modified Time: 2023-06-29T20:50:02+00:00</text:p>
      <text:p text:style-name="P4">
Description: (Agence France -Presse, New York, 29th) U.S. economic data is better than expected. Increasing the hope of the United States can escape the economic recession. The Wall Street stock market is mostly high in the bank stocks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9" text:anchor-type="as-char" svg:width="6.9236in" svg:height="3.617581in" draw:z-index="0">
<draw:image xlink:href="../Images/rficn/2023-06-29T21-02-08-00-00/000000.png" xlink:type="simple" xlink:show="embed" xlink:actuate="onLoad" draw:mime-type="image/png"/>
</draw:frame>
The Dow Jones Industrial Index rose 269.76 points or 0.80%, which was collected at 34122.42 points.</text:p>
      <text:p text:style-name="P4">
The S &amp; P 500 index rose 19.58 points or 0.45%to close 4396.44 points.</text:p>
      <text:p text:style-name="P4">
The science and technology stock Nasdaq's index fell slightly by 0.42 points, and closed at 13591.33 points.</text:p>
      <text:p text:style-name="P4">
The Philadelphia semiconductor index rose 4.69 points or 0.13%to close 3614.18 points.</text:p>
      <text:p text:style-name="P4">
News Source: <text:a xlink:type="simple" xlink:href="https://www.rfi.fr/cn/%E8%B4%A2%E7%BB%8F%E5%BF%AB%E8%AE%AF/20230629-%E7%BE%8E%E8%82%A1%E5%A4%9A%E6%94%B6%E9%AB%98" text:style-name="Internet_20_link" text:visited-style-name="Visited_20_Internet_20_Link">
https://www.rfi.fr/cn/%E8%B4%A2%E7%BB%8F%E5%BF%AB%E8%AE%AF/20230629-%E7%BE%8E%E8%82%A1%E5%A4%9A%E6%94%B6%E9%AB%98</text:a>
</text:p>
      <!--NEWS-->
      <text:h text:style-name="P10" text:outline-level="1">
<text:span text:style-name="T4">
No Borders Reporter Organization has recently visited Hong Kong to evaluate the local news freedom status</text:span>
</text:h>
      <text:p text:style-name="P4">
Author: chinese@voanews.com (美国之音)</text:p>
      <text:p text:style-name="P4">
Publisher: 美国之音中文网 (Type: NewsMediaOrganization)</text:p>
      <text:p text:style-name="P4">
Published Time: 2023-06-29T21:15:42+08:00</text:p>
      <text:p text:style-name="P4">
Modified Time: 2023-06-29 17:16:33Z</text:p>
      <text:p text:style-name="P4">
Description: International Journalists' Rights Organization has announced on Thursday that the organization's personnel have recently visited Hong Kong and met with local reporters and media experts in the "Hong Kong version of the National Security Law" in the "Hong Kong Edition National Security Law" in the "Hong Kong Edition National Security Law." Problems encountered since the year.</text:p>
      <text:p text:style-name="P4">
Videos: []</text:p>
      <text:p text:style-name="P4">
Images: []</text:p>
      <text:p text:style-name="P4">
Categories: ['港澳', '人权', '中国', '法律']</text:p>
      <text:p text:style-name="P4">
Type: None</text:p>
      <!--METADATA-->
      <text:p text:style-name="P4">
Nonenone</text:p>
      <text:p text:style-name="P4">
News Source: <text:a xlink:type="simple" xlink:href="https://www.voachinese.com/a/rsf-delegation-visited-hong-kong-20230629/7159950.html" text:style-name="Internet_20_link" text:visited-style-name="Visited_20_Internet_20_Link">
https://www.voachinese.com/a/rsf-delegation-visited-hong-kong-20230629/7159950.html</text:a>
</text:p>
      <!--NEWS-->
      <text:h text:style-name="P10" text:outline-level="1">
<text:span text:style-name="T4">
At least 130 flights from the French Airport Airlines Costs at least 130 flights to cancel</text:span>
</text:h>
      <text:p text:style-name="P4">
Author: 联合早报 (Person)</text:p>
      <text:p text:style-name="P4">
Publisher: 联合早报 (Organization)</text:p>
      <text:p text:style-name="P4">
Published Time: 2023-06-29T21:32</text:p>
      <text:p text:style-name="P4">
Modified Time: 2023-06-29T21:32</text:p>
      <text:p text:style-name="P4">
Description: French air traffic control staff strikes, and the French Civil Aviation Administration has ordered airlines to cancel flights from three airports to and from France, and at least 130 flights have been canceled. Comprehensive foreign news reports, the affected airports include Paris's BEAUVAIS -TILLE ...</text:p>
      <text:p text:style-name="P4">
Videos: []</text:p>
      <text:p text:style-name="P4">
Audios: []</text:p>
      <text:p text:style-name="P4">
Images: []</text:p>
      <text:p text:style-name="P4">
Type: NewsArticle</text:p>
      <text:p text:style-name="P4">
Breadcrumbs: ['即时', '国际']</text:p>
      <text:p text:style-name="P4">
Keywords: ['法国', '机场', '罢工']</text:p>
      <!--METADATA-->
      <text:p text:style-name="P4">
French air traffic control staff strikes, and the French Civil Aviation Administration has ordered airlines to cancel flights from three airports to and from France, and at least 130 flights have been canceled.</text:p>
      <text:p text:style-name="P4">
Comprehensive foreign news reports, the affected airports include Paris's Beauvais -Tille Airport, Brestbretagne Airport in the west, and Carcassonne Airport in the south To.</text:p>
      <text:p text:style-name="P4">
The French Civil Aviation Administration on Wednesday (June 28) requested to cancel half of the flight and landing flights at Bowil -Tier Airport, and all flights were demanded on Thursday (29th), because "no air control personnel" appeared in Bowway - Tieier Airport, Brester -Britani Airport and Karkatong Airport.</text:p>
      <text:p text:style-name="P4">
Ryanair, mainly at the Irish Laosair Airlines, who take off and land at Bowei -Tie Airport, was forced to cancel all flights to and from the Boil -Tie Airport on the day. The spokesman said the company canceled about 130 flights.</text:p>
      <text:p text:style-name="P4">
The Civil Aviation Administration said that the strike of air traffic control staff did not affect the operation of major French airports. Bowil -Tie Airport announced on the official website that the airport will return to normal operation on Friday (30th).</text:p>
      <text:p text:style-name="P4">
The strike of air traffic control personnel is mainly due to dissatisfaction. The air traffic controller launched a sporadic strike from March to May this year to protest the government's reform of the pension system.</text:p>
      <text:p text:style-name="P4">
News Source: <text:a xlink:type="simple" xlink:href="https://www.zaobao.com.sg/realtime/world/story20230629-1409131" text:style-name="Internet_20_link" text:visited-style-name="Visited_20_Internet_20_Link">
https://www.zaobao.com.sg/realtime/world/story20230629-1409131</text:a>
</text:p>
      <!--NEWS-->
      <text:h text:style-name="P10" text:outline-level="1">
<text:span text:style-name="T4">
Russian Member: Pricigen refused to sign a contract with the Ministry of Defense that Wagner was unable to fight in Ukraine</text:span>
</text:h>
      <text:p text:style-name="P4">
Author: 联合早报 (Person)</text:p>
      <text:p text:style-name="P4">
Publisher: 联合早报 (Organization)</text:p>
      <text:p text:style-name="P4">
Published Time: 2023-06-29T22:18</text:p>
      <text:p text:style-name="P4">
Modified Time: 2023-06-29T22:18</text:p>
      <text:p text:style-name="P4">
Description: Russian parliamentarian revealed that the leader of the mercenary group Wagner, Porigen, was told that Wagner could not continue to fight in Ukraine because he refused to sign the contract and handed Wagner's control to the Ministry of Defense. According to Reuters, the Russian National Duma National Defense Commission chairman card ...</text:p>
      <text:p text:style-name="P4">
Videos: []</text:p>
      <text:p text:style-name="P4">
Audios: []</text:p>
      <text:p text:style-name="P4">
Images: []</text:p>
      <text:p text:style-name="P4">
Type: NewsArticle</text:p>
      <text:p text:style-name="P4">
Breadcrumbs: ['即时', '国际']</text:p>
      <text:p text:style-name="P4">
Keywords: ['俄罗斯兵变', '国防部']</text:p>
      <!--METADATA-->
      <text:p text:style-name="P4">
Russian parliamentarian revealed that the leader of the mercenary group Wagner, Porigen, was told that Wagner could not continue to fight in Ukraine because he refused to sign the contract and handed Wagner's control to the Ministry of Defense.</text:p>
      <text:p text:style-name="P4">
According to Reuters, the Russian National Duma National Defense Commission Chairman Caltapolov went to Cultural on Thursday (June 29) that the fuse of the Wagner's mutiny was that Perigo did not agree that the Ministry of Defense requested his regiment to sign a contract.</text:p>
      <text:p text:style-name="P4">
He said: "A few days before the army changed, the Ministry of National Defense stated that all formations that performed combat missions must sign a contract with the Ministry of National Defense. Everyone began to execute this decision ... Except Perigo Ren."</text:p>
      <text:p text:style-name="P4">
Porig launched a mutiny last Friday (23rd), but a day later, he agreed to the end of the White Ros President Lukashenko.</text:p>
      <text:p text:style-name="P4">
Porigen said on June 11 that Wagner's mercenaries will not sign any contract with the Defense Ministers Shogu, saying that the other party does not have the ability to manage military units.</text:p>
      <text:p text:style-name="P4">
Caltapolov said that after Porigen refused to sign the contract, he was told that Wagner could not continue to fight in Ukraine, and therefore did not receive national funding. He also pointed out that Porigon had committed the crime of betrayal because of "too high ambitions", money, and "excitement".</text:p>
      <text:p text:style-name="P4">
News Source: <text:a xlink:type="simple" xlink:href="https://www.zaobao.com.sg/realtime/world/story20230629-1409153" text:style-name="Internet_20_link" text:visited-style-name="Visited_20_Internet_20_Link">
https://www.zaobao.com.sg/realtime/world/story20230629-1409153</text:a>
</text:p>
      <!--NEWS-->
      <text:h text:style-name="P10" text:outline-level="1">
<text:span text:style-name="T4">
China launched the first part of the foreign relations law. Xi Jinping has to use legal weapons to fight against the United States</text:span>
</text:h>
      <text:p text:style-name="P4">
Author: chinese@voanews.com (松仁)</text:p>
      <text:p text:style-name="P4">
Publisher: 美国之音中文网 (Type: NewsMediaOrganization)</text:p>
      <text:p text:style-name="P4">
Published Time: 2023-06-29T22:46:46+08:00</text:p>
      <text:p text:style-name="P4">
Modified Time: 2023-06-29 15:11:36Z</text:p>
      <text:p text:style-name="P4">
Description: Chinese President Xi Jinping signed a chairman's order on Wednesday (June 28) to announce the "Law of the Foreign Relations of the People's Republic of China" passed on the day of the third meeting of the 14th National People's Congress Standing Committee, and will start from July 1st. Practice this law.</text:p>
      <text:p text:style-name="P4">
Videos: []</text:p>
      <text:p text:style-name="P4">
Images: []</text:p>
      <text:p text:style-name="P4">
Categories: ['法律', '中国']</text:p>
      <text:p text:style-name="P4">
Type: None</text:p>
      <!--METADATA-->
      <text:p text:style-name="P4">
Nonenone</text:p>
      <text:p text:style-name="P4">
News Source: <text:a xlink:type="simple" xlink:href="https://www.voachinese.com/a/china-unveils-sweeping-foreign-policy-law-as-xi-consolidates-power-062923/7160008.html" text:style-name="Internet_20_link" text:visited-style-name="Visited_20_Internet_20_Link">
https://www.voachinese.com/a/china-unveils-sweeping-foreign-policy-law-as-xi-consolidates-power-062923/7160008.html</text:a>
</text:p>
      <!--NEWS-->
      <text:h text:style-name="P10" text:outline-level="1">
<text:span text:style-name="T4">
Whether the cat is painful and artificial intelligence, you will know at first glance</text:span>
</text:h>
      <text:p text:style-name="P4">
Author: 联合早报 (Person)</text:p>
      <text:p text:style-name="P4">
Publisher: 联合早报 (Organization)</text:p>
      <text:p text:style-name="P4">
Published Time: 2023-06-29T23:16</text:p>
      <text:p text:style-name="P4">
Modified Time: 2023-06-29T23:16</text:p>
      <text:p text:style-name="P4">
Description: A Japanese technology company cooperated with a university in Tokyo to develop a network application. As long as the "shoveling officer" uploaded a cat's photo, the artificial intelligence system could know whether the cat was in pain. Agence France -Presse reports that Japanese application developers Carelogy and Japanese college materials ...</text:p>
      <text:p text:style-name="P4">
Videos: []</text:p>
      <text:p text:style-name="P4">
Audios: []</text:p>
      <text:p text:style-name="P4">
Images: []</text:p>
      <text:p text:style-name="P4">
Type: NewsArticle</text:p>
      <text:p text:style-name="P4">
Breadcrumbs: ['即时', '国际']</text:p>
      <text:p text:style-name="P4">
Keywords: ['猫', '应用程序']</text:p>
      <!--METADATA-->
      <text:p text:style-name="P4">
A Japanese technology company cooperated with a university in Tokyo to develop a network application. As long as the "shoveling officer" uploaded a cat's photo, the artificial intelligence system could know whether the cat was in pain.</text:p>
      <text:p text:style-name="P4">
Agence France -Presse reported that Japanese application developer Carelogy cooperated with the School of Biological Resources Sciences of the University of Japan to collect 6,000 cats to study their ears, noses, beards and eyelids.</text:p>
      <text:p text:style-name="P4">
Developers subsequently used the small differences between healthy cats and cats that suffered from pain due to difficulty discovery.</text:p>
      <text:p text:style-name="P4">
After the developers, enter this information into the artificial intelligence detection system, and then use about 600,000 photos uploaded by the user to further improve the detection skills, and finally develop the "cat painful detector" network application.</text:p>
      <text:p text:style-name="P4">
The person in charge of CareLogy Tosaki Takina told AFP that the accuracy rate of this application is more than 90%today. "We hope to help cat owners more easily judge whether pets need to see veterinarians at home."</text:p>
      <text:p text:style-name="P4">
Some Japanese veterinarians are already using this application. Qi Gang reminded that "the artificial intelligence system needs to be more accurate in order to be used as a standardized tool."</text:p>
      <text:p text:style-name="P4">
This network application launched last month, so far there are about 43,000 users. Most users come from Japan and some from Europe and South America.</text:p>
      <text:p text:style-name="P4">
News Source: <text:a xlink:type="simple" xlink:href="https://www.zaobao.com.sg/realtime/world/story20230629-1409164" text:style-name="Internet_20_link" text:visited-style-name="Visited_20_Internet_20_Link">
https://www.zaobao.com.sg/realtime/world/story20230629-1409164</text:a>
</text:p>
      <!--NEWS-->
      <text:h text:style-name="P10" text:outline-level="1">
<text:span text:style-name="T4">
Reuters: Economists predict that China's manufacturing in June will continue to shrink</text:span>
</text:h>
      <text:p text:style-name="P4">
Author: chinese@voanews.com (美国之音)</text:p>
      <text:p text:style-name="P4">
Publisher: 美国之音中文网 (Type: NewsMediaOrganization)</text:p>
      <text:p text:style-name="P4">
Published Time: 2023-06-29T23:35:20+08:00</text:p>
      <text:p text:style-name="P4">
Modified Time: 2023-06-29 15:35:20Z</text:p>
      <text:p text:style-name="P4">
Description: The investigation of economists released by Reuters on Thursday (June 29) shows that China's manufacturing industry may shrink for the third consecutive month in June this year, even if the speed of this contraction has slowed slightly. This shows that Beijing needs to further strengthen policy stimulus to compete for the weak needs of domestic and foreign weaknesses.</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s-factory-activity-seen-contracting-for-third-month-in-june-20230629/7160142.html" text:style-name="Internet_20_link" text:visited-style-name="Visited_20_Internet_20_Link">
https://www.voachinese.com/a/china-s-factory-activity-seen-contracting-for-third-month-in-june-20230629/7160142.html</text:a>
</text:p>
      <!--NEWS-->
      <text:h text:style-name="P10" text:outline-level="1">
<text:span text:style-name="T4">
Virgin Galaxy company officially opened commercial space flight</text:span>
</text:h>
      <text:p text:style-name="P4">
Author: 联合早报 (Person)</text:p>
      <text:p text:style-name="P4">
Publisher: 联合早报 (Organization)</text:p>
      <text:p text:style-name="P4">
Published Time: 2023-06-29T23:56</text:p>
      <text:p text:style-name="P4">
Modified Time: 2023-06-29T23:56</text:p>
      <text:p text:style-name="P4">
Description: Virgin Galaxy Company officially opened commercial space travel on Thursday (June 29), which is a major milestone for British Rich Branton for nearly 20 years. Agence France -Presse reported that Virgin Galactic first commercial flight ...</text:p>
      <text:p text:style-name="P4">
Videos: []</text:p>
      <text:p text:style-name="P4">
Audios: []</text:p>
      <text:p text:style-name="P4">
Images: []</text:p>
      <text:p text:style-name="P4">
Type: NewsArticle</text:p>
      <text:p text:style-name="P4">
Breadcrumbs: ['即时', '国际']</text:p>
      <text:p text:style-name="P4">
Keywords: ['太空', '美国']</text:p>
      <!--METADATA-->
      <text:p text:style-name="P4">
Virgin Galaxy Company officially opened commercial space travel on Thursday (June 29), which is a major milestone for British Rich Branton for nearly 20 years.</text:p>
      <text:p text:style-name="P4">
Agence France -Presse reported that Virgin Galactic was called "Galactic01" for the first time. According to the radio screen provided by Virgin Galaxy, aerospace aircraft took off from 8:30 in the morning local time (Singapore time at 10:30 pm), and took off from the New Mexican State's SpacePortamerica. The Weizhen Galaxy website also live broadcast on the spot.</text:p>
      <text:p text:style-name="P4">
This space is 90 minutes, including a few minutes of weightless experience, and passengers can also see the circular earth 80 kilometers above the sea level.</text:p>
      <text:p text:style-name="P4">
Virgin Galaxy recently said in the press release that three crew members from the Italian Air Force and the Italian National Research Commission will take the "Galaxy 01" and conduct micro -gravity research during flight.</text:p>
      <text:p text:style-name="P4">
They will conduct 13 experiments and collect the data of their space clothes and the sensor in the cabin. The experiments include measuring the radiation level of the middle layer of the atmosphere, and the mixing of certain liquids and solids under micro -gravity.</text:p>
      <text:p text:style-name="P4">
The second commercial flight of the Virgin Galaxy plan is called "Galaxy 02", which mainly carrys private astronauts and is expected to be carried out in early August.</text:p>
      <text:p text:style-name="P4">
Virgin Galaxy has sold about 800 air tickets for commercial space flights. Among them, 600 copies were sold from 2005 to 2014, with the price from 200,000 to 250,000 US dollars (270,000 to 340,000 yuan); the next 200 tickets were priced at $ 450,000 each.</text:p>
      <text:p text:style-name="P4">
Branson founded Virgin Galaxy in 2004 and failed many years in the past few years. In 2014, a spacecraft disintegrated during the test flight, causing the deputy pilot to die and the pilot were seriously injured.</text:p>
      <text:p text:style-name="P4">
On July 11, 2021, Bransen personally tested the flight successfully, but later Virgin Galaxy faced a series of setbacks, including laboratory tests that the strength of some materials used by the spacecraft had been lower than the specified intensity range. The plane upgrades. In May this year, Virgin Galaxy successfully tested the flight again. Lave the road on Thursday. Before the first flight on Thursday, Virgin Galaxy conducted a total of five test flights.</text:p>
      <text:p text:style-name="P4">
News Source: <text:a xlink:type="simple" xlink:href="https://www.zaobao.com.sg/realtime/world/story20230629-1409168" text:style-name="Internet_20_link" text:visited-style-name="Visited_20_Internet_20_Link">
https://www.zaobao.com.sg/realtime/world/story20230629-1409168</text:a>
</text:p>
      <!--NEWS-->
      <text:h text:style-name="P10" text:outline-level="1">
<text:span text:style-name="T4">
Studies have found that the U.S. technical reconnaissance in the United States who invaded the United States to invade the United States</text:span>
</text:h>
      <text:p text:style-name="P4">
Author: chinese@voanews.com (松仁)</text:p>
      <text:p text:style-name="P4">
Publisher: 美国之音中文网 (Type: NewsMediaOrganization)</text:p>
      <text:p text:style-name="P4">
Published Time: 2023-06-29T23:57:31+08:00</text:p>
      <text:p text:style-name="P4">
Modified Time: 2023-06-29 21:33:21Z</text:p>
      <text:p text:style-name="P4">
Description: In early February this year, the Chinese high -altitude reconnaissance balloon, which was invaded in the United States in early February this year, had a serious impact on US -China relations. Although the negative impact of the balloon incident on US -China relations has gradually diluted as the US Secretary of State Brillings' visit to China, the United States has not stopped the research and analysis of the balloon fragments salvaged from the sea.</text:p>
      <text:p text:style-name="P4">
Videos: []</text:p>
      <text:p text:style-name="P4">
Images: []</text:p>
      <text:p text:style-name="P4">
Categories: ['美国', '中国', '科技', '军事', '美中关系']</text:p>
      <text:p text:style-name="P4">
Type: None</text:p>
      <!--METADATA-->
      <text:p text:style-name="P4">
Nonenone</text:p>
      <text:p text:style-name="P4">
News Source: <text:a xlink:type="simple" xlink:href="https://www.voachinese.com/a/chinese-balloon-used-american-tech-to-spy-on-americans-062923/7160173.html" text:style-name="Internet_20_link" text:visited-style-name="Visited_20_Internet_20_Link">
https://www.voachinese.com/a/chinese-balloon-used-american-tech-to-spy-on-americans-062923/7160173.html</text:a>
</text:p>
      <!--NEWS-->
      <text:h text:style-name="P10" text:outline-level="1">
<text:span text:style-name="T4">
EU Summit: Russia and Ukraine, the situation is the first, the Chinese strategy is backward</text:span>
</text:h>
      <text:p text:style-name="P4">
Author: None (Language: zh)</text:p>
      <text:p text:style-name="P4">
Publisher: None</text:p>
      <text:p text:style-name="P4">
Time: 2023-06-29T3:23:00Z</text:p>
      <text:p text:style-name="P4">
Description: The original EU Summit held this week mainly discussed the issues of Ukraine, Moldova and Georgia, as well as the reform of the EU refugee policy. But the Wagner mutiny in Russia disrupted the established agenda.</text:p>
      <text:p text:style-name="P4">
Videos: []</text:p>
      <text:p text:style-name="P4">
Images: []</text:p>
      <text:p text:style-name="P4">
Subject: 时政风云</text:p>
      <text:p text:style-name="P4">
Subjects: []</text:p>
      <text:p text:style-name="P4">
Keywords: ['布鲁塞尔', '俄罗斯', '欧盟', '乌克兰', '普京', '俄罗斯入侵乌克兰']</text:p>
      <text:p text:style-name="P4">
Id: 66067367</text:p>
      <!--METADATA-->
      <text:p text:style-name="P4">
<text:a xlink:type="simple" xlink:href="https://www.dw.com/zh/overlay/image/article/66067367/64484723" text:style-name="Internet_20_link" text:visited-style-name="Visited_20_Internet_20_Link">
 </text:a>
(Voice of Germany) The short -term <text:a xlink:type="simple" xlink:href="https://www.dw.com/zh/zh/瓦格納叛亂曝普京弱點-有利烏軍反攻/a-66028854" text:style-name="Internet_20_link" text:visited-style-name="Visited_20_Internet_20_Link">
rebellion and its impact on the war of Russian aggression</text:a>
It suddenly became the primary topic of the EU State Leaders Summit at the EU State Leadership Summit from Friday (June 29) to Friday. Charlesmichel, chairman of the EU Council of the summit, has only brought one stroke to the Russian situation in the invitation letter, but NATO Secretary -General Jensstoltenberg will participate in the opening lunch party on Thursday. This topic will cause it to cause it. Hot discussion.</text:p>
      <text:p text:style-name="P4">
Stoltenberg had warned the EU and the West that the consequences of the rebellion could not be underestimated. Once a part of His Majesty Pricigo's private forces transfer to Belarus, the change in security situation will happen is a topic discussed with the EU leaders. For example, Gitanasnauseda, President of Lithuania, believes that Wagner's movement threatens his country and calls for strengthening the defense of NATO's eastern border.</text:p>
      <text:h text:style-name="P12" text:outline-level="3">
<text:span text:style-name="T4">
Entering the League process</text:span>
</text:h>
      <text:p text:style-name="P4">
The summit will discuss <text:a xlink:type="simple" xlink:href="https://www.dw.com/zh/zh/乌克兰从欧盟候选国到成员国还有多远/a-62167371" text:style-name="Internet_20_link" text:visited-style-name="Visited_20_Internet_20_Link">
Ukraine to join the European Union</text:a>
Prospects. Ukrainian President Zelegiski demanded that it will open a formal joining the League with the European Union this this year. Brussels has not yet expressed its intention. However, the EU will continue to provide financial and military support to Ukraine. Michelle once again emphasized that "as long as it is necessary," the European Union's aid commitment to Ukraine will not change. EU national leaders will also discuss how to raise funds and update the European Union's fiscal budget in order to pay Ukraine.</text:p>
      <text:p text:style-name="P4">
Except for Ukraine, <text:a xlink:type="simple" xlink:href="https://www.dw.com/zh/zh/摩尔多瓦民众走上街头参加亲西方集会/a-65698985" text:style-name="Internet_20_link" text:visited-style-name="Visited_20_Internet_20_Link">
Moldova</text:a>
With the issue of joining the Alliance with Georgia, the summit will also discuss the process of 6 Westbargan countries that have been in the EU for many years. EU diplomats participating in the preparation of the summit revealed that there were proposal to accelerate the opening process. The biggest obstacle is the tension between Serbia and Kosovo, so the meeting will consult a solution to this contradiction.</text:p>
      <text:h text:style-name="P12" text:outline-level="3">
<text:span text:style-name="T4">
Who will defend the sky in Europe?</text:span>
</text:h>
      <text:h text:style-name="P12" text:outline-level="3">
<text:span text:style-name="T4">
Where is the Chinese strategy?</text:span>
</text:h>
      <text:p text:style-name="P4">
The Russian and Ukraine War once again squeezed a series of other space for other foreign policy issues, including it has announced a long time <text:a xlink:type="simple" xlink:href="https://www.dw.com/zh/zh/欧盟峰会聚焦针对中国的安全战略/a-65990363" text:style-name="Internet_20_link" text:visited-style-name="Visited_20_Internet_20_Link">
the European Union's joint strategy to China</text:a>
Essence It is reported that this summit will only talk about this topic briefly. FranceCSAGHIRETTI, an expert at the Berlin Makato China Research Center, pointed out to the Voice of Germany that it has not yet been born to China, "China's framework as a partner, economic competitor and institutional opponent will not change. Is it a common strategy? No, 27 EU countries have not yet a unified position. The interests of various countries and the priority of consideration are too different. "</text:p>
      <text:p text:style-name="P4">
The German Chancellor Savz will introduce the German -Chinese government consultation recently at the summit. According to Germany, Germany advocates a balance in the statement, not only pointing out risks, but also explaining that the EU rely on the fields of cooperation with China, such as climate protection.</text:p>
      <text:p text:style-name="P4">
Another focus of the summit is the EU refugee and immigration policy. Hungary and Poland opposed the new immigration policy reform plan for the European Union. In an interview with the German "Photo", Hungarian President Orban said that it will not accept refugees who refuse to accept the distribution of the European Union in the reform plan, and must pay 20,000 euros per person. "In order to prevent illegal immigrants from entering the Schengen zone, we spent 2 billion euros, but did not get a penny from Brussels. Why did we pay more money?" He also accused the new application of asylum procedures too loose and called it for it. Snake hair can continue to do such a signal.</text:p>
      <text:p text:style-name="P4">
News Source: <text:a xlink:type="simple" xlink:href="https://www.dw.com/zh/欧盟峰会：俄乌局势占先、中国战略靠后/a-66067367" text:style-name="Internet_20_link" text:visited-style-name="Visited_20_Internet_20_Link">
https://www.dw.com/zh/欧盟峰会：俄乌局势占先、中国战略靠后/a-66067367?maca=chi-rss-chi-all-1127-rdf</text:a>
</text:p>
      <!--NEWS-->
      <text:h text:style-name="P10" text:outline-level="1">
<text:span text:style-name="T4">
The leader of the Greek Parliament Election of the Election of the Greek League announced that he would step down</text:span>
</text:h>
      <text:p text:style-name="P4">
Publisher: 法新社</text:p>
      <text:p text:style-name="P4">
Published Time: 2023-06-29T4:32:11+00:00</text:p>
      <text:p text:style-name="P4">
Modified Time: 2023-06-29T14:20:02+00:00</text:p>
      <text:p text:style-name="P4">
Description: (Agence France -Presse Athens, 29th) The Greek parliamentary election, the opposition party "Syriza" defeated, and the party leader Alexis Tsipras said today that he will step dow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1" text:anchor-type="as-char" svg:width="6.9236in" svg:height="3.617581in" draw:z-index="0">
<draw:image xlink:href="../Images/rficn/2023-06-29T4-32-11-00-00/000000.png" xlink:type="simple" xlink:show="embed" xlink:actuate="onLoad" draw:mime-type="image/png"/>
</draw:frame>
In the past 5 weeks, Greek voters have won the New Democrat (New Democracy) to win great victory, and the Welle Party's "Extreme League" has lost tens of thousands of votes in a few weeks.</text:p>
      <text:p text:style-name="P4">
The Conservative Party New Democratic Party has created their biggest gap in the past 50 years. The party leader Kyriakos Mitsotakis was successfully re -elected as the Prime Minister.</text:p>
      <text:p text:style-name="P4">
The emotional Ziplas told the media in Athens: "Sometimes a key decision must be made." He said that he would ask "the new leader in the extreme left alliance, but I would not be a candidate."</text:p>
      <text:p text:style-name="P4">
For many Greeks, former Prime Minister Ziplas made Greece almost withdraw from the euro zone. He violated the vow of abolishing the policies of the festival and signed the clause that made Greece more painful.</text:p>
      <text:p text:style-name="P4">
News Source: <text:a xlink:type="simple" xlink:href="https://www.rfi.fr/cn/%E5%9B%BD%E9%99%85%E6%8A%A5%E9%81%93/20230629-%E5%B8%8C%E8%85%8A%E5%9B%BD%E4%BC%9A%E5%A4%A7%E9%80%89%E6%83%A8%E8%B4%A5-%E6%9E%81%E5%B7%A6%E8%81%94%E7%9B%9F%E5%85%9A%E9%AD%81%E5%AE%A3%E5%B8%83%E4%B8%8B%E5%8F%B0" text:style-name="Internet_20_link" text:visited-style-name="Visited_20_Internet_20_Link">
https://www.rfi.fr/cn/%E5%9B%BD%E9%99%85%E6%8A%A5%E9%81%93/20230629-%E5%B8%8C%E8%85%8A%E5%9B%BD%E4%BC%9A%E5%A4%A7%E9%80%89%E6%83%A8%E8%B4%A5-%E6%9E%81%E5%B7%A6%E8%81%94%E7%9B%9F%E5%85%9A%E9%AD%81%E5%AE%A3%E5%B8%83%E4%B8%8B%E5%8F%B0</text:a>
</text:p>
      <!--NEWS-->
      <text:h text:style-name="P10" text:outline-level="1">
<text:span text:style-name="T4">
The Swedish central bank raised the policy interest rate from 3.50%to 3.75%, and hinted that it would be further interest rate hikes (Free Version)</text:span>
</text:h>
      <text:p text:style-name="P4">
Author: Dominic Chopping</text:p>
      <text:p text:style-name="P4">
Publisher: 华尔街日报中文网</text:p>
      <text:p text:style-name="P4">
Published Time: 2023-06-29T5:25:00.000Z</text:p>
      <text:p text:style-name="P4">
Modified Time: 2023-06-29T09:25:00.000Z</text:p>
      <text:p text:style-name="P4">
Created Time: 2023-06-29T08:15:00.000Z</text:p>
      <text:p text:style-name="P4">
Description: The Swedish Central Bank continued to fight against the stubborn high inflation. Thursday, it expected that the key policy interest rates were expected to increase the key policy interest rates from 3.50%to 3.75%, and implied that the later year will further raise interest rates.</text:p>
      <text:p text:style-name="P4">
Images: []</text:p>
      <text:p text:style-name="P4">
Categories: ['经济']</text:p>
      <text:p text:style-name="P4">
Keywords: SYND</text:p>
      <text:p text:style-name="P4">
Type: Article</text:p>
      <!--METADATA-->
      <text:p text:style-name="P4">
The Swedish central bank continued to fight against the stubborn high inflation. On Thursday, the central bank was expected to raise key policy interest rates from 3.50%to 3.75%, and hinted that it would raise interest rates further later this year.</text:p>
      <text:p text:style-name="P4">
News Source: <text:a xlink:type="simple" xlink:href="https://cn.wsj.com/articles/%E7%91%9E%E5%85%B8%E5%A4%AE%E8%A1%8C%E5%B0%86%E6%94%BF%E7%AD%96%E5%88%A9%E7%8E%87%E4%BB%8E3-50-%E4%B8%8A%E8%B0%83%E8%87%B33-75-%E5%B9%B6%E6%9A%97%E7%A4%BA%E5%B0%86%E8%BF%9B%E4%B8%80%E6%AD%A5%E5%8A%A0%E6%81%AF-3c4c5ef7" text:style-name="Internet_20_link" text:visited-style-name="Visited_20_Internet_20_Link">
https://cn.wsj.com/articles/%E7%91%9E%E5%85%B8%E5%A4%AE%E8%A1%8C%E5%B0%86%E6%94%BF%E7%AD%96%E5%88%A9%E7%8E%87%E4%BB%8E3-50-%E4%B8%8A%E8%B0%83%E8%87%B33-75-%E5%B9%B6%E6%9A%97%E7%A4%BA%E5%B0%86%E8%BF%9B%E4%B8%80%E6%AD%A5%E5%8A%A0%E6%81%AF-3c4c5ef7</text:a>
</text:p>
      <!--NEWS-->
      <text:h text:style-name="P10" text:outline-level="1">
<text:span text:style-name="T4">
EU's highest diplomat: more weak Puting constitutes a greater danger</text:span>
</text:h>
      <text:p text:style-name="P4">
Publisher: 法新社</text:p>
      <text:p text:style-name="P4">
Published Time: 2023-06-29T9:02:08+00:00</text:p>
      <text:p text:style-name="P4">
Modified Time: 2023-06-29T15:35:04+00:00</text:p>
      <text:p text:style-name="P4">
Description: (AFP, Brussels, 29th) The European Union (EU) Foreign Policy Senior Representative Porrell warned today that after the abortion of the Wagner Mercenary Group in Russia, it fell into the largest political crisis in decades. Weakness will constitute a greater security threa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617581in" draw:z-index="0">
<draw:image xlink:href="../Images/rficn/2023-06-29T9-02-08-00-00/000000.png" xlink:type="simple" xlink:show="embed" xlink:actuate="onLoad" draw:mime-type="image/png"/>
</draw:frame>
Before the EU leader prepared to hold a meeting in Brussels, Josepborne said to media reporters: "The weaker Puting constitutes a greater danger, so we must pay great attention to the consequences of the event."</text:p>
      <text:p text:style-name="P4">
He also said: "Before that, we regarded Russia as a threat because it had a lot of force and used force in Ukraine. But now we must think of Russia as a risk factor because its internal instability."</text:p>
      <text:p text:style-name="P4">
After Wagner Group's head of Wagner Group launched a short -lived soldier after launching a short -lived soldier on the 24th, Pu Ting faced the biggest challenge since the Great Russia power has been in control of Russia since 1999.</text:p>
      <text:p text:style-name="P4">
URSula Von Derleyen, chairman of the European Executive Committee, said that the rebellion would set off a "aftershock", so she emphasized that "we must strengthen support for Ukraine, whether in terms of military capabilities or finances "".</text:p>
      <text:p text:style-name="P4">
Jensstoltenberg, the Secretary -General of the North Atlantic Convention Organization (NATO), who will have a lunch with EU leadership today, pointed out that Wagner's soldiers have revealed "cracks and division" within Russia. But he also reminded: "Any conclusion is too early now."</text:p>
      <text:p text:style-name="P4">
In July, Gitanas Nauseda, a member of the NATO Summit, will echo the earlier speech of Perry, calling for a "decisive action" to respond to the threat of Russia.</text:p>
      <text:p text:style-name="P4">
He said: "We must know that every move in Russia's political system will have an impact on our security."</text:p>
      <text:p text:style-name="P4">
News Source: <text:a xlink:type="simple" xlink:href="https://www.rfi.fr/cn/%E5%9B%BD%E9%99%85%E6%8A%A5%E9%81%93/20230629-%E6%AC%A7%E7%9B%9F%E6%9C%80%E9%AB%98%E5%A4%96%E4%BA%A4%E5%AE%98-%E6%9B%B4%E5%BC%B1%E5%8A%BF%E7%9A%84%E8%92%B2%E4%BA%AD%E6%9E%84%E6%88%90%E6%9B%B4%E5%A4%A7%E5%8D%B1%E9%99%A9" text:style-name="Internet_20_link" text:visited-style-name="Visited_20_Internet_20_Link">
https://www.rfi.fr/cn/%E5%9B%BD%E9%99%85%E6%8A%A5%E9%81%93/20230629-%E6%AC%A7%E7%9B%9F%E6%9C%80%E9%AB%98%E5%A4%96%E4%BA%A4%E5%AE%98-%E6%9B%B4%E5%BC%B1%E5%8A%BF%E7%9A%84%E8%92%B2%E4%BA%AD%E6%9E%84%E6%88%90%E6%9B%B4%E5%A4%A7%E5%8D%B1%E9%99%A9</text:a>
</text:p>
      <!--NEWS-->
      <text:h text:style-name="P10" text:outline-level="1">
<text:span text:style-name="T4">
The Red Cross said that 125 soldiers detained in Sudan were released</text:span>
</text:h>
      <text:p text:style-name="P4">
Author: chinese@voanews.com (美国之音)</text:p>
      <text:p text:style-name="P4">
Publisher: 美国之音中文网 (Type: NewsMediaOrganization)</text:p>
      <text:p text:style-name="P4">
Published Time: 2023-06-30T00:14:01+08:00</text:p>
      <text:p text:style-name="P4">
Modified Time: 2023-06-29 16:14:01Z</text:p>
      <text:p text:style-name="P4">
Description: The International Red Cross Committee said on Thursday that it promoted the release of 125 Sudan soldiers. These soldiers were detained by the hostile quasi -military rapid support forces.</text:p>
      <text:p text:style-name="P4">
Videos: []</text:p>
      <text:p text:style-name="P4">
Images: []</text:p>
      <text:p text:style-name="P4">
Categories: ['非洲', '军事']</text:p>
      <text:p text:style-name="P4">
Type: None</text:p>
      <!--METADATA-->
      <text:p text:style-name="P4">
Nonenone</text:p>
      <text:p text:style-name="P4">
News Source: <text:a xlink:type="simple" xlink:href="https://www.voachinese.com/a/red-cross-says-125-detained-sudanese-soldiers-freed-20230629/7160241.html" text:style-name="Internet_20_link" text:visited-style-name="Visited_20_Internet_20_Link">
https://www.voachinese.com/a/red-cross-says-125-detained-sudanese-soldiers-freed-20230629/7160241.html</text:a>
</text:p>
      <!--NEWS-->
      <text:h text:style-name="P10" text:outline-level="1">
<text:span text:style-name="T4">
Buckingham Palace: Prince Harry and his wife have been out of British houses</text:span>
</text:h>
      <text:p text:style-name="P4">
Author: 联合早报 (Person)</text:p>
      <text:p text:style-name="P4">
Publisher: 联合早报 (Organization)</text:p>
      <text:p text:style-name="P4">
Published Time: 2023-06-30T00:18</text:p>
      <text:p text:style-name="P4">
Modified Time: 2023-06-30T00:18</text:p>
      <text:p text:style-name="P4">
Description: Buckingham Palace in Britain on Thursday (June 29) confirmed that Prince Harry and his wife Meghan had freely free up their houses near Windsor Castle, London. Agence France -Presse reported that this FROGMORE COTTAGE ...</text:p>
      <text:p text:style-name="P4">
Videos: []</text:p>
      <text:p text:style-name="P4">
Audios: []</text:p>
      <text:p text:style-name="P4">
Images: []</text:p>
      <text:p text:style-name="P4">
Type: NewsArticle</text:p>
      <text:p text:style-name="P4">
Breadcrumbs: ['即时', '国际']</text:p>
      <text:p text:style-name="P4">
Keywords: ['哈里王子', '梅根']</text:p>
      <!--METADATA-->
      <text:p text:style-name="P4">
Buckingham Palace in Britain on Thursday (June 29) confirmed that Prince Harry and his wife Meghan had freely free up their houses near Windsor Castle, London.</text:p>
      <text:p text:style-name="P4">
Agence France -Presse reported that the Frogmore Cottage, located near Windsor Castle, was a wedding gift from Harry, the late queen Elizabeth II in 2018.</text:p>
      <text:p text:style-name="P4">
<text:a xlink:type="simple" xlink:href="https://www.zaobao.com.sg/realtime/world/story20230106-1350753" text:style-name="Internet_20_link" text:visited-style-name="Visited_20_Internet_20_Link">
Prince Harry in January this year in the autobiography "SPARE" vigorously attacked the royal family members</text:a>
Later, they were asked to move away from the small villa.</text:p>
      <text:p text:style-name="P4">
"We can confirm that the Duke of Sussex and the Duke of the Duke of Sussex have come up with the small villas of the Sussex ... We will not further discuss the details of relevant arrangements here."</text:p>
      <text:p text:style-name="P4">
He added that Harry, the Harry, who lives in California, USA, had paid 2.4 million pounds (about S $ 4.1 million) as rents and villas to renovate costs.</text:p>
      <text:p text:style-name="P4">
News Source: <text:a xlink:type="simple" xlink:href="https://www.zaobao.com.sg/realtime/world/story20230630-1409172" text:style-name="Internet_20_link" text:visited-style-name="Visited_20_Internet_20_Link">
https://www.zaobao.com.sg/realtime/world/story20230630-1409172</text:a>
</text:p>
      <!--NEWS-->
      <text:h text:style-name="P10" text:outline-level="1">
<text:span text:style-name="T4">
New restrictions on US chip exports make Nvidia anxiety, saying that it will lead to permanent chance of losing</text:span>
</text:h>
      <text:p text:style-name="P4">
Author: chinese@voanews.com (美国之音)</text:p>
      <text:p text:style-name="P4">
Publisher: 美国之音中文网 (Type: NewsMediaOrganization)</text:p>
      <text:p text:style-name="P4">
Published Time: 2023-06-30T00:43:14+08:00</text:p>
      <text:p text:style-name="P4">
Modified Time: 2023-06-29 21:03:44Z</text:p>
      <text:p text:style-name="P4">
Description: American chip company NVIDIA warned on Wednesday that if the United States implements new restrictions on artificial intelligence chips to China exports to China, it will lead to permanent opportunities in the US industry.</text:p>
      <text:p text:style-name="P4">
Videos: []</text:p>
      <text:p text:style-name="P4">
Images: []</text:p>
      <text:p text:style-name="P4">
Categories: ['美中贸易', '美国', '中国', '科技', '美中关系']</text:p>
      <text:p text:style-name="P4">
Type: None</text:p>
      <!--METADATA-->
      <text:p text:style-name="P4">
Nonenone</text:p>
      <text:p text:style-name="P4">
News Source: <text:a xlink:type="simple" xlink:href="https://www.voachinese.com/a/nvidia-says-us-curbs-on-ai-chip-sales-to-china-would-cause-permanent-loss-of-opportunities-20230629/7160288.html" text:style-name="Internet_20_link" text:visited-style-name="Visited_20_Internet_20_Link">
https://www.voachinese.com/a/nvidia-says-us-curbs-on-ai-chip-sales-to-china-would-cause-permanent-loss-of-opportunities-20230629/7160288.html</text:a>
</text:p>
      <!--NEWS-->
      <text:h text:style-name="P10" text:outline-level="1">
<text:span text:style-name="T4">
German officials call for the CCP's foreign propaganda tools Confucius Institute to restrict</text:span>
</text:h>
      <text:p text:style-name="P4">
Author: chinese@voanews.com (松仁)</text:p>
      <text:p text:style-name="P4">
Publisher: 美国之音中文网 (Type: NewsMediaOrganization)</text:p>
      <text:p text:style-name="P4">
Published Time: 2023-06-30T01:19:13+08:00</text:p>
      <text:p text:style-name="P4">
Modified Time: 2023-06-29 17:19:13Z</text:p>
      <text:p text:style-name="P4">
Description: German Education Minister Bettina Stark-Watzinger published a newspaper interview published on Thursday (June 29) called for a "clearness of the influence of the Confucius Institute established in Germany in Germany on Thursday (June 29). limits".</text:p>
      <text:p text:style-name="P4">
Videos: []</text:p>
      <text:p text:style-name="P4">
Images: []</text:p>
      <text:p text:style-name="P4">
Categories: ['教育', '欧洲', '中国']</text:p>
      <text:p text:style-name="P4">
Type: None</text:p>
      <!--METADATA-->
      <text:p text:style-name="P4">
Nonenone</text:p>
      <text:p text:style-name="P4">
News Source: <text:a xlink:type="simple" xlink:href="https://www.voachinese.com/a/germany-to-restrict-influence-of-china-s-confucius-institute-062923/7160344.html" text:style-name="Internet_20_link" text:visited-style-name="Visited_20_Internet_20_Link">
https://www.voachinese.com/a/germany-to-restrict-influence-of-china-s-confucius-institute-062923/7160344.html</text:a>
</text:p>
      <!--NEWS-->
      <text:h text:style-name="P10" text:outline-level="1">
<text:span text:style-name="T4">
China ’s corruption is non -entered into Australia and New South Welsh Governor of Australia and New South Welsh involved in concealment of corruption transactions in lover</text:span>
</text:h>
      <text:p text:style-name="P4">
Author: VOA</text:p>
      <text:p text:style-name="P4">
Publisher: 美国之音中文网 (Type: NewsMediaOrganization)</text:p>
      <text:p text:style-name="P4">
Published Time: 2023-06-30T01:22:49+08:00</text:p>
      <text:p text:style-name="P4">
Modified Time: 2023-06-29 19:01:55Z</text:p>
      <text:p text:style-name="P4">
Description: A New South Wales, the most populous population in Australia, lasted corruption surveys on transactions with Chinese transactions for several years. The former governor of this state involves one corruption and involves another member of the secretary of the former governor's secret romance. Essence</text:p>
      <text:p text:style-name="P4">
Videos: []</text:p>
      <text:p text:style-name="P4">
Images: []</text:p>
      <text:p text:style-name="P4">
Categories: ['中国', '亚太']</text:p>
      <text:p text:style-name="P4">
Type: None</text:p>
      <!--METADATA-->
      <text:p text:style-name="P4">
Nonenone</text:p>
      <text:p text:style-name="P4">
News Source: <text:a xlink:type="simple" xlink:href="https://www.voachinese.com/a/corruption-inquiry-in-australia-s-nsw-state-reveals-china-links-20230629/7160364.html" text:style-name="Internet_20_link" text:visited-style-name="Visited_20_Internet_20_Link">
https://www.voachinese.com/a/corruption-inquiry-in-australia-s-nsw-state-reveals-china-links-20230629/7160364.html</text:a>
</text:p>
      <!--NEWS-->
      <text:h text:style-name="P10" text:outline-level="1">
<text:span text:style-name="T4">
The United States announces the "National Export Strategy" to help American companies better compete with China</text:span>
</text:h>
      <text:p text:style-name="P4">
Author: chinese@voanews.com (莉雅)</text:p>
      <text:p text:style-name="P4">
Publisher: 美国之音中文网 (Type: NewsMediaOrganization)</text:p>
      <text:p text:style-name="P4">
Published Time: 2023-06-30T02:03:32+08:00</text:p>
      <text:p text:style-name="P4">
Modified Time: 2023-06-29 18:03:32Z</text:p>
      <text:p text:style-name="P4">
Description: US Minister of Commerce Gina Raimondo announced the "2023 National Export Strategy" report on June 29. The report submitted to Congress established the United States' priority and coordinated all -government framework to better help American companies and workers compete in the global market and grow through international trade.</text:p>
      <text:p text:style-name="P4">
Videos: []</text:p>
      <text:p text:style-name="P4">
Images: []</text:p>
      <text:p text:style-name="P4">
Categories: ['美国', '经济·金融·贸易', '中国', '美中贸易']</text:p>
      <text:p text:style-name="P4">
Type: None</text:p>
      <!--METADATA-->
      <text:p text:style-name="P4">
Nonenone</text:p>
      <text:p text:style-name="P4">
News Source: <text:a xlink:type="simple" xlink:href="https://www.voachinese.com/a/us-export-china-trade-20230629/7160419.html" text:style-name="Internet_20_link" text:visited-style-name="Visited_20_Internet_20_Link">
https://www.voachinese.com/a/us-export-china-trade-20230629/7160419.html</text:a>
</text:p>
      <!--NEWS-->
      <text:h text:style-name="P10" text:outline-level="1">
<text:span text:style-name="T4">
China can sink US aircraft carriers with 24 missiles? Taiwan Think Tank Soldiers push their faces in China</text:span>
</text:h>
      <text:p text:style-name="P4">
Author: chinese@voanews.com (文东)</text:p>
      <text:p text:style-name="P4">
Publisher: 美国之音中文网 (Type: NewsMediaOrganization)</text:p>
      <text:p text:style-name="P4">
Published Time: 2023-06-30T02:06:28+08:00</text:p>
      <text:p text:style-name="P4">
Modified Time: 2023-06-29 21:21:42Z</text:p>
      <text:p text:style-name="P4">
Description: If the conflict of the United States and China broke out, how the PLA defeated US aircraft carriers has always been a hot topic of public opinion in China, and it is also the subject matter of many PLA internally and outside the PLA. The Chinese social media platform has recently discussed that "the PLA-6 bomber successfully drives away the US military's aircraft carrier with low altitudes". Earlier, Central North University released a soldier that the PLA could sink the US military's Ford's blower in only 24 missiles. Essence</text:p>
      <text:p text:style-name="P4">
Videos: []</text:p>
      <text:p text:style-name="P4">
Images: []</text:p>
      <text:p text:style-name="P4">
Categories: ['军事', '美国', '中国']</text:p>
      <text:p text:style-name="P4">
Type: None</text:p>
      <!--METADATA-->
      <text:p text:style-name="P4">
Nonenone</text:p>
      <text:p text:style-name="P4">
News Source: <text:a xlink:type="simple" xlink:href="https://www.voachinese.com/a/taiwan-think-tank-denounces-china-s-wargame-results-20230629/7160418.html" text:style-name="Internet_20_link" text:visited-style-name="Visited_20_Internet_20_Link">
https://www.voachinese.com/a/taiwan-think-tank-denounces-china-s-wargame-results-20230629/7160418.html</text:a>
</text:p>
      <!--NEWS-->
      <text:h text:style-name="P10" text:outline-level="1">
<text:span text:style-name="T4">
The world media watched China: "After Wagner, Xi Jinping will sing Putin's tune"</text:span>
</text:h>
      <text:p text:style-name="P4">
Author: chinese@voanews.com (金哲)</text:p>
      <text:p text:style-name="P4">
Publisher: 美国之音中文网 (Type: NewsMediaOrganization)</text:p>
      <text:p text:style-name="P4">
Published Time: 2023-06-30T02:43:28+08:00</text:p>
      <text:p text:style-name="P4">
Modified Time: 2023-06-29 19:49:30Z</text:p>
      <text:p text:style-name="P4">
Description: Last weekend, Russian mercenaries Wagner Group leader and Russian President Putin's intimate ally, Pleigo, seemed to have passed, but the follow -up of the mutiny continued to attract the attention of the world. In the past few days, the world media not only continued to pay close attention to Putin's seemingly unprecedented response and its follow -up, but also continued to track the strange reactions and trends of Chinese Xi Jinping authorities.</text:p>
      <text:p text:style-name="P4">
Videos: []</text:p>
      <text:p text:style-name="P4">
Images: []</text:p>
      <text:p text:style-name="P4">
Categories: ['世界媒体看中国', '中国']</text:p>
      <text:p text:style-name="P4">
Type: None</text:p>
      <!--METADATA-->
      <text:p text:style-name="P4">
Nonenone</text:p>
      <text:p text:style-name="P4">
News Source: <text:a xlink:type="simple" xlink:href="https://www.voachinese.com/a/world-media-on-china---russias-mutiny-and-chinas-worry-20230629/7160524.html" text:style-name="Internet_20_link" text:visited-style-name="Visited_20_Internet_20_Link">
https://www.voachinese.com/a/world-media-on-china---russias-mutiny-and-chinas-worry-20230629/7160524.html</text:a>
</text:p>
      <!--NEWS-->
      <text:h text:style-name="P10" text:outline-level="1">
<text:span text:style-name="T4">
Bolivia signed a contract with China and Russia to develop lithium mine</text:span>
</text:h>
      <text:p text:style-name="P4">
Author: chinese@voanews.com (美国之音)</text:p>
      <text:p text:style-name="P4">
Publisher: 美国之音中文网 (Type: NewsMediaOrganization)</text:p>
      <text:p text:style-name="P4">
Published Time: 2023-06-30T05:33:21+08:00</text:p>
      <text:p text:style-name="P4">
Modified Time: 2023-06-29 21:37:20Z</text:p>
      <text:p text:style-name="P4">
Description: The Bolivia government said on Thursday that Bolivia signed an agreement with Russian Atomic Energy State -owned Corporation (Rosatom) and Citic Guoan Group to develop its rich but basically unleight lithium resources.</text:p>
      <text:p text:style-name="P4">
Videos: []</text:p>
      <text:p text:style-name="P4">
Images: []</text:p>
      <text:p text:style-name="P4">
Categories: ['美洲', '中国']</text:p>
      <text:p text:style-name="P4">
Type: None</text:p>
      <!--METADATA-->
      <text:p text:style-name="P4">
Nonenone</text:p>
      <text:p text:style-name="P4">
News Source: <text:a xlink:type="simple" xlink:href="https://www.voachinese.com/a/bolivia-taps-russia-china-20230629/7160680.html" text:style-name="Internet_20_link" text:visited-style-name="Visited_20_Internet_20_Link">
https://www.voachinese.com/a/bolivia-taps-russia-china-20230629/7160680.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